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-color="#eeeee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9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5.099cm"/>
    </style:style>
    <style:style style:name="gr14" style:family="graphic" style:parent-style-name="objectwithoutfill">
      <style:graphic-properties draw:stroke="dash" draw:stroke-dash="Fine_20_Dashed_20__28_var_29_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1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255cm"/>
    </style:style>
    <style:style style:name="gr18" style:family="graphic" style:parent-style-name="standard">
      <style:graphic-properties draw:fill-color="#ff420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.577cm"/>
    </style:style>
    <style:style style:name="gr20" style:family="graphic" style:parent-style-name="standard">
      <style:graphic-properties draw:stroke="none" svg:stroke-color="#000000" draw:fill="none" draw:fill-color="#ffffff" fo:min-height="0.7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1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7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358cm"/>
    </style:style>
    <style:style style:name="gr25" style:family="graphic" style:parent-style-name="standard">
      <style:graphic-properties draw:stroke="none" svg:stroke-color="#000000" draw:fill="none" draw:fill-color="#ffffff" fo:min-height="1.425cm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616cm"/>
    </style:style>
    <style:style style:name="gr29" style:family="graphic" style:parent-style-name="standard">
      <style:graphic-properties draw:stroke="none" svg:stroke-color="#000000" draw:fill="none" draw:fill-color="#ffffff" fo:min-height="0.75cm"/>
    </style:style>
    <style:style style:name="gr30" style:family="graphic" style:parent-style-name="standard">
      <style:graphic-properties draw:stroke="none" svg:stroke-color="#000000" draw:fill="none" draw:fill-color="#ffffff" fo:min-height="1.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265cm"/>
    </style:style>
    <style:style style:name="gr32" style:family="graphic" style:parent-style-name="standard">
      <style:graphic-properties draw:stroke="none" svg:stroke-color="#000000" draw:fill="none" draw:fill-color="#ffffff" fo:min-height="1.2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6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778cm"/>
    </style:style>
    <style:style style:name="gr35" style:family="graphic" style:parent-style-name="standard">
      <style:graphic-properties draw:fill-color="#579d1c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324cm"/>
    </style:style>
    <style:style style:name="gr37" style:family="graphic" style:parent-style-name="standard">
      <style:graphic-properties draw:stroke="none" svg:stroke-color="#000000" draw:fill="none" draw:fill-color="#ffffff" fo:min-height="0.949cm"/>
    </style:style>
    <style:style style:name="gr38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fo:min-height="0.95cm"/>
    </style:style>
    <style:style style:name="gr40" style:family="graphic" style:parent-style-name="standard">
      <style:graphic-properties draw:stroke="none" svg:stroke-color="#000000" draw:fill="none" draw:fill-color="#ffffff" fo:min-height="2.849cm"/>
    </style:style>
    <style:style style:name="gr41" style:family="graphic" style:parent-style-name="standard">
      <style:graphic-properties draw:stroke="none" svg:stroke-color="#000000" draw:fill="none" draw:fill-color="#ffffff" fo:min-height="0.85cm"/>
    </style:style>
    <style:style style:name="gr42" style:family="graphic" style:parent-style-name="standard">
      <style:graphic-properties draw:stroke="none" svg:stroke-color="#000000" draw:fill="none" draw:fill-color="#ffffff" fo:min-height="1.04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7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9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8.3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3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433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8.92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09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8.7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7.4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3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91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8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4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91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2.94cm"/>
    </style:style>
    <style:style style:name="gr61" style:family="graphic" style:parent-style-name="standard">
      <style:graphic-properties draw:stroke="none" svg:stroke-color="#000000" draw:fill="none" draw:fill-color="#ffffff" fo:min-height="1.1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73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28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4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16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837cm"/>
    </style:style>
    <style:style style:name="gr67" style:family="graphic" style:parent-style-name="standard">
      <style:graphic-properties draw:fill-color="#aecf00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0.6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0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854cm"/>
    </style:style>
    <style:style style:name="gr71" style:family="graphic" style:parent-style-name="standard">
      <style:graphic-properties draw:stroke="none" svg:stroke-color="#000000" draw:fill="none" draw:fill-color="#ffffff" fo:min-height="0.39cm"/>
    </style:style>
    <style:style style:name="gr72" style:family="graphic" style:parent-style-name="standard">
      <style:graphic-properties draw:stroke="none" svg:stroke-color="#000000" draw:fill="none" draw:fill-color="#ffffff" fo:min-height="1.0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34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3.89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4.70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283cm"/>
    </style:style>
    <style:style style:name="gr78" style:family="graphic" style:parent-style-name="objectwithoutfill">
      <style:graphic-properties svg:stroke-width="0.018cm" draw:marker-start-width="0.377cm" draw:marker-end-width="0.377cm" draw:fill="none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none" svg:stroke-color="#000000" draw:fill="none" draw:fill-color="#ffffff" fo:min-height="0.55cm"/>
    </style:style>
    <style:style style:name="gr81" style:family="graphic" style:parent-style-name="standard">
      <style:graphic-properties draw:stroke="none" svg:stroke-color="#000000" draw:fill="none" draw:fill-color="#ffffff" fo:min-height="1.111cm"/>
    </style:style>
    <style:style style:name="gr82" style:family="graphic" style:parent-style-name="standard">
      <style:graphic-properties draw:fill-color="#eeeeee" draw:textarea-vertical-align="middle"/>
    </style:style>
    <style:style style:name="gr83" style:family="graphic" style:parent-style-name="standard">
      <style:graphic-properties draw:fill-color="#ffffcc" draw:textarea-vertical-align="middle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fill-color="#ffffff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7.622cm"/>
    </style:style>
    <style:style style:name="gr88" style:family="graphic" style:parent-style-name="standard">
      <style:graphic-properties draw:fill-color="#ff6600" draw:textarea-vertical-align="middle"/>
    </style:style>
    <style:style style:name="gr89" style:family="graphic" style:parent-style-name="standard">
      <style:graphic-properties draw:fill-color="#ffffcc" draw:textarea-vertical-align="middle"/>
    </style:style>
    <style:style style:name="gr90" style:family="graphic" style:parent-style-name="standard">
      <style:graphic-properties draw:fill-color="#0084d1" draw:textarea-vertical-align="middle"/>
    </style:style>
    <style:style style:name="gr91" style:family="graphic" style:parent-style-name="standard">
      <style:graphic-properties draw:fill-color="#ff420e" draw:textarea-vertical-align="middle"/>
    </style:style>
    <style:style style:name="gr92" style:family="graphic" style:parent-style-name="standard">
      <style:graphic-properties draw:fill="solid" draw:fill-color="#00ccff" draw:textarea-vertical-align="middle"/>
    </style:style>
    <style:style style:name="gr93" style:family="graphic" style:parent-style-name="standard">
      <style:graphic-properties draw:stroke="none" svg:stroke-color="#000000" draw:fill="none" draw:fill-color="#ffffff" fo:min-height="2.55cm"/>
    </style:style>
    <style:style style:name="gr94" style:family="graphic" style:parent-style-name="standard">
      <style:graphic-properties draw:stroke="none" svg:stroke-color="#000000" draw:fill="none" draw:fill-color="#ffffff" fo:min-height="1.15cm"/>
    </style:style>
    <style:style style:name="gr95" style:family="graphic" style:parent-style-name="standard">
      <style:graphic-properties draw:fill="solid" draw:fill-color="#ffffcc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8.1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8.13cm"/>
    </style:style>
    <style:style style:name="gr99" style:family="graphic" style:parent-style-name="standard">
      <style:graphic-properties svg:stroke-width="0.2cm" draw:marker-start-width="0.5cm" draw:marker-end-width="0.5cm" draw:fill-color="#ffffcc" draw:textarea-vertical-align="middle" fo:padding-top="0.225cm" fo:padding-bottom="0.225cm" fo:padding-left="0.35cm" fo:padding-right="0.35cm"/>
    </style:style>
    <style:style style:name="gr100" style:family="graphic" style:parent-style-name="objectwithoutfill">
      <style:graphic-properties draw:marker-end="Arrow" draw:marker-end-width="0.3cm" draw:fill="none" draw:textarea-vertical-align="middle"/>
    </style:style>
    <style:style style:name="gr10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72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66cm"/>
    </style:style>
    <style:style style:name="gr105" style:family="graphic" style:parent-style-name="standard">
      <style:graphic-properties draw:stroke="none" svg:stroke-color="#000000" draw:fill="none" draw:fill-color="#ffffff" fo:min-height="3.777cm"/>
    </style:style>
    <style:style style:name="gr10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none" svg:stroke-color="#000000" draw:fill="none" draw:fill-color="#ffffff" fo:min-height="1.25cm"/>
    </style:style>
    <style:style style:name="gr108" style:family="graphic" style:parent-style-name="standard">
      <style:graphic-properties svg:stroke-width="0.1cm" draw:marker-start-width="0.5cm" draw:marker-end-width="0.5cm" draw:fill-color="#ff99ff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draw:stroke="none" svg:stroke-color="#000000" draw:fill="none" draw:fill-color="#ffffff" fo:min-height="4.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ff3333"/>
    </style:style>
    <style:style style:name="P10" style:family="paragraph">
      <style:text-properties fo:color="#ff3333" fo:font-size="12pt" style:font-size-asian="18pt" style:font-size-complex="18pt"/>
    </style:style>
    <style:style style:name="P11" style:family="paragraph">
      <style:text-properties fo:color="#000000"/>
    </style:style>
    <style:style style:name="P12" style:family="paragraph">
      <style:text-properties fo:color="#000000" fo:font-size="12pt" style:font-size-asian="18pt" style:font-size-complex="18pt"/>
    </style:style>
    <style:style style:name="P13" style:family="paragraph">
      <style:paragraph-properties style:text-autospace="none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family="'Courier New'" style:font-family-generic="modern" style:font-pitch="fixed" fo:font-size="8pt" style:font-size-asian="8pt" style:font-size-complex="8pt"/>
    </style:style>
    <style:style style:name="P16" style:family="paragraph">
      <style:text-properties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style:text-autospace="none"/>
      <style:text-properties fo:font-family="Arial" style:font-family-generic="swiss" style:font-pitch="variable" fo:font-size="12pt" style:font-family-asian="HelveticaLTStd-Roman" style:font-family-generic-asian="swiss" style:font-size-asian="12pt" style:font-family-complex="HelveticaLTStd-Roman" style:font-family-generic-complex="swiss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8000" style:text-outline="false" style:text-line-through-style="none" fo:font-family="Consolas" style:font-family-generic="swiss" style:font-pitch="fixed" fo:font-size="9.5pt" fo:font-style="normal" fo:text-shadow="none" style:text-underline-style="none" fo:font-weight="normal" style:letter-kerning="true" style:font-family-asian="Consolas" style:font-family-generic-asian="swiss" style:font-pitch-asian="fixed" style:font-size-asian="9.5pt" style:font-style-asian="normal" style:font-weight-asian="normal" style:font-family-complex="Consolas" style:font-family-generic-complex="swiss" style:font-pitch-complex="fixed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2pt" style:font-size-asian="18pt" style:font-size-complex="18pt"/>
    </style:style>
    <style:style style:name="T10" style:family="text">
      <style:text-properties fo:color="#000000" fo:font-size="12pt" style:font-size-asian="18pt" style:font-size-complex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'Courier New'" style:font-family-generic="modern" style:font-pitch="fixed" fo:font-size="8pt" style:font-size-asian="8pt" style:font-size-complex="8pt"/>
    </style:style>
    <style:style style:name="T13" style:family="text">
      <style:text-properties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14" style:family="text">
      <style:text-properties fo:font-family="Arial" style:font-family-generic="roman" style:font-pitch="variable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15" style:family="text">
      <style:text-properties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HelveticaLTStd-Roman" style:font-family-generic-asian="swiss" style:font-size-asian="12pt" style:font-style-asian="normal" style:font-weight-asian="normal" style:font-family-complex="HelveticaLTStd-Roman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3cm" svg:height="14cm" svg:x="1.7cm" svg:y="1.8cm">
          <text:p/>
        </draw:rect>
        <draw:line draw:style-name="gr2" draw:text-style-name="P1" draw:layer="layout" svg:x1="8.4cm" svg:y1="5.8cm" svg:x2="14.7cm" svg:y2="5.8cm">
          <text:p/>
        </draw:line>
        <draw:frame draw:style-name="gr3" draw:layer="layout" svg:width="5.9cm" svg:height="1.3cm" draw:transform="rotate (1.5707963267946) translate (14.9cm 9.1cm)">
          <draw:text-box>
            <text:p>AHB_CLK_ROOT</text:p>
          </draw:text-box>
        </draw:frame>
        <draw:rect draw:style-name="gr4" draw:text-style-name="P1" draw:layer="layout" svg:width="1cm" svg:height="2cm" svg:x="11.7cm" svg:y="4.8cm">
          <text:p/>
        </draw:rect>
        <draw:frame draw:style-name="gr5" draw:layer="layout" svg:width="1.031cm" svg:height="0.963cm" svg:x="11.769cm" svg:y="5.3cm">
          <draw:text-box>
            <text:p>/1</text:p>
          </draw:text-box>
        </draw:frame>
        <draw:frame draw:style-name="gr6" draw:text-style-name="P2" draw:layer="layout" svg:width="1.3cm" svg:height="0.7cm" svg:x="11.6cm" svg:y="4.2cm">
          <draw:text-box>
            <text:p><text:span text:style-name="T1">/1../8</text:span></text:p>
          </draw:text-box>
        </draw:frame>
        <draw:frame draw:style-name="gr7" draw:layer="layout" svg:width="9.786cm" svg:height="1.827cm" svg:x="1.7cm" svg:y="1.967cm">
          <draw:text-box>
            <text:p><text:span text:style-name="T2">#define PERIPH_CLK_SOURCE_ARM_PLL</text:span><text:span text:style-name="T2"><text:line-break/></text:span><text:span text:style-name="T2">#define ARM_PLL_MULTIPLIER <text:s text:c="4"/>100 // 54..108</text:span><text:span text:style-name="T2"><text:line-break/></text:span><text:span text:style-name="T2">#define PERIPH_CLK_SOURCE_ARM_PLL_DIVIDE <text:s/>2 // 1..8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1.8cm" svg:y="5.1cm">
          <draw:text-box>
            <text:p><text:span text:style-name="T1">OSC_CLK</text:span></text:p>
          </draw:text-box>
        </draw:frame>
        <draw:line draw:style-name="gr9" draw:text-style-name="P1" draw:layer="layout" svg:x1="3.7cm" svg:y1="5.8cm" svg:x2="3.7cm" svg:y2="7.8cm">
          <text:p/>
        </draw:line>
        <draw:line draw:style-name="gr9" draw:text-style-name="P1" draw:layer="layout" svg:x1="6.7cm" svg:y1="5.8cm" svg:x2="6.7cm" svg:y2="7.8cm">
          <text:p/>
        </draw:line>
        <draw:line draw:style-name="gr9" draw:text-style-name="P1" draw:layer="layout" svg:x1="3.7cm" svg:y1="7.8cm" svg:x2="5cm" svg:y2="7.8cm">
          <text:p/>
        </draw:line>
        <draw:line draw:style-name="gr9" draw:text-style-name="P1" draw:layer="layout" svg:x1="6.7cm" svg:y1="7.8cm" svg:x2="5.7cm" svg:y2="7.8cm">
          <text:p/>
        </draw:line>
        <draw:line draw:style-name="gr10" draw:text-style-name="P1" draw:layer="layout" svg:x1="5cm" svg:y1="7.8cm" svg:x2="5.9cm" svg:y2="7.7cm">
          <text:p/>
        </draw:line>
        <draw:custom-shape draw:style-name="gr11" draw:text-style-name="P1" draw:layer="layout" svg:width="3.6cm" svg:height="0.7cm" draw:transform="rotate (1.5707963267946) translate (7.7cm 8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7.7cm" svg:y1="5.1cm" svg:x2="7.1cm" svg:y2="5.1cm">
          <text:p/>
        </draw:line>
        <draw:line draw:style-name="gr9" draw:text-style-name="P1" draw:layer="layout" svg:x1="7.7cm" svg:y1="6.6cm" svg:x2="7.1cm" svg:y2="6.6cm">
          <text:p/>
        </draw:line>
        <draw:line draw:style-name="gr12" draw:text-style-name="P1" draw:layer="layout" svg:x1="7.7cm" svg:y1="7.5cm" svg:x2="7.1cm" svg:y2="7.5cm">
          <text:p/>
        </draw:line>
        <draw:custom-shape draw:style-name="gr11" draw:text-style-name="P1" draw:layer="layout" svg:width="2.6cm" svg:height="0.7cm" draw:transform="rotate (1.5707963267946) translate (9.8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9.8cm" svg:y1="6.6cm" svg:x2="9.1cm" svg:y2="6.6cm">
          <text:p/>
        </draw:line>
        <draw:frame draw:style-name="gr13" draw:text-style-name="P2" draw:layer="layout" svg:width="5.599cm" svg:height="1.046cm" svg:x="8.601cm" svg:y="10.1cm">
          <draw:text-box>
            <text:p text:style-name="P1"><text:span text:style-name="T3">CCM_CBCMR</text:span><text:span text:style-name="T1"><text:line-break/></text:span><text:span text:style-name="T1">[PRE_PERIPH_CLK_SEL = 0x3]</text:span></text:p>
          </draw:text-box>
        </draw:frame>
        <draw:line draw:style-name="gr14" draw:text-style-name="P1" draw:layer="layout" svg:x1="10.3cm" svg:y1="10.4cm" svg:x2="7.8cm" svg:y2="7.7cm">
          <text:p/>
        </draw:line>
        <draw:frame draw:style-name="gr15" draw:text-style-name="P2" draw:layer="layout" svg:width="4.685cm" svg:height="1.046cm" svg:x="10cm" svg:y="8.8cm">
          <draw:text-box>
            <text:p text:style-name="P1"><text:span text:style-name="T3">CCM_CBCDR</text:span><text:span text:style-name="T1"><text:line-break/></text:span><text:span text:style-name="T1">[PERIPH_CLK_SEL = 0x0]</text:span></text:p>
          </draw:text-box>
        </draw:frame>
        <draw:line draw:style-name="gr14" draw:text-style-name="P1" draw:layer="layout" svg:x1="11.5cm" svg:y1="9.1cm" svg:x2="9.9cm" svg:y2="7cm">
          <text:p/>
        </draw:line>
        <draw:frame draw:style-name="gr16" draw:text-style-name="P2" draw:layer="layout" svg:width="3.554cm" svg:height="1.046cm" svg:x="11.346cm" svg:y="7.4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12.4cm" svg:y1="7.6cm" svg:x2="12cm" svg:y2="6.6cm">
          <text:p/>
        </draw:line>
        <draw:frame draw:style-name="gr17" draw:text-style-name="P3" draw:layer="layout" svg:width="1.755cm" svg:height="0.735cm" draw:transform="rotate (1.5707963267946) translate (10.9cm 5.9cm)">
          <draw:text-box>
            <text:p><text:span text:style-name="T4">PERIPH CLK</text:span></text:p>
            <text:p><text:span text:style-name="T4">600MHz</text:span></text:p>
          </draw:text-box>
        </draw:frame>
        <draw:line draw:style-name="gr9" draw:text-style-name="P1" draw:layer="layout" svg:x1="7.7cm" svg:y1="7.5cm" svg:x2="8.4cm" svg:y2="5.8cm">
          <text:p/>
        </draw:line>
        <draw:line draw:style-name="gr9" draw:text-style-name="P1" draw:layer="layout" svg:x1="9.8cm" svg:y1="5.8cm" svg:x2="10.5cm" svg:y2="5.8cm">
          <text:p/>
        </draw:line>
        <draw:rect draw:style-name="gr18" draw:text-style-name="P1" draw:layer="layout" svg:width="2cm" svg:height="2cm" svg:x="4.2cm" svg:y="11.029cm">
          <text:p/>
        </draw:rect>
        <draw:frame draw:style-name="gr8" draw:text-style-name="P2" draw:layer="layout" svg:width="2.14cm" svg:height="0.64cm" svg:x="1.9cm" svg:y="11.329cm">
          <draw:text-box>
            <text:p><text:span text:style-name="T1">OSC_CLK</text:span></text:p>
          </draw:text-box>
        </draw:frame>
        <draw:frame draw:style-name="gr19" draw:layer="layout" svg:width="2.077cm" svg:height="1.437cm" svg:x="4.221cm" svg:y="11.566cm">
          <draw:text-box>
            <text:p>PLL1<text:line-break/><text:span text:style-name="T5">1.2GHz</text:span></text:p>
          </draw:text-box>
        </draw:frame>
        <draw:line draw:style-name="gr9" draw:text-style-name="P1" draw:layer="layout" svg:x1="3.8cm" svg:y1="12cm" svg:x2="3.8cm" svg:y2="14.029cm">
          <text:p/>
        </draw:line>
        <draw:line draw:style-name="gr9" draw:text-style-name="P1" draw:layer="layout" svg:x1="6.8cm" svg:y1="12.029cm" svg:x2="6.8cm" svg:y2="14.029cm">
          <text:p/>
        </draw:line>
        <draw:line draw:style-name="gr9" draw:text-style-name="P1" draw:layer="layout" svg:x1="3.8cm" svg:y1="14.029cm" svg:x2="5.1cm" svg:y2="14.029cm">
          <text:p/>
        </draw:line>
        <draw:line draw:style-name="gr9" draw:text-style-name="P1" draw:layer="layout" svg:x1="6.8cm" svg:y1="14.029cm" svg:x2="5.8cm" svg:y2="14.029cm">
          <text:p/>
        </draw:line>
        <draw:line draw:style-name="gr10" draw:text-style-name="P1" draw:layer="layout" svg:x1="5.1cm" svg:y1="14.029cm" svg:x2="5.9cm" svg:y2="13.6cm">
          <text:p/>
        </draw:line>
        <draw:frame draw:style-name="gr20" draw:text-style-name="P4" draw:layer="layout" svg:width="2.6cm" svg:height="1.029cm" svg:x="4.1cm" svg:y="10.5cm">
          <draw:text-box>
            <text:p><text:span text:style-name="T6">ARM PLL</text:span></text:p>
          </draw:text-box>
        </draw:frame>
        <draw:line draw:style-name="gr9" draw:text-style-name="P1" draw:layer="layout" svg:x1="7.7cm" svg:y1="5.8cm" svg:x2="2.3cm" svg:y2="5.8cm">
          <text:p/>
        </draw:line>
        <draw:rect draw:style-name="gr18" draw:text-style-name="P1" draw:layer="layout" svg:width="2cm" svg:height="2cm" svg:x="4.1cm" svg:y="4.8cm">
          <text:p/>
        </draw:rect>
        <draw:frame draw:style-name="gr21" draw:layer="layout" svg:width="1.979cm" svg:height="0.963cm" svg:x="4.121cm" svg:y="5.337cm">
          <draw:text-box>
            <text:p>PLL2</text:p>
          </draw:text-box>
        </draw:frame>
        <draw:line draw:style-name="gr9" draw:text-style-name="P1" draw:layer="layout" svg:x1="4.1cm" svg:y1="6.8cm" svg:x2="6.1cm" svg:y2="4.8cm">
          <text:p/>
        </draw:line>
        <draw:frame draw:style-name="gr20" draw:text-style-name="P4" draw:layer="layout" svg:width="2.6cm" svg:height="1.029cm" svg:x="4cm" svg:y="4.271cm">
          <draw:text-box>
            <text:p><text:span text:style-name="T6">System PLL</text:span></text:p>
          </draw:text-box>
        </draw:frame>
        <draw:line draw:style-name="gr9" draw:text-style-name="P1" draw:layer="layout" svg:x1="4.2cm" svg:y1="12cm" svg:x2="2.3cm" svg:y2="12cm">
          <text:p/>
        </draw:line>
        <draw:line draw:style-name="gr12" draw:text-style-name="P1" draw:layer="layout" svg:x1="7.1cm" svg:y1="7.5cm" svg:x2="7.1cm" svg:y2="12cm">
          <text:p/>
        </draw:line>
        <draw:line draw:style-name="gr12" draw:text-style-name="P1" draw:layer="layout" svg:x1="6.181cm" svg:y1="12.02cm" svg:x2="7.081cm" svg:y2="12.02cm">
          <text:p/>
        </draw:line>
        <draw:rect draw:style-name="gr4" draw:text-style-name="P1" draw:layer="layout" svg:width="1cm" svg:height="2cm" svg:x="6.5cm" svg:y="8.7cm">
          <text:p/>
        </draw:rect>
        <draw:frame draw:style-name="gr5" draw:layer="layout" svg:width="1.031cm" svg:height="0.963cm" svg:x="6.569cm" svg:y="9.2cm">
          <draw:text-box>
            <text:p>/2</text:p>
          </draw:text-box>
        </draw:frame>
        <draw:frame draw:style-name="gr6" draw:text-style-name="P2" draw:layer="layout" svg:width="1.3cm" svg:height="0.7cm" svg:x="7.4cm" svg:y="9.3cm">
          <draw:text-box>
            <text:p><text:span text:style-name="T1">/1../8</text:span></text:p>
          </draw:text-box>
        </draw:frame>
        <draw:line draw:style-name="gr14" draw:text-style-name="P1" draw:layer="layout" svg:x1="8.7cm" svg:y1="11.6cm" svg:x2="7.3cm" svg:y2="10.1cm">
          <text:p/>
        </draw:line>
        <draw:frame draw:style-name="gr22" draw:text-style-name="P2" draw:layer="layout" svg:width="3.614cm" svg:height="1.046cm" svg:x="8.101cm" svg:y="11.6cm">
          <draw:text-box>
            <text:p text:style-name="P1"><text:span text:style-name="T3">CCM_CACRR</text:span><text:span text:style-name="T1"><text:line-break/></text:span><text:span text:style-name="T1">[ARM_PODF = 0x1]</text:span></text:p>
          </draw:text-box>
        </draw:frame>
        <draw:frame draw:style-name="gr23" draw:text-style-name="P3" draw:layer="layout" svg:width="2.246cm" svg:height="0.735cm" draw:transform="rotate (1.5707963267946) translate (9.065cm 5.946cm)">
          <draw:text-box>
            <text:p><text:span text:style-name="T4">PRE PERIPH CLK</text:span></text:p>
            <text:p><text:span text:style-name="T4">600MHz</text:span></text:p>
          </draw:text-box>
        </draw:frame>
        <draw:line draw:style-name="gr14" draw:text-style-name="P1" draw:layer="layout" svg:x1="8.6cm" svg:y1="13.4cm" svg:x2="6.1cm" svg:y2="12.8cm">
          <text:p/>
        </draw:line>
        <draw:frame draw:style-name="gr24" draw:text-style-name="P5" draw:layer="layout" svg:width="4.858cm" svg:height="1.046cm" svg:x="8.986cm" svg:y="13.1cm">
          <draw:text-box>
            <text:p text:style-name="P1"><text:span text:style-name="T3">CCM_ANALOG_PLL_ARM</text:span><text:span text:style-name="T1"><text:line-break/></text:span><text:span text:style-name="T1">[DIV_SELECT = 0x64]</text:span></text:p>
          </draw:text-box>
        </draw:frame>
        <draw:rect draw:style-name="gr1" draw:text-style-name="P1" draw:layer="layout" svg:width="14.3cm" svg:height="11.9cm" svg:x="1.5cm" svg:y="16.4cm">
          <text:p/>
        </draw:rect>
        <draw:line draw:style-name="gr2" draw:text-style-name="P1" draw:layer="layout" svg:x1="8.2cm" svg:y1="22.9cm" svg:x2="14.5cm" svg:y2="22.9cm">
          <text:p/>
        </draw:line>
        <draw:frame draw:style-name="gr25" draw:layer="layout" svg:width="8.4cm" svg:height="1.675cm" draw:transform="rotate (1.5707963267946) translate (14.8cm 27.5cm)">
          <draw:text-box>
            <text:p>LCDIF_CLK_ROOT</text:p>
          </draw:text-box>
        </draw:frame>
        <draw:rect draw:style-name="gr4" draw:text-style-name="P1" draw:layer="layout" svg:width="1cm" svg:height="2cm" svg:x="11.5cm" svg:y="21.9cm">
          <text:p/>
        </draw:rect>
        <draw:frame draw:style-name="gr5" draw:layer="layout" svg:width="1.031cm" svg:height="0.963cm" svg:x="11.569cm" svg:y="22.4cm">
          <draw:text-box>
            <text:p>/1</text:p>
          </draw:text-box>
        </draw:frame>
        <draw:frame draw:style-name="gr6" draw:text-style-name="P2" draw:layer="layout" svg:width="1.3cm" svg:height="0.7cm" svg:x="11.4cm" svg:y="21.3cm">
          <draw:text-box>
            <text:p><text:span text:style-name="T1">/1../8</text:span></text:p>
          </draw:text-box>
        </draw:frame>
        <draw:frame draw:style-name="gr7" draw:layer="layout" svg:width="9.786cm" svg:height="1.827cm" svg:x="1.5cm" svg:y="16.567cm">
          <draw:text-box>
            <text:p><text:span text:style-name="T2">#define LCDIF_CLK_SOURCE_PLL2</text:span><text:span text:style-name="T2"><text:line-break/></text:span><text:span text:style-name="T2">#define LDCIF_CLK_PRESCALER <text:s/>8 // 1..8</text:span><text:span text:style-name="T2"><text:line-break/></text:span><text:span text:style-name="T2">#define LCDIF_CLK_SOURCE_DIVIDE <text:s/>1 // 1..8</text:span></text:p>
          </draw:text-box>
        </draw:frame>
        <draw:custom-shape draw:style-name="gr11" draw:text-style-name="P1" draw:layer="layout" svg:width="7.3cm" svg:height="0.7cm" draw:transform="rotate (1.5707963267946) translate (7.5cm 27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7.5cm" svg:y1="20.6cm" svg:x2="3.3cm" svg:y2="20.6cm">
          <text:p/>
        </draw:line>
        <draw:line draw:style-name="gr14" draw:text-style-name="P1" draw:layer="layout" svg:x1="9.2cm" svg:y1="26.5cm" svg:x2="7.9cm" svg:y2="24.4cm">
          <text:p/>
        </draw:line>
        <draw:frame draw:style-name="gr27" draw:text-style-name="P5" draw:layer="layout" svg:width="3.9cm" svg:height="1.046cm" svg:x="10.7cm" svg:y="24.7cm">
          <draw:text-box>
            <text:p text:style-name="P1"><text:span text:style-name="T3">CCM_CBCMR</text:span><text:span text:style-name="T1"><text:line-break/></text:span><text:span text:style-name="T1">[LCDIF_PODF = 0x0]</text:span></text:p>
          </draw:text-box>
        </draw:frame>
        <draw:line draw:style-name="gr14" draw:text-style-name="P1" draw:layer="layout" svg:x1="12.2cm" svg:y1="24.7cm" svg:x2="11.8cm" svg:y2="23.7cm">
          <text:p/>
        </draw:line>
        <draw:line draw:style-name="gr9" draw:text-style-name="P1" draw:layer="layout" svg:x1="7.5cm" svg:y1="20.6cm" svg:x2="8.2cm" svg:y2="22.9cm">
          <text:p/>
        </draw:line>
        <draw:rect draw:style-name="gr4" draw:text-style-name="P1" draw:layer="layout" svg:width="1cm" svg:height="2cm" svg:x="11.5cm" svg:y="21.9cm">
          <text:p/>
        </draw:rect>
        <draw:frame draw:style-name="gr5" draw:layer="layout" svg:width="1.031cm" svg:height="0.963cm" svg:x="11.569cm" svg:y="22.4cm">
          <draw:text-box>
            <text:p>/1</text:p>
          </draw:text-box>
        </draw:frame>
        <draw:frame draw:style-name="gr6" draw:text-style-name="P2" draw:layer="layout" svg:width="1.3cm" svg:height="0.7cm" svg:x="11.4cm" svg:y="21.3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10.7cm" svg:y="24.7cm">
          <draw:text-box>
            <text:p text:style-name="P1"><text:span text:style-name="T3">CCM_CBCMR</text:span><text:span text:style-name="T1"><text:line-break/></text:span><text:span text:style-name="T1">[LCDIF_PODF = 0x0]</text:span></text:p>
          </draw:text-box>
        </draw:frame>
        <draw:line draw:style-name="gr14" draw:text-style-name="P1" draw:layer="layout" svg:x1="12.2cm" svg:y1="24.7cm" svg:x2="11.8cm" svg:y2="23.7cm">
          <text:p/>
        </draw:line>
        <draw:rect draw:style-name="gr4" draw:text-style-name="P1" draw:layer="layout" svg:width="1cm" svg:height="2cm" svg:x="9.3cm" svg:y="21.9cm">
          <text:p/>
        </draw:rect>
        <draw:frame draw:style-name="gr5" draw:layer="layout" svg:width="1.031cm" svg:height="0.963cm" svg:x="9.369cm" svg:y="22.4cm">
          <draw:text-box>
            <text:p>/8</text:p>
          </draw:text-box>
        </draw:frame>
        <draw:frame draw:style-name="gr6" draw:text-style-name="P2" draw:layer="layout" svg:width="1.3cm" svg:height="0.7cm" svg:x="9.2cm" svg:y="21.3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10.652cm" svg:y="19.555cm">
          <draw:text-box>
            <text:p text:style-name="P1"><text:span text:style-name="T3">CCM_CSCDR2</text:span><text:span text:style-name="T1"><text:line-break/></text:span><text:span text:style-name="T1">[LCDIF_PRED = 0x7]</text:span></text:p>
          </draw:text-box>
        </draw:frame>
        <draw:line draw:style-name="gr14" draw:text-style-name="P1" draw:layer="layout" svg:x1="11.7cm" svg:y1="20.6cm" svg:x2="10.1cm" svg:y2="22.1cm">
          <text:p/>
        </draw:line>
        <draw:line draw:style-name="gr9" draw:text-style-name="P1" draw:layer="layout" svg:x1="7.5cm" svg:y1="21.6cm" svg:x2="6.9cm" svg:y2="21.6cm">
          <text:p/>
        </draw:line>
        <draw:line draw:style-name="gr9" draw:text-style-name="P1" draw:layer="layout" svg:x1="7.5cm" svg:y1="22.5cm" svg:x2="6.9cm" svg:y2="22.5cm">
          <text:p/>
        </draw:line>
        <draw:line draw:style-name="gr9" draw:text-style-name="P1" draw:layer="layout" svg:x1="7.5cm" svg:y1="23.6cm" svg:x2="6.9cm" svg:y2="23.6cm">
          <text:p/>
        </draw:line>
        <draw:line draw:style-name="gr9" draw:text-style-name="P1" draw:layer="layout" svg:x1="7.5cm" svg:y1="24.8cm" svg:x2="6.9cm" svg:y2="24.8cm">
          <text:p/>
        </draw:line>
        <draw:line draw:style-name="gr9" draw:text-style-name="P1" draw:layer="layout" svg:x1="7.5cm" svg:y1="26.1cm" svg:x2="6.9cm" svg:y2="26.1cm">
          <text:p/>
        </draw:line>
        <draw:frame draw:style-name="gr28" draw:text-style-name="P5" draw:layer="layout" svg:width="5.116cm" svg:height="1.046cm" svg:x="8.4cm" svg:y="26.554cm">
          <draw:text-box>
            <text:p text:style-name="P1"><text:span text:style-name="T3">CCM_CSCDR2</text:span><text:span text:style-name="T1"><text:line-break/></text:span><text:span text:style-name="T1">[LCDIF_PRE_CLKSEL = 0x0]</text:span></text:p>
          </draw:text-box>
        </draw:frame>
        <draw:frame draw:style-name="gr29" draw:layer="layout" svg:width="2.1cm" svg:height="1cm" draw:transform="rotate (1.5707963267946) translate (2.2cm 21.5cm)">
          <draw:text-box>
            <text:p>PLL2</text:p>
          </draw:text-box>
        </draw:frame>
        <draw:frame draw:style-name="gr30" draw:text-style-name="P6" draw:layer="layout" svg:width="2.3cm" svg:height="1.8cm" svg:x="5cm" svg:y="20cm">
          <draw:text-box>
            <text:p><text:span text:style-name="T7">528MHz</text:span></text:p>
          </draw:text-box>
        </draw:frame>
        <draw:frame draw:style-name="gr31" draw:text-style-name="P2" draw:layer="layout" svg:width="4.765cm" svg:height="1.046cm" svg:x="1.765cm" svg:y="8.171cm">
          <draw:text-box>
            <text:p text:style-name="P1"><text:span text:style-name="T3">CCM_ANALOG_PLL_SYS</text:span><text:span text:style-name="T1"><text:line-break/></text:span><text:span text:style-name="T1">[BYPASS = 0x1]</text:span></text:p>
          </draw:text-box>
        </draw:frame>
        <draw:line draw:style-name="gr14" draw:text-style-name="P1" draw:layer="layout" svg:x1="5.4cm" svg:y1="7.9cm" svg:x2="4.3cm" svg:y2="8.3cm">
          <text:p/>
        </draw:line>
        <draw:frame draw:style-name="gr24" draw:text-style-name="P2" draw:layer="layout" svg:width="4.858cm" svg:height="1.046cm" svg:x="2.3cm" svg:y="14.337cm">
          <draw:text-box>
            <text:p text:style-name="P1"><text:span text:style-name="T3">CCM_ANALOG_PLL_ARM</text:span><text:span text:style-name="T1"><text:line-break/></text:span><text:span text:style-name="T1">[BYPASS = 0x0]</text:span></text:p>
          </draw:text-box>
        </draw:frame>
        <draw:line draw:style-name="gr14" draw:text-style-name="P1" draw:layer="layout" svg:x1="5.1cm" svg:y1="14.1cm" svg:x2="4cm" svg:y2="14.5cm">
          <text:p/>
        </draw:line>
        <draw:rect draw:style-name="gr1" draw:text-style-name="P1" draw:layer="layout" svg:width="14.3cm" svg:height="7.4cm" svg:x="23cm" svg:y="3.1cm">
          <text:p/>
        </draw:rect>
        <draw:line draw:style-name="gr2" draw:text-style-name="P1" draw:layer="layout" svg:x1="27.614cm" svg:y1="7.186cm" svg:x2="34.514cm" svg:y2="7.186cm">
          <text:p/>
        </draw:line>
        <draw:frame draw:style-name="gr32" draw:layer="layout" svg:width="4.486cm" svg:height="1.461cm" draw:transform="rotate (1.5707963267946) translate (23.235cm 9.947cm)">
          <draw:text-box>
            <text:p>PLL2-PFD2</text:p>
          </draw:text-box>
        </draw:frame>
        <draw:rect draw:style-name="gr4" draw:text-style-name="P1" draw:layer="layout" svg:width="1cm" svg:height="2cm" svg:x="28.568cm" svg:y="6.286cm">
          <text:p/>
        </draw:rect>
        <draw:frame draw:style-name="gr5" draw:layer="layout" svg:width="1.031cm" svg:height="0.963cm" svg:x="28.637cm" svg:y="6.786cm">
          <draw:text-box>
            <text:p>/2</text:p>
          </draw:text-box>
        </draw:frame>
        <draw:frame draw:style-name="gr6" draw:text-style-name="P2" draw:layer="layout" svg:width="1.3cm" svg:height="0.7cm" svg:x="28.468cm" svg:y="5.686cm">
          <draw:text-box>
            <text:p><text:span text:style-name="T1">/1../8</text:span></text:p>
          </draw:text-box>
        </draw:frame>
        <draw:frame draw:style-name="gr33" draw:layer="layout" svg:width="8.147cm" svg:height="1.039cm" svg:x="23.114cm" svg:y="3.186cm">
          <draw:text-box>
            <text:p><text:span text:style-name="T2">#define USDHC1_CLK_SOURCE_PLL2_PFD2</text:span><text:span text:style-name="T2"><text:line-break/></text:span><text:span text:style-name="T2">#define USDHC1_CLK_ROOT_DIVIDE <text:s/>2 // 1..8</text:span></text:p>
          </draw:text-box>
        </draw:frame>
        <draw:frame draw:style-name="gr34" draw:text-style-name="P2" draw:layer="layout" svg:width="4.278cm" svg:height="1.046cm" svg:x="28.214cm" svg:y="8.94cm">
          <draw:text-box>
            <text:p text:style-name="P1"><text:span text:style-name="T3">CCM_CSCDR1</text:span><text:span text:style-name="T1"><text:line-break/></text:span><text:span text:style-name="T1">[USDHC1_PODF = 0x1]</text:span></text:p>
          </draw:text-box>
        </draw:frame>
        <draw:line draw:style-name="gr14" draw:text-style-name="P1" draw:layer="layout" svg:x1="29.268cm" svg:y1="9.086cm" svg:x2="28.868cm" svg:y2="8.086cm">
          <text:p/>
        </draw:line>
        <draw:rect draw:style-name="gr35" draw:text-style-name="P7" draw:layer="layout" svg:width="2.414cm" svg:height="1.9cm" svg:x="34.6cm" svg:y="6.211cm">
          <text:p text:style-name="P1"><text:span text:style-name="T8">USDHC1</text:span></text:p>
        </draw:rect>
        <draw:custom-shape draw:style-name="gr11" draw:text-style-name="P1" draw:layer="layout" svg:width="4.8cm" svg:height="0.7cm" draw:transform="rotate (1.5707963267946) translate (27.314cm 9.5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27.3cm" svg:y1="8.8cm" svg:x2="24.6cm" svg:y2="8.8cm">
          <text:p/>
        </draw:line>
        <draw:line draw:style-name="gr9" draw:text-style-name="P1" draw:layer="layout" svg:x1="27.3cm" svg:y1="5.3cm" svg:x2="25.7cm" svg:y2="5.3cm">
          <text:p/>
        </draw:line>
        <draw:line draw:style-name="gr9" draw:text-style-name="P1" draw:layer="layout" svg:x1="28.014cm" svg:y1="7.186cm" svg:x2="27.3cm" svg:y2="8.8cm">
          <text:p/>
        </draw:line>
        <draw:frame draw:style-name="gr36" draw:text-style-name="P2" draw:layer="layout" svg:width="4.824cm" svg:height="1.046cm" svg:x="27.814cm" svg:y="4.04cm">
          <draw:text-box>
            <text:p text:style-name="P1"><text:span text:style-name="T3">CCM_CSCMR1</text:span><text:span text:style-name="T1"><text:line-break/></text:span><text:span text:style-name="T1">[USDHC1_CLK_SEL = 0x0]</text:span></text:p>
          </draw:text-box>
        </draw:frame>
        <draw:line draw:style-name="gr14" draw:text-style-name="P1" draw:layer="layout" svg:x1="27.714cm" svg:y1="5.686cm" svg:x2="28.514cm" svg:y2="4.986cm">
          <text:p/>
        </draw:line>
        <draw:frame draw:style-name="gr37" draw:text-style-name="P8" draw:layer="layout" svg:width="3.2cm" svg:height="1.199cm" svg:x="24.4cm" svg:y="8.1cm">
          <draw:text-box>
            <text:p><text:span text:style-name="T5">246..720MHz</text:span></text:p>
          </draw:text-box>
        </draw:frame>
        <draw:frame draw:style-name="gr37" draw:text-style-name="P8" draw:layer="layout" svg:width="4.9cm" svg:height="1.199cm" svg:x="29.7cm" svg:y="6.301cm">
          <draw:text-box>
            <text:p><text:span text:style-name="T5">USDHC1_CLK_ROOT</text:span></text:p>
          </draw:text-box>
        </draw:frame>
        <draw:rect draw:style-name="gr1" draw:text-style-name="P1" draw:layer="layout" svg:width="14.3cm" svg:height="7.4cm" svg:x="23cm" svg:y="11cm">
          <text:p/>
        </draw:rect>
        <draw:line draw:style-name="gr2" draw:text-style-name="P1" draw:layer="layout" svg:x1="27.614cm" svg:y1="15.086cm" svg:x2="34.514cm" svg:y2="15.086cm">
          <text:p/>
        </draw:line>
        <draw:frame draw:style-name="gr32" draw:layer="layout" svg:width="4.486cm" svg:height="1.461cm" draw:transform="rotate (1.5707963267946) translate (23.235cm 17.847cm)">
          <draw:text-box>
            <text:p>PLL2-PFD2</text:p>
          </draw:text-box>
        </draw:frame>
        <draw:rect draw:style-name="gr4" draw:text-style-name="P1" draw:layer="layout" svg:width="1cm" svg:height="2cm" svg:x="28.568cm" svg:y="14.186cm">
          <text:p/>
        </draw:rect>
        <draw:frame draw:style-name="gr5" draw:layer="layout" svg:width="1.031cm" svg:height="0.963cm" svg:x="28.637cm" svg:y="14.686cm">
          <draw:text-box>
            <text:p>/2</text:p>
          </draw:text-box>
        </draw:frame>
        <draw:frame draw:style-name="gr6" draw:text-style-name="P2" draw:layer="layout" svg:width="1.3cm" svg:height="0.7cm" svg:x="28.468cm" svg:y="13.586cm">
          <draw:text-box>
            <text:p><text:span text:style-name="T1">/1../8</text:span></text:p>
          </draw:text-box>
        </draw:frame>
        <draw:frame draw:style-name="gr33" draw:layer="layout" svg:width="8.147cm" svg:height="1.039cm" svg:x="23.114cm" svg:y="11.086cm">
          <draw:text-box>
            <text:p><text:span text:style-name="T2">#define USDHC2_CLK_SOURCE_PLL2_PFD2</text:span><text:span text:style-name="T2"><text:line-break/></text:span><text:span text:style-name="T2">#define USDHC2_CLK_ROOT_DIVIDE <text:s/>2 // 1..8</text:span></text:p>
          </draw:text-box>
        </draw:frame>
        <draw:frame draw:style-name="gr34" draw:text-style-name="P2" draw:layer="layout" svg:width="4.278cm" svg:height="1.046cm" svg:x="28.214cm" svg:y="16.84cm">
          <draw:text-box>
            <text:p text:style-name="P1"><text:span text:style-name="T3">CCM_CSCDR1</text:span><text:span text:style-name="T1"><text:line-break/></text:span><text:span text:style-name="T1">[USDHC2_PODF = 0x1]</text:span></text:p>
          </draw:text-box>
        </draw:frame>
        <draw:line draw:style-name="gr14" draw:text-style-name="P1" draw:layer="layout" svg:x1="29.268cm" svg:y1="16.986cm" svg:x2="28.868cm" svg:y2="15.986cm">
          <text:p/>
        </draw:line>
        <draw:rect draw:style-name="gr35" draw:text-style-name="P7" draw:layer="layout" svg:width="2.414cm" svg:height="1.9cm" svg:x="34.6cm" svg:y="14.111cm">
          <text:p text:style-name="P1"><text:span text:style-name="T8">USDHC2</text:span></text:p>
        </draw:rect>
        <draw:custom-shape draw:style-name="gr11" draw:text-style-name="P1" draw:layer="layout" svg:width="4.8cm" svg:height="0.7cm" draw:transform="rotate (1.5707963267946) translate (27.314cm 17.4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27.3cm" svg:y1="16.7cm" svg:x2="24.6cm" svg:y2="16.7cm">
          <text:p/>
        </draw:line>
        <draw:line draw:style-name="gr9" draw:text-style-name="P1" draw:layer="layout" svg:x1="27.3cm" svg:y1="13.2cm" svg:x2="25.7cm" svg:y2="13.2cm">
          <text:p/>
        </draw:line>
        <draw:line draw:style-name="gr9" draw:text-style-name="P1" draw:layer="layout" svg:x1="28.014cm" svg:y1="15.086cm" svg:x2="27.3cm" svg:y2="16.7cm">
          <text:p/>
        </draw:line>
        <draw:frame draw:style-name="gr36" draw:text-style-name="P2" draw:layer="layout" svg:width="4.824cm" svg:height="1.046cm" svg:x="27.814cm" svg:y="11.94cm">
          <draw:text-box>
            <text:p text:style-name="P1"><text:span text:style-name="T3">CCM_CSCMR1</text:span><text:span text:style-name="T1"><text:line-break/></text:span><text:span text:style-name="T1">[USDHC2_CLK_SEL = 0x0]</text:span></text:p>
          </draw:text-box>
        </draw:frame>
        <draw:line draw:style-name="gr14" draw:text-style-name="P1" draw:layer="layout" svg:x1="27.714cm" svg:y1="13.586cm" svg:x2="28.514cm" svg:y2="12.886cm">
          <text:p/>
        </draw:line>
        <draw:frame draw:style-name="gr37" draw:text-style-name="P8" draw:layer="layout" svg:width="3.2cm" svg:height="1.199cm" svg:x="24.4cm" svg:y="16cm">
          <draw:text-box>
            <text:p><text:span text:style-name="T5">246..720MHz</text:span></text:p>
          </draw:text-box>
        </draw:frame>
        <draw:frame draw:style-name="gr37" draw:text-style-name="P8" draw:layer="layout" svg:width="4.9cm" svg:height="1.199cm" svg:x="29.7cm" svg:y="14.201cm">
          <draw:text-box>
            <text:p><text:span text:style-name="T5">USDHC2_CLK_ROOT</text:span></text:p>
          </draw:text-box>
        </draw:frame>
        <draw:rect draw:style-name="gr1" draw:text-style-name="P1" draw:layer="layout" svg:width="14.3cm" svg:height="7.4cm" svg:x="38cm" svg:y="3.1cm">
          <text:p/>
        </draw:rect>
        <draw:line draw:style-name="gr2" draw:text-style-name="P1" draw:layer="layout" svg:x1="42.614cm" svg:y1="7.186cm" svg:x2="49.514cm" svg:y2="7.186cm">
          <text:p/>
        </draw:line>
        <draw:frame draw:style-name="gr32" draw:layer="layout" svg:width="3.947cm" svg:height="1.461cm" draw:transform="rotate (1.5707963267946) translate (38.2cm 8.147cm)">
          <draw:text-box>
            <text:p>PLL2-PFD0</text:p>
          </draw:text-box>
        </draw:frame>
        <draw:rect draw:style-name="gr4" draw:text-style-name="P1" draw:layer="layout" svg:width="1cm" svg:height="2cm" svg:x="43.568cm" svg:y="6.286cm">
          <text:p/>
        </draw:rect>
        <draw:frame draw:style-name="gr5" draw:layer="layout" svg:width="1.031cm" svg:height="0.963cm" svg:x="43.637cm" svg:y="6.786cm">
          <draw:text-box>
            <text:p>/2</text:p>
          </draw:text-box>
        </draw:frame>
        <draw:frame draw:style-name="gr6" draw:text-style-name="P2" draw:layer="layout" svg:width="1.3cm" svg:height="0.7cm" svg:x="43.468cm" svg:y="5.686cm">
          <draw:text-box>
            <text:p><text:span text:style-name="T1">/1../8</text:span></text:p>
          </draw:text-box>
        </draw:frame>
        <draw:frame draw:style-name="gr33" draw:layer="layout" svg:width="8.147cm" svg:height="1.039cm" svg:x="38.114cm" svg:y="3.186cm">
          <draw:text-box>
            <text:p><text:span text:style-name="T2">#define USDHC1_CLK_SOURCE_PLL2_PFD0</text:span><text:span text:style-name="T2"><text:line-break/></text:span><text:span text:style-name="T2">#define USDHC1_CLK_ROOT_DIVIDE <text:s/>2 // 1..8</text:span></text:p>
          </draw:text-box>
        </draw:frame>
        <draw:frame draw:style-name="gr34" draw:text-style-name="P2" draw:layer="layout" svg:width="4.278cm" svg:height="1.046cm" svg:x="43.214cm" svg:y="8.94cm">
          <draw:text-box>
            <text:p text:style-name="P1"><text:span text:style-name="T3">CCM_CSCDR1</text:span><text:span text:style-name="T1"><text:line-break/></text:span><text:span text:style-name="T1">[USDHC1_PODF = 0x1]</text:span></text:p>
          </draw:text-box>
        </draw:frame>
        <draw:line draw:style-name="gr14" draw:text-style-name="P1" draw:layer="layout" svg:x1="44.268cm" svg:y1="9.086cm" svg:x2="43.868cm" svg:y2="8.086cm">
          <text:p/>
        </draw:line>
        <draw:rect draw:style-name="gr35" draw:text-style-name="P7" draw:layer="layout" svg:width="2.414cm" svg:height="1.9cm" svg:x="49.6cm" svg:y="6.211cm">
          <text:p text:style-name="P1"><text:span text:style-name="T8">USDHC1</text:span></text:p>
        </draw:rect>
        <draw:custom-shape draw:style-name="gr11" draw:text-style-name="P1" draw:layer="layout" svg:width="4.8cm" svg:height="0.7cm" draw:transform="rotate (1.5707963267946) translate (42.314cm 9.5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42.3cm" svg:y1="8.8cm" svg:x2="40.8cm" svg:y2="8.8cm">
          <text:p/>
        </draw:line>
        <draw:line draw:style-name="gr12" draw:text-style-name="P1" draw:layer="layout" svg:x1="42.3cm" svg:y1="5.3cm" svg:x2="39cm" svg:y2="5.3cm">
          <text:p/>
        </draw:line>
        <draw:line draw:style-name="gr9" draw:text-style-name="P1" draw:layer="layout" svg:x1="43.014cm" svg:y1="7.186cm" svg:x2="42.3cm" svg:y2="5.3cm">
          <text:p/>
        </draw:line>
        <draw:frame draw:style-name="gr36" draw:text-style-name="P2" draw:layer="layout" svg:width="4.824cm" svg:height="1.046cm" svg:x="42.814cm" svg:y="4.04cm">
          <draw:text-box>
            <text:p text:style-name="P1"><text:span text:style-name="T3">CCM_CSCMR1</text:span><text:span text:style-name="T1"><text:line-break/></text:span><text:span text:style-name="T1">[USDHC1_CLK_SEL = 0x1]</text:span></text:p>
          </draw:text-box>
        </draw:frame>
        <draw:line draw:style-name="gr14" draw:text-style-name="P1" draw:layer="layout" svg:x1="42.714cm" svg:y1="5.686cm" svg:x2="43.514cm" svg:y2="4.986cm">
          <text:p/>
        </draw:line>
        <draw:frame draw:style-name="gr37" draw:text-style-name="P8" draw:layer="layout" svg:width="4.9cm" svg:height="1.199cm" svg:x="44.7cm" svg:y="6.301cm">
          <draw:text-box>
            <text:p><text:span text:style-name="T5">USDHC1_CLK_ROOT</text:span></text:p>
          </draw:text-box>
        </draw:frame>
        <draw:rect draw:style-name="gr1" draw:text-style-name="P1" draw:layer="layout" svg:width="14.3cm" svg:height="7.4cm" svg:x="38cm" svg:y="11cm">
          <text:p/>
        </draw:rect>
        <draw:line draw:style-name="gr2" draw:text-style-name="P1" draw:layer="layout" svg:x1="42.614cm" svg:y1="15.086cm" svg:x2="49.514cm" svg:y2="15.086cm">
          <text:p/>
        </draw:line>
        <draw:rect draw:style-name="gr4" draw:text-style-name="P1" draw:layer="layout" svg:width="1cm" svg:height="2cm" svg:x="43.568cm" svg:y="14.186cm">
          <text:p/>
        </draw:rect>
        <draw:frame draw:style-name="gr5" draw:layer="layout" svg:width="1.031cm" svg:height="0.963cm" svg:x="43.637cm" svg:y="14.686cm">
          <draw:text-box>
            <text:p>/2</text:p>
          </draw:text-box>
        </draw:frame>
        <draw:frame draw:style-name="gr6" draw:text-style-name="P2" draw:layer="layout" svg:width="1.3cm" svg:height="0.7cm" svg:x="43.468cm" svg:y="13.586cm">
          <draw:text-box>
            <text:p><text:span text:style-name="T1">/1../8</text:span></text:p>
          </draw:text-box>
        </draw:frame>
        <draw:frame draw:style-name="gr33" draw:layer="layout" svg:width="8.147cm" svg:height="1.039cm" svg:x="38.114cm" svg:y="11.086cm">
          <draw:text-box>
            <text:p><text:span text:style-name="T2">#define USDHC2_CLK_SOURCE_PLL2_PFD0</text:span><text:span text:style-name="T2"><text:line-break/></text:span><text:span text:style-name="T2">#define USDHC2_CLK_ROOT_DIVIDE <text:s/>2 // 1..8</text:span></text:p>
          </draw:text-box>
        </draw:frame>
        <draw:frame draw:style-name="gr34" draw:text-style-name="P2" draw:layer="layout" svg:width="4.278cm" svg:height="1.046cm" svg:x="43.214cm" svg:y="16.84cm">
          <draw:text-box>
            <text:p text:style-name="P1"><text:span text:style-name="T3">CCM_CSCDR1</text:span><text:span text:style-name="T1"><text:line-break/></text:span><text:span text:style-name="T1">[USDHC2_PODF = 0x1]</text:span></text:p>
          </draw:text-box>
        </draw:frame>
        <draw:line draw:style-name="gr14" draw:text-style-name="P1" draw:layer="layout" svg:x1="44.268cm" svg:y1="16.986cm" svg:x2="43.868cm" svg:y2="15.986cm">
          <text:p/>
        </draw:line>
        <draw:rect draw:style-name="gr35" draw:text-style-name="P7" draw:layer="layout" svg:width="2.414cm" svg:height="1.9cm" svg:x="49.6cm" svg:y="14.111cm">
          <text:p text:style-name="P1"><text:span text:style-name="T8">USDHC2</text:span></text:p>
        </draw:rect>
        <draw:custom-shape draw:style-name="gr11" draw:text-style-name="P1" draw:layer="layout" svg:width="4.8cm" svg:height="0.7cm" draw:transform="rotate (1.5707963267946) translate (42.314cm 17.4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43.014cm" svg:y1="15.086cm" svg:x2="42.3cm" svg:y2="13.2cm">
          <text:p/>
        </draw:line>
        <draw:frame draw:style-name="gr36" draw:text-style-name="P2" draw:layer="layout" svg:width="4.824cm" svg:height="1.046cm" svg:x="42.814cm" svg:y="11.94cm">
          <draw:text-box>
            <text:p text:style-name="P1"><text:span text:style-name="T3">CCM_CSCMR1</text:span><text:span text:style-name="T1"><text:line-break/></text:span><text:span text:style-name="T1">[USDHC2_CLK_SEL = 0x1]</text:span></text:p>
          </draw:text-box>
        </draw:frame>
        <draw:line draw:style-name="gr14" draw:text-style-name="P1" draw:layer="layout" svg:x1="42.714cm" svg:y1="13.586cm" svg:x2="43.514cm" svg:y2="12.886cm">
          <text:p/>
        </draw:line>
        <draw:frame draw:style-name="gr37" draw:text-style-name="P8" draw:layer="layout" svg:width="4.9cm" svg:height="1.199cm" svg:x="44.7cm" svg:y="14.201cm">
          <draw:text-box>
            <text:p><text:span text:style-name="T5">USDHC2_CLK_ROOT</text:span></text:p>
          </draw:text-box>
        </draw:frame>
        <draw:frame draw:style-name="gr37" draw:text-style-name="P8" draw:layer="layout" svg:width="3.2cm" svg:height="1.199cm" svg:x="39.2cm" svg:y="4.7cm">
          <draw:text-box>
            <text:p><text:span text:style-name="T5">246..720MHz</text:span></text:p>
          </draw:text-box>
        </draw:frame>
        <draw:frame draw:style-name="gr32" draw:layer="layout" svg:width="3.947cm" svg:height="1.461cm" draw:transform="rotate (1.5707963267946) translate (38.2cm 16.047cm)">
          <draw:text-box>
            <text:p>PLL2-PFD0</text:p>
          </draw:text-box>
        </draw:frame>
        <draw:line draw:style-name="gr38" draw:text-style-name="P1" draw:layer="layout" svg:x1="42.3cm" svg:y1="16.7cm" svg:x2="40.8cm" svg:y2="16.7cm">
          <text:p/>
        </draw:line>
        <draw:line draw:style-name="gr12" draw:text-style-name="P1" draw:layer="layout" svg:x1="42.3cm" svg:y1="13.2cm" svg:x2="39cm" svg:y2="13.2cm">
          <text:p/>
        </draw:line>
        <draw:frame draw:style-name="gr37" draw:text-style-name="P8" draw:layer="layout" svg:width="3.2cm" svg:height="1.199cm" svg:x="39.2cm" svg:y="12.6cm">
          <draw:text-box>
            <text:p><text:span text:style-name="T5">246..720MHz</text:span></text:p>
          </draw:text-box>
        </draw:frame>
        <draw:rect draw:style-name="gr1" draw:text-style-name="P1" draw:layer="layout" svg:width="14.3cm" svg:height="11.6cm" svg:x="17.6cm" svg:y="18.9cm">
          <text:p/>
        </draw:rect>
        <draw:line draw:style-name="gr2" draw:text-style-name="P1" draw:layer="layout" svg:x1="24.3cm" svg:y1="25.4cm" svg:x2="30.6cm" svg:y2="25.4cm">
          <text:p/>
        </draw:line>
        <draw:frame draw:style-name="gr25" draw:layer="layout" svg:width="8.4cm" svg:height="1.675cm" draw:transform="rotate (1.5707963267946) translate (30.9cm 30cm)">
          <draw:text-box>
            <text:p>LCDIF_CLK_ROOT</text:p>
          </draw:text-box>
        </draw:frame>
        <draw:rect draw:style-name="gr4" draw:text-style-name="P1" draw:layer="layout" svg:width="1cm" svg:height="2cm" svg:x="27.6cm" svg:y="24.4cm">
          <text:p/>
        </draw:rect>
        <draw:frame draw:style-name="gr5" draw:layer="layout" svg:width="1.031cm" svg:height="0.963cm" svg:x="27.669cm" svg:y="24.9cm">
          <draw:text-box>
            <text:p>/1</text:p>
          </draw:text-box>
        </draw:frame>
        <draw:frame draw:style-name="gr6" draw:text-style-name="P2" draw:layer="layout" svg:width="1.3cm" svg:height="0.7cm" svg:x="27.5cm" svg:y="23.8cm">
          <draw:text-box>
            <text:p><text:span text:style-name="T1">/1../8</text:span></text:p>
          </draw:text-box>
        </draw:frame>
        <draw:frame draw:style-name="gr7" draw:layer="layout" svg:width="9.786cm" svg:height="1.827cm" svg:x="17.6cm" svg:y="19.067cm">
          <draw:text-box>
            <text:p><text:span text:style-name="T2">#define LCDIF_CLK_SOURCE_PLL3_PFD3</text:span><text:span text:style-name="T2"><text:line-break/></text:span><text:span text:style-name="T2">#define LDCIF_CLK_PRESCALER <text:s/>7 // 1..8</text:span><text:span text:style-name="T2"><text:line-break/></text:span><text:span text:style-name="T2">#define LCDIF_CLK_SOURCE_DIVIDE <text:s/>1 // 1..8</text:span></text:p>
          </draw:text-box>
        </draw:frame>
        <draw:custom-shape draw:style-name="gr11" draw:text-style-name="P1" draw:layer="layout" svg:width="7.3cm" svg:height="0.7cm" draw:transform="rotate (1.5707963267946) translate (23.6cm 29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23.6cm" svg:y1="24cm" svg:x2="19.4cm" svg:y2="24cm">
          <text:p/>
        </draw:line>
        <draw:line draw:style-name="gr14" draw:text-style-name="P1" draw:layer="layout" svg:x1="25.3cm" svg:y1="29cm" svg:x2="24cm" svg:y2="26.9cm">
          <text:p/>
        </draw:line>
        <draw:frame draw:style-name="gr27" draw:text-style-name="P5" draw:layer="layout" svg:width="3.9cm" svg:height="1.046cm" svg:x="26.8cm" svg:y="27.2cm">
          <draw:text-box>
            <text:p text:style-name="P1"><text:span text:style-name="T3">CCM_CBCMR</text:span><text:span text:style-name="T1"><text:line-break/></text:span><text:span text:style-name="T1">[LCDIF_PODF = 0x0]</text:span></text:p>
          </draw:text-box>
        </draw:frame>
        <draw:line draw:style-name="gr14" draw:text-style-name="P1" draw:layer="layout" svg:x1="28.3cm" svg:y1="27.2cm" svg:x2="27.9cm" svg:y2="26.2cm">
          <text:p/>
        </draw:line>
        <draw:line draw:style-name="gr9" draw:text-style-name="P1" draw:layer="layout" svg:x1="23.6cm" svg:y1="24cm" svg:x2="24.3cm" svg:y2="25.4cm">
          <text:p/>
        </draw:line>
        <draw:rect draw:style-name="gr4" draw:text-style-name="P1" draw:layer="layout" svg:width="1cm" svg:height="2cm" svg:x="27.6cm" svg:y="24.4cm">
          <text:p/>
        </draw:rect>
        <draw:frame draw:style-name="gr5" draw:layer="layout" svg:width="1.031cm" svg:height="0.963cm" svg:x="27.669cm" svg:y="24.9cm">
          <draw:text-box>
            <text:p>/1</text:p>
          </draw:text-box>
        </draw:frame>
        <draw:frame draw:style-name="gr39" draw:text-style-name="P2" draw:layer="layout" svg:width="1.3cm" svg:height="1.2cm" svg:x="27.5cm" svg:y="23.8cm">
          <draw:text-box>
            <text:p><text:span text:style-name="T1">/1../8</text:span></text:p>
          </draw:text-box>
        </draw:frame>
        <draw:line draw:style-name="gr14" draw:text-style-name="P1" draw:layer="layout" svg:x1="28.3cm" svg:y1="27.2cm" svg:x2="27.9cm" svg:y2="26.2cm">
          <text:p/>
        </draw:line>
        <draw:rect draw:style-name="gr4" draw:text-style-name="P1" draw:layer="layout" svg:width="1cm" svg:height="2cm" svg:x="25.4cm" svg:y="24.4cm">
          <text:p/>
        </draw:rect>
        <draw:frame draw:style-name="gr5" draw:layer="layout" svg:width="1.031cm" svg:height="0.963cm" svg:x="25.469cm" svg:y="24.9cm">
          <draw:text-box>
            <text:p>/7</text:p>
          </draw:text-box>
        </draw:frame>
        <draw:frame draw:style-name="gr6" draw:text-style-name="P2" draw:layer="layout" svg:width="1.3cm" svg:height="0.7cm" svg:x="25.3cm" svg:y="23.8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26.752cm" svg:y="22.055cm">
          <draw:text-box>
            <text:p text:style-name="P1"><text:span text:style-name="T3">CCM_CSCDR2</text:span><text:span text:style-name="T1"><text:line-break/></text:span><text:span text:style-name="T1">[LCDIF_PRED = 0x6]</text:span></text:p>
          </draw:text-box>
        </draw:frame>
        <draw:line draw:style-name="gr14" draw:text-style-name="P1" draw:layer="layout" svg:x1="27.8cm" svg:y1="23.1cm" svg:x2="26.2cm" svg:y2="24.6cm">
          <text:p/>
        </draw:line>
        <draw:line draw:style-name="gr9" draw:text-style-name="P1" draw:layer="layout" svg:x1="23.596cm" svg:y1="23.109cm" svg:x2="22.996cm" svg:y2="23.109cm">
          <text:p/>
        </draw:line>
        <draw:line draw:style-name="gr9" draw:text-style-name="P1" draw:layer="layout" svg:x1="23.6cm" svg:y1="25cm" svg:x2="23cm" svg:y2="25cm">
          <text:p/>
        </draw:line>
        <draw:line draw:style-name="gr9" draw:text-style-name="P1" draw:layer="layout" svg:x1="23.6cm" svg:y1="26.1cm" svg:x2="23cm" svg:y2="26.1cm">
          <text:p/>
        </draw:line>
        <draw:line draw:style-name="gr9" draw:text-style-name="P1" draw:layer="layout" svg:x1="23.6cm" svg:y1="27.3cm" svg:x2="23cm" svg:y2="27.3cm">
          <text:p/>
        </draw:line>
        <draw:line draw:style-name="gr9" draw:text-style-name="P1" draw:layer="layout" svg:x1="23.6cm" svg:y1="28.6cm" svg:x2="23cm" svg:y2="28.6cm">
          <text:p/>
        </draw:line>
        <draw:frame draw:style-name="gr28" draw:text-style-name="P5" draw:layer="layout" svg:width="5.116cm" svg:height="1.046cm" svg:x="24.5cm" svg:y="29.054cm">
          <draw:text-box>
            <text:p text:style-name="P1"><text:span text:style-name="T3">CCM_CSCDR2</text:span><text:span text:style-name="T1"><text:line-break/></text:span><text:span text:style-name="T1">[LCDIF_PRE_CLKSEL = 0x1]</text:span></text:p>
          </draw:text-box>
        </draw:frame>
        <draw:frame draw:style-name="gr40" draw:layer="layout" svg:width="4.6cm" svg:height="3.099cm" draw:transform="rotate (1.5707963267946) translate (18.401cm 25.8cm)">
          <draw:text-box>
            <text:p>PLL3-PFD3</text:p>
          </draw:text-box>
        </draw:frame>
        <draw:frame draw:style-name="gr37" draw:text-style-name="P6" draw:layer="layout" svg:width="3.5cm" svg:height="1.199cm" svg:x="19.3cm" svg:y="23.166cm">
          <draw:text-box>
            <text:p><text:span text:style-name="T7">454.74MHz</text:span></text:p>
          </draw:text-box>
        </draw:frame>
        <draw:frame draw:style-name="gr30" draw:text-style-name="P6" draw:layer="layout" svg:width="2.3cm" svg:height="1.8cm" svg:x="12.6cm" svg:y="21.7cm">
          <draw:text-box>
            <text:p><text:span text:style-name="T7">66MHz</text:span></text:p>
          </draw:text-box>
        </draw:frame>
        <draw:frame draw:style-name="gr37" draw:text-style-name="P6" draw:layer="layout" svg:width="3.5cm" svg:height="1.199cm" svg:x="28.6cm" svg:y="24.5cm">
          <draw:text-box>
            <text:p><text:span text:style-name="T7">64.962MHz</text:span></text:p>
          </draw:text-box>
        </draw:frame>
        <draw:rect draw:style-name="gr1" draw:text-style-name="P1" draw:layer="layout" svg:width="14.3cm" svg:height="11.7cm" svg:x="33.1cm" svg:y="18.8cm">
          <text:p/>
        </draw:rect>
        <draw:line draw:style-name="gr2" draw:text-style-name="P1" draw:layer="layout" svg:x1="39.8cm" svg:y1="25.3cm" svg:x2="46.1cm" svg:y2="25.3cm">
          <text:p/>
        </draw:line>
        <draw:frame draw:style-name="gr25" draw:layer="layout" svg:width="8.4cm" svg:height="1.675cm" draw:transform="rotate (1.5707963267946) translate (46.4cm 29.9cm)">
          <draw:text-box>
            <text:p>LCDIF_CLK_ROOT</text:p>
          </draw:text-box>
        </draw:frame>
        <draw:rect draw:style-name="gr4" draw:text-style-name="P1" draw:layer="layout" svg:width="1cm" svg:height="2cm" svg:x="43.1cm" svg:y="24.3cm">
          <text:p/>
        </draw:rect>
        <draw:frame draw:style-name="gr5" draw:layer="layout" svg:width="1.031cm" svg:height="0.963cm" svg:x="43.169cm" svg:y="24.8cm">
          <draw:text-box>
            <text:p>/1</text:p>
          </draw:text-box>
        </draw:frame>
        <draw:frame draw:style-name="gr6" draw:text-style-name="P2" draw:layer="layout" svg:width="1.3cm" svg:height="0.7cm" svg:x="43cm" svg:y="23.7cm">
          <draw:text-box>
            <text:p><text:span text:style-name="T1">/1../8</text:span></text:p>
          </draw:text-box>
        </draw:frame>
        <draw:frame draw:style-name="gr7" draw:layer="layout" svg:width="9.786cm" svg:height="1.827cm" svg:x="33.1cm" svg:y="18.967cm">
          <draw:text-box>
            <text:p><text:span text:style-name="T2">#define LCDIF_CLK_SOURCE_PLL5</text:span><text:span text:style-name="T2"><text:line-break/></text:span><text:span text:style-name="T2">#define LDCIF_CLK_PRESCALER <text:s/>5 // 1..8</text:span><text:span text:style-name="T2"><text:line-break/></text:span><text:span text:style-name="T2">#define LCDIF_CLK_SOURCE_DIVIDE <text:s/>2 // 1..8</text:span><text:span text:style-name="T2"><text:line-break/></text:span><text:span text:style-name="T2">#define PLL5_POST_DIVIDE <text:s text:c="2"/>1 // 1, 2, 4, 8 or 16</text:span></text:p>
          </draw:text-box>
        </draw:frame>
        <draw:custom-shape draw:style-name="gr11" draw:text-style-name="P1" draw:layer="layout" svg:width="7.3cm" svg:height="0.7cm" draw:transform="rotate (1.5707963267946) translate (39.1cm 29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39.1cm" svg:y1="25cm" svg:x2="34.9cm" svg:y2="25cm">
          <text:p/>
        </draw:line>
        <draw:line draw:style-name="gr14" draw:text-style-name="P1" draw:layer="layout" svg:x1="40.8cm" svg:y1="28.9cm" svg:x2="39.5cm" svg:y2="26.8cm">
          <text:p/>
        </draw:line>
        <draw:line draw:style-name="gr14" draw:text-style-name="P1" draw:layer="layout" svg:x1="43.8cm" svg:y1="27.1cm" svg:x2="43.4cm" svg:y2="26.1cm">
          <text:p/>
        </draw:line>
        <draw:line draw:style-name="gr9" draw:text-style-name="P1" draw:layer="layout" svg:x1="39.1cm" svg:y1="25cm" svg:x2="39.8cm" svg:y2="25.3cm">
          <text:p/>
        </draw:line>
        <draw:rect draw:style-name="gr4" draw:text-style-name="P1" draw:layer="layout" svg:width="1cm" svg:height="2cm" svg:x="43.1cm" svg:y="24.3cm">
          <text:p/>
        </draw:rect>
        <draw:frame draw:style-name="gr5" draw:layer="layout" svg:width="1.031cm" svg:height="0.963cm" svg:x="43.169cm" svg:y="24.8cm">
          <draw:text-box>
            <text:p>/2</text:p>
          </draw:text-box>
        </draw:frame>
        <draw:frame draw:style-name="gr27" draw:text-style-name="P5" draw:layer="layout" svg:width="3.9cm" svg:height="1.046cm" svg:x="41.9cm" svg:y="27.1cm">
          <draw:text-box>
            <text:p text:style-name="P1"><text:span text:style-name="T3">CCM_CBCMR</text:span><text:span text:style-name="T1"><text:line-break/></text:span><text:span text:style-name="T1">[LCDIF_PODF = 0x1]</text:span></text:p>
          </draw:text-box>
        </draw:frame>
        <draw:line draw:style-name="gr14" draw:text-style-name="P1" draw:layer="layout" svg:x1="43.8cm" svg:y1="27.1cm" svg:x2="43.4cm" svg:y2="26.1cm">
          <text:p/>
        </draw:line>
        <draw:rect draw:style-name="gr4" draw:text-style-name="P1" draw:layer="layout" svg:width="1cm" svg:height="2cm" svg:x="40.9cm" svg:y="24.3cm">
          <text:p/>
        </draw:rect>
        <draw:frame draw:style-name="gr5" draw:layer="layout" svg:width="1.031cm" svg:height="0.963cm" svg:x="40.969cm" svg:y="24.8cm">
          <draw:text-box>
            <text:p>/5</text:p>
          </draw:text-box>
        </draw:frame>
        <draw:frame draw:style-name="gr6" draw:text-style-name="P2" draw:layer="layout" svg:width="1.3cm" svg:height="0.7cm" svg:x="40.8cm" svg:y="23.7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42.252cm" svg:y="21.955cm">
          <draw:text-box>
            <text:p text:style-name="P1"><text:span text:style-name="T3">CCM_CSCDR2</text:span><text:span text:style-name="T1"><text:line-break/></text:span><text:span text:style-name="T1">[LCDIF_PRED = 0x4]</text:span></text:p>
          </draw:text-box>
        </draw:frame>
        <draw:line draw:style-name="gr14" draw:text-style-name="P1" draw:layer="layout" svg:x1="43.3cm" svg:y1="23cm" svg:x2="41.7cm" svg:y2="24.5cm">
          <text:p/>
        </draw:line>
        <draw:line draw:style-name="gr9" draw:text-style-name="P1" draw:layer="layout" svg:x1="39.096cm" svg:y1="23.009cm" svg:x2="38.496cm" svg:y2="23.009cm">
          <text:p/>
        </draw:line>
        <draw:line draw:style-name="gr9" draw:text-style-name="P1" draw:layer="layout" svg:x1="39.1cm" svg:y1="23.9cm" svg:x2="38.5cm" svg:y2="23.9cm">
          <text:p/>
        </draw:line>
        <draw:line draw:style-name="gr9" draw:text-style-name="P1" draw:layer="layout" svg:x1="39.1cm" svg:y1="26cm" svg:x2="38.5cm" svg:y2="26cm">
          <text:p/>
        </draw:line>
        <draw:line draw:style-name="gr9" draw:text-style-name="P1" draw:layer="layout" svg:x1="39.1cm" svg:y1="27.2cm" svg:x2="38.5cm" svg:y2="27.2cm">
          <text:p/>
        </draw:line>
        <draw:line draw:style-name="gr9" draw:text-style-name="P1" draw:layer="layout" svg:x1="39.1cm" svg:y1="28.5cm" svg:x2="38.5cm" svg:y2="28.5cm">
          <text:p/>
        </draw:line>
        <draw:frame draw:style-name="gr28" draw:text-style-name="P5" draw:layer="layout" svg:width="5.116cm" svg:height="1.046cm" svg:x="40cm" svg:y="28.954cm">
          <draw:text-box>
            <text:p text:style-name="P1"><text:span text:style-name="T3">CCM_CSCDR2</text:span><text:span text:style-name="T1"><text:line-break/></text:span><text:span text:style-name="T1">[LCDIF_PRE_CLKSEL = 0x2]</text:span></text:p>
          </draw:text-box>
        </draw:frame>
        <draw:frame draw:style-name="gr41" draw:layer="layout" svg:width="2.3cm" svg:height="1.1cm" draw:transform="rotate (1.5707963267946) translate (33.6cm 26.1cm)">
          <draw:text-box>
            <text:p>PLL5</text:p>
          </draw:text-box>
        </draw:frame>
        <draw:frame draw:style-name="gr37" draw:text-style-name="P6" draw:layer="layout" svg:width="3.5cm" svg:height="1.199cm" draw:transform="rotate (1.5707963267946) translate (33.701cm 24.3cm)">
          <draw:text-box>
            <text:p><text:span text:style-name="T7">650..1300MHz</text:span></text:p>
          </draw:text-box>
        </draw:frame>
        <draw:frame draw:style-name="gr37" draw:text-style-name="P6" draw:layer="layout" svg:width="3.5cm" svg:height="1.199cm" svg:x="44.1cm" svg:y="24.4cm">
          <draw:text-box>
            <text:p><text:span text:style-name="T7">65MHz</text:span></text:p>
          </draw:text-box>
        </draw:frame>
        <draw:rect draw:style-name="gr1" draw:text-style-name="P1" draw:layer="layout" svg:width="14.3cm" svg:height="11.6cm" svg:x="1.5cm" svg:y="29.2cm">
          <text:p/>
        </draw:rect>
        <draw:line draw:style-name="gr2" draw:text-style-name="P1" draw:layer="layout" svg:x1="8.2cm" svg:y1="35.7cm" svg:x2="14.5cm" svg:y2="35.7cm">
          <text:p/>
        </draw:line>
        <draw:rect draw:style-name="gr4" draw:text-style-name="P1" draw:layer="layout" svg:width="1cm" svg:height="2cm" svg:x="11.5cm" svg:y="34.7cm">
          <text:p/>
        </draw:rect>
        <draw:frame draw:style-name="gr5" draw:layer="layout" svg:width="1.031cm" svg:height="0.963cm" svg:x="11.569cm" svg:y="35.2cm">
          <draw:text-box>
            <text:p>/1</text:p>
          </draw:text-box>
        </draw:frame>
        <draw:frame draw:style-name="gr6" draw:text-style-name="P2" draw:layer="layout" svg:width="1.3cm" svg:height="0.7cm" svg:x="11.4cm" svg:y="34.1cm">
          <draw:text-box>
            <text:p><text:span text:style-name="T1">/1../8</text:span></text:p>
          </draw:text-box>
        </draw:frame>
        <draw:frame draw:style-name="gr7" draw:layer="layout" svg:width="9.786cm" svg:height="1.827cm" svg:x="1.5cm" svg:y="29.367cm">
          <draw:text-box>
            <text:p><text:span text:style-name="T2">#define LCDIF_CLK_SOURCE_PLL2_PFD0</text:span><text:span text:style-name="T2"><text:line-break/></text:span><text:span text:style-name="T2">#define LDCIF_CLK_PRESCALER <text:s/>5 // 1..8</text:span><text:span text:style-name="T2"><text:line-break/></text:span><text:span text:style-name="T2">#define LCDIF_CLK_SOURCE_DIVIDE <text:s/>1 // 1..8</text:span></text:p>
          </draw:text-box>
        </draw:frame>
        <draw:custom-shape draw:style-name="gr11" draw:text-style-name="P1" draw:layer="layout" svg:width="7.3cm" svg:height="0.7cm" draw:transform="rotate (1.5707963267946) translate (7.5cm 39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7.5cm" svg:y1="36.4cm" svg:x2="3.3cm" svg:y2="36.4cm">
          <text:p/>
        </draw:line>
        <draw:line draw:style-name="gr14" draw:text-style-name="P1" draw:layer="layout" svg:x1="9.2cm" svg:y1="39.3cm" svg:x2="7.9cm" svg:y2="37.2cm">
          <text:p/>
        </draw:line>
        <draw:frame draw:style-name="gr27" draw:text-style-name="P5" draw:layer="layout" svg:width="3.9cm" svg:height="1.046cm" svg:x="10.7cm" svg:y="37.5cm">
          <draw:text-box>
            <text:p text:style-name="P1"><text:span text:style-name="T3">CCM_CBCMR</text:span><text:span text:style-name="T1"><text:line-break/></text:span><text:span text:style-name="T1">[LCDIF_PODF = 0x0]</text:span></text:p>
          </draw:text-box>
        </draw:frame>
        <draw:line draw:style-name="gr14" draw:text-style-name="P1" draw:layer="layout" svg:x1="12.2cm" svg:y1="37.5cm" svg:x2="11.8cm" svg:y2="36.5cm">
          <text:p/>
        </draw:line>
        <draw:line draw:style-name="gr9" draw:text-style-name="P1" draw:layer="layout" svg:x1="7.5cm" svg:y1="36.4cm" svg:x2="8.2cm" svg:y2="35.7cm">
          <text:p/>
        </draw:line>
        <draw:rect draw:style-name="gr4" draw:text-style-name="P1" draw:layer="layout" svg:width="1cm" svg:height="2cm" svg:x="11.5cm" svg:y="34.7cm">
          <text:p/>
        </draw:rect>
        <draw:frame draw:style-name="gr5" draw:layer="layout" svg:width="1.031cm" svg:height="0.963cm" svg:x="11.569cm" svg:y="35.2cm">
          <draw:text-box>
            <text:p>/1</text:p>
          </draw:text-box>
        </draw:frame>
        <draw:frame draw:style-name="gr6" draw:text-style-name="P2" draw:layer="layout" svg:width="1.3cm" svg:height="0.7cm" svg:x="11.4cm" svg:y="34.1cm">
          <draw:text-box>
            <text:p><text:span text:style-name="T1">/1../8</text:span></text:p>
          </draw:text-box>
        </draw:frame>
        <draw:line draw:style-name="gr14" draw:text-style-name="P1" draw:layer="layout" svg:x1="12.2cm" svg:y1="37.5cm" svg:x2="11.8cm" svg:y2="36.5cm">
          <text:p/>
        </draw:line>
        <draw:rect draw:style-name="gr4" draw:text-style-name="P1" draw:layer="layout" svg:width="1cm" svg:height="2cm" svg:x="9.3cm" svg:y="34.7cm">
          <text:p/>
        </draw:rect>
        <draw:frame draw:style-name="gr5" draw:layer="layout" svg:width="1.031cm" svg:height="0.963cm" svg:x="9.369cm" svg:y="35.2cm">
          <draw:text-box>
            <text:p>/5</text:p>
          </draw:text-box>
        </draw:frame>
        <draw:frame draw:style-name="gr6" draw:text-style-name="P2" draw:layer="layout" svg:width="1.3cm" svg:height="0.7cm" svg:x="9.2cm" svg:y="34.1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10.652cm" svg:y="32.355cm">
          <draw:text-box>
            <text:p text:style-name="P1"><text:span text:style-name="T3">CCM_CSCDR2</text:span><text:span text:style-name="T1"><text:line-break/></text:span><text:span text:style-name="T1">[LCDIF_PRED = 0x4]</text:span></text:p>
          </draw:text-box>
        </draw:frame>
        <draw:line draw:style-name="gr14" draw:text-style-name="P1" draw:layer="layout" svg:x1="11.7cm" svg:y1="33.4cm" svg:x2="10.1cm" svg:y2="34.9cm">
          <text:p/>
        </draw:line>
        <draw:line draw:style-name="gr9" draw:text-style-name="P1" draw:layer="layout" svg:x1="7.496cm" svg:y1="33.409cm" svg:x2="6.896cm" svg:y2="33.409cm">
          <text:p/>
        </draw:line>
        <draw:line draw:style-name="gr9" draw:text-style-name="P1" draw:layer="layout" svg:x1="7.5cm" svg:y1="35.3cm" svg:x2="6.9cm" svg:y2="35.3cm">
          <text:p/>
        </draw:line>
        <draw:line draw:style-name="gr9" draw:text-style-name="P1" draw:layer="layout" svg:x1="7.5cm" svg:y1="34.3cm" svg:x2="6.9cm" svg:y2="34.3cm">
          <text:p/>
        </draw:line>
        <draw:line draw:style-name="gr9" draw:text-style-name="P1" draw:layer="layout" svg:x1="7.5cm" svg:y1="37.6cm" svg:x2="6.9cm" svg:y2="37.6cm">
          <text:p/>
        </draw:line>
        <draw:line draw:style-name="gr9" draw:text-style-name="P1" draw:layer="layout" svg:x1="7.5cm" svg:y1="38.9cm" svg:x2="6.9cm" svg:y2="38.9cm">
          <text:p/>
        </draw:line>
        <draw:frame draw:style-name="gr28" draw:text-style-name="P5" draw:layer="layout" svg:width="5.116cm" svg:height="1.046cm" svg:x="8.4cm" svg:y="39.354cm">
          <draw:text-box>
            <text:p text:style-name="P1"><text:span text:style-name="T3">CCM_CSCDR2</text:span><text:span text:style-name="T1"><text:line-break/></text:span><text:span text:style-name="T1">[LCDIF_PRE_CLKSEL = 0x3]</text:span></text:p>
          </draw:text-box>
        </draw:frame>
        <draw:frame draw:style-name="gr42" draw:layer="layout" svg:width="4.6cm" svg:height="1.299cm" draw:transform="rotate (1.5707963267946) translate (2.2cm 38.6cm)">
          <draw:text-box>
            <text:p>PLL2-PFD0</text:p>
          </draw:text-box>
        </draw:frame>
        <draw:frame draw:style-name="gr37" draw:text-style-name="P6" draw:layer="layout" svg:width="3.5cm" svg:height="1.199cm" svg:x="3.3cm" svg:y="35.701cm">
          <draw:text-box>
            <text:p><text:span text:style-name="T7">352MHz</text:span></text:p>
          </draw:text-box>
        </draw:frame>
        <draw:frame draw:style-name="gr37" draw:text-style-name="P6" draw:layer="layout" svg:width="3.5cm" svg:height="1.199cm" svg:x="12.5cm" svg:y="34.8cm">
          <draw:text-box>
            <text:p><text:span text:style-name="T7">70.4MHz</text:span></text:p>
          </draw:text-box>
        </draw:frame>
        <draw:frame draw:style-name="gr25" draw:layer="layout" svg:width="8.4cm" svg:height="1.675cm" draw:transform="rotate (1.5707963267946) translate (14.725cm 39.5cm)">
          <draw:text-box>
            <text:p>LCDIF_CLK_ROOT</text:p>
          </draw:text-box>
        </draw:frame>
        <draw:rect draw:style-name="gr1" draw:text-style-name="P1" draw:layer="layout" svg:width="14.3cm" svg:height="11.6cm" svg:x="17.5cm" svg:y="31.5cm">
          <text:p/>
        </draw:rect>
        <draw:line draw:style-name="gr2" draw:text-style-name="P1" draw:layer="layout" svg:x1="24.2cm" svg:y1="38cm" svg:x2="30.5cm" svg:y2="38cm">
          <text:p/>
        </draw:line>
        <draw:rect draw:style-name="gr4" draw:text-style-name="P1" draw:layer="layout" svg:width="1cm" svg:height="2cm" svg:x="27.5cm" svg:y="37cm">
          <text:p/>
        </draw:rect>
        <draw:frame draw:style-name="gr5" draw:layer="layout" svg:width="1.031cm" svg:height="0.963cm" svg:x="27.569cm" svg:y="37.5cm">
          <draw:text-box>
            <text:p>/1</text:p>
          </draw:text-box>
        </draw:frame>
        <draw:frame draw:style-name="gr6" draw:text-style-name="P2" draw:layer="layout" svg:width="1.3cm" svg:height="0.7cm" svg:x="27.4cm" svg:y="36.4cm">
          <draw:text-box>
            <text:p><text:span text:style-name="T1">/1../8</text:span></text:p>
          </draw:text-box>
        </draw:frame>
        <draw:frame draw:style-name="gr7" draw:layer="layout" svg:width="9.786cm" svg:height="1.827cm" svg:x="17.5cm" svg:y="31.667cm">
          <draw:text-box>
            <text:p><text:span text:style-name="T2">#define LCDIF_CLK_SOURCE_PLL2_PFD1</text:span><text:span text:style-name="T2"><text:line-break/></text:span><text:span text:style-name="T2">#define LDCIF_CLK_PRESCALER <text:s/>8 // 1..8</text:span><text:span text:style-name="T2"><text:line-break/></text:span><text:span text:style-name="T2">#define LCDIF_CLK_SOURCE_DIVIDE <text:s/>1 // 1..8</text:span></text:p>
          </draw:text-box>
        </draw:frame>
        <draw:custom-shape draw:style-name="gr11" draw:text-style-name="P1" draw:layer="layout" svg:width="7.3cm" svg:height="0.7cm" draw:transform="rotate (1.5707963267946) translate (23.5cm 42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23.5cm" svg:y1="39.9cm" svg:x2="19.3cm" svg:y2="39.9cm">
          <text:p/>
        </draw:line>
        <draw:line draw:style-name="gr14" draw:text-style-name="P1" draw:layer="layout" svg:x1="25.2cm" svg:y1="41.6cm" svg:x2="24cm" svg:y2="40.4cm">
          <text:p/>
        </draw:line>
        <draw:frame draw:style-name="gr27" draw:text-style-name="P5" draw:layer="layout" svg:width="3.9cm" svg:height="1.046cm" svg:x="26.7cm" svg:y="39.8cm">
          <draw:text-box>
            <text:p text:style-name="P1"><text:span text:style-name="T3">CCM_CBCMR</text:span><text:span text:style-name="T1"><text:line-break/></text:span><text:span text:style-name="T1">[LCDIF_PODF = 0x0]</text:span></text:p>
          </draw:text-box>
        </draw:frame>
        <draw:line draw:style-name="gr14" draw:text-style-name="P1" draw:layer="layout" svg:x1="28.2cm" svg:y1="39.8cm" svg:x2="27.8cm" svg:y2="38.8cm">
          <text:p/>
        </draw:line>
        <draw:line draw:style-name="gr9" draw:text-style-name="P1" draw:layer="layout" svg:x1="23.5cm" svg:y1="39.9cm" svg:x2="24.2cm" svg:y2="38cm">
          <text:p/>
        </draw:line>
        <draw:rect draw:style-name="gr4" draw:text-style-name="P1" draw:layer="layout" svg:width="1cm" svg:height="2cm" svg:x="27.5cm" svg:y="37cm">
          <text:p/>
        </draw:rect>
        <draw:frame draw:style-name="gr5" draw:layer="layout" svg:width="1.031cm" svg:height="0.963cm" svg:x="27.569cm" svg:y="37.5cm">
          <draw:text-box>
            <text:p>/1</text:p>
          </draw:text-box>
        </draw:frame>
        <draw:frame draw:style-name="gr6" draw:text-style-name="P2" draw:layer="layout" svg:width="1.3cm" svg:height="0.7cm" svg:x="27.4cm" svg:y="36.4cm">
          <draw:text-box>
            <text:p><text:span text:style-name="T1">/1../8</text:span></text:p>
          </draw:text-box>
        </draw:frame>
        <draw:line draw:style-name="gr14" draw:text-style-name="P1" draw:layer="layout" svg:x1="28.2cm" svg:y1="39.8cm" svg:x2="27.8cm" svg:y2="38.8cm">
          <text:p/>
        </draw:line>
        <draw:rect draw:style-name="gr4" draw:text-style-name="P1" draw:layer="layout" svg:width="1cm" svg:height="2cm" svg:x="25.3cm" svg:y="37cm">
          <text:p/>
        </draw:rect>
        <draw:frame draw:style-name="gr5" draw:layer="layout" svg:width="1.031cm" svg:height="0.963cm" svg:x="25.369cm" svg:y="37.5cm">
          <draw:text-box>
            <text:p>/8</text:p>
          </draw:text-box>
        </draw:frame>
        <draw:frame draw:style-name="gr6" draw:text-style-name="P2" draw:layer="layout" svg:width="1.3cm" svg:height="0.7cm" svg:x="25.2cm" svg:y="36.4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26.652cm" svg:y="34.655cm">
          <draw:text-box>
            <text:p text:style-name="P1"><text:span text:style-name="T3">CCM_CSCDR2</text:span><text:span text:style-name="T1"><text:line-break/></text:span><text:span text:style-name="T1">[LCDIF_PRED = 0x7]</text:span></text:p>
          </draw:text-box>
        </draw:frame>
        <draw:line draw:style-name="gr14" draw:text-style-name="P1" draw:layer="layout" svg:x1="27.7cm" svg:y1="35.7cm" svg:x2="26.1cm" svg:y2="37.2cm">
          <text:p/>
        </draw:line>
        <draw:line draw:style-name="gr9" draw:text-style-name="P1" draw:layer="layout" svg:x1="23.496cm" svg:y1="35.709cm" svg:x2="22.896cm" svg:y2="35.709cm">
          <text:p/>
        </draw:line>
        <draw:line draw:style-name="gr9" draw:text-style-name="P1" draw:layer="layout" svg:x1="23.5cm" svg:y1="37.6cm" svg:x2="22.9cm" svg:y2="37.6cm">
          <text:p/>
        </draw:line>
        <draw:line draw:style-name="gr9" draw:text-style-name="P1" draw:layer="layout" svg:x1="23.5cm" svg:y1="36.6cm" svg:x2="22.9cm" svg:y2="36.6cm">
          <text:p/>
        </draw:line>
        <draw:line draw:style-name="gr9" draw:text-style-name="P1" draw:layer="layout" svg:x1="23.441cm" svg:y1="38.712cm" svg:x2="22.841cm" svg:y2="38.712cm">
          <text:p/>
        </draw:line>
        <draw:line draw:style-name="gr9" draw:text-style-name="P1" draw:layer="layout" svg:x1="23.5cm" svg:y1="41.2cm" svg:x2="22.9cm" svg:y2="41.2cm">
          <text:p/>
        </draw:line>
        <draw:frame draw:style-name="gr28" draw:text-style-name="P5" draw:layer="layout" svg:width="5.116cm" svg:height="1.046cm" svg:x="24.4cm" svg:y="41.654cm">
          <draw:text-box>
            <text:p text:style-name="P1"><text:span text:style-name="T3">CCM_CSCDR2</text:span><text:span text:style-name="T1"><text:line-break/></text:span><text:span text:style-name="T1">[LCDIF_PRE_CLKSEL = 0x4]</text:span></text:p>
          </draw:text-box>
        </draw:frame>
        <draw:frame draw:style-name="gr42" draw:layer="layout" svg:width="4.6cm" svg:height="1.299cm" draw:transform="rotate (1.5707963267946) translate (18.2cm 41.8cm)">
          <draw:text-box>
            <text:p>PLL2-PFD1</text:p>
          </draw:text-box>
        </draw:frame>
        <draw:frame draw:style-name="gr37" draw:text-style-name="P6" draw:layer="layout" svg:width="3.5cm" svg:height="1.199cm" svg:x="19.3cm" svg:y="39.101cm">
          <draw:text-box>
            <text:p><text:span text:style-name="T7">594MHz</text:span></text:p>
          </draw:text-box>
        </draw:frame>
        <draw:frame draw:style-name="gr37" draw:text-style-name="P6" draw:layer="layout" svg:width="3.5cm" svg:height="1.199cm" svg:x="28.5cm" svg:y="37.1cm">
          <draw:text-box>
            <text:p><text:span text:style-name="T7">70.4MHz</text:span></text:p>
          </draw:text-box>
        </draw:frame>
        <draw:frame draw:style-name="gr25" draw:layer="layout" svg:width="8.4cm" svg:height="1.675cm" draw:transform="rotate (1.5707963267946) translate (30.725cm 41.8cm)">
          <draw:text-box>
            <text:p>LCDIF_CLK_ROOT</text:p>
          </draw:text-box>
        </draw:frame>
        <draw:rect draw:style-name="gr1" draw:text-style-name="P1" draw:layer="layout" svg:width="14.3cm" svg:height="11.6cm" svg:x="33.2cm" svg:y="31.3cm">
          <text:p/>
        </draw:rect>
        <draw:line draw:style-name="gr2" draw:text-style-name="P1" draw:layer="layout" svg:x1="39.9cm" svg:y1="37.8cm" svg:x2="46.2cm" svg:y2="37.8cm">
          <text:p/>
        </draw:line>
        <draw:rect draw:style-name="gr4" draw:text-style-name="P1" draw:layer="layout" svg:width="1cm" svg:height="2cm" svg:x="43.2cm" svg:y="36.8cm">
          <text:p/>
        </draw:rect>
        <draw:frame draw:style-name="gr5" draw:layer="layout" svg:width="1.031cm" svg:height="0.963cm" svg:x="43.269cm" svg:y="37.3cm">
          <draw:text-box>
            <text:p>/1</text:p>
          </draw:text-box>
        </draw:frame>
        <draw:frame draw:style-name="gr6" draw:text-style-name="P2" draw:layer="layout" svg:width="1.3cm" svg:height="0.7cm" svg:x="43.1cm" svg:y="36.2cm">
          <draw:text-box>
            <text:p><text:span text:style-name="T1">/1../8</text:span></text:p>
          </draw:text-box>
        </draw:frame>
        <draw:frame draw:style-name="gr7" draw:layer="layout" svg:width="9.786cm" svg:height="1.827cm" svg:x="33.2cm" svg:y="31.467cm">
          <draw:text-box>
            <text:p><text:span text:style-name="T2">#define LCDIF_CLK_SOURCE_PLL3_PFD1</text:span><text:span text:style-name="T2"><text:line-break/></text:span><text:span text:style-name="T2">#define LDCIF_CLK_PRESCALER <text:s/>5 // 1..8</text:span><text:span text:style-name="T2"><text:line-break/></text:span><text:span text:style-name="T2">#define LCDIF_CLK_SOURCE_DIVIDE <text:s/>2 // 1..8</text:span></text:p>
          </draw:text-box>
        </draw:frame>
        <draw:custom-shape draw:style-name="gr11" draw:text-style-name="P1" draw:layer="layout" svg:width="7.3cm" svg:height="0.7cm" draw:transform="rotate (1.5707963267946) translate (39.2cm 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39.2cm" svg:y1="41cm" svg:x2="35cm" svg:y2="41cm">
          <text:p/>
        </draw:line>
        <draw:line draw:style-name="gr14" draw:text-style-name="P1" draw:layer="layout" svg:x1="40.9cm" svg:y1="41.4cm" svg:x2="39.7cm" svg:y2="40.2cm">
          <text:p/>
        </draw:line>
        <draw:line draw:style-name="gr14" draw:text-style-name="P1" draw:layer="layout" svg:x1="43.9cm" svg:y1="39.6cm" svg:x2="43.5cm" svg:y2="38.6cm">
          <text:p/>
        </draw:line>
        <draw:line draw:style-name="gr9" draw:text-style-name="P1" draw:layer="layout" svg:x1="39.2cm" svg:y1="41cm" svg:x2="39.9cm" svg:y2="37.8cm">
          <text:p/>
        </draw:line>
        <draw:rect draw:style-name="gr4" draw:text-style-name="P1" draw:layer="layout" svg:width="1cm" svg:height="2cm" svg:x="43.2cm" svg:y="36.8cm">
          <text:p/>
        </draw:rect>
        <draw:frame draw:style-name="gr5" draw:layer="layout" svg:width="1.031cm" svg:height="0.963cm" svg:x="43.269cm" svg:y="37.3cm">
          <draw:text-box>
            <text:p>/2</text:p>
          </draw:text-box>
        </draw:frame>
        <draw:frame draw:style-name="gr6" draw:text-style-name="P2" draw:layer="layout" svg:width="1.3cm" svg:height="0.7cm" svg:x="43.1cm" svg:y="36.2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42.1cm" svg:y="39.6cm">
          <draw:text-box>
            <text:p text:style-name="P1"><text:span text:style-name="T3">CCM_CBCMR</text:span><text:span text:style-name="T1"><text:line-break/></text:span><text:span text:style-name="T1">[LCDIF_PODF = 0x1]</text:span></text:p>
          </draw:text-box>
        </draw:frame>
        <draw:line draw:style-name="gr14" draw:text-style-name="P1" draw:layer="layout" svg:x1="43.9cm" svg:y1="39.6cm" svg:x2="43.5cm" svg:y2="38.6cm">
          <text:p/>
        </draw:line>
        <draw:rect draw:style-name="gr4" draw:text-style-name="P1" draw:layer="layout" svg:width="1cm" svg:height="2cm" svg:x="41cm" svg:y="36.8cm">
          <text:p/>
        </draw:rect>
        <draw:frame draw:style-name="gr5" draw:layer="layout" svg:width="1.031cm" svg:height="0.963cm" svg:x="41.069cm" svg:y="37.3cm">
          <draw:text-box>
            <text:p>/5</text:p>
          </draw:text-box>
        </draw:frame>
        <draw:frame draw:style-name="gr6" draw:text-style-name="P2" draw:layer="layout" svg:width="1.3cm" svg:height="0.7cm" svg:x="40.9cm" svg:y="36.2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42.352cm" svg:y="34.455cm">
          <draw:text-box>
            <text:p text:style-name="P1"><text:span text:style-name="T3">CCM_CSCDR2</text:span><text:span text:style-name="T1"><text:line-break/></text:span><text:span text:style-name="T1">[LCDIF_PRED = 0x4]</text:span></text:p>
          </draw:text-box>
        </draw:frame>
        <draw:line draw:style-name="gr14" draw:text-style-name="P1" draw:layer="layout" svg:x1="43.4cm" svg:y1="35.5cm" svg:x2="41.8cm" svg:y2="37cm">
          <text:p/>
        </draw:line>
        <draw:line draw:style-name="gr9" draw:text-style-name="P1" draw:layer="layout" svg:x1="39.196cm" svg:y1="35.509cm" svg:x2="38.596cm" svg:y2="35.509cm">
          <text:p/>
        </draw:line>
        <draw:line draw:style-name="gr9" draw:text-style-name="P1" draw:layer="layout" svg:x1="39.2cm" svg:y1="37.4cm" svg:x2="38.6cm" svg:y2="37.4cm">
          <text:p/>
        </draw:line>
        <draw:line draw:style-name="gr9" draw:text-style-name="P1" draw:layer="layout" svg:x1="39.2cm" svg:y1="36.4cm" svg:x2="38.6cm" svg:y2="36.4cm">
          <text:p/>
        </draw:line>
        <draw:line draw:style-name="gr9" draw:text-style-name="P1" draw:layer="layout" svg:x1="39.141cm" svg:y1="38.512cm" svg:x2="38.541cm" svg:y2="38.512cm">
          <text:p/>
        </draw:line>
        <draw:line draw:style-name="gr9" draw:text-style-name="P1" draw:layer="layout" svg:x1="39.2cm" svg:y1="39.7cm" svg:x2="38.6cm" svg:y2="39.7cm">
          <text:p/>
        </draw:line>
        <draw:frame draw:style-name="gr28" draw:text-style-name="P5" draw:layer="layout" svg:width="5.116cm" svg:height="1.046cm" svg:x="40.1cm" svg:y="41.454cm">
          <draw:text-box>
            <text:p text:style-name="P1"><text:span text:style-name="T3">CCM_CSCDR2</text:span><text:span text:style-name="T1"><text:line-break/></text:span><text:span text:style-name="T1">[LCDIF_PRE_CLKSEL = 0x5]</text:span></text:p>
          </draw:text-box>
        </draw:frame>
        <draw:frame draw:style-name="gr42" draw:layer="layout" svg:width="4.6cm" svg:height="1.299cm" draw:transform="rotate (1.5707963267946) translate (33.8cm 42.3cm)">
          <draw:text-box>
            <text:p>PLL3-PFD1</text:p>
          </draw:text-box>
        </draw:frame>
        <draw:frame draw:style-name="gr37" draw:text-style-name="P6" draw:layer="layout" svg:width="3.5cm" svg:height="1.199cm" svg:x="35.1cm" svg:y="40.2cm">
          <draw:text-box>
            <text:p><text:span text:style-name="T7">664.62MHz</text:span></text:p>
          </draw:text-box>
        </draw:frame>
        <draw:frame draw:style-name="gr37" draw:text-style-name="P6" draw:layer="layout" svg:width="3.5cm" svg:height="1.199cm" svg:x="44.2cm" svg:y="36.9cm">
          <draw:text-box>
            <text:p><text:span text:style-name="T7">66.462MHz</text:span></text:p>
          </draw:text-box>
        </draw:frame>
        <draw:frame draw:style-name="gr25" draw:layer="layout" svg:width="8.4cm" svg:height="1.675cm" draw:transform="rotate (1.5707963267946) translate (46.425cm 41.6cm)">
          <draw:text-box>
            <text:p>LCDIF_CLK_ROOT</text:p>
          </draw:text-box>
        </draw:frame>
        <draw:rect draw:style-name="gr4" draw:text-style-name="P1" draw:layer="layout" svg:width="1cm" svg:height="2cm" svg:x="35.3cm" svg:y="24.1cm">
          <text:p/>
        </draw:rect>
        <draw:frame draw:style-name="gr5" draw:layer="layout" svg:width="1.031cm" svg:height="0.963cm" svg:x="35.369cm" svg:y="24.6cm">
          <draw:text-box>
            <text:p>/1</text:p>
          </draw:text-box>
        </draw:frame>
        <draw:frame draw:style-name="gr20" draw:text-style-name="P2" draw:layer="layout" svg:width="2.1cm" svg:height="1.029cm" svg:x="34.8cm" svg:y="23.471cm">
          <draw:text-box>
            <text:p><text:span text:style-name="T1">/1,2 or 4</text:span></text:p>
          </draw:text-box>
        </draw:frame>
        <draw:rect draw:style-name="gr4" draw:text-style-name="P1" draw:layer="layout" svg:width="1cm" svg:height="2cm" svg:x="36.8cm" svg:y="24.1cm">
          <text:p/>
        </draw:rect>
        <draw:frame draw:style-name="gr5" draw:layer="layout" svg:width="1.031cm" svg:height="0.963cm" svg:x="36.869cm" svg:y="24.6cm">
          <draw:text-box>
            <text:p>/1</text:p>
          </draw:text-box>
        </draw:frame>
        <draw:frame draw:style-name="gr43" draw:text-style-name="P5" draw:layer="layout" svg:width="4.282cm" svg:height="1.046cm" svg:x="34cm" svg:y="27.154cm">
          <draw:text-box>
            <text:p text:style-name="P1"><text:span text:style-name="T3">CCM_ANALOG_MISC2</text:span><text:span text:style-name="T1"><text:line-break/></text:span><text:span text:style-name="T1">[VIDEO_DIV = 0x0]</text:span></text:p>
          </draw:text-box>
        </draw:frame>
        <draw:frame draw:style-name="gr44" draw:text-style-name="P5" draw:layer="layout" svg:width="4.96cm" svg:height="1.046cm" svg:x="35cm" svg:y="21.2cm">
          <draw:text-box>
            <text:p text:style-name="P1"><text:span text:style-name="T3">PLL_VIDEO</text:span><text:span text:style-name="T1"><text:line-break/></text:span><text:span text:style-name="T1">[POST_DIV_SELECT = 0x0]</text:span></text:p>
          </draw:text-box>
        </draw:frame>
        <draw:line draw:style-name="gr14" draw:text-style-name="P1" draw:layer="layout" svg:x1="37.4cm" svg:y1="22.2cm" svg:x2="36.2cm" svg:y2="24.1cm">
          <text:p/>
        </draw:line>
        <draw:line draw:style-name="gr14" draw:text-style-name="P1" draw:layer="layout" svg:x1="37.3cm" svg:y1="26.1cm" svg:x2="36.3cm" svg:y2="27.1cm">
          <text:p/>
        </draw:line>
        <draw:frame draw:style-name="gr20" draw:text-style-name="P2" draw:layer="layout" svg:width="2.1cm" svg:height="1.029cm" svg:x="36.4cm" svg:y="23.471cm">
          <draw:text-box>
            <text:p><text:span text:style-name="T1">/1,2 or 4</text:span></text:p>
          </draw:text-box>
        </draw:frame>
        <draw:rect draw:style-name="gr1" draw:text-style-name="P1" draw:layer="layout" svg:width="14.3cm" svg:height="11.7cm" svg:x="63.8cm" svg:y="6.4cm">
          <text:p/>
        </draw:rect>
        <draw:line draw:style-name="gr2" draw:text-style-name="P1" draw:layer="layout" svg:x1="70.5cm" svg:y1="12.9cm" svg:x2="76.8cm" svg:y2="12.9cm">
          <text:p/>
        </draw:line>
        <draw:frame draw:style-name="gr25" draw:layer="layout" svg:width="8.4cm" svg:height="1.675cm" draw:transform="rotate (1.5707963267946) translate (76.8cm 16.3cm)">
          <draw:text-box>
            <text:p>LCDIF_CLK_ROOT</text:p>
          </draw:text-box>
        </draw:frame>
        <draw:rect draw:style-name="gr4" draw:text-style-name="P1" draw:layer="layout" svg:width="1cm" svg:height="2cm" svg:x="73.8cm" svg:y="11.9cm">
          <text:p/>
        </draw:rect>
        <draw:frame draw:style-name="gr5" draw:layer="layout" svg:width="1.031cm" svg:height="0.963cm" svg:x="73.869cm" svg:y="12.4cm">
          <draw:text-box>
            <text:p>/1</text:p>
          </draw:text-box>
        </draw:frame>
        <draw:frame draw:style-name="gr6" draw:text-style-name="P2" draw:layer="layout" svg:width="1.3cm" svg:height="0.7cm" svg:x="73.7cm" svg:y="11.3cm">
          <draw:text-box>
            <text:p><text:span text:style-name="T1">/1../8</text:span></text:p>
          </draw:text-box>
        </draw:frame>
        <draw:frame draw:style-name="gr7" draw:layer="layout" svg:width="9.786cm" svg:height="1.827cm" svg:x="63.8cm" svg:y="6.567cm">
          <draw:text-box>
            <text:p><text:span text:style-name="T2">#define LCDIF_CLK_SOURCE_PLL5</text:span><text:span text:style-name="T2"><text:line-break/></text:span><text:span text:style-name="T2">#define LDCIF_CLK_PRESCALER <text:s/>5 // 1..8</text:span><text:span text:style-name="T2"><text:line-break/></text:span><text:span text:style-name="T2">#define LCDIF_CLK_SOURCE_DIVIDE <text:s/>2 // 1..8</text:span><text:span text:style-name="T2"><text:line-break/></text:span><text:span text:style-name="T2">#define PLL5_POST_DIVIDE <text:s text:c="2"/>2 // 1, 2, 4, 8 or 16</text:span></text:p>
          </draw:text-box>
        </draw:frame>
        <draw:custom-shape draw:style-name="gr11" draw:text-style-name="P1" draw:layer="layout" svg:width="7.3cm" svg:height="0.7cm" draw:transform="rotate (1.5707963267946) translate (69.8cm 17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69.8cm" svg:y1="12.6cm" svg:x2="65.6cm" svg:y2="12.6cm">
          <text:p/>
        </draw:line>
        <draw:line draw:style-name="gr14" draw:text-style-name="P1" draw:layer="layout" svg:x1="71.5cm" svg:y1="16.5cm" svg:x2="70.2cm" svg:y2="14.4cm">
          <text:p/>
        </draw:line>
        <draw:line draw:style-name="gr14" draw:text-style-name="P1" draw:layer="layout" svg:x1="74.5cm" svg:y1="14.7cm" svg:x2="74.1cm" svg:y2="13.7cm">
          <text:p/>
        </draw:line>
        <draw:line draw:style-name="gr9" draw:text-style-name="P1" draw:layer="layout" svg:x1="69.8cm" svg:y1="12.6cm" svg:x2="70.5cm" svg:y2="12.9cm">
          <text:p/>
        </draw:line>
        <draw:rect draw:style-name="gr4" draw:text-style-name="P1" draw:layer="layout" svg:width="1cm" svg:height="2cm" svg:x="73.8cm" svg:y="11.9cm">
          <text:p/>
        </draw:rect>
        <draw:frame draw:style-name="gr5" draw:layer="layout" svg:width="1.031cm" svg:height="0.963cm" svg:x="73.869cm" svg:y="12.4cm">
          <draw:text-box>
            <text:p>/2</text:p>
          </draw:text-box>
        </draw:frame>
        <draw:frame draw:style-name="gr27" draw:text-style-name="P5" draw:layer="layout" svg:width="3.9cm" svg:height="1.046cm" svg:x="72.6cm" svg:y="14.7cm">
          <draw:text-box>
            <text:p text:style-name="P1"><text:span text:style-name="T3">CCM_CBCMR</text:span><text:span text:style-name="T1"><text:line-break/></text:span><text:span text:style-name="T1">[LCDIF_PODF = 0x1]</text:span></text:p>
          </draw:text-box>
        </draw:frame>
        <draw:line draw:style-name="gr14" draw:text-style-name="P1" draw:layer="layout" svg:x1="74.5cm" svg:y1="14.7cm" svg:x2="74.1cm" svg:y2="13.7cm">
          <text:p/>
        </draw:line>
        <draw:rect draw:style-name="gr4" draw:text-style-name="P1" draw:layer="layout" svg:width="1cm" svg:height="2cm" svg:x="71.6cm" svg:y="11.9cm">
          <text:p/>
        </draw:rect>
        <draw:frame draw:style-name="gr5" draw:layer="layout" svg:width="1.031cm" svg:height="0.963cm" svg:x="71.669cm" svg:y="12.4cm">
          <draw:text-box>
            <text:p>/5</text:p>
          </draw:text-box>
        </draw:frame>
        <draw:frame draw:style-name="gr6" draw:text-style-name="P2" draw:layer="layout" svg:width="1.3cm" svg:height="0.7cm" svg:x="71.5cm" svg:y="11.3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72.952cm" svg:y="9.555cm">
          <draw:text-box>
            <text:p text:style-name="P1"><text:span text:style-name="T3">CCM_CSCDR2</text:span><text:span text:style-name="T1"><text:line-break/></text:span><text:span text:style-name="T1">[LCDIF_PRED = 0x4]</text:span></text:p>
          </draw:text-box>
        </draw:frame>
        <draw:line draw:style-name="gr14" draw:text-style-name="P1" draw:layer="layout" svg:x1="74cm" svg:y1="10.6cm" svg:x2="72.4cm" svg:y2="12.1cm">
          <text:p/>
        </draw:line>
        <draw:line draw:style-name="gr9" draw:text-style-name="P1" draw:layer="layout" svg:x1="69.796cm" svg:y1="10.609cm" svg:x2="69.196cm" svg:y2="10.609cm">
          <text:p/>
        </draw:line>
        <draw:line draw:style-name="gr9" draw:text-style-name="P1" draw:layer="layout" svg:x1="69.8cm" svg:y1="11.5cm" svg:x2="69.2cm" svg:y2="11.5cm">
          <text:p/>
        </draw:line>
        <draw:line draw:style-name="gr9" draw:text-style-name="P1" draw:layer="layout" svg:x1="69.8cm" svg:y1="13.6cm" svg:x2="69.2cm" svg:y2="13.6cm">
          <text:p/>
        </draw:line>
        <draw:line draw:style-name="gr9" draw:text-style-name="P1" draw:layer="layout" svg:x1="69.8cm" svg:y1="14.8cm" svg:x2="69.2cm" svg:y2="14.8cm">
          <text:p/>
        </draw:line>
        <draw:line draw:style-name="gr9" draw:text-style-name="P1" draw:layer="layout" svg:x1="69.8cm" svg:y1="16.1cm" svg:x2="69.2cm" svg:y2="16.1cm">
          <text:p/>
        </draw:line>
        <draw:frame draw:style-name="gr28" draw:text-style-name="P5" draw:layer="layout" svg:width="5.116cm" svg:height="1.046cm" svg:x="70.7cm" svg:y="16.554cm">
          <draw:text-box>
            <text:p text:style-name="P1"><text:span text:style-name="T3">CCM_CSCDR2</text:span><text:span text:style-name="T1"><text:line-break/></text:span><text:span text:style-name="T1">[LCDIF_PRE_CLKSEL = 0x2]</text:span></text:p>
          </draw:text-box>
        </draw:frame>
        <draw:frame draw:style-name="gr41" draw:layer="layout" svg:width="2.3cm" svg:height="1.1cm" draw:transform="rotate (1.5707963267946) translate (64.3cm 13.7cm)">
          <draw:text-box>
            <text:p>PLL5</text:p>
          </draw:text-box>
        </draw:frame>
        <draw:frame draw:style-name="gr37" draw:text-style-name="P10" draw:layer="layout" svg:width="3.5cm" svg:height="1.199cm" draw:transform="rotate (1.5707963267946) translate (64.401cm 11.9cm)">
          <draw:text-box>
            <text:p text:style-name="P9"><text:span text:style-name="T9">600MHz</text:span></text:p>
          </draw:text-box>
        </draw:frame>
        <draw:frame draw:style-name="gr37" draw:text-style-name="P6" draw:layer="layout" svg:width="3.5cm" svg:height="1.199cm" svg:x="74.8cm" svg:y="12cm">
          <draw:text-box>
            <text:p><text:span text:style-name="T7">30MHz</text:span></text:p>
          </draw:text-box>
        </draw:frame>
        <draw:rect draw:style-name="gr4" draw:text-style-name="P1" draw:layer="layout" svg:width="1cm" svg:height="2cm" svg:x="66cm" svg:y="11.7cm">
          <text:p/>
        </draw:rect>
        <draw:frame draw:style-name="gr5" draw:layer="layout" svg:width="1.031cm" svg:height="0.963cm" svg:x="66.069cm" svg:y="12.2cm">
          <draw:text-box>
            <text:p>/2</text:p>
          </draw:text-box>
        </draw:frame>
        <draw:frame draw:style-name="gr20" draw:text-style-name="P2" draw:layer="layout" svg:width="2.1cm" svg:height="1.029cm" svg:x="65.5cm" svg:y="11.071cm">
          <draw:text-box>
            <text:p><text:span text:style-name="T1">/1,2 or 4</text:span></text:p>
          </draw:text-box>
        </draw:frame>
        <draw:rect draw:style-name="gr4" draw:text-style-name="P1" draw:layer="layout" svg:width="1cm" svg:height="2cm" svg:x="67.5cm" svg:y="11.7cm">
          <text:p/>
        </draw:rect>
        <draw:frame draw:style-name="gr5" draw:layer="layout" svg:width="1.031cm" svg:height="0.963cm" svg:x="67.569cm" svg:y="12.2cm">
          <draw:text-box>
            <text:p>/1</text:p>
          </draw:text-box>
        </draw:frame>
        <draw:frame draw:style-name="gr43" draw:text-style-name="P5" draw:layer="layout" svg:width="4.282cm" svg:height="1.046cm" svg:x="64.7cm" svg:y="14.754cm">
          <draw:text-box>
            <text:p text:style-name="P1"><text:span text:style-name="T3">CCM_ANALOG_MISC2</text:span><text:span text:style-name="T1"><text:line-break/></text:span><text:span text:style-name="T1">[VIDEO_DIV = 0x0]</text:span></text:p>
          </draw:text-box>
        </draw:frame>
        <draw:frame draw:style-name="gr44" draw:text-style-name="P5" draw:layer="layout" svg:width="4.96cm" svg:height="1.046cm" svg:x="65.7cm" svg:y="8.8cm">
          <draw:text-box>
            <text:p text:style-name="P1"><text:span text:style-name="T3">PLL_VIDEO</text:span><text:span text:style-name="T1"><text:line-break/></text:span><text:span text:style-name="T1">[POST_DIV_SELECT = 0x1]</text:span></text:p>
          </draw:text-box>
        </draw:frame>
        <draw:line draw:style-name="gr14" draw:text-style-name="P1" draw:layer="layout" svg:x1="68.1cm" svg:y1="9.8cm" svg:x2="66.9cm" svg:y2="11.7cm">
          <text:p/>
        </draw:line>
        <draw:line draw:style-name="gr14" draw:text-style-name="P1" draw:layer="layout" svg:x1="68cm" svg:y1="13.7cm" svg:x2="67cm" svg:y2="14.7cm">
          <text:p/>
        </draw:line>
        <draw:frame draw:style-name="gr20" draw:text-style-name="P2" draw:layer="layout" svg:width="2.1cm" svg:height="1.029cm" svg:x="67.1cm" svg:y="11.071cm">
          <draw:text-box>
            <text:p><text:span text:style-name="T1">/1,2 or 4</text:span></text:p>
          </draw:text-box>
        </draw:frame>
        <draw:rect draw:style-name="gr1" draw:text-style-name="P1" draw:layer="layout" svg:width="14.3cm" svg:height="11.7cm" svg:x="63.825cm" svg:y="18.9cm">
          <text:p/>
        </draw:rect>
        <draw:line draw:style-name="gr2" draw:text-style-name="P1" draw:layer="layout" svg:x1="70.525cm" svg:y1="25.4cm" svg:x2="76.825cm" svg:y2="25.4cm">
          <text:p/>
        </draw:line>
        <draw:frame draw:style-name="gr25" draw:layer="layout" svg:width="8.4cm" svg:height="1.675cm" draw:transform="rotate (1.5707963267946) translate (77.125cm 30cm)">
          <draw:text-box>
            <text:p>LCDIF_CLK_ROOT</text:p>
          </draw:text-box>
        </draw:frame>
        <draw:rect draw:style-name="gr4" draw:text-style-name="P1" draw:layer="layout" svg:width="1cm" svg:height="2cm" svg:x="73.825cm" svg:y="24.4cm">
          <text:p/>
        </draw:rect>
        <draw:frame draw:style-name="gr5" draw:layer="layout" svg:width="1.031cm" svg:height="0.963cm" svg:x="73.894cm" svg:y="24.9cm">
          <draw:text-box>
            <text:p>/1</text:p>
          </draw:text-box>
        </draw:frame>
        <draw:frame draw:style-name="gr6" draw:text-style-name="P2" draw:layer="layout" svg:width="1.3cm" svg:height="0.7cm" svg:x="73.725cm" svg:y="23.8cm">
          <draw:text-box>
            <text:p><text:span text:style-name="T1">/1../8</text:span></text:p>
          </draw:text-box>
        </draw:frame>
        <draw:frame draw:style-name="gr7" draw:layer="layout" svg:width="9.786cm" svg:height="1.827cm" svg:x="63.825cm" svg:y="19.067cm">
          <draw:text-box>
            <text:p><text:span text:style-name="T2">#define LCDIF_CLK_SOURCE_PLL5</text:span><text:span text:style-name="T2"><text:line-break/></text:span><text:span text:style-name="T2">#define LDCIF_CLK_PRESCALER <text:s/>4 // 1..8</text:span><text:span text:style-name="T2"><text:line-break/></text:span><text:span text:style-name="T2">#define LCDIF_CLK_SOURCE_DIVIDE <text:s/>3 // 1..8</text:span><text:span text:style-name="T2"><text:line-break/></text:span><text:span text:style-name="T2">#define PLL5_POST_DIVIDE <text:s text:c="2"/>2 // 1, 2, 4, 8 or 16</text:span></text:p>
          </draw:text-box>
        </draw:frame>
        <draw:custom-shape draw:style-name="gr11" draw:text-style-name="P1" draw:layer="layout" svg:width="7.3cm" svg:height="0.7cm" draw:transform="rotate (1.5707963267946) translate (69.825cm 29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1" draw:layer="layout" svg:x1="69.825cm" svg:y1="25.1cm" svg:x2="65.625cm" svg:y2="25.1cm">
          <text:p/>
        </draw:line>
        <draw:line draw:style-name="gr14" draw:text-style-name="P1" draw:layer="layout" svg:x1="71.525cm" svg:y1="29cm" svg:x2="70.225cm" svg:y2="26.9cm">
          <text:p/>
        </draw:line>
        <draw:line draw:style-name="gr14" draw:text-style-name="P1" draw:layer="layout" svg:x1="74.525cm" svg:y1="27.2cm" svg:x2="74.125cm" svg:y2="26.2cm">
          <text:p/>
        </draw:line>
        <draw:line draw:style-name="gr9" draw:text-style-name="P1" draw:layer="layout" svg:x1="69.825cm" svg:y1="25.1cm" svg:x2="70.525cm" svg:y2="25.4cm">
          <text:p/>
        </draw:line>
        <draw:rect draw:style-name="gr4" draw:text-style-name="P1" draw:layer="layout" svg:width="1cm" svg:height="2cm" svg:x="73.825cm" svg:y="24.4cm">
          <text:p/>
        </draw:rect>
        <draw:frame draw:style-name="gr5" draw:layer="layout" svg:width="1.031cm" svg:height="0.963cm" svg:x="73.894cm" svg:y="24.9cm">
          <draw:text-box>
            <text:p>/3</text:p>
          </draw:text-box>
        </draw:frame>
        <draw:frame draw:style-name="gr27" draw:text-style-name="P5" draw:layer="layout" svg:width="3.9cm" svg:height="1.046cm" svg:x="72.625cm" svg:y="27.2cm">
          <draw:text-box>
            <text:p text:style-name="P1"><text:span text:style-name="T3">CCM_CBCMR</text:span><text:span text:style-name="T1"><text:line-break/></text:span><text:span text:style-name="T1">[LCDIF_PODF = 0x2]</text:span></text:p>
          </draw:text-box>
        </draw:frame>
        <draw:line draw:style-name="gr14" draw:text-style-name="P1" draw:layer="layout" svg:x1="74.525cm" svg:y1="27.2cm" svg:x2="74.125cm" svg:y2="26.2cm">
          <text:p/>
        </draw:line>
        <draw:rect draw:style-name="gr4" draw:text-style-name="P1" draw:layer="layout" svg:width="1cm" svg:height="2cm" svg:x="71.625cm" svg:y="24.4cm">
          <text:p/>
        </draw:rect>
        <draw:frame draw:style-name="gr5" draw:layer="layout" svg:width="1.031cm" svg:height="0.963cm" svg:x="71.694cm" svg:y="24.9cm">
          <draw:text-box>
            <text:p>/4</text:p>
          </draw:text-box>
        </draw:frame>
        <draw:frame draw:style-name="gr6" draw:text-style-name="P2" draw:layer="layout" svg:width="1.3cm" svg:height="0.7cm" svg:x="71.525cm" svg:y="23.8cm">
          <draw:text-box>
            <text:p><text:span text:style-name="T1">/1../8</text:span></text:p>
          </draw:text-box>
        </draw:frame>
        <draw:frame draw:style-name="gr27" draw:text-style-name="P5" draw:layer="layout" svg:width="3.9cm" svg:height="1.046cm" svg:x="72.977cm" svg:y="22.055cm">
          <draw:text-box>
            <text:p text:style-name="P1"><text:span text:style-name="T3">CCM_CSCDR2</text:span><text:span text:style-name="T1"><text:line-break/></text:span><text:span text:style-name="T1">[LCDIF_PRED = 0x3]</text:span></text:p>
          </draw:text-box>
        </draw:frame>
        <draw:line draw:style-name="gr14" draw:text-style-name="P1" draw:layer="layout" svg:x1="74.025cm" svg:y1="23.1cm" svg:x2="72.425cm" svg:y2="24.6cm">
          <text:p/>
        </draw:line>
        <draw:line draw:style-name="gr9" draw:text-style-name="P1" draw:layer="layout" svg:x1="69.821cm" svg:y1="23.109cm" svg:x2="69.221cm" svg:y2="23.109cm">
          <text:p/>
        </draw:line>
        <draw:line draw:style-name="gr9" draw:text-style-name="P1" draw:layer="layout" svg:x1="69.825cm" svg:y1="24cm" svg:x2="69.225cm" svg:y2="24cm">
          <text:p/>
        </draw:line>
        <draw:line draw:style-name="gr9" draw:text-style-name="P1" draw:layer="layout" svg:x1="69.825cm" svg:y1="26.1cm" svg:x2="69.225cm" svg:y2="26.1cm">
          <text:p/>
        </draw:line>
        <draw:line draw:style-name="gr9" draw:text-style-name="P1" draw:layer="layout" svg:x1="69.825cm" svg:y1="27.3cm" svg:x2="69.225cm" svg:y2="27.3cm">
          <text:p/>
        </draw:line>
        <draw:line draw:style-name="gr9" draw:text-style-name="P1" draw:layer="layout" svg:x1="69.825cm" svg:y1="28.6cm" svg:x2="69.225cm" svg:y2="28.6cm">
          <text:p/>
        </draw:line>
        <draw:frame draw:style-name="gr28" draw:text-style-name="P5" draw:layer="layout" svg:width="5.116cm" svg:height="1.046cm" svg:x="70.725cm" svg:y="29.054cm">
          <draw:text-box>
            <text:p text:style-name="P1"><text:span text:style-name="T3">CCM_CSCDR2</text:span><text:span text:style-name="T1"><text:line-break/></text:span><text:span text:style-name="T1">[LCDIF_PRE_CLKSEL = 0x2]</text:span></text:p>
          </draw:text-box>
        </draw:frame>
        <draw:frame draw:style-name="gr41" draw:layer="layout" svg:width="2.3cm" svg:height="1.1cm" draw:transform="rotate (1.5707963267946) translate (64.325cm 26.2cm)">
          <draw:text-box>
            <text:p>PLL5</text:p>
          </draw:text-box>
        </draw:frame>
        <draw:frame draw:style-name="gr37" draw:text-style-name="P12" draw:layer="layout" svg:width="3.5cm" svg:height="1.199cm" draw:transform="rotate (1.5707963267946) translate (64.426cm 24.4cm)">
          <draw:text-box>
            <text:p text:style-name="P11"><text:span text:style-name="T10">720MHz</text:span></text:p>
          </draw:text-box>
        </draw:frame>
        <draw:frame draw:style-name="gr37" draw:text-style-name="P6" draw:layer="layout" svg:width="3.5cm" svg:height="1.199cm" svg:x="74.825cm" svg:y="24.5cm">
          <draw:text-box>
            <text:p><text:span text:style-name="T7">30MHz</text:span></text:p>
          </draw:text-box>
        </draw:frame>
        <draw:rect draw:style-name="gr4" draw:text-style-name="P1" draw:layer="layout" svg:width="1cm" svg:height="2cm" svg:x="66.025cm" svg:y="24.2cm">
          <text:p/>
        </draw:rect>
        <draw:frame draw:style-name="gr5" draw:layer="layout" svg:width="1.031cm" svg:height="0.963cm" svg:x="66.094cm" svg:y="24.7cm">
          <draw:text-box>
            <text:p>/2</text:p>
          </draw:text-box>
        </draw:frame>
        <draw:frame draw:style-name="gr20" draw:text-style-name="P2" draw:layer="layout" svg:width="2.1cm" svg:height="1.029cm" svg:x="65.525cm" svg:y="23.571cm">
          <draw:text-box>
            <text:p><text:span text:style-name="T1">/1,2 or 4</text:span></text:p>
          </draw:text-box>
        </draw:frame>
        <draw:rect draw:style-name="gr4" draw:text-style-name="P1" draw:layer="layout" svg:width="1cm" svg:height="2cm" svg:x="67.525cm" svg:y="24.2cm">
          <text:p/>
        </draw:rect>
        <draw:frame draw:style-name="gr5" draw:layer="layout" svg:width="1.031cm" svg:height="0.963cm" svg:x="67.594cm" svg:y="24.7cm">
          <draw:text-box>
            <text:p>/1</text:p>
          </draw:text-box>
        </draw:frame>
        <draw:frame draw:style-name="gr43" draw:text-style-name="P5" draw:layer="layout" svg:width="4.282cm" svg:height="1.046cm" svg:x="64.725cm" svg:y="27.254cm">
          <draw:text-box>
            <text:p text:style-name="P1"><text:span text:style-name="T3">CCM_ANALOG_MISC2</text:span><text:span text:style-name="T1"><text:line-break/></text:span><text:span text:style-name="T1">[VIDEO_DIV = 0x0]</text:span></text:p>
          </draw:text-box>
        </draw:frame>
        <draw:frame draw:style-name="gr44" draw:text-style-name="P5" draw:layer="layout" svg:width="4.96cm" svg:height="1.046cm" svg:x="65.725cm" svg:y="21.3cm">
          <draw:text-box>
            <text:p text:style-name="P1"><text:span text:style-name="T3">PLL_VIDEO</text:span><text:span text:style-name="T1"><text:line-break/></text:span><text:span text:style-name="T1">[POST_DIV_SELECT = 0x1]</text:span></text:p>
          </draw:text-box>
        </draw:frame>
        <draw:line draw:style-name="gr14" draw:text-style-name="P1" draw:layer="layout" svg:x1="68.125cm" svg:y1="22.3cm" svg:x2="66.925cm" svg:y2="24.2cm">
          <text:p/>
        </draw:line>
        <draw:line draw:style-name="gr14" draw:text-style-name="P1" draw:layer="layout" svg:x1="68.025cm" svg:y1="26.2cm" svg:x2="67.025cm" svg:y2="27.2cm">
          <text:p/>
        </draw:line>
        <draw:frame draw:style-name="gr20" draw:text-style-name="P2" draw:layer="layout" svg:width="2.1cm" svg:height="1.029cm" svg:x="67.125cm" svg:y="23.571cm">
          <draw:text-box>
            <text:p><text:span text:style-name="T1">/1,2 or 4</text:span></text:p>
          </draw:text-box>
        </draw:frame>
      </draw:page>
      <draw:page draw:name="page2" draw:style-name="dp1" draw:master-page-name="Default">
        <draw:rect draw:style-name="gr1" draw:text-style-name="P1" draw:layer="layout" svg:width="14.3cm" svg:height="7.4cm" svg:x="1cm" svg:y="1.3cm">
          <text:p/>
        </draw:rect>
        <draw:line draw:style-name="gr2" draw:text-style-name="P1" draw:layer="layout" svg:x1="2cm" svg:y1="4cm" svg:x2="14cm" svg:y2="4cm">
          <text:p/>
        </draw:line>
        <draw:frame draw:style-name="gr3" draw:layer="layout" svg:width="5.9cm" svg:height="1.3cm" draw:transform="rotate (1.5707963267946) translate (14.2cm 7.3cm)">
          <draw:text-box>
            <text:p>AHB_CLK_ROOT</text:p>
          </draw:text-box>
        </draw:frame>
        <draw:rect draw:style-name="gr4" draw:text-style-name="P1" draw:layer="layout" svg:width="1cm" svg:height="2cm" svg:x="11cm" svg:y="3cm">
          <text:p/>
        </draw:rect>
        <draw:frame draw:style-name="gr5" draw:layer="layout" svg:width="1.031cm" svg:height="0.963cm" svg:x="11.069cm" svg:y="3.5cm">
          <draw:text-box>
            <text:p>/1</text:p>
          </draw:text-box>
        </draw:frame>
        <draw:frame draw:style-name="gr6" draw:text-style-name="P2" draw:layer="layout" svg:width="1.3cm" svg:height="0.7cm" svg:x="10.9cm" svg:y="2.4cm">
          <draw:text-box>
            <text:p><text:span text:style-name="T1">/1../8</text:span></text:p>
          </draw:text-box>
        </draw:frame>
        <draw:frame draw:style-name="gr45" draw:layer="layout" svg:width="7.419cm" svg:height="1.039cm" svg:x="1.1cm" svg:y="1.4cm">
          <draw:text-box>
            <text:p text:style-name="P13"><text:span text:style-name="T2">#define RUN_FROM_DEFAULT_CLOCK</text:span><text:span text:style-name="T2"><text:line-break/></text:span><text:span text:style-name="T2">#define AHB_CLK_ROOT_DIVIDE <text:s/>1 // 1..8</text:span></text:p>
          </draw:text-box>
        </draw:frame>
        <draw:rect draw:style-name="gr18" draw:text-style-name="P1" draw:layer="layout" svg:width="2cm" svg:height="2cm" svg:x="3.4cm" svg:y="3cm">
          <text:p/>
        </draw:rect>
        <draw:frame draw:style-name="gr8" draw:text-style-name="P2" draw:layer="layout" svg:width="2.14cm" svg:height="0.64cm" svg:x="1.1cm" svg:y="3.3cm">
          <draw:text-box>
            <text:p><text:span text:style-name="T1">OSC_CLK</text:span></text:p>
          </draw:text-box>
        </draw:frame>
        <draw:frame draw:style-name="gr21" draw:layer="layout" svg:width="1.979cm" svg:height="0.963cm" svg:x="3.421cm" svg:y="3.537cm">
          <draw:text-box>
            <text:p>PLL2</text:p>
          </draw:text-box>
        </draw:frame>
        <draw:line draw:style-name="gr9" draw:text-style-name="P1" draw:layer="layout" svg:x1="3cm" svg:y1="4cm" svg:x2="3cm" svg:y2="6cm">
          <text:p/>
        </draw:line>
        <draw:line draw:style-name="gr9" draw:text-style-name="P1" draw:layer="layout" svg:x1="6cm" svg:y1="4cm" svg:x2="6cm" svg:y2="6cm">
          <text:p/>
        </draw:line>
        <draw:line draw:style-name="gr9" draw:text-style-name="P1" draw:layer="layout" svg:x1="3cm" svg:y1="6cm" svg:x2="4.3cm" svg:y2="6cm">
          <text:p/>
        </draw:line>
        <draw:line draw:style-name="gr9" draw:text-style-name="P1" draw:layer="layout" svg:x1="6cm" svg:y1="6cm" svg:x2="5cm" svg:y2="6cm">
          <text:p/>
        </draw:line>
        <draw:line draw:style-name="gr10" draw:text-style-name="P1" draw:layer="layout" svg:x1="4.3cm" svg:y1="6cm" svg:x2="5.2cm" svg:y2="5.9cm">
          <text:p/>
        </draw:line>
        <draw:line draw:style-name="gr9" draw:text-style-name="P1" draw:layer="layout" svg:x1="3.4cm" svg:y1="5cm" svg:x2="5.4cm" svg:y2="3cm">
          <text:p/>
        </draw:line>
        <draw:custom-shape draw:style-name="gr11" draw:text-style-name="P1" draw:layer="layout" svg:width="3.6cm" svg:height="0.7cm" draw:transform="rotate (1.5707963267946) translate (7cm 6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7cm" svg:y1="3.3cm" svg:x2="5.4cm" svg:y2="3.3cm">
          <text:p/>
        </draw:line>
        <draw:line draw:style-name="gr9" draw:text-style-name="P1" draw:layer="layout" svg:x1="7cm" svg:y1="4.8cm" svg:x2="6.4cm" svg:y2="4.8cm">
          <text:p/>
        </draw:line>
        <draw:line draw:style-name="gr9" draw:text-style-name="P1" draw:layer="layout" svg:x1="7cm" svg:y1="5.7cm" svg:x2="6.4cm" svg:y2="5.7cm">
          <text:p/>
        </draw:line>
        <draw:custom-shape draw:style-name="gr11" draw:text-style-name="P1" draw:layer="layout" svg:width="2.6cm" svg:height="0.7cm" draw:transform="rotate (1.5707963267946) translate (9.1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9.1cm" svg:y1="4.8cm" svg:x2="8.4cm" svg:y2="4.8cm">
          <text:p/>
        </draw:line>
        <draw:frame draw:style-name="gr13" draw:text-style-name="P2" draw:layer="layout" svg:width="5.599cm" svg:height="1.046cm" svg:x="1.801cm" svg:y="7.054cm">
          <draw:text-box>
            <text:p text:style-name="P1"><text:span text:style-name="T3">CCM_CBCMR</text:span><text:span text:style-name="T1"><text:line-break/></text:span><text:span text:style-name="T1">[PRE_PERIPH_CLK_SEL = 0x2]</text:span></text:p>
          </draw:text-box>
        </draw:frame>
        <draw:line draw:style-name="gr14" draw:text-style-name="P1" draw:layer="layout" svg:x1="5.8cm" svg:y1="7.1cm" svg:x2="7.1cm" svg:y2="5.9cm">
          <text:p/>
        </draw:line>
        <draw:frame draw:style-name="gr15" draw:text-style-name="P2" draw:layer="layout" svg:width="4.685cm" svg:height="1.046cm" svg:x="7.501cm" svg:y="7.054cm">
          <draw:text-box>
            <text:p text:style-name="P1"><text:span text:style-name="T3">CCM_CBCDR</text:span><text:span text:style-name="T1"><text:line-break/></text:span><text:span text:style-name="T1">[PERIPH_CLK_SEL = 0x0]</text:span></text:p>
          </draw:text-box>
        </draw:frame>
        <draw:line draw:style-name="gr14" draw:text-style-name="P1" draw:layer="layout" svg:x1="10.3cm" svg:y1="7.1cm" svg:x2="9.2cm" svg:y2="5.2cm">
          <text:p/>
        </draw:line>
        <draw:frame draw:style-name="gr16" draw:text-style-name="P2" draw:layer="layout" svg:width="3.554cm" svg:height="1.046cm" svg:x="10.646cm" svg:y="5.6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11.7cm" svg:y1="5.8cm" svg:x2="11.3cm" svg:y2="4.8cm">
          <text:p/>
        </draw:line>
        <draw:frame draw:style-name="gr17" draw:text-style-name="P3" draw:layer="layout" svg:width="1.755cm" svg:height="0.735cm" draw:transform="rotate (1.5707963267946) translate (10.2cm 4.1cm)">
          <draw:text-box>
            <text:p><text:span text:style-name="T4">PERIPH CLK</text:span></text:p>
            <text:p><text:span text:style-name="T4">24.0MHz</text:span></text:p>
          </draw:text-box>
        </draw:frame>
        <draw:frame draw:style-name="gr20" draw:text-style-name="P4" draw:layer="layout" svg:width="2.6cm" svg:height="1.029cm" svg:x="3.3cm" svg:y="2.471cm">
          <draw:text-box>
            <text:p><text:span text:style-name="T6">System PLL</text:span></text:p>
          </draw:text-box>
        </draw:frame>
        <draw:rect draw:style-name="gr1" draw:text-style-name="P1" draw:layer="layout" svg:width="14.3cm" svg:height="10.3cm" svg:x="1cm" svg:y="9.9cm">
          <text:p/>
        </draw:rect>
        <draw:line draw:style-name="gr2" draw:text-style-name="P1" draw:layer="layout" svg:x1="9.8cm" svg:y1="12.6cm" svg:x2="14cm" svg:y2="12.6cm">
          <text:p/>
        </draw:line>
        <draw:frame draw:style-name="gr3" draw:layer="layout" svg:width="5.9cm" svg:height="1.3cm" draw:transform="rotate (1.5707963267946) translate (14.2cm 15.9cm)">
          <draw:text-box>
            <text:p>AHB_CLK_ROOT</text:p>
          </draw:text-box>
        </draw:frame>
        <draw:rect draw:style-name="gr4" draw:text-style-name="P1" draw:layer="layout" svg:width="1cm" svg:height="2cm" svg:x="11cm" svg:y="11.6cm">
          <text:p/>
        </draw:rect>
        <draw:frame draw:style-name="gr5" draw:layer="layout" svg:width="1.031cm" svg:height="0.963cm" svg:x="11.069cm" svg:y="12.1cm">
          <draw:text-box>
            <text:p>/1</text:p>
          </draw:text-box>
        </draw:frame>
        <draw:frame draw:style-name="gr6" draw:text-style-name="P2" draw:layer="layout" svg:width="1.3cm" svg:height="0.7cm" svg:x="10.9cm" svg:y="11cm">
          <draw:text-box>
            <text:p><text:span text:style-name="T1">/1../8</text:span></text:p>
          </draw:text-box>
        </draw:frame>
        <draw:frame draw:style-name="gr46" draw:layer="layout" svg:width="8.876cm" svg:height="1.433cm" svg:x="1.075cm" svg:y="9.879cm">
          <draw:text-box>
            <text:p><text:span text:style-name="T2">#define PERIPH_CLK_SOURCE_OSC</text:span><text:span text:style-name="T2"><text:line-break/></text:span><text:span text:style-name="T2">#define PERIPH_CLK_SOURCE_OSC_DIVIDE 1 // 1..8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1.1cm" svg:y="11.9cm">
          <draw:text-box>
            <text:p><text:span text:style-name="T1">OSC_CLK</text:span></text:p>
          </draw:text-box>
        </draw:frame>
        <draw:line draw:style-name="gr9" draw:text-style-name="P1" draw:layer="layout" svg:x1="3cm" svg:y1="12.6cm" svg:x2="3cm" svg:y2="14.6cm">
          <text:p/>
        </draw:line>
        <draw:line draw:style-name="gr9" draw:text-style-name="P1" draw:layer="layout" svg:x1="6cm" svg:y1="12.6cm" svg:x2="6cm" svg:y2="14.6cm">
          <text:p/>
        </draw:line>
        <draw:line draw:style-name="gr9" draw:text-style-name="P1" draw:layer="layout" svg:x1="3cm" svg:y1="14.6cm" svg:x2="4.3cm" svg:y2="14.6cm">
          <text:p/>
        </draw:line>
        <draw:line draw:style-name="gr9" draw:text-style-name="P1" draw:layer="layout" svg:x1="6cm" svg:y1="14.6cm" svg:x2="5cm" svg:y2="14.6cm">
          <text:p/>
        </draw:line>
        <draw:line draw:style-name="gr10" draw:text-style-name="P1" draw:layer="layout" svg:x1="4.3cm" svg:y1="14.6cm" svg:x2="5.2cm" svg:y2="14.5cm">
          <text:p/>
        </draw:line>
        <draw:custom-shape draw:style-name="gr11" draw:text-style-name="P1" draw:layer="layout" svg:width="3.6cm" svg:height="0.7cm" draw:transform="rotate (1.5707963267946) translate (7cm 14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7cm" svg:y1="11.9cm" svg:x2="5.4cm" svg:y2="11.9cm">
          <text:p/>
        </draw:line>
        <draw:line draw:style-name="gr9" draw:text-style-name="P1" draw:layer="layout" svg:x1="7cm" svg:y1="13.4cm" svg:x2="6.4cm" svg:y2="13.4cm">
          <text:p/>
        </draw:line>
        <draw:line draw:style-name="gr9" draw:text-style-name="P1" draw:layer="layout" svg:x1="7cm" svg:y1="14.3cm" svg:x2="6.4cm" svg:y2="14.3cm">
          <text:p/>
        </draw:line>
        <draw:custom-shape draw:style-name="gr11" draw:text-style-name="P1" draw:layer="layout" svg:width="2.6cm" svg:height="0.7cm" draw:transform="rotate (1.5707963267946) translate (9.1cm 14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9.1cm" svg:y1="13.4cm" svg:x2="8.1cm" svg:y2="13.4cm">
          <text:p/>
        </draw:line>
        <draw:frame draw:style-name="gr13" draw:text-style-name="P2" draw:layer="layout" svg:width="5.599cm" svg:height="1.046cm" svg:x="1.7cm" svg:y="15.154cm">
          <draw:text-box>
            <text:p text:style-name="P1"><text:span text:style-name="T3">CCM_CBCMR</text:span><text:span text:style-name="T1"><text:line-break/></text:span><text:span text:style-name="T1">[PRE_PERIPH_CLK_SEL = 0x2]</text:span></text:p>
          </draw:text-box>
        </draw:frame>
        <draw:line draw:style-name="gr14" draw:text-style-name="P1" draw:layer="layout" svg:x1="5.3cm" svg:y1="15.6cm" svg:x2="7.1cm" svg:y2="14.5cm">
          <text:p/>
        </draw:line>
        <draw:frame draw:style-name="gr15" draw:text-style-name="P2" draw:layer="layout" svg:width="4.685cm" svg:height="1.046cm" svg:x="8.215cm" svg:y="15.654cm">
          <draw:text-box>
            <text:p text:style-name="P1"><text:span text:style-name="T3">CCM_CBCDR</text:span><text:span text:style-name="T1"><text:line-break/></text:span><text:span text:style-name="T1">[PERIPH_CLK_SEL = 0x1]</text:span></text:p>
          </draw:text-box>
        </draw:frame>
        <draw:line draw:style-name="gr14" draw:text-style-name="P1" draw:layer="layout" svg:x1="10.3cm" svg:y1="15.7cm" svg:x2="9.2cm" svg:y2="13.8cm">
          <text:p/>
        </draw:line>
        <draw:frame draw:style-name="gr16" draw:text-style-name="P2" draw:layer="layout" svg:width="3.554cm" svg:height="1.046cm" svg:x="10.646cm" svg:y="14.2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11.7cm" svg:y1="14.4cm" svg:x2="11.3cm" svg:y2="13.4cm">
          <text:p/>
        </draw:line>
        <draw:frame draw:style-name="gr17" draw:text-style-name="P3" draw:layer="layout" svg:width="1.755cm" svg:height="0.735cm" draw:transform="rotate (1.5707963267946) translate (10.2cm 12.7cm)">
          <draw:text-box>
            <text:p><text:span text:style-name="T4">PERIPH CLK</text:span></text:p>
            <text:p><text:span text:style-name="T4">24.0MHz</text:span></text:p>
          </draw:text-box>
        </draw:frame>
        <draw:frame draw:style-name="gr20" draw:text-style-name="P4" draw:layer="layout" svg:width="2.6cm" svg:height="1.029cm" svg:x="3.3cm" svg:y="11.071cm">
          <draw:text-box>
            <text:p><text:span text:style-name="T6">System PLL</text:span></text:p>
          </draw:text-box>
        </draw:frame>
        <draw:line draw:style-name="gr9" draw:text-style-name="P1" draw:layer="layout" svg:x1="7cm" svg:y1="4cm" svg:x2="7.7cm" svg:y2="4cm">
          <text:p/>
        </draw:line>
        <draw:line draw:style-name="gr9" draw:text-style-name="P1" draw:layer="layout" svg:x1="9.1cm" svg:y1="4cm" svg:x2="9.8cm" svg:y2="4cm">
          <text:p/>
        </draw:line>
        <draw:line draw:style-name="gr9" draw:text-style-name="P1" draw:layer="layout" svg:x1="7cm" svg:y1="12.6cm" svg:x2="7.7cm" svg:y2="12.6cm">
          <text:p/>
        </draw:line>
        <draw:line draw:style-name="gr9" draw:text-style-name="P1" draw:layer="layout" svg:x1="9.8cm" svg:y1="12.6cm" svg:x2="9.1cm" svg:y2="13.4cm">
          <text:p/>
        </draw:line>
        <draw:line draw:style-name="gr12" draw:text-style-name="P1" draw:layer="layout" svg:x1="8.1cm" svg:y1="17.4cm" svg:x2="8.1cm" svg:y2="13.4cm">
          <text:p/>
        </draw:line>
        <draw:rect draw:style-name="gr4" draw:text-style-name="P1" draw:layer="layout" svg:width="1cm" svg:height="2cm" svg:x="7.6cm" svg:y="17cm">
          <text:p/>
        </draw:rect>
        <draw:frame draw:style-name="gr5" draw:layer="layout" svg:width="1.031cm" svg:height="0.963cm" svg:x="7.669cm" svg:y="17.5cm">
          <draw:text-box>
            <text:p>/1</text:p>
          </draw:text-box>
        </draw:frame>
        <draw:frame draw:style-name="gr6" draw:text-style-name="P2" draw:layer="layout" svg:width="1.3cm" svg:height="0.7cm" svg:x="8.6cm" svg:y="17cm">
          <draw:text-box>
            <text:p><text:span text:style-name="T1">/1../8</text:span></text:p>
          </draw:text-box>
        </draw:frame>
        <draw:frame draw:style-name="gr47" draw:text-style-name="P2" draw:layer="layout" svg:width="4.879cm" svg:height="1.046cm" svg:x="9.146cm" svg:y="18.254cm">
          <draw:text-box>
            <text:p text:style-name="P1"><text:span text:style-name="T3">CCM_CBCDR</text:span><text:span text:style-name="T1"><text:line-break/></text:span><text:span text:style-name="T1">[PERIPH_CLK2_SEL = 0x0]</text:span></text:p>
          </draw:text-box>
        </draw:frame>
        <draw:line draw:style-name="gr14" draw:text-style-name="P1" draw:layer="layout" svg:x1="10.8cm" svg:y1="18.7cm" svg:x2="8.5cm" svg:y2="18.4cm">
          <text:p/>
        </draw:line>
        <draw:frame draw:style-name="gr48" draw:text-style-name="P3" draw:layer="layout" svg:width="1.933cm" svg:height="0.735cm" draw:transform="rotate (1.5707963267946) translate (7.4cm 16.355cm)">
          <draw:text-box>
            <text:p><text:span text:style-name="T4">PERIPH CLK 2</text:span></text:p>
            <text:p><text:span text:style-name="T4">24.0MHz</text:span></text:p>
          </draw:text-box>
        </draw:frame>
        <draw:custom-shape draw:style-name="gr11" draw:text-style-name="P1" draw:layer="layout" svg:width="2.6cm" svg:height="0.7cm" draw:transform="rotate (1.5707963267946) translate (6.3cm 19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2" draw:layer="layout" svg:width="2.14cm" svg:height="0.64cm" svg:x="1.36cm" svg:y="17.25cm">
          <draw:text-box>
            <text:p><text:span text:style-name="T1">OSC_CLK</text:span></text:p>
          </draw:text-box>
        </draw:frame>
        <draw:line draw:style-name="gr9" draw:text-style-name="P1" draw:layer="layout" svg:x1="6.3cm" svg:y1="18.6cm" svg:x2="5.4cm" svg:y2="18.6cm">
          <text:p/>
        </draw:line>
        <draw:line draw:style-name="gr49" draw:text-style-name="P1" draw:layer="layout" svg:x1="6.3cm" svg:y1="17cm" svg:x2="3cm" svg:y2="17cm">
          <text:p/>
        </draw:line>
        <draw:line draw:style-name="gr12" draw:text-style-name="P1" draw:layer="layout" svg:x1="6.3cm" svg:y1="17.89cm" svg:x2="2.3cm" svg:y2="17.89cm">
          <text:p/>
        </draw:line>
        <draw:line draw:style-name="gr12" draw:text-style-name="P1" draw:layer="layout" svg:x1="7cm" svg:y1="17.9cm" svg:x2="7.6cm" svg:y2="17.9cm">
          <text:p/>
        </draw:line>
        <draw:line draw:style-name="gr9" draw:text-style-name="P1" draw:layer="layout" svg:x1="6.3cm" svg:y1="17.9cm" svg:x2="7cm" svg:y2="17.9cm">
          <text:p/>
        </draw:line>
        <draw:line draw:style-name="gr9" draw:text-style-name="P1" draw:layer="layout" svg:x1="1.9cm" svg:y1="12.6cm" svg:x2="9.1cm" svg:y2="12.6cm">
          <text:p/>
        </draw:line>
        <draw:rect draw:style-name="gr18" draw:text-style-name="P1" draw:layer="layout" svg:width="2cm" svg:height="2cm" svg:x="3.4cm" svg:y="11.6cm">
          <text:p/>
        </draw:rect>
        <draw:frame draw:style-name="gr21" draw:layer="layout" svg:width="1.979cm" svg:height="0.963cm" svg:x="3.421cm" svg:y="12.137cm">
          <draw:text-box>
            <text:p>PLL2</text:p>
          </draw:text-box>
        </draw:frame>
        <draw:line draw:style-name="gr9" draw:text-style-name="P1" draw:layer="layout" svg:x1="3.4cm" svg:y1="13.6cm" svg:x2="5.4cm" svg:y2="11.6cm">
          <text:p/>
        </draw:line>
        <draw:frame draw:style-name="gr47" draw:text-style-name="P2" draw:layer="layout" svg:width="4.879cm" svg:height="1.046cm" svg:x="1.501cm" svg:y="18.954cm">
          <draw:text-box>
            <text:p text:style-name="P1"><text:span text:style-name="T3">CCM_CBCMR</text:span><text:span text:style-name="T1"><text:line-break/></text:span><text:span text:style-name="T1">[PERIPH_CLK2_SEL = 0x0]</text:span></text:p>
          </draw:text-box>
        </draw:frame>
        <draw:line draw:style-name="gr14" draw:text-style-name="P1" draw:layer="layout" svg:x1="6.4cm" svg:y1="18.8cm" svg:x2="4.7cm" svg:y2="19.3cm">
          <text:p/>
        </draw:line>
        <draw:rect draw:style-name="gr1" draw:text-style-name="P1" draw:layer="layout" svg:width="14.3cm" svg:height="14.7cm" svg:x="1cm" svg:y="21cm">
          <text:p/>
        </draw:rect>
        <draw:line draw:style-name="gr2" draw:text-style-name="P1" draw:layer="layout" svg:x1="9.8cm" svg:y1="23.7cm" svg:x2="14cm" svg:y2="23.7cm">
          <text:p/>
        </draw:line>
        <draw:frame draw:style-name="gr3" draw:layer="layout" svg:width="5.9cm" svg:height="1.3cm" draw:transform="rotate (1.5707963267946) translate (14.2cm 27cm)">
          <draw:text-box>
            <text:p>AHB_CLK_ROOT</text:p>
          </draw:text-box>
        </draw:frame>
        <draw:rect draw:style-name="gr4" draw:text-style-name="P1" draw:layer="layout" svg:width="1cm" svg:height="2cm" svg:x="11cm" svg:y="22.7cm">
          <text:p/>
        </draw:rect>
        <draw:frame draw:style-name="gr5" draw:layer="layout" svg:width="1.031cm" svg:height="0.963cm" svg:x="11.069cm" svg:y="23.2cm">
          <draw:text-box>
            <text:p>/1</text:p>
          </draw:text-box>
        </draw:frame>
        <draw:frame draw:style-name="gr6" draw:text-style-name="P2" draw:layer="layout" svg:width="1.3cm" svg:height="0.7cm" svg:x="10.9cm" svg:y="22.1cm">
          <draw:text-box>
            <text:p><text:span text:style-name="T1">/1../8</text:span></text:p>
          </draw:text-box>
        </draw:frame>
        <draw:frame draw:style-name="gr50" draw:layer="layout" svg:width="9.422cm" svg:height="1.433cm" svg:x="0.954cm" svg:y="20.954cm">
          <draw:text-box>
            <text:p><text:span text:style-name="T2">#define PERIPH_CLK_SOURCE_PLL3_SW_CLK</text:span><text:span text:style-name="T2"><text:line-break/></text:span><text:span text:style-name="T2">#define PERIPH_CLK_SOURCE_PLL_SW_DIVIDE 1 // 1..8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1.1cm" svg:y="23cm">
          <draw:text-box>
            <text:p><text:span text:style-name="T1">OSC_CLK</text:span></text:p>
          </draw:text-box>
        </draw:frame>
        <draw:line draw:style-name="gr9" draw:text-style-name="P1" draw:layer="layout" svg:x1="3cm" svg:y1="23.7cm" svg:x2="3cm" svg:y2="25.7cm">
          <text:p/>
        </draw:line>
        <draw:line draw:style-name="gr9" draw:text-style-name="P1" draw:layer="layout" svg:x1="6cm" svg:y1="23.7cm" svg:x2="6cm" svg:y2="25.7cm">
          <text:p/>
        </draw:line>
        <draw:line draw:style-name="gr9" draw:text-style-name="P1" draw:layer="layout" svg:x1="3cm" svg:y1="25.7cm" svg:x2="4.3cm" svg:y2="25.7cm">
          <text:p/>
        </draw:line>
        <draw:line draw:style-name="gr9" draw:text-style-name="P1" draw:layer="layout" svg:x1="6cm" svg:y1="25.7cm" svg:x2="5cm" svg:y2="25.7cm">
          <text:p/>
        </draw:line>
        <draw:line draw:style-name="gr10" draw:text-style-name="P1" draw:layer="layout" svg:x1="4.3cm" svg:y1="25.7cm" svg:x2="5.2cm" svg:y2="25.6cm">
          <text:p/>
        </draw:line>
        <draw:custom-shape draw:style-name="gr11" draw:text-style-name="P1" draw:layer="layout" svg:width="3.6cm" svg:height="0.7cm" draw:transform="rotate (1.5707963267946) translate (7cm 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7cm" svg:y1="23cm" svg:x2="5.4cm" svg:y2="23cm">
          <text:p/>
        </draw:line>
        <draw:line draw:style-name="gr9" draw:text-style-name="P1" draw:layer="layout" svg:x1="7cm" svg:y1="24.5cm" svg:x2="6.4cm" svg:y2="24.5cm">
          <text:p/>
        </draw:line>
        <draw:line draw:style-name="gr9" draw:text-style-name="P1" draw:layer="layout" svg:x1="7cm" svg:y1="25.4cm" svg:x2="6.4cm" svg:y2="25.4cm">
          <text:p/>
        </draw:line>
        <draw:custom-shape draw:style-name="gr11" draw:text-style-name="P1" draw:layer="layout" svg:width="2.6cm" svg:height="0.7cm" draw:transform="rotate (1.5707963267946) translate (9.1cm 25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9.1cm" svg:y1="24.5cm" svg:x2="8.1cm" svg:y2="24.5cm">
          <text:p/>
        </draw:line>
        <draw:frame draw:style-name="gr13" draw:text-style-name="P2" draw:layer="layout" svg:width="5.599cm" svg:height="1.046cm" svg:x="1.7cm" svg:y="26.254cm">
          <draw:text-box>
            <text:p text:style-name="P1"><text:span text:style-name="T3">CCM_CBCMR</text:span><text:span text:style-name="T1"><text:line-break/></text:span><text:span text:style-name="T1">[PRE_PERIPH_CLK_SEL = 0x2]</text:span></text:p>
          </draw:text-box>
        </draw:frame>
        <draw:line draw:style-name="gr14" draw:text-style-name="P1" draw:layer="layout" svg:x1="5.3cm" svg:y1="26.7cm" svg:x2="7.1cm" svg:y2="25.6cm">
          <text:p/>
        </draw:line>
        <draw:frame draw:style-name="gr15" draw:text-style-name="P2" draw:layer="layout" svg:width="4.685cm" svg:height="1.046cm" svg:x="8.215cm" svg:y="26.754cm">
          <draw:text-box>
            <text:p text:style-name="P1"><text:span text:style-name="T3">CCM_CBCDR</text:span><text:span text:style-name="T1"><text:line-break/></text:span><text:span text:style-name="T1">[PERIPH_CLK_SEL = 0x1]</text:span></text:p>
          </draw:text-box>
        </draw:frame>
        <draw:line draw:style-name="gr14" draw:text-style-name="P1" draw:layer="layout" svg:x1="10.3cm" svg:y1="26.8cm" svg:x2="9.2cm" svg:y2="24.9cm">
          <text:p/>
        </draw:line>
        <draw:frame draw:style-name="gr16" draw:text-style-name="P2" draw:layer="layout" svg:width="3.554cm" svg:height="1.046cm" svg:x="10.646cm" svg:y="25.3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11.7cm" svg:y1="25.5cm" svg:x2="11.3cm" svg:y2="24.5cm">
          <text:p/>
        </draw:line>
        <draw:frame draw:style-name="gr17" draw:text-style-name="P3" draw:layer="layout" svg:width="1.755cm" svg:height="0.735cm" draw:transform="rotate (1.5707963267946) translate (10.2cm 23.8cm)">
          <draw:text-box>
            <text:p><text:span text:style-name="T4">PERIPH CLK</text:span></text:p>
            <text:p><text:span text:style-name="T4">480MHz</text:span></text:p>
          </draw:text-box>
        </draw:frame>
        <draw:frame draw:style-name="gr20" draw:text-style-name="P4" draw:layer="layout" svg:width="2.6cm" svg:height="1.029cm" svg:x="3.3cm" svg:y="22.171cm">
          <draw:text-box>
            <text:p><text:span text:style-name="T6">System PLL</text:span></text:p>
          </draw:text-box>
        </draw:frame>
        <draw:line draw:style-name="gr9" draw:text-style-name="P1" draw:layer="layout" svg:x1="7cm" svg:y1="23.7cm" svg:x2="7.7cm" svg:y2="23.7cm">
          <text:p/>
        </draw:line>
        <draw:line draw:style-name="gr9" draw:text-style-name="P1" draw:layer="layout" svg:x1="9.8cm" svg:y1="23.7cm" svg:x2="9.1cm" svg:y2="24.5cm">
          <text:p/>
        </draw:line>
        <draw:line draw:style-name="gr12" draw:text-style-name="P1" draw:layer="layout" svg:x1="8.1cm" svg:y1="28.5cm" svg:x2="8.1cm" svg:y2="24.5cm">
          <text:p/>
        </draw:line>
        <draw:rect draw:style-name="gr4" draw:text-style-name="P1" draw:layer="layout" svg:width="1cm" svg:height="2cm" svg:x="7.6cm" svg:y="28.1cm">
          <text:p/>
        </draw:rect>
        <draw:frame draw:style-name="gr5" draw:layer="layout" svg:width="1.031cm" svg:height="0.963cm" svg:x="7.669cm" svg:y="28.6cm">
          <draw:text-box>
            <text:p>/1</text:p>
          </draw:text-box>
        </draw:frame>
        <draw:frame draw:style-name="gr6" draw:text-style-name="P2" draw:layer="layout" svg:width="1.3cm" svg:height="0.7cm" svg:x="8.6cm" svg:y="28.1cm">
          <draw:text-box>
            <text:p><text:span text:style-name="T1">/1../8</text:span></text:p>
          </draw:text-box>
        </draw:frame>
        <draw:frame draw:style-name="gr47" draw:text-style-name="P2" draw:layer="layout" svg:width="4.879cm" svg:height="1.046cm" svg:x="9.146cm" svg:y="29.354cm">
          <draw:text-box>
            <text:p text:style-name="P1"><text:span text:style-name="T3">CCM_CBCDR</text:span><text:span text:style-name="T1"><text:line-break/></text:span><text:span text:style-name="T1">[PERIPH_CLK2_SEL = 0x0]</text:span></text:p>
          </draw:text-box>
        </draw:frame>
        <draw:line draw:style-name="gr14" draw:text-style-name="P1" draw:layer="layout" svg:x1="10.3cm" svg:y1="29.8cm" svg:x2="8.5cm" svg:y2="29.5cm">
          <text:p/>
        </draw:line>
        <draw:frame draw:style-name="gr48" draw:text-style-name="P3" draw:layer="layout" svg:width="1.933cm" svg:height="0.735cm" draw:transform="rotate (1.5707963267946) translate (7.4cm 27.455cm)">
          <draw:text-box>
            <text:p><text:span text:style-name="T4">PERIPH CLK 2</text:span></text:p>
            <text:p><text:span text:style-name="T4">480MHz</text:span></text:p>
          </draw:text-box>
        </draw:frame>
        <draw:custom-shape draw:style-name="gr11" draw:text-style-name="P1" draw:layer="layout" svg:width="2.6cm" svg:height="0.7cm" draw:transform="rotate (1.5707963267946) translate (6.3cm 30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2" draw:layer="layout" svg:width="2.14cm" svg:height="0.64cm" svg:x="1.3cm" svg:y="28.3cm">
          <draw:text-box>
            <text:p><text:span text:style-name="T1">OSC_CLK</text:span></text:p>
          </draw:text-box>
        </draw:frame>
        <draw:line draw:style-name="gr9" draw:text-style-name="P1" draw:layer="layout" svg:x1="6.3cm" svg:y1="28.9cm" svg:x2="2.1cm" svg:y2="28.9cm">
          <text:p/>
        </draw:line>
        <draw:line draw:style-name="gr49" draw:text-style-name="P1" draw:layer="layout" svg:x1="6.3cm" svg:y1="28.2cm" svg:x2="3cm" svg:y2="28.2cm">
          <text:p/>
        </draw:line>
        <draw:line draw:style-name="gr12" draw:text-style-name="P1" draw:layer="layout" svg:x1="6.3cm" svg:y1="29.7cm" svg:x2="5.8cm" svg:y2="29.7cm">
          <text:p/>
        </draw:line>
        <draw:line draw:style-name="gr12" draw:text-style-name="P1" draw:layer="layout" svg:x1="7cm" svg:y1="29cm" svg:x2="7.6cm" svg:y2="29cm">
          <text:p/>
        </draw:line>
        <draw:line draw:style-name="gr9" draw:text-style-name="P1" draw:layer="layout" svg:x1="6.3cm" svg:y1="29.7cm" svg:x2="7cm" svg:y2="29cm">
          <text:p/>
        </draw:line>
        <draw:line draw:style-name="gr9" draw:text-style-name="P1" draw:layer="layout" svg:x1="1.9cm" svg:y1="23.7cm" svg:x2="9.1cm" svg:y2="23.7cm">
          <text:p/>
        </draw:line>
        <draw:rect draw:style-name="gr18" draw:text-style-name="P1" draw:layer="layout" svg:width="2cm" svg:height="2cm" svg:x="3.4cm" svg:y="22.7cm">
          <text:p/>
        </draw:rect>
        <draw:frame draw:style-name="gr21" draw:layer="layout" svg:width="1.979cm" svg:height="0.963cm" svg:x="3.421cm" svg:y="23.237cm">
          <draw:text-box>
            <text:p>PLL2</text:p>
          </draw:text-box>
        </draw:frame>
        <draw:line draw:style-name="gr9" draw:text-style-name="P1" draw:layer="layout" svg:x1="3.4cm" svg:y1="24.7cm" svg:x2="5.4cm" svg:y2="22.7cm">
          <text:p/>
        </draw:line>
        <draw:frame draw:style-name="gr51" draw:text-style-name="P5" draw:layer="layout" svg:width="4.879cm" svg:height="1.046cm" svg:x="6.8cm" svg:y="30.854cm">
          <draw:text-box>
            <text:p text:style-name="P1"><text:span text:style-name="T3">CCM_CBCMR</text:span><text:span text:style-name="T1"><text:line-break/></text:span><text:span text:style-name="T1">[PERIPH_CLK2_SEL = 0x0]</text:span></text:p>
          </draw:text-box>
        </draw:frame>
        <draw:line draw:style-name="gr14" draw:text-style-name="P1" draw:layer="layout" svg:x1="6.4cm" svg:y1="29.9cm" svg:x2="8.3cm" svg:y2="31cm">
          <text:p/>
        </draw:line>
        <draw:frame draw:style-name="gr8" draw:text-style-name="P2" draw:layer="layout" svg:width="2.14cm" svg:height="0.64cm" svg:x="0.89cm" svg:y="31.519cm">
          <draw:text-box>
            <text:p><text:span text:style-name="T1">OSC_CLK</text:span></text:p>
          </draw:text-box>
        </draw:frame>
        <draw:line draw:style-name="gr9" draw:text-style-name="P1" draw:layer="layout" svg:x1="2.79cm" svg:y1="32.19cm" svg:x2="2.79cm" svg:y2="34.219cm">
          <text:p/>
        </draw:line>
        <draw:line draw:style-name="gr9" draw:text-style-name="P1" draw:layer="layout" svg:x1="5.79cm" svg:y1="32.219cm" svg:x2="5.79cm" svg:y2="34.219cm">
          <text:p/>
        </draw:line>
        <draw:line draw:style-name="gr9" draw:text-style-name="P1" draw:layer="layout" svg:x1="2.79cm" svg:y1="34.219cm" svg:x2="4.09cm" svg:y2="34.219cm">
          <text:p/>
        </draw:line>
        <draw:line draw:style-name="gr9" draw:text-style-name="P1" draw:layer="layout" svg:x1="5.79cm" svg:y1="34.219cm" svg:x2="4.79cm" svg:y2="34.219cm">
          <text:p/>
        </draw:line>
        <draw:line draw:style-name="gr10" draw:text-style-name="P1" draw:layer="layout" svg:x1="4.09cm" svg:y1="34.219cm" svg:x2="4.89cm" svg:y2="33.69cm">
          <text:p/>
        </draw:line>
        <draw:frame draw:style-name="gr20" draw:text-style-name="P4" draw:layer="layout" svg:width="2.6cm" svg:height="1.029cm" svg:x="3.09cm" svg:y="30.69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3.19cm" svg:y="31.219cm">
          <text:p/>
        </draw:rect>
        <draw:frame draw:style-name="gr19" draw:layer="layout" svg:width="2.077cm" svg:height="1.437cm" svg:x="3.211cm" svg:y="31.756cm">
          <draw:text-box>
            <text:p>PLL3<text:line-break/><text:span text:style-name="T5">480MHz</text:span></text:p>
          </draw:text-box>
        </draw:frame>
        <draw:line draw:style-name="gr9" draw:text-style-name="P1" draw:layer="layout" svg:x1="3.19cm" svg:y1="32.19cm" svg:x2="1.69cm" svg:y2="32.19cm">
          <text:p/>
        </draw:line>
        <draw:line draw:style-name="gr12" draw:text-style-name="P1" draw:layer="layout" svg:x1="5.8cm" svg:y1="32.2cm" svg:x2="5.2cm" svg:y2="32.2cm">
          <text:p/>
        </draw:line>
        <draw:line draw:style-name="gr12" draw:text-style-name="P1" draw:layer="layout" svg:x1="5.8cm" svg:y1="29.7cm" svg:x2="5.8cm" svg:y2="32.2cm">
          <text:p/>
        </draw:line>
        <draw:frame draw:style-name="gr52" draw:text-style-name="P3" draw:layer="layout" svg:width="1.594cm" svg:height="0.735cm" draw:transform="rotate (1.5707963267946) translate (5.065cm 31.133cm)">
          <draw:text-box>
            <text:p><text:span text:style-name="T4">pll3_sw_clk</text:span></text:p>
            <text:p><text:span text:style-name="T4">480MHz</text:span></text:p>
          </draw:text-box>
        </draw:frame>
        <draw:line draw:style-name="gr49" draw:text-style-name="P1" draw:layer="layout" svg:x1="3cm" svg:y1="14.6cm" svg:x2="3cm" svg:y2="17cm">
          <text:p/>
        </draw:line>
        <draw:line draw:style-name="gr49" draw:text-style-name="P1" draw:layer="layout" svg:x1="3cm" svg:y1="25.7cm" svg:x2="3cm" svg:y2="28.2cm">
          <text:p/>
        </draw:line>
        <draw:rect draw:style-name="gr1" draw:text-style-name="P1" draw:layer="layout" svg:width="14.3cm" svg:height="11.5cm" svg:x="32cm" svg:y="13cm">
          <text:p/>
        </draw:rect>
        <draw:line draw:style-name="gr2" draw:text-style-name="P1" draw:layer="layout" svg:x1="38.7cm" svg:y1="15.7cm" svg:x2="45cm" svg:y2="15.7cm">
          <text:p/>
        </draw:line>
        <draw:frame draw:style-name="gr3" draw:layer="layout" svg:width="5.9cm" svg:height="1.3cm" draw:transform="rotate (1.5707963267946) translate (45.2cm 19cm)">
          <draw:text-box>
            <text:p>AHB_CLK_ROOT</text:p>
          </draw:text-box>
        </draw:frame>
        <draw:rect draw:style-name="gr4" draw:text-style-name="P1" draw:layer="layout" svg:width="1cm" svg:height="2cm" svg:x="42cm" svg:y="14.7cm">
          <text:p/>
        </draw:rect>
        <draw:frame draw:style-name="gr5" draw:layer="layout" svg:width="1.031cm" svg:height="0.963cm" svg:x="42.069cm" svg:y="15.2cm">
          <draw:text-box>
            <text:p>/1</text:p>
          </draw:text-box>
        </draw:frame>
        <draw:frame draw:style-name="gr6" draw:text-style-name="P2" draw:layer="layout" svg:width="1.3cm" svg:height="0.7cm" svg:x="41.9cm" svg:y="14.1cm">
          <draw:text-box>
            <text:p><text:span text:style-name="T1">/1../8</text:span></text:p>
          </draw:text-box>
        </draw:frame>
        <draw:frame draw:style-name="gr53" draw:layer="layout" svg:width="9.24cm" svg:height="1.433cm" svg:x="31.946cm" svg:y="12.945cm">
          <draw:text-box>
            <text:p><text:span text:style-name="T2">#define PERIPH_CLK_SOURCE_PLL6_500M</text:span><text:span text:style-name="T2"><text:line-break/></text:span><text:span text:style-name="T2">#define PERIPH_CLK_SOURCE_PLL6_DIVIDE <text:s/>1 // 1..8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32.1cm" svg:y="15cm">
          <draw:text-box>
            <text:p><text:span text:style-name="T1">OSC_CLK</text:span></text:p>
          </draw:text-box>
        </draw:frame>
        <draw:line draw:style-name="gr9" draw:text-style-name="P1" draw:layer="layout" svg:x1="34cm" svg:y1="15.7cm" svg:x2="34cm" svg:y2="17.7cm">
          <text:p/>
        </draw:line>
        <draw:line draw:style-name="gr9" draw:text-style-name="P1" draw:layer="layout" svg:x1="37cm" svg:y1="15.7cm" svg:x2="37cm" svg:y2="17.7cm">
          <text:p/>
        </draw:line>
        <draw:line draw:style-name="gr9" draw:text-style-name="P1" draw:layer="layout" svg:x1="34cm" svg:y1="17.7cm" svg:x2="35.3cm" svg:y2="17.7cm">
          <text:p/>
        </draw:line>
        <draw:line draw:style-name="gr9" draw:text-style-name="P1" draw:layer="layout" svg:x1="37cm" svg:y1="17.7cm" svg:x2="36cm" svg:y2="17.7cm">
          <text:p/>
        </draw:line>
        <draw:line draw:style-name="gr10" draw:text-style-name="P1" draw:layer="layout" svg:x1="35.3cm" svg:y1="17.7cm" svg:x2="36.2cm" svg:y2="17.6cm">
          <text:p/>
        </draw:line>
        <draw:custom-shape draw:style-name="gr11" draw:text-style-name="P1" draw:layer="layout" svg:width="3.6cm" svg:height="0.7cm" draw:transform="rotate (1.5707963267946) translate (38cm 1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38cm" svg:y1="15cm" svg:x2="37.4cm" svg:y2="15cm">
          <text:p/>
        </draw:line>
        <draw:line draw:style-name="gr9" draw:text-style-name="P1" draw:layer="layout" svg:x1="38cm" svg:y1="16.5cm" svg:x2="37.4cm" svg:y2="16.5cm">
          <text:p/>
        </draw:line>
        <draw:line draw:style-name="gr12" draw:text-style-name="P1" draw:layer="layout" svg:x1="38cm" svg:y1="17.4cm" svg:x2="37.4cm" svg:y2="17.4cm">
          <text:p/>
        </draw:line>
        <draw:custom-shape draw:style-name="gr11" draw:text-style-name="P1" draw:layer="layout" svg:width="2.6cm" svg:height="0.7cm" draw:transform="rotate (1.5707963267946) translate (40.1cm 1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40.1cm" svg:y1="16.5cm" svg:x2="39.4cm" svg:y2="16.5cm">
          <text:p/>
        </draw:line>
        <draw:frame draw:style-name="gr13" draw:text-style-name="P2" draw:layer="layout" svg:width="5.599cm" svg:height="1.046cm" svg:x="38.901cm" svg:y="20cm">
          <draw:text-box>
            <text:p text:style-name="P1"><text:span text:style-name="T3">CCM_CBCMR</text:span><text:span text:style-name="T1"><text:line-break/></text:span><text:span text:style-name="T1">[PRE_PERIPH_CLK_SEL = 0x3]</text:span></text:p>
          </draw:text-box>
        </draw:frame>
        <draw:line draw:style-name="gr14" draw:text-style-name="P1" draw:layer="layout" svg:x1="40.6cm" svg:y1="20.3cm" svg:x2="38.1cm" svg:y2="17.6cm">
          <text:p/>
        </draw:line>
        <draw:frame draw:style-name="gr15" draw:text-style-name="P2" draw:layer="layout" svg:width="4.685cm" svg:height="1.046cm" svg:x="40.3cm" svg:y="18.7cm">
          <draw:text-box>
            <text:p text:style-name="P1"><text:span text:style-name="T3">CCM_CBCDR</text:span><text:span text:style-name="T1"><text:line-break/></text:span><text:span text:style-name="T1">[PERIPH_CLK_SEL = 0x0]</text:span></text:p>
          </draw:text-box>
        </draw:frame>
        <draw:line draw:style-name="gr14" draw:text-style-name="P1" draw:layer="layout" svg:x1="41.8cm" svg:y1="19cm" svg:x2="40.2cm" svg:y2="16.9cm">
          <text:p/>
        </draw:line>
        <draw:frame draw:style-name="gr16" draw:text-style-name="P2" draw:layer="layout" svg:width="3.554cm" svg:height="1.046cm" svg:x="41.646cm" svg:y="17.3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42.7cm" svg:y1="17.5cm" svg:x2="42.3cm" svg:y2="16.5cm">
          <text:p/>
        </draw:line>
        <draw:frame draw:style-name="gr17" draw:text-style-name="P3" draw:layer="layout" svg:width="1.755cm" svg:height="0.735cm" draw:transform="rotate (1.5707963267946) translate (41.2cm 15.8cm)">
          <draw:text-box>
            <text:p><text:span text:style-name="T4">PERIPH CLK</text:span></text:p>
            <text:p><text:span text:style-name="T4">500MHz</text:span></text:p>
          </draw:text-box>
        </draw:frame>
        <draw:line draw:style-name="gr9" draw:text-style-name="P1" draw:layer="layout" svg:x1="38cm" svg:y1="17.4cm" svg:x2="38.7cm" svg:y2="15.7cm">
          <text:p/>
        </draw:line>
        <draw:line draw:style-name="gr9" draw:text-style-name="P1" draw:layer="layout" svg:x1="40.1cm" svg:y1="15.7cm" svg:x2="40.8cm" svg:y2="15.7cm">
          <text:p/>
        </draw:line>
        <draw:rect draw:style-name="gr18" draw:text-style-name="P1" draw:layer="layout" svg:width="2cm" svg:height="2cm" svg:x="34.5cm" svg:y="20.929cm">
          <text:p/>
        </draw:rect>
        <draw:frame draw:style-name="gr8" draw:text-style-name="P2" draw:layer="layout" svg:width="2.14cm" svg:height="0.64cm" svg:x="32.2cm" svg:y="21.229cm">
          <draw:text-box>
            <text:p><text:span text:style-name="T1">OSC_CLK</text:span></text:p>
          </draw:text-box>
        </draw:frame>
        <draw:frame draw:style-name="gr19" draw:layer="layout" svg:width="2.077cm" svg:height="1.437cm" svg:x="34.521cm" svg:y="21.466cm">
          <draw:text-box>
            <text:p>PLL6<text:line-break/><text:span text:style-name="T5">500MHz</text:span></text:p>
          </draw:text-box>
        </draw:frame>
        <draw:line draw:style-name="gr9" draw:text-style-name="P1" draw:layer="layout" svg:x1="34.1cm" svg:y1="21.9cm" svg:x2="34.1cm" svg:y2="23.929cm">
          <text:p/>
        </draw:line>
        <draw:line draw:style-name="gr9" draw:text-style-name="P1" draw:layer="layout" svg:x1="37.1cm" svg:y1="21.929cm" svg:x2="37.1cm" svg:y2="23.929cm">
          <text:p/>
        </draw:line>
        <draw:line draw:style-name="gr9" draw:text-style-name="P1" draw:layer="layout" svg:x1="34.1cm" svg:y1="23.929cm" svg:x2="35.4cm" svg:y2="23.929cm">
          <text:p/>
        </draw:line>
        <draw:line draw:style-name="gr9" draw:text-style-name="P1" draw:layer="layout" svg:x1="37.1cm" svg:y1="23.929cm" svg:x2="36.1cm" svg:y2="23.929cm">
          <text:p/>
        </draw:line>
        <draw:line draw:style-name="gr10" draw:text-style-name="P1" draw:layer="layout" svg:x1="35.4cm" svg:y1="23.929cm" svg:x2="36.2cm" svg:y2="23.5cm">
          <text:p/>
        </draw:line>
        <draw:frame draw:style-name="gr20" draw:text-style-name="P4" draw:layer="layout" svg:width="2.6cm" svg:height="1.029cm" svg:x="34.4cm" svg:y="20.4cm">
          <draw:text-box>
            <text:p><text:span text:style-name="T6">ENET PLL</text:span></text:p>
          </draw:text-box>
        </draw:frame>
        <draw:line draw:style-name="gr9" draw:text-style-name="P1" draw:layer="layout" svg:x1="38cm" svg:y1="15.7cm" svg:x2="32.6cm" svg:y2="15.7cm">
          <text:p/>
        </draw:line>
        <draw:rect draw:style-name="gr18" draw:text-style-name="P1" draw:layer="layout" svg:width="2cm" svg:height="2cm" svg:x="34.4cm" svg:y="14.7cm">
          <text:p/>
        </draw:rect>
        <draw:frame draw:style-name="gr21" draw:layer="layout" svg:width="1.979cm" svg:height="0.963cm" svg:x="34.421cm" svg:y="15.237cm">
          <draw:text-box>
            <text:p>PLL2</text:p>
          </draw:text-box>
        </draw:frame>
        <draw:line draw:style-name="gr9" draw:text-style-name="P1" draw:layer="layout" svg:x1="34.4cm" svg:y1="16.7cm" svg:x2="36.4cm" svg:y2="14.7cm">
          <text:p/>
        </draw:line>
        <draw:frame draw:style-name="gr20" draw:text-style-name="P4" draw:layer="layout" svg:width="2.6cm" svg:height="1.029cm" svg:x="34.3cm" svg:y="14.171cm">
          <draw:text-box>
            <text:p><text:span text:style-name="T6">System PLL</text:span></text:p>
          </draw:text-box>
        </draw:frame>
        <draw:line draw:style-name="gr9" draw:text-style-name="P1" draw:layer="layout" svg:x1="34.5cm" svg:y1="21.9cm" svg:x2="32.6cm" svg:y2="21.9cm">
          <text:p/>
        </draw:line>
        <draw:line draw:style-name="gr12" draw:text-style-name="P1" draw:layer="layout" svg:x1="37.4cm" svg:y1="17.4cm" svg:x2="37.4cm" svg:y2="21.9cm">
          <text:p/>
        </draw:line>
        <draw:line draw:style-name="gr12" draw:text-style-name="P1" draw:layer="layout" svg:x1="36.481cm" svg:y1="21.92cm" svg:x2="37.381cm" svg:y2="21.92cm">
          <text:p/>
        </draw:line>
        <draw:rect draw:style-name="gr4" draw:text-style-name="P1" draw:layer="layout" svg:width="1cm" svg:height="2cm" svg:x="36.8cm" svg:y="18.6cm">
          <text:p/>
        </draw:rect>
        <draw:frame draw:style-name="gr5" draw:layer="layout" svg:width="1.031cm" svg:height="0.963cm" svg:x="36.869cm" svg:y="19.1cm">
          <draw:text-box>
            <text:p>/1</text:p>
          </draw:text-box>
        </draw:frame>
        <draw:frame draw:style-name="gr6" draw:text-style-name="P2" draw:layer="layout" svg:width="1.3cm" svg:height="0.7cm" svg:x="37.7cm" svg:y="19.2cm">
          <draw:text-box>
            <text:p><text:span text:style-name="T1">/1../8</text:span></text:p>
          </draw:text-box>
        </draw:frame>
        <draw:line draw:style-name="gr14" draw:text-style-name="P1" draw:layer="layout" svg:x1="39cm" svg:y1="21.5cm" svg:x2="37.6cm" svg:y2="20cm">
          <text:p/>
        </draw:line>
        <draw:frame draw:style-name="gr22" draw:text-style-name="P2" draw:layer="layout" svg:width="3.614cm" svg:height="1.046cm" svg:x="38.401cm" svg:y="21.5cm">
          <draw:text-box>
            <text:p text:style-name="P1"><text:span text:style-name="T3">CCM_CACRR</text:span><text:span text:style-name="T1"><text:line-break/></text:span><text:span text:style-name="T1">[ARM_PODF = 0x0]</text:span></text:p>
          </draw:text-box>
        </draw:frame>
        <draw:rect draw:style-name="gr1" draw:text-style-name="P1" draw:layer="layout" svg:width="14.3cm" svg:height="7.4cm" svg:x="16.5cm" svg:y="1.5cm">
          <text:p/>
        </draw:rect>
        <draw:line draw:style-name="gr2" draw:text-style-name="P1" draw:layer="layout" svg:x1="23.2cm" svg:y1="4.2cm" svg:x2="29.5cm" svg:y2="4.2cm">
          <text:p/>
        </draw:line>
        <draw:frame draw:style-name="gr3" draw:layer="layout" svg:width="5.9cm" svg:height="1.3cm" draw:transform="rotate (1.5707963267946) translate (29.7cm 7.5cm)">
          <draw:text-box>
            <text:p>AHB_CLK_ROOT</text:p>
          </draw:text-box>
        </draw:frame>
        <draw:rect draw:style-name="gr4" draw:text-style-name="P1" draw:layer="layout" svg:width="1cm" svg:height="2cm" svg:x="26.5cm" svg:y="3.2cm">
          <text:p/>
        </draw:rect>
        <draw:frame draw:style-name="gr5" draw:layer="layout" svg:width="1.031cm" svg:height="0.963cm" svg:x="26.569cm" svg:y="3.7cm">
          <draw:text-box>
            <text:p>/2</text:p>
          </draw:text-box>
        </draw:frame>
        <draw:frame draw:style-name="gr6" draw:text-style-name="P2" draw:layer="layout" svg:width="1.3cm" svg:height="0.7cm" svg:x="26.4cm" svg:y="2.6cm">
          <draw:text-box>
            <text:p><text:span text:style-name="T1">/1../8</text:span></text:p>
          </draw:text-box>
        </draw:frame>
        <draw:frame draw:style-name="gr45" draw:layer="layout" svg:width="7.419cm" svg:height="1.039cm" svg:x="16.6cm" svg:y="1.6cm">
          <draw:text-box>
            <text:p text:style-name="P13"><text:span text:style-name="T2">#define PERIPH_CLK_SOURCE_PLL2_528M</text:span><text:span text:style-name="T2"><text:line-break/></text:span><text:span text:style-name="T2">#define AHB_CLK_ROOT_DIVIDE <text:s/>2 // 1..8</text:span></text:p>
          </draw:text-box>
        </draw:frame>
        <draw:frame draw:style-name="gr8" draw:text-style-name="P2" draw:layer="layout" svg:width="2.14cm" svg:height="0.64cm" svg:x="16.6cm" svg:y="3.5cm">
          <draw:text-box>
            <text:p><text:span text:style-name="T1">OSC_CLK</text:span></text:p>
          </draw:text-box>
        </draw:frame>
        <draw:line draw:style-name="gr9" draw:text-style-name="P1" draw:layer="layout" svg:x1="18.5cm" svg:y1="4.2cm" svg:x2="18.5cm" svg:y2="6.2cm">
          <text:p/>
        </draw:line>
        <draw:line draw:style-name="gr9" draw:text-style-name="P1" draw:layer="layout" svg:x1="21.5cm" svg:y1="4.2cm" svg:x2="21.5cm" svg:y2="6.2cm">
          <text:p/>
        </draw:line>
        <draw:line draw:style-name="gr9" draw:text-style-name="P1" draw:layer="layout" svg:x1="18.5cm" svg:y1="6.2cm" svg:x2="19.8cm" svg:y2="6.2cm">
          <text:p/>
        </draw:line>
        <draw:line draw:style-name="gr9" draw:text-style-name="P1" draw:layer="layout" svg:x1="21.5cm" svg:y1="6.2cm" svg:x2="20.5cm" svg:y2="6.2cm">
          <text:p/>
        </draw:line>
        <draw:line draw:style-name="gr10" draw:text-style-name="P1" draw:layer="layout" svg:x1="19.8cm" svg:y1="6.2cm" svg:x2="20.7cm" svg:y2="5.7cm">
          <text:p/>
        </draw:line>
        <draw:custom-shape draw:style-name="gr11" draw:text-style-name="P1" draw:layer="layout" svg:width="3.6cm" svg:height="0.7cm" draw:transform="rotate (1.5707963267946) translate (22.5cm 6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22.5cm" svg:y1="3.3cm" svg:x2="20.9cm" svg:y2="3.3cm">
          <text:p/>
        </draw:line>
        <draw:line draw:style-name="gr9" draw:text-style-name="P1" draw:layer="layout" svg:x1="22.5cm" svg:y1="5cm" svg:x2="21.9cm" svg:y2="5cm">
          <text:p/>
        </draw:line>
        <draw:line draw:style-name="gr9" draw:text-style-name="P1" draw:layer="layout" svg:x1="22.5cm" svg:y1="5.9cm" svg:x2="21.9cm" svg:y2="5.9cm">
          <text:p/>
        </draw:line>
        <draw:custom-shape draw:style-name="gr11" draw:text-style-name="P1" draw:layer="layout" svg:width="2.6cm" svg:height="0.7cm" draw:transform="rotate (1.5707963267946) translate (24.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4.6cm" svg:y1="5cm" svg:x2="23.9cm" svg:y2="5cm">
          <text:p/>
        </draw:line>
        <draw:frame draw:style-name="gr13" draw:text-style-name="P2" draw:layer="layout" svg:width="5.599cm" svg:height="1.046cm" svg:x="17.301cm" svg:y="7.254cm">
          <draw:text-box>
            <text:p text:style-name="P1"><text:span text:style-name="T3">CCM_CBCMR</text:span><text:span text:style-name="T1"><text:line-break/></text:span><text:span text:style-name="T1">[PRE_PERIPH_CLK_SEL = 0x0]</text:span></text:p>
          </draw:text-box>
        </draw:frame>
        <draw:line draw:style-name="gr14" draw:text-style-name="P1" draw:layer="layout" svg:x1="21.3cm" svg:y1="7.3cm" svg:x2="22.6cm" svg:y2="6.1cm">
          <text:p/>
        </draw:line>
        <draw:frame draw:style-name="gr15" draw:text-style-name="P2" draw:layer="layout" svg:width="4.685cm" svg:height="1.046cm" svg:x="23.001cm" svg:y="7.254cm">
          <draw:text-box>
            <text:p text:style-name="P1"><text:span text:style-name="T3">CCM_CBCDR</text:span><text:span text:style-name="T1"><text:line-break/></text:span><text:span text:style-name="T1">[PERIPH_CLK_SEL = 0x0]</text:span></text:p>
          </draw:text-box>
        </draw:frame>
        <draw:line draw:style-name="gr14" draw:text-style-name="P1" draw:layer="layout" svg:x1="25.8cm" svg:y1="7.3cm" svg:x2="24.7cm" svg:y2="5.4cm">
          <text:p/>
        </draw:line>
        <draw:frame draw:style-name="gr16" draw:text-style-name="P2" draw:layer="layout" svg:width="3.554cm" svg:height="1.046cm" svg:x="26.146cm" svg:y="5.854cm">
          <draw:text-box>
            <text:p text:style-name="P1"><text:span text:style-name="T3">CCM_CBCDR</text:span><text:span text:style-name="T1"><text:line-break/></text:span><text:span text:style-name="T1">[AHB_PODF = 0x1]</text:span></text:p>
          </draw:text-box>
        </draw:frame>
        <draw:line draw:style-name="gr14" draw:text-style-name="P1" draw:layer="layout" svg:x1="27.2cm" svg:y1="6cm" svg:x2="26.8cm" svg:y2="5cm">
          <text:p/>
        </draw:line>
        <draw:frame draw:style-name="gr17" draw:text-style-name="P3" draw:layer="layout" svg:width="1.755cm" svg:height="0.735cm" draw:transform="rotate (1.5707963267946) translate (25.7cm 4.3cm)">
          <draw:text-box>
            <text:p><text:span text:style-name="T4">PERIPH CLK</text:span></text:p>
            <text:p><text:span text:style-name="T4">528MHz</text:span></text:p>
          </draw:text-box>
        </draw:frame>
        <draw:frame draw:style-name="gr20" draw:text-style-name="P4" draw:layer="layout" svg:width="2.6cm" svg:height="1.029cm" svg:x="18.8cm" svg:y="2.671cm">
          <draw:text-box>
            <text:p><text:span text:style-name="T6">System PLL</text:span></text:p>
          </draw:text-box>
        </draw:frame>
        <draw:line draw:style-name="gr9" draw:text-style-name="P1" draw:layer="layout" svg:x1="22.5cm" svg:y1="3.3cm" svg:x2="23.2cm" svg:y2="4.2cm">
          <text:p/>
        </draw:line>
        <draw:line draw:style-name="gr9" draw:text-style-name="P1" draw:layer="layout" svg:x1="24.6cm" svg:y1="4.2cm" svg:x2="25.3cm" svg:y2="4.2cm">
          <text:p/>
        </draw:line>
        <draw:line draw:style-name="gr9" draw:text-style-name="P1" draw:layer="layout" svg:x1="22.5cm" svg:y1="4.2cm" svg:x2="17.2cm" svg:y2="4.2cm">
          <text:p/>
        </draw:line>
        <draw:rect draw:style-name="gr1" draw:text-style-name="P1" draw:layer="layout" svg:width="14.3cm" svg:height="8cm" svg:x="31.575cm" svg:y="1.3cm">
          <text:p/>
        </draw:rect>
        <draw:line draw:style-name="gr2" draw:text-style-name="P1" draw:layer="layout" svg:x1="36cm" svg:y1="4.4cm" svg:x2="44.6cm" svg:y2="4.4cm">
          <text:p/>
        </draw:line>
        <draw:frame draw:style-name="gr3" draw:layer="layout" svg:width="5.9cm" svg:height="1.3cm" draw:transform="rotate (1.5707963267946) translate (44.8cm 7.7cm)">
          <draw:text-box>
            <text:p>AHB_CLK_ROOT</text:p>
          </draw:text-box>
        </draw:frame>
        <draw:rect draw:style-name="gr4" draw:text-style-name="P1" draw:layer="layout" svg:width="1cm" svg:height="2cm" svg:x="41.6cm" svg:y="3.4cm">
          <text:p/>
        </draw:rect>
        <draw:frame draw:style-name="gr5" draw:layer="layout" svg:width="1.031cm" svg:height="0.963cm" svg:x="41.669cm" svg:y="3.9cm">
          <draw:text-box>
            <text:p>/1</text:p>
          </draw:text-box>
        </draw:frame>
        <draw:frame draw:style-name="gr6" draw:text-style-name="P2" draw:layer="layout" svg:width="1.3cm" svg:height="0.7cm" svg:x="41.5cm" svg:y="2.8cm">
          <draw:text-box>
            <text:p><text:span text:style-name="T1">/1../8</text:span></text:p>
          </draw:text-box>
        </draw:frame>
        <draw:frame draw:style-name="gr54" draw:layer="layout" svg:width="7.965cm" svg:height="1.433cm" svg:x="31.7cm" svg:y="1.5cm">
          <draw:text-box>
            <text:p><text:span text:style-name="T2">#define PERIPH_CLK_SOURCE_PLL2_PFD3</text:span><text:span text:style-name="T2"><text:line-break/></text:span><text:span text:style-name="T2">#define PLL2_PFD3_FRACTION <text:s text:c="2"/>32 // 15..35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31.7cm" svg:y="3.7cm">
          <draw:text-box>
            <text:p><text:span text:style-name="T1">OSC_CLK</text:span></text:p>
          </draw:text-box>
        </draw:frame>
        <draw:line draw:style-name="gr9" draw:text-style-name="P1" draw:layer="layout" svg:x1="33.6cm" svg:y1="4.4cm" svg:x2="33.6cm" svg:y2="6.4cm">
          <text:p/>
        </draw:line>
        <draw:line draw:style-name="gr9" draw:text-style-name="P1" draw:layer="layout" svg:x1="36.6cm" svg:y1="4.4cm" svg:x2="36.6cm" svg:y2="6.4cm">
          <text:p/>
        </draw:line>
        <draw:line draw:style-name="gr9" draw:text-style-name="P1" draw:layer="layout" svg:x1="33.6cm" svg:y1="6.4cm" svg:x2="34.9cm" svg:y2="6.4cm">
          <text:p/>
        </draw:line>
        <draw:line draw:style-name="gr9" draw:text-style-name="P1" draw:layer="layout" svg:x1="36.6cm" svg:y1="6.4cm" svg:x2="35.6cm" svg:y2="6.4cm">
          <text:p/>
        </draw:line>
        <draw:line draw:style-name="gr10" draw:text-style-name="P1" draw:layer="layout" svg:x1="34.9cm" svg:y1="6.4cm" svg:x2="35.6cm" svg:y2="6cm">
          <text:p/>
        </draw:line>
        <draw:custom-shape draw:style-name="gr11" draw:text-style-name="P1" draw:layer="layout" svg:width="3.6cm" svg:height="0.7cm" draw:transform="rotate (1.5707963267946) translate (37.6cm 6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37.6cm" svg:y1="3.5cm" svg:x2="35.946cm" svg:y2="3.507cm">
          <text:p/>
        </draw:line>
        <draw:line draw:style-name="gr9" draw:text-style-name="P1" draw:layer="layout" svg:x1="37.6cm" svg:y1="5.2cm" svg:x2="37cm" svg:y2="5.2cm">
          <text:p/>
        </draw:line>
        <draw:line draw:style-name="gr9" draw:text-style-name="P1" draw:layer="layout" svg:x1="37.6cm" svg:y1="6.1cm" svg:x2="37cm" svg:y2="6.1cm">
          <text:p/>
        </draw:line>
        <draw:custom-shape draw:style-name="gr11" draw:text-style-name="P1" draw:layer="layout" svg:width="2.6cm" svg:height="0.7cm" draw:transform="rotate (1.5707963267946) translate (39.7cm 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39.7cm" svg:y1="5.2cm" svg:x2="39cm" svg:y2="5.2cm">
          <text:p/>
        </draw:line>
        <draw:frame draw:style-name="gr13" draw:text-style-name="P2" draw:layer="layout" svg:width="5.599cm" svg:height="1.046cm" svg:x="32.201cm" svg:y="7.954cm">
          <draw:text-box>
            <text:p text:style-name="P1"><text:span text:style-name="T3">CCM_CBCMR</text:span><text:span text:style-name="T1"><text:line-break/></text:span><text:span text:style-name="T1">[PRE_PERIPH_CLK_SEL = 0x2]</text:span></text:p>
          </draw:text-box>
        </draw:frame>
        <draw:line draw:style-name="gr14" draw:text-style-name="P1" draw:layer="layout" svg:x1="36.3cm" svg:y1="8.2cm" svg:x2="37.7cm" svg:y2="6.3cm">
          <text:p/>
        </draw:line>
        <draw:frame draw:style-name="gr15" draw:text-style-name="P2" draw:layer="layout" svg:width="4.685cm" svg:height="1.046cm" svg:x="38.101cm" svg:y="7.454cm">
          <draw:text-box>
            <text:p text:style-name="P1"><text:span text:style-name="T3">CCM_CBCDR</text:span><text:span text:style-name="T1"><text:line-break/></text:span><text:span text:style-name="T1">[PERIPH_CLK_SEL = 0x0]</text:span></text:p>
          </draw:text-box>
        </draw:frame>
        <draw:line draw:style-name="gr14" draw:text-style-name="P1" draw:layer="layout" svg:x1="40.9cm" svg:y1="7.5cm" svg:x2="39.8cm" svg:y2="5.6cm">
          <text:p/>
        </draw:line>
        <draw:frame draw:style-name="gr16" draw:text-style-name="P2" draw:layer="layout" svg:width="3.554cm" svg:height="1.046cm" svg:x="41.246cm" svg:y="6.054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42.3cm" svg:y1="6.2cm" svg:x2="41.9cm" svg:y2="5.2cm">
          <text:p/>
        </draw:line>
        <draw:frame draw:style-name="gr17" draw:text-style-name="P3" draw:layer="layout" svg:width="1.755cm" svg:height="0.735cm" draw:transform="rotate (1.5707963267946) translate (40.8cm 4.5cm)">
          <draw:text-box>
            <text:p><text:span text:style-name="T4">PERIPH CLK</text:span></text:p>
            <text:p><text:span text:style-name="T4">297MHz</text:span></text:p>
          </draw:text-box>
        </draw:frame>
        <draw:line draw:style-name="gr9" draw:text-style-name="P1" draw:layer="layout" svg:x1="37.6cm" svg:y1="4.4cm" svg:x2="38.3cm" svg:y2="4.4cm">
          <text:p/>
        </draw:line>
        <draw:line draw:style-name="gr9" draw:text-style-name="P1" draw:layer="layout" svg:x1="39.7cm" svg:y1="4.4cm" svg:x2="40.4cm" svg:y2="4.4cm">
          <text:p/>
        </draw:line>
        <draw:line draw:style-name="gr9" draw:text-style-name="P1" draw:layer="layout" svg:x1="35.3cm" svg:y1="4.4cm" svg:x2="32.3cm" svg:y2="4.4cm">
          <text:p/>
        </draw:line>
        <draw:rect draw:style-name="gr18" draw:text-style-name="P1" draw:layer="layout" svg:width="2cm" svg:height="2cm" svg:x="34cm" svg:y="3.4cm">
          <text:p/>
        </draw:rect>
        <draw:frame draw:style-name="gr19" draw:layer="layout" svg:width="2.077cm" svg:height="1.437cm" svg:x="34.021cm" svg:y="3.937cm">
          <draw:text-box>
            <text:p>PLL2<text:line-break/><text:span text:style-name="T5">528MHz</text:span></text:p>
          </draw:text-box>
        </draw:frame>
        <draw:frame draw:style-name="gr20" draw:text-style-name="P4" draw:layer="layout" svg:width="2.6cm" svg:height="1.029cm" svg:x="33.9cm" svg:y="2.871cm">
          <draw:text-box>
            <text:p><text:span text:style-name="T6">System PLL</text:span></text:p>
          </draw:text-box>
        </draw:frame>
        <draw:frame draw:style-name="gr55" draw:layer="layout" svg:width="1.802cm" svg:height="1.114cm" svg:x="35.8cm" svg:y="3.386cm">
          <draw:text-box>
            <text:p><text:span text:style-name="T5">PFD3</text:span><text:line-break/><text:span text:style-name="T1">297MHz</text:span></text:p>
          </draw:text-box>
        </draw:frame>
        <draw:rect draw:style-name="gr18" draw:text-style-name="P1" draw:layer="layout" svg:width="2cm" svg:height="2cm" svg:x="18.9cm" svg:y="3.2cm">
          <text:p/>
        </draw:rect>
        <draw:frame draw:style-name="gr19" draw:layer="layout" svg:width="2.077cm" svg:height="1.437cm" svg:x="18.921cm" svg:y="3.737cm">
          <draw:text-box>
            <text:p>PLL2<text:line-break/><text:span text:style-name="T5">528MHz</text:span></text:p>
          </draw:text-box>
        </draw:frame>
        <draw:rect draw:style-name="gr1" draw:text-style-name="P1" draw:layer="layout" svg:width="14.3cm" svg:height="12.454cm" svg:x="16.4cm" svg:y="20.946cm">
          <text:p/>
        </draw:rect>
        <draw:line draw:style-name="gr2" draw:text-style-name="P1" draw:layer="layout" svg:x1="23.09cm" svg:y1="24.146cm" svg:x2="29.4cm" svg:y2="24.146cm">
          <text:p/>
        </draw:line>
        <draw:frame draw:style-name="gr3" draw:layer="layout" svg:width="5.9cm" svg:height="1.3cm" draw:transform="rotate (1.5707963267946) translate (29.6cm 27.446cm)">
          <draw:text-box>
            <text:p>AHB_CLK_ROOT</text:p>
          </draw:text-box>
        </draw:frame>
        <draw:rect draw:style-name="gr4" draw:text-style-name="P1" draw:layer="layout" svg:width="1cm" svg:height="2cm" svg:x="26.4cm" svg:y="23.146cm">
          <text:p/>
        </draw:rect>
        <draw:frame draw:style-name="gr5" draw:layer="layout" svg:width="1.031cm" svg:height="0.963cm" svg:x="26.469cm" svg:y="23.646cm">
          <draw:text-box>
            <text:p>/1</text:p>
          </draw:text-box>
        </draw:frame>
        <draw:frame draw:style-name="gr6" draw:text-style-name="P2" draw:layer="layout" svg:width="1.3cm" svg:height="0.7cm" svg:x="26.3cm" svg:y="22.546cm">
          <draw:text-box>
            <text:p><text:span text:style-name="T1">/1../8</text:span></text:p>
          </draw:text-box>
        </draw:frame>
        <draw:frame draw:style-name="gr56" draw:layer="layout" svg:width="7.419cm" svg:height="1.433cm" svg:x="16.329cm" svg:y="21.1cm">
          <draw:text-box>
            <text:p><text:span text:style-name="T2">#define PERIPH_CLK_SOURCE_PLL3_PFD3</text:span><text:span text:style-name="T2"><text:line-break/></text:span><text:span text:style-name="T2">#define PLL3_PFD3_FRACTION <text:s text:c="2"/>35</text:span><text:span text:style-name="T2"><text:line-break/></text:span><text:span text:style-name="T2">#define AHB_CLK_ROOT_DIVIDE <text:s/>1 // 1..8</text:span></text:p>
          </draw:text-box>
        </draw:frame>
        <draw:frame draw:style-name="gr8" draw:text-style-name="P2" draw:layer="layout" svg:width="2.14cm" svg:height="0.64cm" svg:x="16.5cm" svg:y="23.446cm">
          <draw:text-box>
            <text:p><text:span text:style-name="T1">OSC_CLK</text:span></text:p>
          </draw:text-box>
        </draw:frame>
        <draw:line draw:style-name="gr9" draw:text-style-name="P1" draw:layer="layout" svg:x1="18.4cm" svg:y1="24.146cm" svg:x2="18.4cm" svg:y2="26.146cm">
          <text:p/>
        </draw:line>
        <draw:line draw:style-name="gr9" draw:text-style-name="P1" draw:layer="layout" svg:x1="21.4cm" svg:y1="24.146cm" svg:x2="21.4cm" svg:y2="26.146cm">
          <text:p/>
        </draw:line>
        <draw:line draw:style-name="gr9" draw:text-style-name="P1" draw:layer="layout" svg:x1="18.4cm" svg:y1="26.146cm" svg:x2="19.7cm" svg:y2="26.146cm">
          <text:p/>
        </draw:line>
        <draw:line draw:style-name="gr9" draw:text-style-name="P1" draw:layer="layout" svg:x1="21.4cm" svg:y1="26.146cm" svg:x2="20.4cm" svg:y2="26.146cm">
          <text:p/>
        </draw:line>
        <draw:line draw:style-name="gr10" draw:text-style-name="P1" draw:layer="layout" svg:x1="19.7cm" svg:y1="26.146cm" svg:x2="20.6cm" svg:y2="26.046cm">
          <text:p/>
        </draw:line>
        <draw:custom-shape draw:style-name="gr11" draw:text-style-name="P1" draw:layer="layout" svg:width="3.6cm" svg:height="0.7cm" draw:transform="rotate (1.5707963267946) translate (22.4cm 26.44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4cm" svg:y1="23.446cm" svg:x2="20.8cm" svg:y2="23.446cm">
          <text:p/>
        </draw:line>
        <draw:line draw:style-name="gr9" draw:text-style-name="P1" draw:layer="layout" svg:x1="22.4cm" svg:y1="25.846cm" svg:x2="21.8cm" svg:y2="25.846cm">
          <text:p/>
        </draw:line>
        <draw:custom-shape draw:style-name="gr11" draw:text-style-name="P1" draw:layer="layout" svg:width="2.6cm" svg:height="0.7cm" draw:transform="rotate (1.5707963267946) translate (24.5cm 25.74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24.5cm" svg:y1="24.946cm" svg:x2="23.5cm" svg:y2="24.946cm">
          <text:p/>
        </draw:line>
        <draw:frame draw:style-name="gr13" draw:text-style-name="P2" draw:layer="layout" svg:width="5.599cm" svg:height="1.046cm" svg:x="22.49cm" svg:y="28.5cm">
          <draw:text-box>
            <text:p text:style-name="P1"><text:span text:style-name="T3">CCM_CBCMR</text:span><text:span text:style-name="T1"><text:line-break/></text:span><text:span text:style-name="T1">[PRE_PERIPH_CLK_SEL = 0x1]</text:span></text:p>
          </draw:text-box>
        </draw:frame>
        <draw:line draw:style-name="gr14" draw:text-style-name="P1" draw:layer="layout" svg:x1="24.29cm" svg:y1="28.446cm" svg:x2="22.5cm" svg:y2="26.046cm">
          <text:p/>
        </draw:line>
        <draw:frame draw:style-name="gr15" draw:text-style-name="P2" draw:layer="layout" svg:width="4.685cm" svg:height="1.046cm" svg:x="24.59cm" svg:y="27.2cm">
          <draw:text-box>
            <text:p text:style-name="P1"><text:span text:style-name="T3">CCM_CBCDR</text:span><text:span text:style-name="T1"><text:line-break/></text:span><text:span text:style-name="T1">[PERIPH_CLK_SEL = 0x1]</text:span></text:p>
          </draw:text-box>
        </draw:frame>
        <draw:line draw:style-name="gr14" draw:text-style-name="P1" draw:layer="layout" svg:x1="25.7cm" svg:y1="27.246cm" svg:x2="24.6cm" svg:y2="25.346cm">
          <text:p/>
        </draw:line>
        <draw:frame draw:style-name="gr16" draw:text-style-name="P2" draw:layer="layout" svg:width="3.554cm" svg:height="1.046cm" svg:x="26.046cm" svg:y="25.8cm">
          <draw:text-box>
            <text:p text:style-name="P1"><text:span text:style-name="T3">CCM_CBCDR</text:span><text:span text:style-name="T1"><text:line-break/></text:span><text:span text:style-name="T1">[AHB_PODF = 0x0]</text:span></text:p>
          </draw:text-box>
        </draw:frame>
        <draw:line draw:style-name="gr14" draw:text-style-name="P1" draw:layer="layout" svg:x1="27.1cm" svg:y1="25.946cm" svg:x2="26.7cm" svg:y2="24.946cm">
          <text:p/>
        </draw:line>
        <draw:frame draw:style-name="gr17" draw:text-style-name="P3" draw:layer="layout" svg:width="1.755cm" svg:height="0.735cm" draw:transform="rotate (1.5707963267946) translate (25.6cm 24.246cm)">
          <draw:text-box>
            <text:p><text:span text:style-name="T4">PERIPH CLK</text:span></text:p>
            <text:p><text:span text:style-name="T4">480MHz</text:span></text:p>
          </draw:text-box>
        </draw:frame>
        <draw:frame draw:style-name="gr20" draw:text-style-name="P4" draw:layer="layout" svg:width="2.6cm" svg:height="1.029cm" svg:x="18.7cm" svg:y="22.617cm">
          <draw:text-box>
            <text:p><text:span text:style-name="T6">System PLL</text:span></text:p>
          </draw:text-box>
        </draw:frame>
        <draw:line draw:style-name="gr9" draw:text-style-name="P1" draw:layer="layout" svg:x1="22.39cm" svg:y1="24.946cm" svg:x2="23.1cm" svg:y2="24.146cm">
          <text:p/>
        </draw:line>
        <draw:line draw:style-name="gr9" draw:text-style-name="P1" draw:layer="layout" svg:x1="25.2cm" svg:y1="24.146cm" svg:x2="24.49cm" svg:y2="24.146cm">
          <text:p/>
        </draw:line>
        <draw:line draw:style-name="gr12" draw:text-style-name="P1" draw:layer="layout" svg:x1="22.39cm" svg:y1="24.946cm" svg:x2="21.59cm" svg:y2="24.946cm">
          <text:p/>
        </draw:line>
        <draw:line draw:style-name="gr9" draw:text-style-name="P1" draw:layer="layout" svg:x1="17.3cm" svg:y1="24.146cm" svg:x2="22.39cm" svg:y2="24.146cm">
          <text:p/>
        </draw:line>
        <draw:rect draw:style-name="gr18" draw:text-style-name="P1" draw:layer="layout" svg:width="2cm" svg:height="2cm" svg:x="18.8cm" svg:y="23.146cm">
          <text:p/>
        </draw:rect>
        <draw:frame draw:style-name="gr21" draw:layer="layout" svg:width="1.979cm" svg:height="0.963cm" svg:x="18.821cm" svg:y="23.683cm">
          <draw:text-box>
            <text:p>PLL2</text:p>
          </draw:text-box>
        </draw:frame>
        <draw:line draw:style-name="gr9" draw:text-style-name="P1" draw:layer="layout" svg:x1="18.8cm" svg:y1="25.146cm" svg:x2="20.8cm" svg:y2="23.146cm">
          <text:p/>
        </draw:line>
        <draw:frame draw:style-name="gr8" draw:text-style-name="P2" draw:layer="layout" svg:width="2.14cm" svg:height="0.64cm" svg:x="16.669cm" svg:y="28.746cm">
          <draw:text-box>
            <text:p><text:span text:style-name="T1">OSC_CLK</text:span></text:p>
          </draw:text-box>
        </draw:frame>
        <draw:line draw:style-name="gr9" draw:text-style-name="P1" draw:layer="layout" svg:x1="18.569cm" svg:y1="29.417cm" svg:x2="18.569cm" svg:y2="31.446cm">
          <text:p/>
        </draw:line>
        <draw:line draw:style-name="gr9" draw:text-style-name="P1" draw:layer="layout" svg:x1="21.569cm" svg:y1="29.446cm" svg:x2="21.569cm" svg:y2="31.446cm">
          <text:p/>
        </draw:line>
        <draw:line draw:style-name="gr9" draw:text-style-name="P1" draw:layer="layout" svg:x1="18.569cm" svg:y1="31.446cm" svg:x2="19.869cm" svg:y2="31.446cm">
          <text:p/>
        </draw:line>
        <draw:line draw:style-name="gr9" draw:text-style-name="P1" draw:layer="layout" svg:x1="21.569cm" svg:y1="31.446cm" svg:x2="20.569cm" svg:y2="31.446cm">
          <text:p/>
        </draw:line>
        <draw:line draw:style-name="gr10" draw:text-style-name="P1" draw:layer="layout" svg:x1="19.869cm" svg:y1="31.446cm" svg:x2="20.669cm" svg:y2="31.446cm">
          <text:p/>
        </draw:line>
        <draw:line draw:style-name="gr9" draw:text-style-name="P1" draw:layer="layout" svg:x1="21.969cm" svg:y1="29.446cm" svg:x2="17.469cm" svg:y2="29.417cm">
          <text:p/>
        </draw:line>
        <draw:line draw:style-name="gr12" draw:text-style-name="P1" draw:layer="layout" svg:x1="21.569cm" svg:y1="28.646cm" svg:x2="20.969cm" svg:y2="28.646cm">
          <text:p/>
        </draw:line>
        <draw:line draw:style-name="gr12" draw:text-style-name="P1" draw:layer="layout" svg:x1="21.59cm" svg:y1="24.946cm" svg:x2="21.59cm" svg:y2="28.646cm">
          <text:p/>
        </draw:line>
        <draw:frame draw:style-name="gr20" draw:text-style-name="P4" draw:layer="layout" svg:width="2.6cm" svg:height="1.029cm" svg:x="18.869cm" svg:y="27.91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18.969cm" svg:y="28.446cm">
          <text:p/>
        </draw:rect>
        <draw:frame draw:style-name="gr19" draw:layer="layout" svg:width="2.077cm" svg:height="1.437cm" svg:x="18.99cm" svg:y="28.983cm">
          <draw:text-box>
            <text:p>PLL3<text:line-break/><text:span text:style-name="T5">480MHz</text:span></text:p>
          </draw:text-box>
        </draw:frame>
        <draw:frame draw:style-name="gr57" draw:layer="layout" svg:width="2.483cm" svg:height="1.114cm" svg:x="21.59cm" svg:y="27.546cm">
          <draw:text-box>
            <text:p><text:span text:style-name="T5">PFD3</text:span><text:line-break/><text:span text:style-name="T1">246.857MHz</text:span></text:p>
          </draw:text-box>
        </draw:frame>
        <draw:frame draw:style-name="gr23" draw:text-style-name="P3" draw:layer="layout" svg:width="2.246cm" svg:height="0.735cm" draw:transform="rotate (1.5707963267946) translate (8.265cm 4.146cm)">
          <draw:text-box>
            <text:p><text:span text:style-name="T4">PRE PERIPH CLK</text:span></text:p>
            <text:p><text:span text:style-name="T4">24.0MHz</text:span></text:p>
          </draw:text-box>
        </draw:frame>
        <draw:frame draw:style-name="gr23" draw:text-style-name="P3" draw:layer="layout" svg:width="2.246cm" svg:height="0.735cm" draw:transform="rotate (1.5707963267946) translate (23.8cm 4.3cm)">
          <draw:text-box>
            <text:p><text:span text:style-name="T4">PRE PERIPH CLK</text:span></text:p>
            <text:p><text:span text:style-name="T4">528MHz</text:span></text:p>
          </draw:text-box>
        </draw:frame>
        <draw:frame draw:style-name="gr23" draw:text-style-name="P3" draw:layer="layout" svg:width="2.246cm" svg:height="0.735cm" draw:transform="rotate (1.5707963267946) translate (38.965cm 4.4cm)">
          <draw:text-box>
            <text:p><text:span text:style-name="T4">PRE PERIPH CLK</text:span></text:p>
            <text:p><text:span text:style-name="T4">297MHz</text:span></text:p>
          </draw:text-box>
        </draw:frame>
        <draw:frame draw:style-name="gr23" draw:text-style-name="P3" draw:layer="layout" svg:width="2.246cm" svg:height="0.735cm" draw:transform="rotate (1.5707963267946) translate (39.365cm 15.846cm)">
          <draw:text-box>
            <text:p><text:span text:style-name="T4">PRE PERIPH CLK</text:span></text:p>
            <text:p><text:span text:style-name="T4">500MHz</text:span></text:p>
          </draw:text-box>
        </draw:frame>
        <draw:frame draw:style-name="gr23" draw:text-style-name="P3" draw:layer="layout" svg:width="2.246cm" svg:height="0.735cm" draw:transform="rotate (1.5707963267946) translate (23.865cm 24.3cm)">
          <draw:text-box>
            <text:p><text:span text:style-name="T4">PRE PERIPH CLK</text:span></text:p>
            <text:p><text:span text:style-name="T4">480MHz</text:span></text:p>
          </draw:text-box>
        </draw:frame>
        <draw:frame draw:style-name="gr55" draw:layer="layout" svg:width="1.802cm" svg:height="1.114cm" svg:x="20.9cm" svg:y="2.7cm">
          <draw:text-box>
            <text:p><text:span text:style-name="T1">528MHz</text:span></text:p>
          </draw:text-box>
        </draw:frame>
        <draw:frame draw:style-name="gr55" draw:layer="layout" svg:width="1.802cm" svg:height="1.114cm" svg:x="27.4cm" svg:y="3.486cm">
          <draw:text-box>
            <text:p><text:span text:style-name="T1">264MHz</text:span></text:p>
          </draw:text-box>
        </draw:frame>
        <draw:frame draw:style-name="gr31" draw:text-style-name="P2" draw:layer="layout" svg:width="4.765cm" svg:height="1.046cm" svg:x="1.042cm" svg:y="6.137cm">
          <draw:text-box>
            <text:p text:style-name="P1"><text:span text:style-name="T3">CCM_ANALOG_PLL_SYS</text:span><text:span text:style-name="T1"><text:line-break/></text:span><text:span text:style-name="T1">[BYPASS = 0x1]</text:span></text:p>
          </draw:text-box>
        </draw:frame>
        <draw:line draw:style-name="gr14" draw:text-style-name="P1" draw:layer="layout" svg:x1="4.3cm" svg:y1="6.1cm" svg:x2="3.2cm" svg:y2="6.3cm">
          <text:p/>
        </draw:line>
        <draw:frame draw:style-name="gr31" draw:text-style-name="P2" draw:layer="layout" svg:width="4.765cm" svg:height="1.046cm" svg:x="16.635cm" svg:y="6.254cm">
          <draw:text-box>
            <text:p text:style-name="P1"><text:span text:style-name="T3">CCM_ANALOG_PLL_SYS</text:span><text:span text:style-name="T1"><text:line-break/></text:span><text:span text:style-name="T1">[BYPASS = 0x0]</text:span></text:p>
          </draw:text-box>
        </draw:frame>
        <draw:line draw:style-name="gr14" draw:text-style-name="P1" draw:layer="layout" svg:x1="19.893cm" svg:y1="6.217cm" svg:x2="18.793cm" svg:y2="6.417cm">
          <text:p/>
        </draw:line>
        <draw:frame draw:style-name="gr58" draw:text-style-name="P2" draw:layer="layout" svg:width="4.998cm" svg:height="1.046cm" svg:x="1.3cm" svg:y="34.554cm">
          <draw:text-box>
            <text:p text:style-name="P1"><text:span text:style-name="T3">CCM_ANALOG_PLL_USB1</text:span><text:span text:style-name="T1"><text:line-break/></text:span><text:span text:style-name="T1">[BYPASS = 0x0]</text:span></text:p>
          </draw:text-box>
        </draw:frame>
        <draw:line draw:style-name="gr14" draw:text-style-name="P1" draw:layer="layout" svg:x1="4.1cm" svg:y1="34.3cm" svg:x2="3.458cm" svg:y2="34.717cm">
          <text:p/>
        </draw:line>
        <draw:frame draw:style-name="gr31" draw:text-style-name="P2" draw:layer="layout" svg:width="4.765cm" svg:height="1.046cm" svg:x="31.8cm" svg:y="6.754cm">
          <draw:text-box>
            <text:p text:style-name="P1"><text:span text:style-name="T3">CCM_ANALOG_PLL_SYS</text:span><text:span text:style-name="T1"><text:line-break/></text:span><text:span text:style-name="T1">[BYPASS = 0x0]</text:span></text:p>
          </draw:text-box>
        </draw:frame>
        <draw:line draw:style-name="gr14" draw:text-style-name="P1" draw:layer="layout" svg:x1="35cm" svg:y1="6.5cm" svg:x2="33.958cm" svg:y2="6.917cm">
          <text:p/>
        </draw:line>
        <draw:frame draw:style-name="gr58" draw:text-style-name="P2" draw:layer="layout" svg:width="4.998cm" svg:height="1.046cm" svg:x="17.2cm" svg:y="31.854cm">
          <draw:text-box>
            <text:p text:style-name="P1"><text:span text:style-name="T3">CCM_ANALOG_PLL_USB1</text:span><text:span text:style-name="T1"><text:line-break/></text:span><text:span text:style-name="T1">[BYPASS = 0x1]</text:span></text:p>
          </draw:text-box>
        </draw:frame>
        <draw:line draw:style-name="gr14" draw:text-style-name="P1" draw:layer="layout" svg:x1="20cm" svg:y1="31.6cm" svg:x2="19.358cm" svg:y2="32.017cm">
          <text:p/>
        </draw:line>
        <draw:frame draw:style-name="gr31" draw:text-style-name="P2" draw:layer="layout" svg:width="4.765cm" svg:height="1.046cm" svg:x="16.835cm" svg:y="26.437cm">
          <draw:text-box>
            <text:p text:style-name="P1"><text:span text:style-name="T3">CCM_ANALOG_PLL_SYS</text:span><text:span text:style-name="T1"><text:line-break/></text:span><text:span text:style-name="T1">[BYPASS = 0x1]</text:span></text:p>
          </draw:text-box>
        </draw:frame>
        <draw:line draw:style-name="gr14" draw:text-style-name="P1" draw:layer="layout" svg:x1="20cm" svg:y1="26.2cm" svg:x2="18.993cm" svg:y2="26.6cm">
          <text:p/>
        </draw:line>
      </draw:page>
      <draw:page draw:name="page3" draw:style-name="dp1" draw:master-page-name="Default">
        <draw:rect draw:style-name="gr1" draw:text-style-name="P1" draw:layer="layout" svg:width="14.3cm" svg:height="7.4cm" svg:x="3.1cm" svg:y="2.9cm">
          <text:p/>
        </draw:rect>
        <draw:line draw:style-name="gr2" draw:text-style-name="P1" draw:layer="layout" svg:x1="4.4cm" svg:y1="7cm" svg:x2="14.6cm" svg:y2="7cm">
          <text:p/>
        </draw:line>
        <draw:frame draw:style-name="gr3" draw:layer="layout" svg:width="5.9cm" svg:height="1.3cm" draw:transform="rotate (1.5707963267946) translate (3.4cm 9.8cm)">
          <draw:text-box>
            <text:p>AHB_CLK_ROOT</text:p>
          </draw:text-box>
        </draw:frame>
        <draw:rect draw:style-name="gr4" draw:text-style-name="P1" draw:layer="layout" svg:width="1cm" svg:height="2cm" svg:x="8.654cm" svg:y="6.1cm">
          <text:p/>
        </draw:rect>
        <draw:frame draw:style-name="gr5" draw:layer="layout" svg:width="1.031cm" svg:height="0.963cm" svg:x="8.723cm" svg:y="6.6cm">
          <draw:text-box>
            <text:p>/1</text:p>
          </draw:text-box>
        </draw:frame>
        <draw:frame draw:style-name="gr6" draw:text-style-name="P2" draw:layer="layout" svg:width="1.3cm" svg:height="0.7cm" svg:x="8.554cm" svg:y="5.5cm">
          <draw:text-box>
            <text:p><text:span text:style-name="T1">/1../4</text:span></text:p>
          </draw:text-box>
        </draw:frame>
        <draw:frame draw:style-name="gr59" draw:layer="layout" svg:width="7.419cm" svg:height="0.645cm" svg:x="3.2cm" svg:y="3cm">
          <draw:text-box>
            <text:p><text:span text:style-name="T2">#define IPG_CLK_ROOT_DIVIDE <text:s/>1 // 1..4</text:span></text:p>
          </draw:text-box>
        </draw:frame>
        <draw:frame draw:style-name="gr60" draw:text-style-name="P2" draw:layer="layout" svg:width="3.44cm" svg:height="1.046cm" svg:x="8.3cm" svg:y="8.754cm">
          <draw:text-box>
            <text:p text:style-name="P1"><text:span text:style-name="T3">CCM_CBCDR</text:span><text:span text:style-name="T1"><text:line-break/></text:span><text:span text:style-name="T1">[IPG_PODF = 0x0]</text:span></text:p>
          </draw:text-box>
        </draw:frame>
        <draw:line draw:style-name="gr14" draw:text-style-name="P1" draw:layer="layout" svg:x1="9.354cm" svg:y1="8.9cm" svg:x2="8.954cm" svg:y2="7.9cm">
          <text:p/>
        </draw:line>
        <draw:frame draw:style-name="gr3" draw:layer="layout" svg:width="5.9cm" svg:height="1.3cm" draw:transform="rotate (1.5707963267946) translate (14.4cm 9.7cm)">
          <draw:text-box>
            <text:p>IPG_CLK_ROOT</text:p>
          </draw:text-box>
        </draw:frame>
        <draw:rect draw:style-name="gr35" draw:text-style-name="P7" draw:layer="layout" svg:width="1.5cm" svg:height="1.9cm" svg:x="15.5cm" svg:y="4.4cm">
          <text:p text:style-name="P1"><text:span text:style-name="T8">ADC</text:span></text:p>
        </draw:rect>
        <draw:rect draw:style-name="gr35" draw:text-style-name="P7" draw:layer="layout" svg:width="1.5cm" svg:height="1.9cm" svg:x="15.5cm" svg:y="7cm">
          <text:p text:style-name="P1"><text:span text:style-name="T8">XBAR</text:span></text:p>
        </draw:rect>
        <draw:rect draw:style-name="gr1" draw:text-style-name="P1" draw:layer="layout" svg:width="14.3cm" svg:height="7.4cm" svg:x="3.1cm" svg:y="12cm">
          <text:p/>
        </draw:rect>
        <draw:line draw:style-name="gr2" draw:text-style-name="P1" draw:layer="layout" svg:x1="7.5cm" svg:y1="16.1cm" svg:x2="14.6cm" svg:y2="16.1cm">
          <text:p/>
        </draw:line>
        <draw:frame draw:style-name="gr3" draw:layer="layout" svg:width="5.9cm" svg:height="1.3cm" draw:transform="rotate (1.5707963267946) translate (3.3cm 18.7cm)">
          <draw:text-box>
            <text:p>IPG_CLK_ROOT</text:p>
          </draw:text-box>
        </draw:frame>
        <draw:rect draw:style-name="gr4" draw:text-style-name="P1" draw:layer="layout" svg:width="1cm" svg:height="2cm" svg:x="10.418cm" svg:y="15.2cm">
          <text:p/>
        </draw:rect>
        <draw:frame draw:style-name="gr5" draw:layer="layout" svg:width="1.031cm" svg:height="0.963cm" svg:x="10.487cm" svg:y="15.7cm">
          <draw:text-box>
            <text:p>/1</text:p>
          </draw:text-box>
        </draw:frame>
        <draw:frame draw:style-name="gr61" draw:text-style-name="P2" draw:layer="layout" svg:width="1.546cm" svg:height="1.418cm" svg:x="10.164cm" svg:y="14.6cm">
          <draw:text-box>
            <text:p><text:span text:style-name="T1">/1../64</text:span></text:p>
          </draw:text-box>
        </draw:frame>
        <draw:frame draw:style-name="gr33" draw:layer="layout" svg:width="8.147cm" svg:height="1.039cm" svg:x="3.2cm" svg:y="12.1cm">
          <draw:text-box>
            <text:p><text:span text:style-name="T2">#define PERCLK_CLK_ROOT_SOURCE_IPG_CLK</text:span><text:span text:style-name="T2"><text:line-break/></text:span><text:span text:style-name="T2">#define PERCLK_CLK_ROOT_DIVIDE <text:s/>1 // 1..64</text:span></text:p>
          </draw:text-box>
        </draw:frame>
        <draw:frame draw:style-name="gr62" draw:text-style-name="P2" draw:layer="layout" svg:width="4.236cm" svg:height="1.046cm" svg:x="10.064cm" svg:y="17.854cm">
          <draw:text-box>
            <text:p text:style-name="P1"><text:span text:style-name="T3">CCM_CSCMR1</text:span><text:span text:style-name="T1"><text:line-break/></text:span><text:span text:style-name="T1">[PERCLK_PODF = 0x0]</text:span></text:p>
          </draw:text-box>
        </draw:frame>
        <draw:line draw:style-name="gr14" draw:text-style-name="P1" draw:layer="layout" svg:x1="11.118cm" svg:y1="18cm" svg:x2="10.718cm" svg:y2="17cm">
          <text:p/>
        </draw:line>
        <draw:frame draw:style-name="gr25" draw:layer="layout" svg:width="7.1cm" svg:height="1.675cm" draw:transform="rotate (1.5707963267946) translate (14.4cm 18.8cm)">
          <draw:text-box>
            <text:p>PERCLK_CLK_ROOT</text:p>
          </draw:text-box>
        </draw:frame>
        <draw:rect draw:style-name="gr35" draw:text-style-name="P7" draw:layer="layout" svg:width="1.5cm" svg:height="1.9cm" svg:x="15.5cm" svg:y="13.5cm">
          <text:p text:style-name="P1"><text:span text:style-name="T8">PIT</text:span></text:p>
        </draw:rect>
        <draw:rect draw:style-name="gr35" draw:text-style-name="P7" draw:layer="layout" svg:width="1.5cm" svg:height="1.9cm" svg:x="15.5cm" svg:y="16.1cm">
          <text:p text:style-name="P1"><text:span text:style-name="T8">GPT</text:span></text:p>
        </draw:rect>
        <draw:custom-shape draw:style-name="gr11" draw:text-style-name="P1" draw:layer="layout" svg:width="2.6cm" svg:height="0.7cm" draw:transform="rotate (1.5707963267946) translate (7.1cm 1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7.1cm" svg:y1="15.4cm" svg:x2="4.6cm" svg:y2="15.4cm">
          <text:p/>
        </draw:line>
        <draw:line draw:style-name="gr9" draw:text-style-name="P1" draw:layer="layout" svg:x1="7.1cm" svg:y1="16.7cm" svg:x2="5.7cm" svg:y2="16.7cm">
          <text:p/>
        </draw:line>
        <draw:frame draw:style-name="gr63" draw:text-style-name="P2" draw:layer="layout" svg:width="4.782cm" svg:height="1.046cm" svg:x="6.7cm" svg:y="13.2cm">
          <draw:text-box>
            <text:p text:style-name="P1"><text:span text:style-name="T3">CCM_CSCMR1</text:span><text:span text:style-name="T1"><text:line-break/></text:span><text:span text:style-name="T1">[PERCLK_CLK_SEL = 0x0]</text:span></text:p>
          </draw:text-box>
        </draw:frame>
        <draw:frame draw:style-name="gr3" draw:layer="layout" svg:width="3.9cm" svg:height="1.3cm" draw:transform="rotate (1.5707963267946) translate (4.7cm 19.2cm)">
          <draw:text-box>
            <text:p>OSC_CLK</text:p>
          </draw:text-box>
        </draw:frame>
        <draw:line draw:style-name="gr9" draw:text-style-name="P1" draw:layer="layout" svg:x1="7.8cm" svg:y1="16.1cm" svg:x2="7.1cm" svg:y2="15.4cm">
          <text:p/>
        </draw:line>
        <draw:rect draw:style-name="gr1" draw:text-style-name="P1" draw:layer="layout" svg:width="14.3cm" svg:height="7.4cm" svg:x="18.1cm" svg:y="12cm">
          <text:p/>
        </draw:rect>
        <draw:line draw:style-name="gr2" draw:text-style-name="P1" draw:layer="layout" svg:x1="22.5cm" svg:y1="16.1cm" svg:x2="29.6cm" svg:y2="16.1cm">
          <text:p/>
        </draw:line>
        <draw:frame draw:style-name="gr3" draw:layer="layout" svg:width="5.9cm" svg:height="1.3cm" draw:transform="rotate (1.5707963267946) translate (18.3cm 18.7cm)">
          <draw:text-box>
            <text:p>IPG_CLK_ROOT</text:p>
          </draw:text-box>
        </draw:frame>
        <draw:rect draw:style-name="gr4" draw:text-style-name="P1" draw:layer="layout" svg:width="1cm" svg:height="2cm" svg:x="25.418cm" svg:y="15.2cm">
          <text:p/>
        </draw:rect>
        <draw:frame draw:style-name="gr5" draw:layer="layout" svg:width="1.031cm" svg:height="0.963cm" svg:x="25.487cm" svg:y="15.7cm">
          <draw:text-box>
            <text:p>/1</text:p>
          </draw:text-box>
        </draw:frame>
        <draw:frame draw:style-name="gr61" draw:text-style-name="P2" draw:layer="layout" svg:width="1.546cm" svg:height="1.418cm" svg:x="25.164cm" svg:y="14.6cm">
          <draw:text-box>
            <text:p><text:span text:style-name="T1">/1../64</text:span></text:p>
          </draw:text-box>
        </draw:frame>
        <draw:frame draw:style-name="gr33" draw:layer="layout" svg:width="8.147cm" svg:height="1.039cm" svg:x="18.2cm" svg:y="12.1cm">
          <draw:text-box>
            <text:p><text:span text:style-name="T2">#define PERCLK_CLK_ROOT_SOURCE_OSC_CLK</text:span><text:span text:style-name="T2"><text:line-break/></text:span><text:span text:style-name="T2">#define PERCLK_CLK_ROOT_DIVIDE <text:s/>1 // 1..64</text:span></text:p>
          </draw:text-box>
        </draw:frame>
        <draw:frame draw:style-name="gr62" draw:text-style-name="P2" draw:layer="layout" svg:width="4.236cm" svg:height="1.046cm" svg:x="25.064cm" svg:y="17.854cm">
          <draw:text-box>
            <text:p text:style-name="P1"><text:span text:style-name="T3">CCM_CSCMR1</text:span><text:span text:style-name="T1"><text:line-break/></text:span><text:span text:style-name="T1">[PERCLK_PODF = 0x0]</text:span></text:p>
          </draw:text-box>
        </draw:frame>
        <draw:line draw:style-name="gr14" draw:text-style-name="P1" draw:layer="layout" svg:x1="26.118cm" svg:y1="18cm" svg:x2="25.718cm" svg:y2="17cm">
          <text:p/>
        </draw:line>
        <draw:frame draw:style-name="gr25" draw:layer="layout" svg:width="7.1cm" svg:height="1.675cm" draw:transform="rotate (1.5707963267946) translate (29.4cm 18.8cm)">
          <draw:text-box>
            <text:p>PERCLK_CLK_ROOT</text:p>
          </draw:text-box>
        </draw:frame>
        <draw:rect draw:style-name="gr35" draw:text-style-name="P7" draw:layer="layout" svg:width="1.5cm" svg:height="1.9cm" svg:x="30.5cm" svg:y="13.5cm">
          <text:p text:style-name="P1"><text:span text:style-name="T8">PIT</text:span></text:p>
        </draw:rect>
        <draw:rect draw:style-name="gr35" draw:text-style-name="P7" draw:layer="layout" svg:width="1.5cm" svg:height="1.9cm" svg:x="30.5cm" svg:y="16.1cm">
          <text:p text:style-name="P1"><text:span text:style-name="T8">GPT</text:span></text:p>
        </draw:rect>
        <draw:custom-shape draw:style-name="gr11" draw:text-style-name="P1" draw:layer="layout" svg:width="2.6cm" svg:height="0.7cm" draw:transform="rotate (1.5707963267946) translate (22.1cm 1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22.1cm" svg:y1="15.4cm" svg:x2="19.6cm" svg:y2="15.4cm">
          <text:p/>
        </draw:line>
        <draw:line draw:style-name="gr12" draw:text-style-name="P1" draw:layer="layout" svg:x1="22.1cm" svg:y1="16.7cm" svg:x2="20.7cm" svg:y2="16.7cm">
          <text:p/>
        </draw:line>
        <draw:frame draw:style-name="gr63" draw:text-style-name="P2" draw:layer="layout" svg:width="4.782cm" svg:height="1.046cm" svg:x="21.7cm" svg:y="13.2cm">
          <draw:text-box>
            <text:p text:style-name="P1"><text:span text:style-name="T3">CCM_CSCMR1</text:span><text:span text:style-name="T1"><text:line-break/></text:span><text:span text:style-name="T1">[PERCLK_CLK_SEL = 0x1]</text:span></text:p>
          </draw:text-box>
        </draw:frame>
        <draw:frame draw:style-name="gr3" draw:layer="layout" svg:width="3.9cm" svg:height="1.3cm" draw:transform="rotate (1.5707963267946) translate (19.7cm 19.2cm)">
          <draw:text-box>
            <text:p>OSC_CLK</text:p>
          </draw:text-box>
        </draw:frame>
        <draw:line draw:style-name="gr9" draw:text-style-name="P1" draw:layer="layout" svg:x1="22.8cm" svg:y1="16.1cm" svg:x2="22.1cm" svg:y2="16.7cm">
          <text:p/>
        </draw:line>
        <draw:rect draw:style-name="gr1" draw:text-style-name="P1" draw:layer="layout" svg:width="14.3cm" svg:height="12.9cm" svg:x="3.1cm" svg:y="22cm">
          <text:p/>
        </draw:rect>
        <draw:line draw:style-name="gr2" draw:text-style-name="P1" draw:layer="layout" svg:x1="9.3cm" svg:y1="26.1cm" svg:x2="13.5cm" svg:y2="26.1cm">
          <text:p/>
        </draw:line>
        <draw:frame draw:style-name="gr3" draw:layer="layout" svg:width="2.7cm" svg:height="1.3cm" draw:transform="rotate (1.5707963267946) translate (7.901cm 32.826cm)">
          <draw:text-box>
            <text:p><text:span text:style-name="T5">pll3_sw_clk</text:span><text:line-break/><text:span text:style-name="T5">480MHz</text:span></text:p>
          </draw:text-box>
        </draw:frame>
        <draw:rect draw:style-name="gr4" draw:text-style-name="P1" draw:layer="layout" svg:width="1cm" svg:height="2cm" svg:x="10.418cm" svg:y="25.2cm">
          <text:p/>
        </draw:rect>
        <draw:frame draw:style-name="gr5" draw:layer="layout" svg:width="1.031cm" svg:height="0.963cm" svg:x="10.487cm" svg:y="25.7cm">
          <draw:text-box>
            <text:p>/1</text:p>
          </draw:text-box>
        </draw:frame>
        <draw:frame draw:style-name="gr61" draw:text-style-name="P2" draw:layer="layout" svg:width="1.546cm" svg:height="1.418cm" svg:x="10.164cm" svg:y="24.6cm">
          <draw:text-box>
            <text:p><text:span text:style-name="T1">/1../64</text:span></text:p>
          </draw:text-box>
        </draw:frame>
        <draw:frame draw:style-name="gr64" draw:layer="layout" svg:width="7.965cm" svg:height="1.039cm" svg:x="3.2cm" svg:y="22.1cm">
          <draw:text-box>
            <text:p><text:span text:style-name="T2">#define UART_CLK_ROOT_FROM_PLL3_SW_CLK_6</text:span><text:span text:style-name="T2"><text:line-break/></text:span><text:span text:style-name="T2">#define UART_CLK_ROOT_DIVIDER <text:s/>1 // 1..64</text:span></text:p>
          </draw:text-box>
        </draw:frame>
        <draw:frame draw:style-name="gr65" draw:text-style-name="P2" draw:layer="layout" svg:width="4.668cm" svg:height="1.046cm" svg:x="9.232cm" svg:y="28.054cm">
          <draw:text-box>
            <text:p text:style-name="P1"><text:span text:style-name="T3">CCM_CSDR1</text:span><text:span text:style-name="T1"><text:line-break/></text:span><text:span text:style-name="T1">[UART_CLK_PODF = 0x0]</text:span></text:p>
          </draw:text-box>
        </draw:frame>
        <draw:line draw:style-name="gr14" draw:text-style-name="P1" draw:layer="layout" svg:x1="11.118cm" svg:y1="28cm" svg:x2="10.718cm" svg:y2="27cm">
          <text:p/>
        </draw:line>
        <draw:frame draw:style-name="gr25" draw:layer="layout" svg:width="7.1cm" svg:height="1.675cm" draw:transform="rotate (1.5707963267946) translate (13.6cm 28.9cm)">
          <draw:text-box>
            <text:p>UART_CLK_ROOT</text:p>
          </draw:text-box>
        </draw:frame>
        <draw:rect draw:style-name="gr35" draw:text-style-name="P7" draw:layer="layout" svg:width="2.6cm" svg:height="3.5cm" svg:x="14.6cm" svg:y="24.1cm">
          <text:p text:style-name="P1"><text:span text:style-name="T8">LPUARTs</text:span></text:p>
        </draw:rect>
        <draw:custom-shape draw:style-name="gr11" draw:text-style-name="P1" draw:layer="layout" svg:width="2.6cm" svg:height="0.7cm" draw:transform="rotate (1.5707963267946) translate (8.6cm 2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8.6cm" svg:y1="25.4cm" svg:x2="4.6cm" svg:y2="25.4cm">
          <text:p/>
        </draw:line>
        <draw:line draw:style-name="gr12" draw:text-style-name="P1" draw:layer="layout" svg:x1="8.6cm" svg:y1="26.7cm" svg:x2="7.8cm" svg:y2="26.7cm">
          <text:p/>
        </draw:line>
        <draw:frame draw:style-name="gr66" draw:text-style-name="P2" draw:layer="layout" svg:width="4.337cm" svg:height="1.046cm" svg:x="6.7cm" svg:y="23.2cm">
          <draw:text-box>
            <text:p text:style-name="P1"><text:span text:style-name="T3">CCM_CSCDR1</text:span><text:span text:style-name="T1"><text:line-break/></text:span><text:span text:style-name="T1">[UART_CLK_SEL = 0x0]</text:span></text:p>
          </draw:text-box>
        </draw:frame>
        <draw:frame draw:style-name="gr3" draw:layer="layout" svg:width="3.9cm" svg:height="1.3cm" draw:transform="rotate (1.5707963267946) translate (3.3cm 27.1cm)">
          <draw:text-box>
            <text:p>OSC_CLK</text:p>
          </draw:text-box>
        </draw:frame>
        <draw:line draw:style-name="gr9" draw:text-style-name="P1" draw:layer="layout" svg:x1="9.3cm" svg:y1="26.1cm" svg:x2="8.6cm" svg:y2="26.7cm">
          <text:p/>
        </draw:line>
        <draw:frame draw:style-name="gr8" draw:text-style-name="P2" draw:layer="layout" svg:width="2.14cm" svg:height="0.64cm" svg:x="3.018cm" svg:y="31.326cm">
          <draw:text-box>
            <text:p><text:span text:style-name="T1">OSC_CLK</text:span></text:p>
          </draw:text-box>
        </draw:frame>
        <draw:line draw:style-name="gr9" draw:text-style-name="P1" draw:layer="layout" svg:x1="4.791cm" svg:y1="31.997cm" svg:x2="4.791cm" svg:y2="34.026cm">
          <text:p/>
        </draw:line>
        <draw:line draw:style-name="gr9" draw:text-style-name="P1" draw:layer="layout" svg:x1="7.791cm" svg:y1="32.026cm" svg:x2="7.791cm" svg:y2="34.026cm">
          <text:p/>
        </draw:line>
        <draw:line draw:style-name="gr9" draw:text-style-name="P1" draw:layer="layout" svg:x1="4.791cm" svg:y1="34.026cm" svg:x2="6.091cm" svg:y2="34.026cm">
          <text:p/>
        </draw:line>
        <draw:line draw:style-name="gr9" draw:text-style-name="P1" draw:layer="layout" svg:x1="7.791cm" svg:y1="34.026cm" svg:x2="6.791cm" svg:y2="34.026cm">
          <text:p/>
        </draw:line>
        <draw:line draw:style-name="gr10" draw:text-style-name="P1" draw:layer="layout" svg:x1="6.091cm" svg:y1="34.026cm" svg:x2="6.891cm" svg:y2="33.497cm">
          <text:p/>
        </draw:line>
        <draw:frame draw:style-name="gr20" draw:text-style-name="P4" draw:layer="layout" svg:width="2.6cm" svg:height="1.029cm" svg:x="5.091cm" svg:y="30.4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5.191cm" svg:y="31.026cm">
          <text:p/>
        </draw:rect>
        <draw:frame draw:style-name="gr19" draw:layer="layout" svg:width="2.077cm" svg:height="1.437cm" svg:x="5.212cm" svg:y="31.563cm">
          <draw:text-box>
            <text:p>PLL3<text:line-break/><text:span text:style-name="T5">480MHz</text:span></text:p>
          </draw:text-box>
        </draw:frame>
        <draw:line draw:style-name="gr9" draw:text-style-name="P1" draw:layer="layout" svg:x1="5.191cm" svg:y1="31.997cm" svg:x2="3.691cm" svg:y2="31.997cm">
          <text:p/>
        </draw:line>
        <draw:line draw:style-name="gr12" draw:text-style-name="P1" draw:layer="layout" svg:x1="7.801cm" svg:y1="32.007cm" svg:x2="7.201cm" svg:y2="32.007cm">
          <text:p/>
        </draw:line>
        <draw:line draw:style-name="gr12" draw:text-style-name="P1" draw:layer="layout" svg:x1="7.8cm" svg:y1="26.7cm" svg:x2="7.8cm" svg:y2="32cm">
          <text:p/>
        </draw:line>
        <draw:line draw:style-name="gr14" draw:text-style-name="P1" draw:layer="layout" svg:x1="7.5cm" svg:y1="15.1cm" svg:x2="8.6cm" svg:y2="14.2cm">
          <text:p/>
        </draw:line>
        <draw:line draw:style-name="gr14" draw:text-style-name="P1" draw:layer="layout" svg:x1="22.485cm" svg:y1="15.024cm" svg:x2="23.585cm" svg:y2="14.124cm">
          <text:p/>
        </draw:line>
        <draw:line draw:style-name="gr14" draw:text-style-name="P1" draw:layer="layout" svg:x1="8.8cm" svg:y1="25.2cm" svg:x2="9.4cm" svg:y2="24.1cm">
          <text:p/>
        </draw:line>
        <draw:rect draw:style-name="gr67" draw:text-style-name="P1" draw:layer="layout" svg:width="1cm" svg:height="2cm" svg:x="7.308cm" svg:y="27.8cm">
          <text:p/>
        </draw:rect>
        <draw:frame draw:style-name="gr5" draw:layer="layout" svg:width="1.031cm" svg:height="0.963cm" svg:x="7.377cm" svg:y="28.3cm">
          <draw:text-box>
            <text:p>/6</text:p>
          </draw:text-box>
        </draw:frame>
        <draw:frame draw:style-name="gr68" draw:layer="layout" svg:width="2.2cm" svg:height="0.9cm" draw:transform="rotate (1.5707963267946) translate (7.1cm 27.7cm)">
          <draw:text-box>
            <text:p><text:span text:style-name="T5">80MHz</text:span></text:p>
          </draw:text-box>
        </draw:frame>
        <draw:rect draw:style-name="gr1" draw:text-style-name="P1" draw:layer="layout" svg:width="14.3cm" svg:height="12.9cm" svg:x="18.9cm" svg:y="22.1cm">
          <text:p/>
        </draw:rect>
        <draw:line draw:style-name="gr2" draw:text-style-name="P1" draw:layer="layout" svg:x1="25.1cm" svg:y1="26.2cm" svg:x2="29.3cm" svg:y2="26.2cm">
          <text:p/>
        </draw:line>
        <draw:frame draw:style-name="gr3" draw:layer="layout" svg:width="2.7cm" svg:height="1.3cm" draw:transform="rotate (1.5707963267946) translate (23.701cm 32.926cm)">
          <draw:text-box>
            <text:p><text:span text:style-name="T5">pll3_sw_clk</text:span><text:span text:style-name="T5"><text:line-break/></text:span><text:span text:style-name="T5">24MHz</text:span></text:p>
          </draw:text-box>
        </draw:frame>
        <draw:rect draw:style-name="gr4" draw:text-style-name="P1" draw:layer="layout" svg:width="1cm" svg:height="2cm" svg:x="26.218cm" svg:y="25.3cm">
          <text:p/>
        </draw:rect>
        <draw:frame draw:style-name="gr5" draw:layer="layout" svg:width="1.031cm" svg:height="0.963cm" svg:x="26.287cm" svg:y="25.8cm">
          <draw:text-box>
            <text:p>/1</text:p>
          </draw:text-box>
        </draw:frame>
        <draw:frame draw:style-name="gr61" draw:text-style-name="P2" draw:layer="layout" svg:width="1.546cm" svg:height="1.418cm" svg:x="25.964cm" svg:y="24.7cm">
          <draw:text-box>
            <text:p><text:span text:style-name="T1">/1../64</text:span></text:p>
          </draw:text-box>
        </draw:frame>
        <draw:frame draw:style-name="gr64" draw:layer="layout" svg:width="7.965cm" svg:height="1.039cm" svg:x="19cm" svg:y="22.2cm">
          <draw:text-box>
            <text:p><text:span text:style-name="T2">#define UART_CLK_ROOT_FROM_OSC_CLK</text:span><text:span text:style-name="T2"><text:line-break/></text:span><text:span text:style-name="T2">#define UART_CLK_ROOT_DIVIDER <text:s/>1 // 1..64</text:span></text:p>
          </draw:text-box>
        </draw:frame>
        <draw:frame draw:style-name="gr65" draw:text-style-name="P2" draw:layer="layout" svg:width="4.668cm" svg:height="1.046cm" svg:x="25.032cm" svg:y="28.154cm">
          <draw:text-box>
            <text:p text:style-name="P1"><text:span text:style-name="T3">CCM_CSDR1</text:span><text:span text:style-name="T1"><text:line-break/></text:span><text:span text:style-name="T1">[UART_CLK_PODF = 0x0]</text:span></text:p>
          </draw:text-box>
        </draw:frame>
        <draw:line draw:style-name="gr14" draw:text-style-name="P1" draw:layer="layout" svg:x1="26.918cm" svg:y1="28.1cm" svg:x2="26.518cm" svg:y2="27.1cm">
          <text:p/>
        </draw:line>
        <draw:frame draw:style-name="gr25" draw:layer="layout" svg:width="7.1cm" svg:height="1.675cm" draw:transform="rotate (1.5707963267946) translate (29.4cm 29cm)">
          <draw:text-box>
            <text:p>UART_CLK_ROOT</text:p>
          </draw:text-box>
        </draw:frame>
        <draw:rect draw:style-name="gr35" draw:text-style-name="P7" draw:layer="layout" svg:width="2.6cm" svg:height="3.5cm" svg:x="30.4cm" svg:y="24.2cm">
          <text:p text:style-name="P1"><text:span text:style-name="T8">LPUARTs</text:span></text:p>
        </draw:rect>
        <draw:custom-shape draw:style-name="gr11" draw:text-style-name="P1" draw:layer="layout" svg:width="2.6cm" svg:height="0.7cm" draw:transform="rotate (1.5707963267946) translate (24.4cm 2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24.4cm" svg:y1="25.5cm" svg:x2="20.4cm" svg:y2="25.5cm">
          <text:p/>
        </draw:line>
        <draw:line draw:style-name="gr38" draw:text-style-name="P1" draw:layer="layout" svg:x1="24.4cm" svg:y1="26.8cm" svg:x2="23.6cm" svg:y2="26.8cm">
          <text:p/>
        </draw:line>
        <draw:frame draw:style-name="gr66" draw:text-style-name="P2" draw:layer="layout" svg:width="4.337cm" svg:height="1.046cm" svg:x="22.5cm" svg:y="23.3cm">
          <draw:text-box>
            <text:p text:style-name="P1"><text:span text:style-name="T3">CCM_CSCDR1</text:span><text:span text:style-name="T1"><text:line-break/></text:span><text:span text:style-name="T1">[UART_CLK_SEL = 0x1]</text:span></text:p>
          </draw:text-box>
        </draw:frame>
        <draw:frame draw:style-name="gr3" draw:layer="layout" svg:width="3.9cm" svg:height="1.3cm" draw:transform="rotate (1.5707963267946) translate (19.1cm 27.2cm)">
          <draw:text-box>
            <text:p>OSC_CLK</text:p>
          </draw:text-box>
        </draw:frame>
        <draw:line draw:style-name="gr9" draw:text-style-name="P1" draw:layer="layout" svg:x1="25.1cm" svg:y1="26.2cm" svg:x2="24.4cm" svg:y2="25.5cm">
          <text:p/>
        </draw:line>
        <draw:frame draw:style-name="gr8" draw:text-style-name="P2" draw:layer="layout" svg:width="2.14cm" svg:height="0.64cm" svg:x="18.818cm" svg:y="31.426cm">
          <draw:text-box>
            <text:p><text:span text:style-name="T1">OSC_CLK</text:span></text:p>
          </draw:text-box>
        </draw:frame>
        <draw:line draw:style-name="gr9" draw:text-style-name="P1" draw:layer="layout" svg:x1="20.591cm" svg:y1="32.097cm" svg:x2="20.591cm" svg:y2="34.126cm">
          <text:p/>
        </draw:line>
        <draw:line draw:style-name="gr9" draw:text-style-name="P1" draw:layer="layout" svg:x1="23.591cm" svg:y1="32.126cm" svg:x2="23.591cm" svg:y2="34.126cm">
          <text:p/>
        </draw:line>
        <draw:line draw:style-name="gr9" draw:text-style-name="P1" draw:layer="layout" svg:x1="20.591cm" svg:y1="34.126cm" svg:x2="21.891cm" svg:y2="34.126cm">
          <text:p/>
        </draw:line>
        <draw:line draw:style-name="gr9" draw:text-style-name="P1" draw:layer="layout" svg:x1="23.591cm" svg:y1="34.126cm" svg:x2="22.591cm" svg:y2="34.126cm">
          <text:p/>
        </draw:line>
        <draw:line draw:style-name="gr10" draw:text-style-name="P1" draw:layer="layout" svg:x1="21.891cm" svg:y1="34.126cm" svg:x2="22.8cm" svg:y2="34.1cm">
          <text:p/>
        </draw:line>
        <draw:frame draw:style-name="gr20" draw:text-style-name="P4" draw:layer="layout" svg:width="2.6cm" svg:height="1.029cm" svg:x="20.891cm" svg:y="30.5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20.991cm" svg:y="31.126cm">
          <text:p/>
        </draw:rect>
        <draw:frame draw:style-name="gr19" draw:layer="layout" svg:width="2.077cm" svg:height="1.437cm" svg:x="21.012cm" svg:y="31.663cm">
          <draw:text-box>
            <text:p>PLL3<text:line-break/><text:span text:style-name="T5">480MHz</text:span></text:p>
          </draw:text-box>
        </draw:frame>
        <draw:line draw:style-name="gr9" draw:text-style-name="P1" draw:layer="layout" svg:x1="20.991cm" svg:y1="32.097cm" svg:x2="19.491cm" svg:y2="32.097cm">
          <text:p/>
        </draw:line>
        <draw:line draw:style-name="gr38" draw:text-style-name="P1" draw:layer="layout" svg:x1="23.601cm" svg:y1="32.107cm" svg:x2="23.001cm" svg:y2="32.107cm">
          <text:p/>
        </draw:line>
        <draw:line draw:style-name="gr38" draw:text-style-name="P1" draw:layer="layout" svg:x1="23.6cm" svg:y1="26.8cm" svg:x2="23.6cm" svg:y2="32.1cm">
          <text:p/>
        </draw:line>
        <draw:line draw:style-name="gr14" draw:text-style-name="P1" draw:layer="layout" svg:x1="24.6cm" svg:y1="25.3cm" svg:x2="25.2cm" svg:y2="24.2cm">
          <text:p/>
        </draw:line>
        <draw:rect draw:style-name="gr67" draw:text-style-name="P1" draw:layer="layout" svg:width="1cm" svg:height="2cm" svg:x="23.108cm" svg:y="27.9cm">
          <text:p/>
        </draw:rect>
        <draw:frame draw:style-name="gr5" draw:layer="layout" svg:width="1.031cm" svg:height="0.963cm" svg:x="23.177cm" svg:y="28.4cm">
          <draw:text-box>
            <text:p>/6</text:p>
          </draw:text-box>
        </draw:frame>
        <draw:line draw:style-name="gr9" draw:text-style-name="P1" draw:layer="layout" svg:x1="21cm" svg:y1="33.1cm" svg:x2="23cm" svg:y2="31.1cm">
          <text:p/>
        </draw:line>
        <draw:frame draw:style-name="gr69" draw:text-style-name="P2" draw:layer="layout" svg:width="1.607cm" svg:height="0.64cm" svg:x="21.493cm" svg:y="24.86cm">
          <draw:text-box>
            <text:p><text:span text:style-name="T1">24MHz</text:span></text:p>
          </draw:text-box>
        </draw:frame>
        <draw:frame draw:style-name="gr68" draw:layer="layout" svg:width="2.2cm" svg:height="0.9cm" draw:transform="rotate (1.5707963267946) translate (23cm 27.9cm)">
          <draw:text-box>
            <text:p><text:span text:style-name="T5">4MHz</text:span></text:p>
          </draw:text-box>
        </draw:frame>
        <draw:rect draw:style-name="gr1" draw:text-style-name="P1" draw:layer="layout" svg:width="14.3cm" svg:height="12.9cm" svg:x="43cm" svg:y="1.6cm">
          <text:p/>
        </draw:rect>
        <draw:line draw:style-name="gr2" draw:text-style-name="P1" draw:layer="layout" svg:x1="49.2cm" svg:y1="5.7cm" svg:x2="53.4cm" svg:y2="5.7cm">
          <text:p/>
        </draw:line>
        <draw:frame draw:style-name="gr3" draw:layer="layout" svg:width="2.7cm" svg:height="1.3cm" draw:transform="rotate (1.5707963267946) translate (47.801cm 12.426cm)">
          <draw:text-box>
            <text:p><text:span text:style-name="T5">pll3_sw_clk</text:span><text:line-break/><text:span text:style-name="T5">480MHz</text:span></text:p>
          </draw:text-box>
        </draw:frame>
        <draw:rect draw:style-name="gr4" draw:text-style-name="P1" draw:layer="layout" svg:width="1cm" svg:height="2cm" svg:x="50.318cm" svg:y="4.8cm">
          <text:p/>
        </draw:rect>
        <draw:frame draw:style-name="gr5" draw:layer="layout" svg:width="1.031cm" svg:height="0.963cm" svg:x="50.387cm" svg:y="5.3cm">
          <draw:text-box>
            <text:p>/1</text:p>
          </draw:text-box>
        </draw:frame>
        <draw:frame draw:style-name="gr61" draw:text-style-name="P2" draw:layer="layout" svg:width="1.546cm" svg:height="1.418cm" svg:x="50.064cm" svg:y="4.2cm">
          <draw:text-box>
            <text:p><text:span text:style-name="T1">/1../64</text:span></text:p>
          </draw:text-box>
        </draw:frame>
        <draw:frame draw:style-name="gr33" draw:layer="layout" svg:width="8.147cm" svg:height="1.039cm" svg:x="43.1cm" svg:y="1.7cm">
          <draw:text-box>
            <text:p><text:span text:style-name="T2">#define LPI2C_CLK_ROOT_FROM_PLL3_SW_CLK_8</text:span><text:span text:style-name="T2"><text:line-break/></text:span><text:span text:style-name="T2">#define LPI2C_CLK_ROOT_DIVIDER <text:s/>1 // 1..64</text:span></text:p>
          </draw:text-box>
        </draw:frame>
        <draw:frame draw:style-name="gr15" draw:text-style-name="P2" draw:layer="layout" svg:width="4.685cm" svg:height="1.046cm" svg:x="49.132cm" svg:y="7.654cm">
          <draw:text-box>
            <text:p text:style-name="P1"><text:span text:style-name="T3">CCM_CSDR2</text:span><text:span text:style-name="T1"><text:line-break/></text:span><text:span text:style-name="T1">[LPI2C_CLK_PODF = 0x0]</text:span></text:p>
          </draw:text-box>
        </draw:frame>
        <draw:line draw:style-name="gr14" draw:text-style-name="P1" draw:layer="layout" svg:x1="51.018cm" svg:y1="7.6cm" svg:x2="50.618cm" svg:y2="6.6cm">
          <text:p/>
        </draw:line>
        <draw:frame draw:style-name="gr25" draw:layer="layout" svg:width="7.1cm" svg:height="1.675cm" draw:transform="rotate (1.5707963267946) translate (53.5cm 8.5cm)">
          <draw:text-box>
            <text:p>LPI2C_CLK_ROOT</text:p>
          </draw:text-box>
        </draw:frame>
        <draw:rect draw:style-name="gr35" draw:text-style-name="P7" draw:layer="layout" svg:width="2.6cm" svg:height="3.5cm" svg:x="54.5cm" svg:y="3.7cm">
          <text:p text:style-name="P1"><text:span text:style-name="T8">LPI2C</text:span><text:span text:style-name="T8"><text:line-break/></text:span><text:span text:style-name="T8">controllers</text:span></text:p>
        </draw:rect>
        <draw:custom-shape draw:style-name="gr11" draw:text-style-name="P1" draw:layer="layout" svg:width="2.6cm" svg:height="0.7cm" draw:transform="rotate (1.5707963267946) translate (48.5cm 6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48.5cm" svg:y1="5cm" svg:x2="44.5cm" svg:y2="5cm">
          <text:p/>
        </draw:line>
        <draw:line draw:style-name="gr12" draw:text-style-name="P1" draw:layer="layout" svg:x1="48.5cm" svg:y1="6.3cm" svg:x2="47.7cm" svg:y2="6.3cm">
          <text:p/>
        </draw:line>
        <draw:frame draw:style-name="gr70" draw:text-style-name="P2" draw:layer="layout" svg:width="4.354cm" svg:height="1.046cm" svg:x="46.6cm" svg:y="2.8cm">
          <draw:text-box>
            <text:p text:style-name="P1"><text:span text:style-name="T3">CCM_CSCDR2</text:span><text:span text:style-name="T1"><text:line-break/></text:span><text:span text:style-name="T1">[LPI2C_CLK_SEL = 0x0]</text:span></text:p>
          </draw:text-box>
        </draw:frame>
        <draw:frame draw:style-name="gr3" draw:layer="layout" svg:width="3.9cm" svg:height="1.3cm" draw:transform="rotate (1.5707963267946) translate (43.2cm 6.7cm)">
          <draw:text-box>
            <text:p>OSC_CLK</text:p>
          </draw:text-box>
        </draw:frame>
        <draw:line draw:style-name="gr9" draw:text-style-name="P1" draw:layer="layout" svg:x1="49.2cm" svg:y1="5.7cm" svg:x2="48.5cm" svg:y2="6.3cm">
          <text:p/>
        </draw:line>
        <draw:frame draw:style-name="gr8" draw:text-style-name="P2" draw:layer="layout" svg:width="2.14cm" svg:height="0.64cm" svg:x="42.918cm" svg:y="10.926cm">
          <draw:text-box>
            <text:p><text:span text:style-name="T1">OSC_CLK</text:span></text:p>
          </draw:text-box>
        </draw:frame>
        <draw:line draw:style-name="gr9" draw:text-style-name="P1" draw:layer="layout" svg:x1="44.691cm" svg:y1="11.597cm" svg:x2="44.691cm" svg:y2="13.626cm">
          <text:p/>
        </draw:line>
        <draw:line draw:style-name="gr9" draw:text-style-name="P1" draw:layer="layout" svg:x1="47.691cm" svg:y1="11.626cm" svg:x2="47.691cm" svg:y2="13.626cm">
          <text:p/>
        </draw:line>
        <draw:line draw:style-name="gr9" draw:text-style-name="P1" draw:layer="layout" svg:x1="44.691cm" svg:y1="13.626cm" svg:x2="45.991cm" svg:y2="13.626cm">
          <text:p/>
        </draw:line>
        <draw:line draw:style-name="gr9" draw:text-style-name="P1" draw:layer="layout" svg:x1="47.691cm" svg:y1="13.626cm" svg:x2="46.691cm" svg:y2="13.626cm">
          <text:p/>
        </draw:line>
        <draw:line draw:style-name="gr10" draw:text-style-name="P1" draw:layer="layout" svg:x1="45.991cm" svg:y1="13.626cm" svg:x2="46.791cm" svg:y2="13.097cm">
          <text:p/>
        </draw:line>
        <draw:frame draw:style-name="gr20" draw:text-style-name="P4" draw:layer="layout" svg:width="2.6cm" svg:height="1.029cm" svg:x="44.991cm" svg:y="10.0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45.091cm" svg:y="10.626cm">
          <text:p/>
        </draw:rect>
        <draw:frame draw:style-name="gr19" draw:layer="layout" svg:width="2.077cm" svg:height="1.437cm" svg:x="45.112cm" svg:y="11.163cm">
          <draw:text-box>
            <text:p>PLL3<text:line-break/><text:span text:style-name="T5">480MHz</text:span></text:p>
          </draw:text-box>
        </draw:frame>
        <draw:line draw:style-name="gr9" draw:text-style-name="P1" draw:layer="layout" svg:x1="45.091cm" svg:y1="11.597cm" svg:x2="43.591cm" svg:y2="11.597cm">
          <text:p/>
        </draw:line>
        <draw:line draw:style-name="gr12" draw:text-style-name="P1" draw:layer="layout" svg:x1="47.701cm" svg:y1="11.607cm" svg:x2="47.101cm" svg:y2="11.607cm">
          <text:p/>
        </draw:line>
        <draw:line draw:style-name="gr12" draw:text-style-name="P1" draw:layer="layout" svg:x1="47.7cm" svg:y1="6.3cm" svg:x2="47.7cm" svg:y2="11.6cm">
          <text:p/>
        </draw:line>
        <draw:line draw:style-name="gr14" draw:text-style-name="P1" draw:layer="layout" svg:x1="48.7cm" svg:y1="4.8cm" svg:x2="49.3cm" svg:y2="3.7cm">
          <text:p/>
        </draw:line>
        <draw:rect draw:style-name="gr67" draw:text-style-name="P1" draw:layer="layout" svg:width="1cm" svg:height="2cm" svg:x="47.208cm" svg:y="7.4cm">
          <text:p/>
        </draw:rect>
        <draw:frame draw:style-name="gr5" draw:layer="layout" svg:width="1.031cm" svg:height="0.963cm" svg:x="47.277cm" svg:y="7.9cm">
          <draw:text-box>
            <text:p>/8</text:p>
          </draw:text-box>
        </draw:frame>
        <draw:frame draw:style-name="gr68" draw:layer="layout" svg:width="2.2cm" svg:height="0.9cm" draw:transform="rotate (1.5707963267946) translate (47cm 7.3cm)">
          <draw:text-box>
            <text:p><text:span text:style-name="T5">60MHz</text:span></text:p>
          </draw:text-box>
        </draw:frame>
        <draw:rect draw:style-name="gr1" draw:text-style-name="P1" draw:layer="layout" svg:width="14.3cm" svg:height="12.9cm" svg:x="43.082cm" svg:y="16cm">
          <text:p/>
        </draw:rect>
        <draw:line draw:style-name="gr2" draw:text-style-name="P1" draw:layer="layout" svg:x1="49.282cm" svg:y1="20.1cm" svg:x2="53.482cm" svg:y2="20.1cm">
          <text:p/>
        </draw:line>
        <draw:frame draw:style-name="gr3" draw:layer="layout" svg:width="2.7cm" svg:height="1.3cm" draw:transform="rotate (1.5707963267946) translate (47.883cm 26.826cm)">
          <draw:text-box>
            <text:p><text:span text:style-name="T5">pll3_sw_clk</text:span><text:span text:style-name="T5"><text:line-break/></text:span><text:span text:style-name="T5">24MHz</text:span></text:p>
          </draw:text-box>
        </draw:frame>
        <draw:rect draw:style-name="gr4" draw:text-style-name="P1" draw:layer="layout" svg:width="1cm" svg:height="2cm" svg:x="50.4cm" svg:y="19.2cm">
          <text:p/>
        </draw:rect>
        <draw:frame draw:style-name="gr5" draw:layer="layout" svg:width="1.031cm" svg:height="0.963cm" svg:x="50.469cm" svg:y="19.7cm">
          <draw:text-box>
            <text:p>/1</text:p>
          </draw:text-box>
        </draw:frame>
        <draw:frame draw:style-name="gr61" draw:text-style-name="P2" draw:layer="layout" svg:width="1.546cm" svg:height="1.418cm" svg:x="50.146cm" svg:y="18.6cm">
          <draw:text-box>
            <text:p><text:span text:style-name="T1">/1../64</text:span></text:p>
          </draw:text-box>
        </draw:frame>
        <draw:frame draw:style-name="gr33" draw:layer="layout" svg:width="8.147cm" svg:height="1.039cm" svg:x="43.182cm" svg:y="16.1cm">
          <draw:text-box>
            <text:p><text:span text:style-name="T2">#define LPI2C_CLK_ROOT_FROM_OSC_CLK</text:span><text:span text:style-name="T2"><text:line-break/></text:span><text:span text:style-name="T2">#define LPI2C_CLK_ROOT_DIVIDER <text:s/>1 // 1..64</text:span></text:p>
          </draw:text-box>
        </draw:frame>
        <draw:frame draw:style-name="gr15" draw:text-style-name="P2" draw:layer="layout" svg:width="4.685cm" svg:height="1.046cm" svg:x="49.214cm" svg:y="22.054cm">
          <draw:text-box>
            <text:p text:style-name="P1"><text:span text:style-name="T3">CCM_CSDR2</text:span><text:span text:style-name="T1"><text:line-break/></text:span><text:span text:style-name="T1">[LPI2C_CLK_PODF = 0x0]</text:span></text:p>
          </draw:text-box>
        </draw:frame>
        <draw:line draw:style-name="gr14" draw:text-style-name="P1" draw:layer="layout" svg:x1="51.1cm" svg:y1="22cm" svg:x2="50.7cm" svg:y2="21cm">
          <text:p/>
        </draw:line>
        <draw:frame draw:style-name="gr25" draw:layer="layout" svg:width="7.1cm" svg:height="1.675cm" draw:transform="rotate (1.5707963267946) translate (53.582cm 22.9cm)">
          <draw:text-box>
            <text:p>LPI2C_CLK_ROOT</text:p>
          </draw:text-box>
        </draw:frame>
        <draw:rect draw:style-name="gr35" draw:text-style-name="P7" draw:layer="layout" svg:width="2.6cm" svg:height="3.5cm" svg:x="54.582cm" svg:y="18.1cm">
          <text:p text:style-name="P1"><text:span text:style-name="T8">LPI2C</text:span><text:span text:style-name="T8"><text:line-break/></text:span><text:span text:style-name="T8">controllers</text:span></text:p>
        </draw:rect>
        <draw:custom-shape draw:style-name="gr11" draw:text-style-name="P1" draw:layer="layout" svg:width="2.6cm" svg:height="0.7cm" draw:transform="rotate (1.5707963267946) translate (48.582cm 21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48.582cm" svg:y1="19.4cm" svg:x2="44.582cm" svg:y2="19.4cm">
          <text:p/>
        </draw:line>
        <draw:line draw:style-name="gr38" draw:text-style-name="P1" draw:layer="layout" svg:x1="48.582cm" svg:y1="20.7cm" svg:x2="47.782cm" svg:y2="20.7cm">
          <text:p/>
        </draw:line>
        <draw:frame draw:style-name="gr70" draw:text-style-name="P2" draw:layer="layout" svg:width="4.354cm" svg:height="1.046cm" svg:x="46.682cm" svg:y="17.2cm">
          <draw:text-box>
            <text:p text:style-name="P1"><text:span text:style-name="T3">CCM_CSCDR2</text:span><text:span text:style-name="T1"><text:line-break/></text:span><text:span text:style-name="T1">[LPI2C_CLK_SEL = 0x1]</text:span></text:p>
          </draw:text-box>
        </draw:frame>
        <draw:frame draw:style-name="gr3" draw:layer="layout" svg:width="3.9cm" svg:height="1.3cm" draw:transform="rotate (1.5707963267946) translate (43.282cm 21.1cm)">
          <draw:text-box>
            <text:p>OSC_CLK</text:p>
          </draw:text-box>
        </draw:frame>
        <draw:line draw:style-name="gr9" draw:text-style-name="P1" draw:layer="layout" svg:x1="49.282cm" svg:y1="20.1cm" svg:x2="48.582cm" svg:y2="19.4cm">
          <text:p/>
        </draw:line>
        <draw:frame draw:style-name="gr8" draw:text-style-name="P2" draw:layer="layout" svg:width="2.14cm" svg:height="0.64cm" svg:x="43cm" svg:y="25.326cm">
          <draw:text-box>
            <text:p><text:span text:style-name="T1">OSC_CLK</text:span></text:p>
          </draw:text-box>
        </draw:frame>
        <draw:line draw:style-name="gr9" draw:text-style-name="P1" draw:layer="layout" svg:x1="44.773cm" svg:y1="25.997cm" svg:x2="44.773cm" svg:y2="28.026cm">
          <text:p/>
        </draw:line>
        <draw:line draw:style-name="gr9" draw:text-style-name="P1" draw:layer="layout" svg:x1="47.773cm" svg:y1="26.026cm" svg:x2="47.773cm" svg:y2="28.026cm">
          <text:p/>
        </draw:line>
        <draw:line draw:style-name="gr9" draw:text-style-name="P1" draw:layer="layout" svg:x1="44.773cm" svg:y1="28.026cm" svg:x2="46.073cm" svg:y2="28.026cm">
          <text:p/>
        </draw:line>
        <draw:line draw:style-name="gr9" draw:text-style-name="P1" draw:layer="layout" svg:x1="47.773cm" svg:y1="28.026cm" svg:x2="46.773cm" svg:y2="28.026cm">
          <text:p/>
        </draw:line>
        <draw:line draw:style-name="gr10" draw:text-style-name="P1" draw:layer="layout" svg:x1="46.073cm" svg:y1="28.026cm" svg:x2="46.982cm" svg:y2="28cm">
          <text:p/>
        </draw:line>
        <draw:frame draw:style-name="gr20" draw:text-style-name="P4" draw:layer="layout" svg:width="2.6cm" svg:height="1.029cm" svg:x="45.073cm" svg:y="24.4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45.173cm" svg:y="25.026cm">
          <text:p/>
        </draw:rect>
        <draw:frame draw:style-name="gr19" draw:layer="layout" svg:width="2.077cm" svg:height="1.437cm" svg:x="45.194cm" svg:y="25.563cm">
          <draw:text-box>
            <text:p>PLL3<text:line-break/><text:span text:style-name="T5">480MHz</text:span></text:p>
          </draw:text-box>
        </draw:frame>
        <draw:line draw:style-name="gr9" draw:text-style-name="P1" draw:layer="layout" svg:x1="45.173cm" svg:y1="25.997cm" svg:x2="43.673cm" svg:y2="25.997cm">
          <text:p/>
        </draw:line>
        <draw:line draw:style-name="gr38" draw:text-style-name="P1" draw:layer="layout" svg:x1="47.783cm" svg:y1="26.007cm" svg:x2="47.183cm" svg:y2="26.007cm">
          <text:p/>
        </draw:line>
        <draw:line draw:style-name="gr38" draw:text-style-name="P1" draw:layer="layout" svg:x1="47.782cm" svg:y1="20.7cm" svg:x2="47.782cm" svg:y2="26cm">
          <text:p/>
        </draw:line>
        <draw:line draw:style-name="gr14" draw:text-style-name="P1" draw:layer="layout" svg:x1="48.782cm" svg:y1="19.2cm" svg:x2="49.382cm" svg:y2="18.1cm">
          <text:p/>
        </draw:line>
        <draw:rect draw:style-name="gr67" draw:text-style-name="P1" draw:layer="layout" svg:width="1cm" svg:height="2cm" svg:x="47.29cm" svg:y="21.8cm">
          <text:p/>
        </draw:rect>
        <draw:frame draw:style-name="gr5" draw:layer="layout" svg:width="1.031cm" svg:height="0.963cm" svg:x="47.359cm" svg:y="22.3cm">
          <draw:text-box>
            <text:p>/8</text:p>
          </draw:text-box>
        </draw:frame>
        <draw:line draw:style-name="gr9" draw:text-style-name="P1" draw:layer="layout" svg:x1="45.182cm" svg:y1="27cm" svg:x2="47.182cm" svg:y2="25cm">
          <text:p/>
        </draw:line>
        <draw:frame draw:style-name="gr69" draw:text-style-name="P2" draw:layer="layout" svg:width="1.607cm" svg:height="0.64cm" svg:x="45.675cm" svg:y="18.76cm">
          <draw:text-box>
            <text:p><text:span text:style-name="T1">24MHz</text:span></text:p>
          </draw:text-box>
        </draw:frame>
        <draw:frame draw:style-name="gr68" draw:layer="layout" svg:width="2.2cm" svg:height="0.9cm" draw:transform="rotate (1.5707963267946) translate (47.182cm 21.8cm)">
          <draw:text-box>
            <text:p><text:span text:style-name="T5">3MHz</text:span></text:p>
          </draw:text-box>
        </draw:frame>
      </draw:page>
      <draw:page draw:name="page4" draw:style-name="dp1" draw:master-page-name="Default">
        <draw:rect draw:style-name="gr1" draw:text-style-name="P1" draw:layer="layout" svg:width="14.3cm" svg:height="7.4cm" svg:x="3.086cm" svg:y="2.914cm">
          <text:p/>
        </draw:rect>
        <draw:line draw:style-name="gr2" draw:text-style-name="P1" draw:layer="layout" svg:x1="7.7cm" svg:y1="7cm" svg:x2="14.6cm" svg:y2="7cm">
          <text:p/>
        </draw:line>
        <draw:frame draw:style-name="gr25" draw:layer="layout" svg:width="6.4cm" svg:height="1.675cm" draw:transform="rotate (1.5707963267946) translate (3.525cm 10.1cm)">
          <draw:text-box>
            <text:p>SEMC_CLK_ROOT</text:p>
          </draw:text-box>
        </draw:frame>
        <draw:rect draw:style-name="gr4" draw:text-style-name="P1" draw:layer="layout" svg:width="1cm" svg:height="2cm" svg:x="8.654cm" svg:y="6.1cm">
          <text:p/>
        </draw:rect>
        <draw:frame draw:style-name="gr5" draw:layer="layout" svg:width="1.031cm" svg:height="0.963cm" svg:x="8.723cm" svg:y="6.6cm">
          <draw:text-box>
            <text:p>/2</text:p>
          </draw:text-box>
        </draw:frame>
        <draw:frame draw:style-name="gr6" draw:text-style-name="P2" draw:layer="layout" svg:width="1.3cm" svg:height="0.7cm" svg:x="8.554cm" svg:y="5.5cm">
          <draw:text-box>
            <text:p><text:span text:style-name="T1">/1../8</text:span></text:p>
          </draw:text-box>
        </draw:frame>
        <draw:frame draw:style-name="gr33" draw:layer="layout" svg:width="8.147cm" svg:height="1.039cm" svg:x="3.2cm" svg:y="3cm">
          <draw:text-box>
            <text:p><text:span text:style-name="T2">#define FLEXSPI_CLK_FROM_SEMC_CLK</text:span><text:span text:style-name="T2"><text:line-break/></text:span><text:span text:style-name="T2">#define FLEXSPI_CLK_ROOT_DIVIDE <text:s/>2 // 1..8</text:span></text:p>
          </draw:text-box>
        </draw:frame>
        <draw:frame draw:style-name="gr34" draw:text-style-name="P2" draw:layer="layout" svg:width="4.278cm" svg:height="1.046cm" svg:x="8.3cm" svg:y="8.754cm">
          <draw:text-box>
            <text:p text:style-name="P1"><text:span text:style-name="T3">CCM_CSCMR1</text:span><text:span text:style-name="T1"><text:line-break/></text:span><text:span text:style-name="T1">[FLEXSPI_PODF = 0x1]</text:span></text:p>
          </draw:text-box>
        </draw:frame>
        <draw:line draw:style-name="gr14" draw:text-style-name="P1" draw:layer="layout" svg:x1="9.354cm" svg:y1="8.9cm" svg:x2="8.954cm" svg:y2="7.9cm">
          <text:p/>
        </draw:line>
        <draw:frame draw:style-name="gr25" draw:layer="layout" svg:width="7.8cm" svg:height="1.675cm" draw:transform="rotate (1.5707963267946) translate (14.4cm 10.2cm)">
          <draw:text-box>
            <text:p>FLEXSPI_CLK_ROOT</text:p>
          </draw:text-box>
        </draw:frame>
        <draw:rect draw:style-name="gr35" draw:text-style-name="P7" draw:layer="layout" svg:width="1.5cm" svg:height="1.9cm" svg:x="15.6cm" svg:y="5.8cm">
          <text:p text:style-name="P1"><text:span text:style-name="T8">Flex</text:span><text:span text:style-name="T8"><text:line-break/></text:span><text:span text:style-name="T8">SPI</text:span></text:p>
        </draw:rect>
        <draw:custom-shape draw:style-name="gr11" draw:text-style-name="P1" draw:layer="layout" svg:width="4.8cm" svg:height="0.7cm" draw:transform="rotate (1.5707963267946) translate (7.4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7.4cm" svg:y1="5.2cm" svg:x2="4.7cm" svg:y2="5.2cm">
          <text:p/>
        </draw:line>
        <draw:line draw:style-name="gr9" draw:text-style-name="P1" draw:layer="layout" svg:x1="7.4cm" svg:y1="6.4cm" svg:x2="5.8cm" svg:y2="6.4cm">
          <text:p/>
        </draw:line>
        <draw:line draw:style-name="gr9" draw:text-style-name="P1" draw:layer="layout" svg:x1="7.4cm" svg:y1="7.5cm" svg:x2="5.8cm" svg:y2="7.5cm">
          <text:p/>
        </draw:line>
        <draw:line draw:style-name="gr9" draw:text-style-name="P1" draw:layer="layout" svg:x1="7.4cm" svg:y1="8.7cm" svg:x2="5.7cm" svg:y2="8.7cm">
          <text:p/>
        </draw:line>
        <draw:line draw:style-name="gr9" draw:text-style-name="P1" draw:layer="layout" svg:x1="8.1cm" svg:y1="7cm" svg:x2="7.4cm" svg:y2="5.2cm">
          <text:p/>
        </draw:line>
        <draw:frame draw:style-name="gr36" draw:text-style-name="P2" draw:layer="layout" svg:width="4.824cm" svg:height="1.046cm" svg:x="7.9cm" svg:y="3.854cm">
          <draw:text-box>
            <text:p text:style-name="P1"><text:span text:style-name="T3">CCM_CSCMR1</text:span><text:span text:style-name="T1"><text:line-break/></text:span><text:span text:style-name="T1">[FLEXSPI_CLK_SEL = 0x0]</text:span></text:p>
          </draw:text-box>
        </draw:frame>
        <draw:line draw:style-name="gr14" draw:text-style-name="P1" draw:layer="layout" svg:x1="7.8cm" svg:y1="5.5cm" svg:x2="8.6cm" svg:y2="4.8cm">
          <text:p/>
        </draw:line>
        <draw:rect draw:style-name="gr1" draw:text-style-name="P1" draw:layer="layout" svg:width="14.3cm" svg:height="7.4cm" svg:x="3cm" svg:y="12.1cm">
          <text:p/>
        </draw:rect>
        <draw:line draw:style-name="gr2" draw:text-style-name="P1" draw:layer="layout" svg:x1="7.614cm" svg:y1="16.186cm" svg:x2="14.514cm" svg:y2="16.186cm">
          <text:p/>
        </draw:line>
        <draw:frame draw:style-name="gr32" draw:layer="layout" svg:width="4.486cm" svg:height="1.461cm" draw:transform="rotate (1.5707963267946) translate (3.5cm 17.486cm)">
          <draw:text-box>
            <text:p>pll3_sw_clk</text:p>
          </draw:text-box>
        </draw:frame>
        <draw:rect draw:style-name="gr4" draw:text-style-name="P1" draw:layer="layout" svg:width="1cm" svg:height="2cm" svg:x="8.568cm" svg:y="15.286cm">
          <text:p/>
        </draw:rect>
        <draw:frame draw:style-name="gr5" draw:layer="layout" svg:width="1.031cm" svg:height="0.963cm" svg:x="8.637cm" svg:y="15.786cm">
          <draw:text-box>
            <text:p>/2</text:p>
          </draw:text-box>
        </draw:frame>
        <draw:frame draw:style-name="gr6" draw:text-style-name="P2" draw:layer="layout" svg:width="1.3cm" svg:height="0.7cm" svg:x="8.468cm" svg:y="14.686cm">
          <draw:text-box>
            <text:p><text:span text:style-name="T1">/1../8</text:span></text:p>
          </draw:text-box>
        </draw:frame>
        <draw:frame draw:style-name="gr33" draw:layer="layout" svg:width="8.147cm" svg:height="1.039cm" svg:x="3.114cm" svg:y="12.186cm">
          <draw:text-box>
            <text:p><text:span text:style-name="T2">#define FLEXSPI_CLK_FROM_PLL3_SW_CLK</text:span><text:span text:style-name="T2"><text:line-break/></text:span><text:span text:style-name="T2">#define FLEXSPI_CLK_ROOT_DIVIDE <text:s/>2 // 1..8</text:span></text:p>
          </draw:text-box>
        </draw:frame>
        <draw:frame draw:style-name="gr34" draw:text-style-name="P2" draw:layer="layout" svg:width="4.278cm" svg:height="1.046cm" svg:x="8.214cm" svg:y="17.94cm">
          <draw:text-box>
            <text:p text:style-name="P1"><text:span text:style-name="T3">CCM_CSCMR1</text:span><text:span text:style-name="T1"><text:line-break/></text:span><text:span text:style-name="T1">[FLEXSPI_PODF = 0x1]</text:span></text:p>
          </draw:text-box>
        </draw:frame>
        <draw:line draw:style-name="gr14" draw:text-style-name="P1" draw:layer="layout" svg:x1="9.268cm" svg:y1="18.086cm" svg:x2="8.868cm" svg:y2="17.086cm">
          <text:p/>
        </draw:line>
        <draw:frame draw:style-name="gr25" draw:layer="layout" svg:width="7.8cm" svg:height="1.675cm" draw:transform="rotate (1.5707963267946) translate (14.314cm 19.386cm)">
          <draw:text-box>
            <text:p>FLEXSPI_CLK_ROOT</text:p>
          </draw:text-box>
        </draw:frame>
        <draw:rect draw:style-name="gr35" draw:text-style-name="P7" draw:layer="layout" svg:width="1.5cm" svg:height="1.9cm" svg:x="15.514cm" svg:y="14.986cm">
          <text:p text:style-name="P1"><text:span text:style-name="T8">Flex</text:span><text:span text:style-name="T8"><text:line-break/></text:span><text:span text:style-name="T8">SPI</text:span></text:p>
        </draw:rect>
        <draw:custom-shape draw:style-name="gr11" draw:text-style-name="P1" draw:layer="layout" svg:width="4.8cm" svg:height="0.7cm" draw:transform="rotate (1.5707963267946) translate (7.314cm 18.5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7.3cm" svg:y1="15.4cm" svg:x2="4.6cm" svg:y2="15.4cm">
          <text:p/>
        </draw:line>
        <draw:line draw:style-name="gr9" draw:text-style-name="P1" draw:layer="layout" svg:x1="7.337cm" svg:y1="14.31cm" svg:x2="5.737cm" svg:y2="14.31cm">
          <text:p/>
        </draw:line>
        <draw:line draw:style-name="gr9" draw:text-style-name="P1" draw:layer="layout" svg:x1="7.314cm" svg:y1="16.686cm" svg:x2="5.714cm" svg:y2="16.686cm">
          <text:p/>
        </draw:line>
        <draw:line draw:style-name="gr9" draw:text-style-name="P1" draw:layer="layout" svg:x1="7.314cm" svg:y1="17.886cm" svg:x2="5.614cm" svg:y2="17.886cm">
          <text:p/>
        </draw:line>
        <draw:line draw:style-name="gr9" draw:text-style-name="P1" draw:layer="layout" svg:x1="8.014cm" svg:y1="16.186cm" svg:x2="7.3cm" svg:y2="15.4cm">
          <text:p/>
        </draw:line>
        <draw:frame draw:style-name="gr36" draw:text-style-name="P2" draw:layer="layout" svg:width="4.824cm" svg:height="1.046cm" svg:x="7.814cm" svg:y="13.04cm">
          <draw:text-box>
            <text:p text:style-name="P1"><text:span text:style-name="T3">CCM_CSCMR1</text:span><text:span text:style-name="T1"><text:line-break/></text:span><text:span text:style-name="T1">[FLEXSPI_CLK_SEL = 0x1]</text:span></text:p>
          </draw:text-box>
        </draw:frame>
        <draw:line draw:style-name="gr14" draw:text-style-name="P1" draw:layer="layout" svg:x1="7.714cm" svg:y1="14.686cm" svg:x2="8.514cm" svg:y2="13.986cm">
          <text:p/>
        </draw:line>
        <draw:frame draw:style-name="gr71" draw:text-style-name="P2" draw:layer="layout" svg:width="2.3cm" svg:height="0.64cm" svg:x="4.8cm" svg:y="14.7cm">
          <draw:text-box>
            <text:p><text:span text:style-name="T1">480MHz</text:span></text:p>
          </draw:text-box>
        </draw:frame>
        <draw:rect draw:style-name="gr1" draw:text-style-name="P1" draw:layer="layout" svg:width="14.3cm" svg:height="7.4cm" svg:x="3cm" svg:y="21.014cm">
          <text:p/>
        </draw:rect>
        <draw:line draw:style-name="gr2" draw:text-style-name="P1" draw:layer="layout" svg:x1="7.614cm" svg:y1="25.1cm" svg:x2="14.514cm" svg:y2="25.1cm">
          <text:p/>
        </draw:line>
        <draw:frame draw:style-name="gr32" draw:layer="layout" svg:width="4.486cm" svg:height="1.461cm" draw:transform="rotate (1.5707963267946) translate (3.6cm 27.9cm)">
          <draw:text-box>
            <text:p>PLL2-PFD2</text:p>
          </draw:text-box>
        </draw:frame>
        <draw:rect draw:style-name="gr4" draw:text-style-name="P1" draw:layer="layout" svg:width="1cm" svg:height="2cm" svg:x="8.568cm" svg:y="24.2cm">
          <text:p/>
        </draw:rect>
        <draw:frame draw:style-name="gr5" draw:layer="layout" svg:width="1.031cm" svg:height="0.963cm" svg:x="8.637cm" svg:y="24.7cm">
          <draw:text-box>
            <text:p>/2</text:p>
          </draw:text-box>
        </draw:frame>
        <draw:frame draw:style-name="gr6" draw:text-style-name="P2" draw:layer="layout" svg:width="1.3cm" svg:height="0.7cm" svg:x="8.468cm" svg:y="23.6cm">
          <draw:text-box>
            <text:p><text:span text:style-name="T1">/1../8</text:span></text:p>
          </draw:text-box>
        </draw:frame>
        <draw:frame draw:style-name="gr33" draw:layer="layout" svg:width="8.147cm" svg:height="1.039cm" svg:x="3.114cm" svg:y="21.1cm">
          <draw:text-box>
            <text:p><text:span text:style-name="T2">#define FLEXSPI_CLK_FROM_PLL2_PFD2</text:span><text:span text:style-name="T2"><text:line-break/></text:span><text:span text:style-name="T2">#define FLEXSPI_CLK_ROOT_DIVIDE <text:s/>2 // 1..8</text:span></text:p>
          </draw:text-box>
        </draw:frame>
        <draw:frame draw:style-name="gr34" draw:text-style-name="P2" draw:layer="layout" svg:width="4.278cm" svg:height="1.046cm" svg:x="8.214cm" svg:y="26.854cm">
          <draw:text-box>
            <text:p text:style-name="P1"><text:span text:style-name="T3">CCM_CSCMR1</text:span><text:span text:style-name="T1"><text:line-break/></text:span><text:span text:style-name="T1">[FLEXSPI_PODF = 0x1]</text:span></text:p>
          </draw:text-box>
        </draw:frame>
        <draw:line draw:style-name="gr14" draw:text-style-name="P1" draw:layer="layout" svg:x1="9.268cm" svg:y1="27cm" svg:x2="8.868cm" svg:y2="26cm">
          <text:p/>
        </draw:line>
        <draw:frame draw:style-name="gr25" draw:layer="layout" svg:width="7.8cm" svg:height="1.675cm" draw:transform="rotate (1.5707963267946) translate (14.314cm 28.3cm)">
          <draw:text-box>
            <text:p>FLEXSPI_CLK_ROOT</text:p>
          </draw:text-box>
        </draw:frame>
        <draw:rect draw:style-name="gr35" draw:text-style-name="P7" draw:layer="layout" svg:width="1.5cm" svg:height="1.9cm" svg:x="15.514cm" svg:y="23.9cm">
          <text:p text:style-name="P1"><text:span text:style-name="T8">Flex</text:span><text:span text:style-name="T8"><text:line-break/></text:span><text:span text:style-name="T8">SPI</text:span></text:p>
        </draw:rect>
        <draw:custom-shape draw:style-name="gr11" draw:text-style-name="P1" draw:layer="layout" svg:width="4.8cm" svg:height="0.7cm" draw:transform="rotate (1.5707963267946) translate (7.314cm 27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7.3cm" svg:y1="25.7cm" svg:x2="4.6cm" svg:y2="25.7cm">
          <text:p/>
        </draw:line>
        <draw:line draw:style-name="gr9" draw:text-style-name="P1" draw:layer="layout" svg:x1="7.359cm" svg:y1="23.286cm" svg:x2="5.759cm" svg:y2="23.286cm">
          <text:p/>
        </draw:line>
        <draw:line draw:style-name="gr9" draw:text-style-name="P1" draw:layer="layout" svg:x1="7.3cm" svg:y1="24.4cm" svg:x2="5.7cm" svg:y2="24.4cm">
          <text:p/>
        </draw:line>
        <draw:line draw:style-name="gr9" draw:text-style-name="P1" draw:layer="layout" svg:x1="7.314cm" svg:y1="26.8cm" svg:x2="5.614cm" svg:y2="26.8cm">
          <text:p/>
        </draw:line>
        <draw:line draw:style-name="gr9" draw:text-style-name="P1" draw:layer="layout" svg:x1="8.014cm" svg:y1="25.1cm" svg:x2="7.3cm" svg:y2="25.7cm">
          <text:p/>
        </draw:line>
        <draw:frame draw:style-name="gr36" draw:text-style-name="P2" draw:layer="layout" svg:width="4.824cm" svg:height="1.046cm" svg:x="7.814cm" svg:y="21.954cm">
          <draw:text-box>
            <text:p text:style-name="P1"><text:span text:style-name="T3">CCM_CSCMR1</text:span><text:span text:style-name="T1"><text:line-break/></text:span><text:span text:style-name="T1">[FLEXSPI_CLK_SEL = 0x2]</text:span></text:p>
          </draw:text-box>
        </draw:frame>
        <draw:line draw:style-name="gr14" draw:text-style-name="P1" draw:layer="layout" svg:x1="7.714cm" svg:y1="23.6cm" svg:x2="8.514cm" svg:y2="22.9cm">
          <text:p/>
        </draw:line>
        <draw:rect draw:style-name="gr1" draw:text-style-name="P1" draw:layer="layout" svg:width="14.3cm" svg:height="7.4cm" svg:x="3cm" svg:y="30cm">
          <text:p/>
        </draw:rect>
        <draw:line draw:style-name="gr2" draw:text-style-name="P1" draw:layer="layout" svg:x1="7.614cm" svg:y1="34.086cm" svg:x2="14.514cm" svg:y2="34.086cm">
          <text:p/>
        </draw:line>
        <draw:frame draw:style-name="gr32" draw:layer="layout" svg:width="4.486cm" svg:height="1.461cm" draw:transform="rotate (1.5707963267946) translate (3.235cm 36.847cm)">
          <draw:text-box>
            <text:p>PLL3-PFD0</text:p>
          </draw:text-box>
        </draw:frame>
        <draw:rect draw:style-name="gr4" draw:text-style-name="P1" draw:layer="layout" svg:width="1cm" svg:height="2cm" svg:x="8.568cm" svg:y="33.186cm">
          <text:p/>
        </draw:rect>
        <draw:frame draw:style-name="gr5" draw:layer="layout" svg:width="1.031cm" svg:height="0.963cm" svg:x="8.637cm" svg:y="33.686cm">
          <draw:text-box>
            <text:p>/2</text:p>
          </draw:text-box>
        </draw:frame>
        <draw:frame draw:style-name="gr6" draw:text-style-name="P2" draw:layer="layout" svg:width="1.3cm" svg:height="0.7cm" svg:x="8.468cm" svg:y="32.586cm">
          <draw:text-box>
            <text:p><text:span text:style-name="T1">/1../8</text:span></text:p>
          </draw:text-box>
        </draw:frame>
        <draw:frame draw:style-name="gr33" draw:layer="layout" svg:width="8.147cm" svg:height="1.039cm" svg:x="3.114cm" svg:y="30.086cm">
          <draw:text-box>
            <text:p><text:span text:style-name="T2">#define FLEXSPI_CLK_FROM_PLL3_PFD0</text:span><text:span text:style-name="T2"><text:line-break/></text:span><text:span text:style-name="T2">#define FLEXSPI_CLK_ROOT_DIVIDE <text:s/>2 // 1..8</text:span></text:p>
          </draw:text-box>
        </draw:frame>
        <draw:frame draw:style-name="gr34" draw:text-style-name="P2" draw:layer="layout" svg:width="4.278cm" svg:height="1.046cm" svg:x="8.214cm" svg:y="35.84cm">
          <draw:text-box>
            <text:p text:style-name="P1"><text:span text:style-name="T3">CCM_CSCMR1</text:span><text:span text:style-name="T1"><text:line-break/></text:span><text:span text:style-name="T1">[FLEXSPI_PODF = 0x1]</text:span></text:p>
          </draw:text-box>
        </draw:frame>
        <draw:line draw:style-name="gr14" draw:text-style-name="P1" draw:layer="layout" svg:x1="9.268cm" svg:y1="35.986cm" svg:x2="8.868cm" svg:y2="34.986cm">
          <text:p/>
        </draw:line>
        <draw:frame draw:style-name="gr25" draw:layer="layout" svg:width="7.8cm" svg:height="1.675cm" draw:transform="rotate (1.5707963267946) translate (14.314cm 37.286cm)">
          <draw:text-box>
            <text:p>FLEXSPI_CLK_ROOT</text:p>
          </draw:text-box>
        </draw:frame>
        <draw:rect draw:style-name="gr35" draw:text-style-name="P7" draw:layer="layout" svg:width="1.5cm" svg:height="1.9cm" svg:x="15.514cm" svg:y="32.886cm">
          <text:p text:style-name="P1"><text:span text:style-name="T8">Flex</text:span><text:span text:style-name="T8"><text:line-break/></text:span><text:span text:style-name="T8">SPI</text:span></text:p>
        </draw:rect>
        <draw:custom-shape draw:style-name="gr11" draw:text-style-name="P1" draw:layer="layout" svg:width="4.8cm" svg:height="0.7cm" draw:transform="rotate (1.5707963267946) translate (7.314cm 36.4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7.3cm" svg:y1="35.7cm" svg:x2="4.6cm" svg:y2="35.7cm">
          <text:p/>
        </draw:line>
        <draw:line draw:style-name="gr9" draw:text-style-name="P1" draw:layer="layout" svg:x1="7.3cm" svg:y1="32.2cm" svg:x2="5.7cm" svg:y2="32.2cm">
          <text:p/>
        </draw:line>
        <draw:line draw:style-name="gr9" draw:text-style-name="P1" draw:layer="layout" svg:x1="7.3cm" svg:y1="33.386cm" svg:x2="5.7cm" svg:y2="33.386cm">
          <text:p/>
        </draw:line>
        <draw:line draw:style-name="gr9" draw:text-style-name="P1" draw:layer="layout" svg:x1="7.3cm" svg:y1="34.6cm" svg:x2="5.6cm" svg:y2="34.6cm">
          <text:p/>
        </draw:line>
        <draw:line draw:style-name="gr9" draw:text-style-name="P1" draw:layer="layout" svg:x1="8.014cm" svg:y1="34.086cm" svg:x2="7.3cm" svg:y2="35.7cm">
          <text:p/>
        </draw:line>
        <draw:frame draw:style-name="gr36" draw:text-style-name="P2" draw:layer="layout" svg:width="4.824cm" svg:height="1.046cm" svg:x="7.814cm" svg:y="30.94cm">
          <draw:text-box>
            <text:p text:style-name="P1"><text:span text:style-name="T3">CCM_CSCMR1</text:span><text:span text:style-name="T1"><text:line-break/></text:span><text:span text:style-name="T1">[FLEXSPI_CLK_SEL = 0x3]</text:span></text:p>
          </draw:text-box>
        </draw:frame>
        <draw:line draw:style-name="gr14" draw:text-style-name="P1" draw:layer="layout" svg:x1="7.714cm" svg:y1="32.586cm" svg:x2="8.514cm" svg:y2="31.886cm">
          <text:p/>
        </draw:line>
        <draw:rect draw:style-name="gr1" draw:text-style-name="P1" draw:layer="layout" svg:width="14.3cm" svg:height="13.2cm" svg:x="21.682cm" svg:y="3.4cm">
          <text:p/>
        </draw:rect>
        <draw:line draw:style-name="gr2" draw:text-style-name="P1" draw:layer="layout" svg:x1="27.882cm" svg:y1="7.5cm" svg:x2="32.082cm" svg:y2="7.5cm">
          <text:p/>
        </draw:line>
        <draw:frame draw:style-name="gr3" draw:layer="layout" svg:width="2.7cm" svg:height="1.3cm" draw:transform="rotate (1.5707963267946) translate (26.483cm 14.226cm)">
          <draw:text-box>
            <text:p><text:span text:style-name="T5">pll3_sw_clk</text:span><text:span text:style-name="T5"><text:line-break/></text:span><text:span text:style-name="T5">24MHz</text:span></text:p>
          </draw:text-box>
        </draw:frame>
        <draw:rect draw:style-name="gr4" draw:text-style-name="P1" draw:layer="layout" svg:width="1cm" svg:height="2cm" svg:x="29cm" svg:y="6.6cm">
          <text:p/>
        </draw:rect>
        <draw:frame draw:style-name="gr5" draw:layer="layout" svg:width="1.031cm" svg:height="0.963cm" svg:x="29.069cm" svg:y="7.1cm">
          <draw:text-box>
            <text:p>/2</text:p>
          </draw:text-box>
        </draw:frame>
        <draw:frame draw:style-name="gr61" draw:text-style-name="P2" draw:layer="layout" svg:width="1.546cm" svg:height="1.418cm" svg:x="28.746cm" svg:y="6cm">
          <draw:text-box>
            <text:p><text:span text:style-name="T1">/1../64</text:span></text:p>
          </draw:text-box>
        </draw:frame>
        <draw:frame draw:style-name="gr64" draw:layer="layout" svg:width="7.965cm" svg:height="1.039cm" svg:x="21.782cm" svg:y="3.5cm">
          <draw:text-box>
            <text:p><text:span text:style-name="T2">#define CAN_CLK_ROOT_FROM_OSC_CLK</text:span><text:span text:style-name="T2"><text:line-break/></text:span><text:span text:style-name="T2">#define CAN_CLK_ROOT_DIVIDER <text:s/>2 // 1..64</text:span></text:p>
          </draw:text-box>
        </draw:frame>
        <draw:frame draw:style-name="gr65" draw:text-style-name="P2" draw:layer="layout" svg:width="4.668cm" svg:height="1.046cm" svg:x="27.814cm" svg:y="9.454cm">
          <draw:text-box>
            <text:p text:style-name="P1"><text:span text:style-name="T3">CCM_CSCMR2</text:span><text:span text:style-name="T1"><text:line-break/></text:span><text:span text:style-name="T1">[CAN_CLK_PODF = 0x1]</text:span></text:p>
          </draw:text-box>
        </draw:frame>
        <draw:line draw:style-name="gr14" draw:text-style-name="P1" draw:layer="layout" svg:x1="29.7cm" svg:y1="9.4cm" svg:x2="29.3cm" svg:y2="8.4cm">
          <text:p/>
        </draw:line>
        <draw:frame draw:style-name="gr25" draw:layer="layout" svg:width="7.1cm" svg:height="1.675cm" draw:transform="rotate (1.5707963267946) translate (32.182cm 10.3cm)">
          <draw:text-box>
            <text:p>CAN_CLK_ROOT</text:p>
          </draw:text-box>
        </draw:frame>
        <draw:rect draw:style-name="gr35" draw:text-style-name="P7" draw:layer="layout" svg:width="2.6cm" svg:height="3.5cm" svg:x="33.182cm" svg:y="5.5cm">
          <text:p text:style-name="P1"><text:span text:style-name="T8">FLEXCANs</text:span></text:p>
        </draw:rect>
        <draw:custom-shape draw:style-name="gr11" draw:text-style-name="P1" draw:layer="layout" svg:width="2.6cm" svg:height="0.7cm" draw:transform="rotate (1.5707963267946) translate (27.182cm 8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27.182cm" svg:y1="6.8cm" svg:x2="23.182cm" svg:y2="6.8cm">
          <text:p/>
        </draw:line>
        <draw:line draw:style-name="gr38" draw:text-style-name="P1" draw:layer="layout" svg:x1="27.182cm" svg:y1="8.1cm" svg:x2="26.382cm" svg:y2="8.1cm">
          <text:p/>
        </draw:line>
        <draw:frame draw:style-name="gr66" draw:text-style-name="P2" draw:layer="layout" svg:width="4.337cm" svg:height="1.046cm" svg:x="25.282cm" svg:y="4.6cm">
          <draw:text-box>
            <text:p text:style-name="P1"><text:span text:style-name="T3">CCM_CSCMR2</text:span><text:span text:style-name="T1"><text:line-break/></text:span><text:span text:style-name="T1">[CAN_CLK_SEL = 0x1]</text:span></text:p>
          </draw:text-box>
        </draw:frame>
        <draw:frame draw:style-name="gr3" draw:layer="layout" svg:width="3.9cm" svg:height="1.3cm" draw:transform="rotate (1.5707963267946) translate (21.882cm 8.5cm)">
          <draw:text-box>
            <text:p>OSC_CLK</text:p>
          </draw:text-box>
        </draw:frame>
        <draw:line draw:style-name="gr9" draw:text-style-name="P1" draw:layer="layout" svg:x1="27.882cm" svg:y1="7.5cm" svg:x2="27.182cm" svg:y2="6.8cm">
          <text:p/>
        </draw:line>
        <draw:frame draw:style-name="gr8" draw:text-style-name="P2" draw:layer="layout" svg:width="2.14cm" svg:height="0.64cm" svg:x="21.6cm" svg:y="12.726cm">
          <draw:text-box>
            <text:p><text:span text:style-name="T1">OSC_CLK</text:span></text:p>
          </draw:text-box>
        </draw:frame>
        <draw:line draw:style-name="gr9" draw:text-style-name="P1" draw:layer="layout" svg:x1="23.373cm" svg:y1="13.397cm" svg:x2="23.373cm" svg:y2="15.426cm">
          <text:p/>
        </draw:line>
        <draw:line draw:style-name="gr9" draw:text-style-name="P1" draw:layer="layout" svg:x1="26.373cm" svg:y1="13.426cm" svg:x2="26.373cm" svg:y2="15.426cm">
          <text:p/>
        </draw:line>
        <draw:line draw:style-name="gr9" draw:text-style-name="P1" draw:layer="layout" svg:x1="23.373cm" svg:y1="15.426cm" svg:x2="24.673cm" svg:y2="15.426cm">
          <text:p/>
        </draw:line>
        <draw:line draw:style-name="gr9" draw:text-style-name="P1" draw:layer="layout" svg:x1="26.373cm" svg:y1="15.426cm" svg:x2="25.373cm" svg:y2="15.426cm">
          <text:p/>
        </draw:line>
        <draw:line draw:style-name="gr10" draw:text-style-name="P1" draw:layer="layout" svg:x1="24.673cm" svg:y1="15.426cm" svg:x2="25.582cm" svg:y2="15.4cm">
          <text:p/>
        </draw:line>
        <draw:frame draw:style-name="gr20" draw:text-style-name="P4" draw:layer="layout" svg:width="2.6cm" svg:height="1.029cm" svg:x="23.673cm" svg:y="11.8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23.773cm" svg:y="12.426cm">
          <text:p/>
        </draw:rect>
        <draw:frame draw:style-name="gr19" draw:layer="layout" svg:width="2.077cm" svg:height="1.437cm" svg:x="23.794cm" svg:y="12.963cm">
          <draw:text-box>
            <text:p>PLL3<text:line-break/><text:span text:style-name="T5">480MHz</text:span></text:p>
          </draw:text-box>
        </draw:frame>
        <draw:line draw:style-name="gr9" draw:text-style-name="P1" draw:layer="layout" svg:x1="23.773cm" svg:y1="13.397cm" svg:x2="22.273cm" svg:y2="13.397cm">
          <text:p/>
        </draw:line>
        <draw:line draw:style-name="gr38" draw:text-style-name="P1" draw:layer="layout" svg:x1="26.383cm" svg:y1="13.407cm" svg:x2="25.783cm" svg:y2="13.407cm">
          <text:p/>
        </draw:line>
        <draw:line draw:style-name="gr38" draw:text-style-name="P1" draw:layer="layout" svg:x1="26.382cm" svg:y1="8.1cm" svg:x2="26.382cm" svg:y2="13.4cm">
          <text:p/>
        </draw:line>
        <draw:line draw:style-name="gr14" draw:text-style-name="P1" draw:layer="layout" svg:x1="27.382cm" svg:y1="6.6cm" svg:x2="27.982cm" svg:y2="5.5cm">
          <text:p/>
        </draw:line>
        <draw:rect draw:style-name="gr67" draw:text-style-name="P1" draw:layer="layout" svg:width="1cm" svg:height="2cm" svg:x="25.89cm" svg:y="9.2cm">
          <text:p/>
        </draw:rect>
        <draw:frame draw:style-name="gr5" draw:layer="layout" svg:width="1.031cm" svg:height="0.963cm" svg:x="25.959cm" svg:y="9.7cm">
          <draw:text-box>
            <text:p>/6</text:p>
          </draw:text-box>
        </draw:frame>
        <draw:line draw:style-name="gr9" draw:text-style-name="P1" draw:layer="layout" svg:x1="23.782cm" svg:y1="14.4cm" svg:x2="25.782cm" svg:y2="12.4cm">
          <text:p/>
        </draw:line>
        <draw:frame draw:style-name="gr69" draw:text-style-name="P2" draw:layer="layout" svg:width="1.607cm" svg:height="0.64cm" svg:x="24.275cm" svg:y="6.16cm">
          <draw:text-box>
            <text:p><text:span text:style-name="T1">24MHz</text:span></text:p>
          </draw:text-box>
        </draw:frame>
        <draw:frame draw:style-name="gr68" draw:layer="layout" svg:width="2.2cm" svg:height="0.9cm" draw:transform="rotate (1.5707963267946) translate (25.782cm 9.2cm)">
          <draw:text-box>
            <text:p><text:span text:style-name="T5">4MHz</text:span></text:p>
          </draw:text-box>
        </draw:frame>
        <draw:rect draw:style-name="gr67" draw:text-style-name="P1" draw:layer="layout" svg:width="1cm" svg:height="2cm" svg:x="25.867cm" svg:y="9.177cm">
          <text:p/>
        </draw:rect>
        <draw:frame draw:style-name="gr5" draw:layer="layout" svg:width="1.031cm" svg:height="0.963cm" svg:x="25.936cm" svg:y="9.677cm">
          <draw:text-box>
            <text:p>/6</text:p>
          </draw:text-box>
        </draw:frame>
        <draw:line draw:style-name="gr38" draw:text-style-name="P1" draw:layer="layout" svg:x1="27.182cm" svg:y1="7.5cm" svg:x2="24.682cm" svg:y2="7.5cm">
          <text:p/>
        </draw:line>
        <draw:line draw:style-name="gr9" draw:text-style-name="P1" draw:layer="layout" svg:x1="24.682cm" svg:y1="7.5cm" svg:x2="24.682cm" svg:y2="11.6cm">
          <text:p/>
        </draw:line>
        <draw:line draw:style-name="gr9" draw:text-style-name="P1" draw:layer="layout" svg:x1="26.382cm" svg:y1="11.6cm" svg:x2="24.682cm" svg:y2="11.6cm">
          <text:p/>
        </draw:line>
        <draw:rect draw:style-name="gr67" draw:text-style-name="P1" draw:layer="layout" svg:width="1cm" svg:height="2cm" svg:x="24.19cm" svg:y="9.2cm">
          <text:p/>
        </draw:rect>
        <draw:frame draw:style-name="gr5" draw:layer="layout" svg:width="1.031cm" svg:height="0.963cm" svg:x="24.259cm" svg:y="9.7cm">
          <draw:text-box>
            <text:p>/6</text:p>
          </draw:text-box>
        </draw:frame>
        <draw:rect draw:style-name="gr67" draw:text-style-name="P1" draw:layer="layout" svg:width="1cm" svg:height="2cm" svg:x="24.167cm" svg:y="9.177cm">
          <text:p/>
        </draw:rect>
        <draw:frame draw:style-name="gr5" draw:layer="layout" svg:width="1.031cm" svg:height="0.963cm" svg:x="24.236cm" svg:y="9.677cm">
          <draw:text-box>
            <text:p>/8</text:p>
          </draw:text-box>
        </draw:frame>
        <draw:frame draw:style-name="gr68" draw:layer="layout" svg:width="2.2cm" svg:height="0.9cm" draw:transform="rotate (1.5707963267946) translate (24.082cm 9.2cm)">
          <draw:text-box>
            <text:p><text:span text:style-name="T5">3MHz</text:span></text:p>
          </draw:text-box>
        </draw:frame>
        <draw:rect draw:style-name="gr1" draw:text-style-name="P1" draw:layer="layout" svg:width="14.3cm" svg:height="13.2cm" svg:x="36.982cm" svg:y="3.4cm">
          <text:p/>
        </draw:rect>
        <draw:line draw:style-name="gr2" draw:text-style-name="P1" draw:layer="layout" svg:x1="43.182cm" svg:y1="7.5cm" svg:x2="47.382cm" svg:y2="7.5cm">
          <text:p/>
        </draw:line>
        <draw:frame draw:style-name="gr3" draw:layer="layout" svg:width="2.7cm" svg:height="1.3cm" draw:transform="rotate (1.5707963267946) translate (41.783cm 14.226cm)">
          <draw:text-box>
            <text:p><text:span text:style-name="T5">pll3_sw_clk</text:span><text:span text:style-name="T5"><text:line-break/></text:span><text:span text:style-name="T5">24MHz</text:span></text:p>
          </draw:text-box>
        </draw:frame>
        <draw:rect draw:style-name="gr4" draw:text-style-name="P1" draw:layer="layout" svg:width="1cm" svg:height="2cm" svg:x="44.3cm" svg:y="6.6cm">
          <text:p/>
        </draw:rect>
        <draw:frame draw:style-name="gr5" draw:layer="layout" svg:width="1.031cm" svg:height="0.963cm" svg:x="44.369cm" svg:y="7.1cm">
          <draw:text-box>
            <text:p>/2</text:p>
          </draw:text-box>
        </draw:frame>
        <draw:frame draw:style-name="gr61" draw:text-style-name="P2" draw:layer="layout" svg:width="1.546cm" svg:height="1.418cm" svg:x="44.046cm" svg:y="6cm">
          <draw:text-box>
            <text:p><text:span text:style-name="T1">/1../64</text:span></text:p>
          </draw:text-box>
        </draw:frame>
        <draw:frame draw:style-name="gr64" draw:layer="layout" svg:width="7.965cm" svg:height="1.039cm" svg:x="37.082cm" svg:y="3.5cm">
          <draw:text-box>
            <text:p><text:span text:style-name="T2">#define CAN_CLK_ROOT_FROM_PLL3_SW_CLK_6</text:span><text:span text:style-name="T2"><text:line-break/></text:span><text:span text:style-name="T2">#define CAN_CLK_ROOT_DIVIDER <text:s/>2 // 1..64</text:span></text:p>
          </draw:text-box>
        </draw:frame>
        <draw:frame draw:style-name="gr65" draw:text-style-name="P2" draw:layer="layout" svg:width="4.668cm" svg:height="1.046cm" svg:x="43.114cm" svg:y="9.454cm">
          <draw:text-box>
            <text:p text:style-name="P1"><text:span text:style-name="T3">CCM_CSCMR2</text:span><text:span text:style-name="T1"><text:line-break/></text:span><text:span text:style-name="T1">[CAN_CLK_PODF = 0x1]</text:span></text:p>
          </draw:text-box>
        </draw:frame>
        <draw:line draw:style-name="gr14" draw:text-style-name="P1" draw:layer="layout" svg:x1="45cm" svg:y1="9.4cm" svg:x2="44.6cm" svg:y2="8.4cm">
          <text:p/>
        </draw:line>
        <draw:frame draw:style-name="gr25" draw:layer="layout" svg:width="7.1cm" svg:height="1.675cm" draw:transform="rotate (1.5707963267946) translate (47.482cm 10.3cm)">
          <draw:text-box>
            <text:p>CAN_CLK_ROOT</text:p>
          </draw:text-box>
        </draw:frame>
        <draw:rect draw:style-name="gr35" draw:text-style-name="P7" draw:layer="layout" svg:width="2.6cm" svg:height="3.5cm" svg:x="48.482cm" svg:y="5.5cm">
          <text:p text:style-name="P1"><text:span text:style-name="T8">FLEXCANs</text:span></text:p>
        </draw:rect>
        <draw:custom-shape draw:style-name="gr11" draw:text-style-name="P1" draw:layer="layout" svg:width="2.6cm" svg:height="0.7cm" draw:transform="rotate (1.5707963267946) translate (42.482cm 8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42.482cm" svg:y1="6.8cm" svg:x2="38.482cm" svg:y2="6.8cm">
          <text:p/>
        </draw:line>
        <draw:line draw:style-name="gr12" draw:text-style-name="P1" draw:layer="layout" svg:x1="42.482cm" svg:y1="8.1cm" svg:x2="41.682cm" svg:y2="8.1cm">
          <text:p/>
        </draw:line>
        <draw:frame draw:style-name="gr66" draw:text-style-name="P2" draw:layer="layout" svg:width="4.337cm" svg:height="1.046cm" svg:x="40.582cm" svg:y="4.6cm">
          <draw:text-box>
            <text:p text:style-name="P1"><text:span text:style-name="T3">CCM_CSCMR2</text:span><text:span text:style-name="T1"><text:line-break/></text:span><text:span text:style-name="T1">[CAN_CLK_SEL = 0x2]</text:span></text:p>
          </draw:text-box>
        </draw:frame>
        <draw:frame draw:style-name="gr3" draw:layer="layout" svg:width="3.9cm" svg:height="1.3cm" draw:transform="rotate (1.5707963267946) translate (37.182cm 8.5cm)">
          <draw:text-box>
            <text:p>OSC_CLK</text:p>
          </draw:text-box>
        </draw:frame>
        <draw:line draw:style-name="gr9" draw:text-style-name="P1" draw:layer="layout" svg:x1="43.182cm" svg:y1="7.5cm" svg:x2="42.5cm" svg:y2="8.1cm">
          <text:p/>
        </draw:line>
        <draw:frame draw:style-name="gr8" draw:text-style-name="P2" draw:layer="layout" svg:width="2.14cm" svg:height="0.64cm" svg:x="36.9cm" svg:y="12.726cm">
          <draw:text-box>
            <text:p><text:span text:style-name="T1">OSC_CLK</text:span></text:p>
          </draw:text-box>
        </draw:frame>
        <draw:line draw:style-name="gr9" draw:text-style-name="P1" draw:layer="layout" svg:x1="38.673cm" svg:y1="13.397cm" svg:x2="38.673cm" svg:y2="15.426cm">
          <text:p/>
        </draw:line>
        <draw:line draw:style-name="gr9" draw:text-style-name="P1" draw:layer="layout" svg:x1="41.673cm" svg:y1="13.426cm" svg:x2="41.673cm" svg:y2="15.426cm">
          <text:p/>
        </draw:line>
        <draw:line draw:style-name="gr9" draw:text-style-name="P1" draw:layer="layout" svg:x1="38.673cm" svg:y1="15.426cm" svg:x2="39.973cm" svg:y2="15.426cm">
          <text:p/>
        </draw:line>
        <draw:line draw:style-name="gr9" draw:text-style-name="P1" draw:layer="layout" svg:x1="41.673cm" svg:y1="15.426cm" svg:x2="40.673cm" svg:y2="15.426cm">
          <text:p/>
        </draw:line>
        <draw:line draw:style-name="gr10" draw:text-style-name="P1" draw:layer="layout" svg:x1="39.973cm" svg:y1="15.426cm" svg:x2="40.8cm" svg:y2="15cm">
          <text:p/>
        </draw:line>
        <draw:frame draw:style-name="gr20" draw:text-style-name="P4" draw:layer="layout" svg:width="2.6cm" svg:height="1.029cm" svg:x="38.973cm" svg:y="11.8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39.073cm" svg:y="12.426cm">
          <text:p/>
        </draw:rect>
        <draw:frame draw:style-name="gr19" draw:layer="layout" svg:width="2.077cm" svg:height="1.437cm" svg:x="39.094cm" svg:y="12.963cm">
          <draw:text-box>
            <text:p>PLL3<text:line-break/><text:span text:style-name="T5">480MHz</text:span></text:p>
          </draw:text-box>
        </draw:frame>
        <draw:line draw:style-name="gr9" draw:text-style-name="P1" draw:layer="layout" svg:x1="39.073cm" svg:y1="13.397cm" svg:x2="37.573cm" svg:y2="13.397cm">
          <text:p/>
        </draw:line>
        <draw:line draw:style-name="gr12" draw:text-style-name="P1" draw:layer="layout" svg:x1="41.683cm" svg:y1="13.407cm" svg:x2="41.083cm" svg:y2="13.407cm">
          <text:p/>
        </draw:line>
        <draw:line draw:style-name="gr12" draw:text-style-name="P1" draw:layer="layout" svg:x1="41.682cm" svg:y1="8.1cm" svg:x2="41.682cm" svg:y2="13.4cm">
          <text:p/>
        </draw:line>
        <draw:line draw:style-name="gr14" draw:text-style-name="P1" draw:layer="layout" svg:x1="42.682cm" svg:y1="6.6cm" svg:x2="43.282cm" svg:y2="5.5cm">
          <text:p/>
        </draw:line>
        <draw:rect draw:style-name="gr67" draw:text-style-name="P1" draw:layer="layout" svg:width="1cm" svg:height="2cm" svg:x="41.19cm" svg:y="9.2cm">
          <text:p/>
        </draw:rect>
        <draw:frame draw:style-name="gr5" draw:layer="layout" svg:width="1.031cm" svg:height="0.963cm" svg:x="41.259cm" svg:y="9.7cm">
          <draw:text-box>
            <text:p>/6</text:p>
          </draw:text-box>
        </draw:frame>
        <draw:frame draw:style-name="gr69" draw:text-style-name="P2" draw:layer="layout" svg:width="1.607cm" svg:height="0.64cm" svg:x="39.575cm" svg:y="6.16cm">
          <draw:text-box>
            <text:p><text:span text:style-name="T1">24MHz</text:span></text:p>
          </draw:text-box>
        </draw:frame>
        <draw:frame draw:style-name="gr68" draw:layer="layout" svg:width="2.2cm" svg:height="0.9cm" draw:transform="rotate (1.5707963267946) translate (41.082cm 9.2cm)">
          <draw:text-box>
            <text:p><text:span text:style-name="T5">80MHz</text:span></text:p>
          </draw:text-box>
        </draw:frame>
        <draw:rect draw:style-name="gr67" draw:text-style-name="P1" draw:layer="layout" svg:width="1cm" svg:height="2cm" svg:x="41.167cm" svg:y="9.177cm">
          <text:p/>
        </draw:rect>
        <draw:frame draw:style-name="gr5" draw:layer="layout" svg:width="1.031cm" svg:height="0.963cm" svg:x="41.236cm" svg:y="9.677cm">
          <draw:text-box>
            <text:p>/6</text:p>
          </draw:text-box>
        </draw:frame>
        <draw:line draw:style-name="gr38" draw:text-style-name="P1" draw:layer="layout" svg:x1="42.482cm" svg:y1="7.5cm" svg:x2="39.982cm" svg:y2="7.5cm">
          <text:p/>
        </draw:line>
        <draw:line draw:style-name="gr9" draw:text-style-name="P1" draw:layer="layout" svg:x1="39.982cm" svg:y1="7.5cm" svg:x2="39.982cm" svg:y2="11.6cm">
          <text:p/>
        </draw:line>
        <draw:line draw:style-name="gr9" draw:text-style-name="P1" draw:layer="layout" svg:x1="41.682cm" svg:y1="11.6cm" svg:x2="39.982cm" svg:y2="11.6cm">
          <text:p/>
        </draw:line>
        <draw:rect draw:style-name="gr67" draw:text-style-name="P1" draw:layer="layout" svg:width="1cm" svg:height="2cm" svg:x="39.49cm" svg:y="9.2cm">
          <text:p/>
        </draw:rect>
        <draw:frame draw:style-name="gr5" draw:layer="layout" svg:width="1.031cm" svg:height="0.963cm" svg:x="39.559cm" svg:y="9.7cm">
          <draw:text-box>
            <text:p>/6</text:p>
          </draw:text-box>
        </draw:frame>
        <draw:rect draw:style-name="gr67" draw:text-style-name="P1" draw:layer="layout" svg:width="1cm" svg:height="2cm" svg:x="39.467cm" svg:y="9.177cm">
          <text:p/>
        </draw:rect>
        <draw:frame draw:style-name="gr5" draw:layer="layout" svg:width="1.031cm" svg:height="0.963cm" svg:x="39.536cm" svg:y="9.677cm">
          <draw:text-box>
            <text:p>/8</text:p>
          </draw:text-box>
        </draw:frame>
        <draw:frame draw:style-name="gr68" draw:layer="layout" svg:width="2.2cm" svg:height="0.9cm" draw:transform="rotate (1.5707963267946) translate (39.382cm 9.2cm)">
          <draw:text-box>
            <text:p><text:span text:style-name="T5">60MHz</text:span></text:p>
          </draw:text-box>
        </draw:frame>
        <draw:rect draw:style-name="gr1" draw:text-style-name="P1" draw:layer="layout" svg:width="14.3cm" svg:height="13.2cm" svg:x="37.082cm" svg:y="17.6cm">
          <text:p/>
        </draw:rect>
        <draw:line draw:style-name="gr2" draw:text-style-name="P1" draw:layer="layout" svg:x1="43.282cm" svg:y1="21.7cm" svg:x2="47.482cm" svg:y2="21.7cm">
          <text:p/>
        </draw:line>
        <draw:frame draw:style-name="gr3" draw:layer="layout" svg:width="2.7cm" svg:height="1.3cm" draw:transform="rotate (1.5707963267946) translate (41.883cm 28.426cm)">
          <draw:text-box>
            <text:p><text:span text:style-name="T5">pll3_sw_clk</text:span><text:span text:style-name="T5"><text:line-break/></text:span><text:span text:style-name="T5">24MHz</text:span></text:p>
          </draw:text-box>
        </draw:frame>
        <draw:rect draw:style-name="gr4" draw:text-style-name="P1" draw:layer="layout" svg:width="1cm" svg:height="2cm" svg:x="44.4cm" svg:y="20.8cm">
          <text:p/>
        </draw:rect>
        <draw:frame draw:style-name="gr5" draw:layer="layout" svg:width="1.031cm" svg:height="0.963cm" svg:x="44.469cm" svg:y="21.3cm">
          <draw:text-box>
            <text:p>/2</text:p>
          </draw:text-box>
        </draw:frame>
        <draw:frame draw:style-name="gr61" draw:text-style-name="P2" draw:layer="layout" svg:width="1.546cm" svg:height="1.418cm" svg:x="44.146cm" svg:y="20.2cm">
          <draw:text-box>
            <text:p><text:span text:style-name="T1">/1../64</text:span></text:p>
          </draw:text-box>
        </draw:frame>
        <draw:frame draw:style-name="gr64" draw:layer="layout" svg:width="7.965cm" svg:height="1.039cm" svg:x="37.182cm" svg:y="17.7cm">
          <draw:text-box>
            <text:p><text:span text:style-name="T2">#define CAN_CLK_ROOT_FROM_PLL3_SW_CLK_8</text:span><text:span text:style-name="T2"><text:line-break/></text:span><text:span text:style-name="T2">#define CAN_CLK_ROOT_DIVIDER <text:s/>2 // 1..64</text:span></text:p>
          </draw:text-box>
        </draw:frame>
        <draw:frame draw:style-name="gr65" draw:text-style-name="P2" draw:layer="layout" svg:width="4.668cm" svg:height="1.046cm" svg:x="43.214cm" svg:y="23.654cm">
          <draw:text-box>
            <text:p text:style-name="P1"><text:span text:style-name="T3">CCM_CSCMR2</text:span><text:span text:style-name="T1"><text:line-break/></text:span><text:span text:style-name="T1">[CAN_CLK_PODF = 0x1]</text:span></text:p>
          </draw:text-box>
        </draw:frame>
        <draw:line draw:style-name="gr14" draw:text-style-name="P1" draw:layer="layout" svg:x1="45.1cm" svg:y1="23.6cm" svg:x2="44.7cm" svg:y2="22.6cm">
          <text:p/>
        </draw:line>
        <draw:frame draw:style-name="gr25" draw:layer="layout" svg:width="7.1cm" svg:height="1.675cm" draw:transform="rotate (1.5707963267946) translate (47.582cm 24.5cm)">
          <draw:text-box>
            <text:p>CAN_CLK_ROOT</text:p>
          </draw:text-box>
        </draw:frame>
        <draw:rect draw:style-name="gr35" draw:text-style-name="P7" draw:layer="layout" svg:width="2.6cm" svg:height="3.5cm" svg:x="48.582cm" svg:y="19.7cm">
          <text:p text:style-name="P1"><text:span text:style-name="T8">FLEXCANs</text:span></text:p>
        </draw:rect>
        <draw:custom-shape draw:style-name="gr11" draw:text-style-name="P1" draw:layer="layout" svg:width="2.6cm" svg:height="0.7cm" draw:transform="rotate (1.5707963267946) translate (42.582cm 22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42.582cm" svg:y1="21cm" svg:x2="38.582cm" svg:y2="21cm">
          <text:p/>
        </draw:line>
        <draw:line draw:style-name="gr38" draw:text-style-name="P1" draw:layer="layout" svg:x1="42.582cm" svg:y1="22.3cm" svg:x2="41.782cm" svg:y2="22.3cm">
          <text:p/>
        </draw:line>
        <draw:frame draw:style-name="gr66" draw:text-style-name="P2" draw:layer="layout" svg:width="4.337cm" svg:height="1.046cm" svg:x="40.682cm" svg:y="18.8cm">
          <draw:text-box>
            <text:p text:style-name="P1"><text:span text:style-name="T3">CCM_CSCMR2</text:span><text:span text:style-name="T1"><text:line-break/></text:span><text:span text:style-name="T1">[CAN_CLK_SEL = 0x0]</text:span></text:p>
          </draw:text-box>
        </draw:frame>
        <draw:frame draw:style-name="gr3" draw:layer="layout" svg:width="3.9cm" svg:height="1.3cm" draw:transform="rotate (1.5707963267946) translate (37.282cm 22.7cm)">
          <draw:text-box>
            <text:p>OSC_CLK</text:p>
          </draw:text-box>
        </draw:frame>
        <draw:line draw:style-name="gr9" draw:text-style-name="P1" draw:layer="layout" svg:x1="43.282cm" svg:y1="21.7cm" svg:x2="42.6cm" svg:y2="21.7cm">
          <text:p/>
        </draw:line>
        <draw:frame draw:style-name="gr8" draw:text-style-name="P2" draw:layer="layout" svg:width="2.14cm" svg:height="0.64cm" svg:x="37cm" svg:y="26.926cm">
          <draw:text-box>
            <text:p><text:span text:style-name="T1">OSC_CLK</text:span></text:p>
          </draw:text-box>
        </draw:frame>
        <draw:line draw:style-name="gr9" draw:text-style-name="P1" draw:layer="layout" svg:x1="38.773cm" svg:y1="27.597cm" svg:x2="38.773cm" svg:y2="29.626cm">
          <text:p/>
        </draw:line>
        <draw:line draw:style-name="gr9" draw:text-style-name="P1" draw:layer="layout" svg:x1="41.773cm" svg:y1="27.626cm" svg:x2="41.773cm" svg:y2="29.626cm">
          <text:p/>
        </draw:line>
        <draw:line draw:style-name="gr9" draw:text-style-name="P1" draw:layer="layout" svg:x1="38.773cm" svg:y1="29.626cm" svg:x2="40.073cm" svg:y2="29.626cm">
          <text:p/>
        </draw:line>
        <draw:line draw:style-name="gr9" draw:text-style-name="P1" draw:layer="layout" svg:x1="41.773cm" svg:y1="29.626cm" svg:x2="40.773cm" svg:y2="29.626cm">
          <text:p/>
        </draw:line>
        <draw:line draw:style-name="gr10" draw:text-style-name="P1" draw:layer="layout" svg:x1="40.073cm" svg:y1="29.626cm" svg:x2="40.9cm" svg:y2="29.2cm">
          <text:p/>
        </draw:line>
        <draw:frame draw:style-name="gr20" draw:text-style-name="P4" draw:layer="layout" svg:width="2.6cm" svg:height="1.029cm" svg:x="39.073cm" svg:y="26.097cm">
          <draw:text-box>
            <text:p><text:span text:style-name="T6">USB1 PLL</text:span></text:p>
          </draw:text-box>
        </draw:frame>
        <draw:rect draw:style-name="gr18" draw:text-style-name="P1" draw:layer="layout" svg:width="2cm" svg:height="2cm" svg:x="39.173cm" svg:y="26.626cm">
          <text:p/>
        </draw:rect>
        <draw:frame draw:style-name="gr19" draw:layer="layout" svg:width="2.077cm" svg:height="1.437cm" svg:x="39.194cm" svg:y="27.163cm">
          <draw:text-box>
            <text:p>PLL3<text:line-break/><text:span text:style-name="T5">480MHz</text:span></text:p>
          </draw:text-box>
        </draw:frame>
        <draw:line draw:style-name="gr9" draw:text-style-name="P1" draw:layer="layout" svg:x1="39.173cm" svg:y1="27.597cm" svg:x2="37.673cm" svg:y2="27.597cm">
          <text:p/>
        </draw:line>
        <draw:line draw:style-name="gr12" draw:text-style-name="P1" draw:layer="layout" svg:x1="41.783cm" svg:y1="27.607cm" svg:x2="41.183cm" svg:y2="27.607cm">
          <text:p/>
        </draw:line>
        <draw:line draw:style-name="gr12" draw:text-style-name="P1" draw:layer="layout" svg:x1="41.8cm" svg:y1="24cm" svg:x2="41.782cm" svg:y2="27.6cm">
          <text:p/>
        </draw:line>
        <draw:line draw:style-name="gr14" draw:text-style-name="P1" draw:layer="layout" svg:x1="42.782cm" svg:y1="20.8cm" svg:x2="43.382cm" svg:y2="19.7cm">
          <text:p/>
        </draw:line>
        <draw:frame draw:style-name="gr69" draw:text-style-name="P2" draw:layer="layout" svg:width="1.607cm" svg:height="0.64cm" svg:x="39.675cm" svg:y="20.36cm">
          <draw:text-box>
            <text:p><text:span text:style-name="T1">24MHz</text:span></text:p>
          </draw:text-box>
        </draw:frame>
        <draw:frame draw:style-name="gr68" draw:layer="layout" svg:width="2.2cm" svg:height="0.9cm" draw:transform="rotate (1.5707963267946) translate (41.182cm 23.4cm)">
          <draw:text-box>
            <text:p><text:span text:style-name="T5">80MHz</text:span></text:p>
          </draw:text-box>
        </draw:frame>
        <draw:line draw:style-name="gr12" draw:text-style-name="P1" draw:layer="layout" svg:x1="42.582cm" svg:y1="21.7cm" svg:x2="40.082cm" svg:y2="21.7cm">
          <text:p/>
        </draw:line>
        <draw:line draw:style-name="gr12" draw:text-style-name="P1" draw:layer="layout" svg:x1="40.082cm" svg:y1="21.7cm" svg:x2="40.082cm" svg:y2="25.8cm">
          <text:p/>
        </draw:line>
        <draw:line draw:style-name="gr12" draw:text-style-name="P1" draw:layer="layout" svg:x1="41.782cm" svg:y1="25.8cm" svg:x2="40.082cm" svg:y2="25.8cm">
          <text:p/>
        </draw:line>
        <draw:rect draw:style-name="gr67" draw:text-style-name="P1" draw:layer="layout" svg:width="1cm" svg:height="2cm" svg:x="39.59cm" svg:y="23.4cm">
          <text:p/>
        </draw:rect>
        <draw:frame draw:style-name="gr5" draw:layer="layout" svg:width="1.031cm" svg:height="0.963cm" svg:x="39.659cm" svg:y="23.9cm">
          <draw:text-box>
            <text:p>/6</text:p>
          </draw:text-box>
        </draw:frame>
        <draw:rect draw:style-name="gr67" draw:text-style-name="P1" draw:layer="layout" svg:width="1cm" svg:height="2cm" svg:x="39.567cm" svg:y="23.377cm">
          <text:p/>
        </draw:rect>
        <draw:frame draw:style-name="gr5" draw:layer="layout" svg:width="1.031cm" svg:height="0.963cm" svg:x="39.636cm" svg:y="23.877cm">
          <draw:text-box>
            <text:p>/8</text:p>
          </draw:text-box>
        </draw:frame>
        <draw:frame draw:style-name="gr68" draw:layer="layout" svg:width="2.2cm" svg:height="0.9cm" draw:transform="rotate (1.5707963267946) translate (39.482cm 23.4cm)">
          <draw:text-box>
            <text:p><text:span text:style-name="T5">60MHz</text:span></text:p>
          </draw:text-box>
        </draw:frame>
        <draw:line draw:style-name="gr9" draw:text-style-name="P1" draw:layer="layout" svg:x1="41.8cm" svg:y1="22.3cm" svg:x2="41.8cm" svg:y2="24cm">
          <text:p/>
        </draw:line>
        <draw:rect draw:style-name="gr67" draw:text-style-name="P1" draw:layer="layout" svg:width="1cm" svg:height="2cm" svg:x="41.29cm" svg:y="23.4cm">
          <text:p/>
        </draw:rect>
        <draw:frame draw:style-name="gr5" draw:layer="layout" svg:width="1.031cm" svg:height="0.963cm" svg:x="41.359cm" svg:y="23.9cm">
          <draw:text-box>
            <text:p>/6</text:p>
          </draw:text-box>
        </draw:frame>
        <draw:rect draw:style-name="gr67" draw:text-style-name="P1" draw:layer="layout" svg:width="1cm" svg:height="2cm" svg:x="41.267cm" svg:y="23.377cm">
          <text:p/>
        </draw:rect>
        <draw:frame draw:style-name="gr5" draw:layer="layout" svg:width="1.031cm" svg:height="0.963cm" svg:x="41.336cm" svg:y="23.877cm">
          <draw:text-box>
            <text:p>/6</text:p>
          </draw:text-box>
        </draw:frame>
        <draw:frame draw:style-name="gr37" draw:text-style-name="P8" draw:layer="layout" svg:width="3.2cm" svg:height="1.199cm" svg:x="4.4cm" svg:y="35cm">
          <draw:text-box>
            <text:p><text:span text:style-name="T5">246..720MHz</text:span></text:p>
          </draw:text-box>
        </draw:frame>
        <draw:frame draw:style-name="gr37" draw:text-style-name="P8" draw:layer="layout" svg:width="3.2cm" svg:height="1.199cm" svg:x="4.4cm" svg:y="25.001cm">
          <draw:text-box>
            <text:p><text:span text:style-name="T5">271..792MHz</text:span></text:p>
          </draw:text-box>
        </draw:frame>
      </draw:page>
      <draw:page draw:name="page5" draw:style-name="dp1" draw:master-page-name="Default">
        <draw:rect draw:style-name="gr1" draw:text-style-name="P1" draw:layer="layout" svg:width="14.3cm" svg:height="7.4cm" svg:x="3.086cm" svg:y="2.914cm">
          <text:p/>
        </draw:rect>
        <draw:line draw:style-name="gr2" draw:text-style-name="P1" draw:layer="layout" svg:x1="9.6cm" svg:y1="7cm" svg:x2="14.6cm" svg:y2="7cm">
          <text:p/>
        </draw:line>
        <draw:frame draw:style-name="gr72" draw:layer="layout" svg:width="4.5cm" svg:height="1.275cm" draw:transform="rotate (1.5707963267946) translate (3.425cm 10.2cm)">
          <draw:text-box>
            <text:p>PERIPH CLK</text:p>
          </draw:text-box>
        </draw:frame>
        <draw:rect draw:style-name="gr4" draw:text-style-name="P1" draw:layer="layout" svg:width="1cm" svg:height="2cm" svg:x="11.96cm" svg:y="6.047cm">
          <text:p/>
        </draw:rect>
        <draw:frame draw:style-name="gr5" draw:layer="layout" svg:width="1.031cm" svg:height="0.963cm" svg:x="12.029cm" svg:y="6.547cm">
          <draw:text-box>
            <text:p>/3</text:p>
          </draw:text-box>
        </draw:frame>
        <draw:frame draw:style-name="gr6" draw:text-style-name="P2" draw:layer="layout" svg:width="1.3cm" svg:height="0.7cm" svg:x="11.86cm" svg:y="5.447cm">
          <draw:text-box>
            <text:p><text:span text:style-name="T1">/1../8</text:span></text:p>
          </draw:text-box>
        </draw:frame>
        <draw:frame draw:style-name="gr73" draw:layer="layout" svg:width="7.601cm" svg:height="1.039cm" svg:x="3.2cm" svg:y="3cm">
          <draw:text-box>
            <text:p><text:span text:style-name="T2">#define SEMC_CLK_FROM_PERIPH_CLK</text:span><text:span text:style-name="T2"><text:line-break/></text:span><text:span text:style-name="T2">#define SEMC_CLK_ROOT_DIVIDE <text:s/>3 // 1..8</text:span></text:p>
          </draw:text-box>
        </draw:frame>
        <draw:frame draw:style-name="gr74" draw:text-style-name="P2" draw:layer="layout" svg:width="3.846cm" svg:height="1.046cm" svg:x="9.926cm" svg:y="8.728cm">
          <draw:text-box>
            <text:p text:style-name="P1"><text:span text:style-name="T3">CCM_CBCDR</text:span><text:span text:style-name="T1"><text:line-break/></text:span><text:span text:style-name="T1">[SEMC_PODF = 0x2]</text:span></text:p>
          </draw:text-box>
        </draw:frame>
        <draw:line draw:style-name="gr14" draw:text-style-name="P1" draw:layer="layout" svg:x1="11.5cm" svg:y1="8.6cm" svg:x2="12.5cm" svg:y2="7.9cm">
          <text:p/>
        </draw:line>
        <draw:frame draw:style-name="gr25" draw:layer="layout" svg:width="6.5cm" svg:height="1.675cm" draw:transform="rotate (1.5707963267946) translate (14.4cm 10.2cm)">
          <draw:text-box>
            <text:p>SEMC_CLK_ROOT</text:p>
          </draw:text-box>
        </draw:frame>
        <draw:rect draw:style-name="gr35" draw:text-style-name="P7" draw:layer="layout" svg:width="1.5cm" svg:height="1.9cm" svg:x="15.6cm" svg:y="5.8cm">
          <text:p text:style-name="P1"><text:span text:style-name="T8">SEMC</text:span></text:p>
        </draw:rect>
        <draw:custom-shape draw:style-name="gr11" draw:text-style-name="P1" draw:layer="layout" svg:width="3.2cm" svg:height="0.7cm" draw:transform="rotate (1.5707963267946) translate (7cm 7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9.3cm" svg:y1="8.1cm" svg:x2="4.4cm" svg:y2="8.1cm">
          <text:p/>
        </draw:line>
        <draw:line draw:style-name="gr9" draw:text-style-name="P1" draw:layer="layout" svg:x1="9.3cm" svg:y1="6.3cm" svg:x2="7.7cm" svg:y2="6.3cm">
          <text:p/>
        </draw:line>
        <draw:frame draw:style-name="gr75" draw:text-style-name="P2" draw:layer="layout" svg:width="4.392cm" svg:height="1.046cm" svg:x="8.9cm" svg:y="4.1cm">
          <draw:text-box>
            <text:p text:style-name="P1"><text:span text:style-name="T3">CCM_CBCDR</text:span><text:span text:style-name="T1"><text:line-break/></text:span><text:span text:style-name="T1">[SEMC_CLK_SEL = 0x0]</text:span></text:p>
          </draw:text-box>
        </draw:frame>
        <draw:line draw:style-name="gr14" draw:text-style-name="P1" draw:layer="layout" svg:x1="9.6cm" svg:y1="5.9cm" svg:x2="10.4cm" svg:y2="5.2cm">
          <text:p/>
        </draw:line>
        <draw:custom-shape draw:style-name="gr11" draw:text-style-name="P1" draw:layer="layout" svg:width="3.2cm" svg:height="0.7cm" draw:transform="rotate (1.5707963267946) translate (9.3cm 8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7cm" svg:y1="5.6cm" svg:x2="5.6cm" svg:y2="5.6cm">
          <text:p/>
        </draw:line>
        <draw:line draw:style-name="gr9" draw:text-style-name="P1" draw:layer="layout" svg:x1="7cm" svg:y1="7.1cm" svg:x2="5.6cm" svg:y2="7.1cm">
          <text:p/>
        </draw:line>
        <draw:rect draw:style-name="gr1" draw:text-style-name="P1" draw:layer="layout" svg:width="14.3cm" svg:height="7.4cm" svg:x="3cm" svg:y="12cm">
          <text:p/>
        </draw:rect>
        <draw:line draw:style-name="gr2" draw:text-style-name="P1" draw:layer="layout" svg:x1="9.514cm" svg:y1="16.086cm" svg:x2="14.514cm" svg:y2="16.086cm">
          <text:p/>
        </draw:line>
        <draw:frame draw:style-name="gr72" draw:layer="layout" svg:width="4.5cm" svg:height="1.275cm" draw:transform="rotate (1.5707963267946) translate (3.525cm 17.4cm)">
          <draw:text-box>
            <text:p>PLL2-PFD2</text:p>
          </draw:text-box>
        </draw:frame>
        <draw:rect draw:style-name="gr4" draw:text-style-name="P1" draw:layer="layout" svg:width="1cm" svg:height="2cm" svg:x="11.874cm" svg:y="15.133cm">
          <text:p/>
        </draw:rect>
        <draw:frame draw:style-name="gr5" draw:layer="layout" svg:width="1.031cm" svg:height="0.963cm" svg:x="11.943cm" svg:y="15.633cm">
          <draw:text-box>
            <text:p>/3</text:p>
          </draw:text-box>
        </draw:frame>
        <draw:frame draw:style-name="gr6" draw:text-style-name="P2" draw:layer="layout" svg:width="1.3cm" svg:height="0.7cm" svg:x="11.774cm" svg:y="14.533cm">
          <draw:text-box>
            <text:p><text:span text:style-name="T1">/1../8</text:span></text:p>
          </draw:text-box>
        </draw:frame>
        <draw:frame draw:style-name="gr73" draw:layer="layout" svg:width="7.601cm" svg:height="1.039cm" svg:x="3.114cm" svg:y="12.086cm">
          <draw:text-box>
            <text:p><text:span text:style-name="T2">#define SEMC_CLK_FROM_PLL2_PFD2</text:span><text:span text:style-name="T2"><text:line-break/></text:span><text:span text:style-name="T2">#define SEMC_CLK_ROOT_DIVIDE <text:s/>3 // 1..8</text:span></text:p>
          </draw:text-box>
        </draw:frame>
        <draw:frame draw:style-name="gr74" draw:text-style-name="P2" draw:layer="layout" svg:width="3.846cm" svg:height="1.046cm" svg:x="9.84cm" svg:y="17.814cm">
          <draw:text-box>
            <text:p text:style-name="P1"><text:span text:style-name="T3">CCM_CBCDR</text:span><text:span text:style-name="T1"><text:line-break/></text:span><text:span text:style-name="T1">[SEMC_PODF = 0x2]</text:span></text:p>
          </draw:text-box>
        </draw:frame>
        <draw:line draw:style-name="gr14" draw:text-style-name="P1" draw:layer="layout" svg:x1="11.414cm" svg:y1="17.686cm" svg:x2="12.414cm" svg:y2="16.986cm">
          <text:p/>
        </draw:line>
        <draw:rect draw:style-name="gr35" draw:text-style-name="P7" draw:layer="layout" svg:width="1.5cm" svg:height="1.9cm" svg:x="15.514cm" svg:y="14.886cm">
          <text:p text:style-name="P1"><text:span text:style-name="T8">SEMC</text:span></text:p>
        </draw:rect>
        <draw:custom-shape draw:style-name="gr11" draw:text-style-name="P1" draw:layer="layout" svg:width="3.2cm" svg:height="0.7cm" draw:transform="rotate (1.5707963267946) translate (6.914cm 16.9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9.214cm" svg:y1="17.186cm" svg:x2="7.6cm" svg:y2="17.2cm">
          <text:p/>
        </draw:line>
        <draw:line draw:style-name="gr12" draw:text-style-name="P1" draw:layer="layout" svg:x1="9.214cm" svg:y1="15.386cm" svg:x2="7.614cm" svg:y2="15.386cm">
          <text:p/>
        </draw:line>
        <draw:frame draw:style-name="gr75" draw:text-style-name="P2" draw:layer="layout" svg:width="4.392cm" svg:height="1.046cm" svg:x="8.814cm" svg:y="13.186cm">
          <draw:text-box>
            <text:p text:style-name="P1"><text:span text:style-name="T3">CCM_CBCDR</text:span><text:span text:style-name="T1"><text:line-break/></text:span><text:span text:style-name="T1">[SEMC_CLK_SEL = 0x1]</text:span></text:p>
          </draw:text-box>
        </draw:frame>
        <draw:line draw:style-name="gr14" draw:text-style-name="P1" draw:layer="layout" svg:x1="9.514cm" svg:y1="14.986cm" svg:x2="10.314cm" svg:y2="14.286cm">
          <text:p/>
        </draw:line>
        <draw:custom-shape draw:style-name="gr11" draw:text-style-name="P1" draw:layer="layout" svg:width="3.2cm" svg:height="0.7cm" draw:transform="rotate (1.5707963267946) translate (9.214cm 17.7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6.914cm" svg:y1="14.686cm" svg:x2="4.6cm" svg:y2="14.7cm">
          <text:p/>
        </draw:line>
        <draw:line draw:style-name="gr9" draw:text-style-name="P1" draw:layer="layout" svg:x1="6.914cm" svg:y1="16.186cm" svg:x2="5.514cm" svg:y2="16.186cm">
          <text:p/>
        </draw:line>
        <draw:line draw:style-name="gr9" draw:text-style-name="P1" draw:layer="layout" svg:x1="10cm" svg:y1="7cm" svg:x2="9.3cm" svg:y2="8.1cm">
          <text:p/>
        </draw:line>
        <draw:line draw:style-name="gr9" draw:text-style-name="P1" draw:layer="layout" svg:x1="9.9cm" svg:y1="16.1cm" svg:x2="9.2cm" svg:y2="15.4cm">
          <text:p/>
        </draw:line>
        <draw:frame draw:style-name="gr76" draw:text-style-name="P2" draw:layer="layout" svg:width="5.209cm" svg:height="1.046cm" svg:x="3.7cm" svg:y="17.8cm">
          <draw:text-box>
            <text:p text:style-name="P1"><text:span text:style-name="T3">CCM_CBCDR</text:span><text:span text:style-name="T1"><text:line-break/></text:span><text:span text:style-name="T1">[SEMC_ALT_CLK_SEL = 0x0]</text:span></text:p>
          </draw:text-box>
        </draw:frame>
        <draw:line draw:style-name="gr14" draw:text-style-name="P1" draw:layer="layout" svg:x1="6.3cm" svg:y1="17.8cm" svg:x2="7cm" svg:y2="16.7cm">
          <text:p/>
        </draw:line>
        <draw:line draw:style-name="gr9" draw:text-style-name="P1" draw:layer="layout" svg:x1="7.6cm" svg:y1="15.4cm" svg:x2="6.9cm" svg:y2="14.7cm">
          <text:p/>
        </draw:line>
        <draw:rect draw:style-name="gr1" draw:text-style-name="P1" draw:layer="layout" svg:width="14.3cm" svg:height="7.4cm" svg:x="3cm" svg:y="21cm">
          <text:p/>
        </draw:rect>
        <draw:line draw:style-name="gr2" draw:text-style-name="P1" draw:layer="layout" svg:x1="9.514cm" svg:y1="25.086cm" svg:x2="14.514cm" svg:y2="25.086cm">
          <text:p/>
        </draw:line>
        <draw:frame draw:style-name="gr72" draw:layer="layout" svg:width="4.5cm" svg:height="1.275cm" draw:transform="rotate (1.5707963267946) translate (3.4cm 26.9cm)">
          <draw:text-box>
            <text:p>PLL3-PFD1</text:p>
          </draw:text-box>
        </draw:frame>
        <draw:rect draw:style-name="gr4" draw:text-style-name="P1" draw:layer="layout" svg:width="1cm" svg:height="2cm" svg:x="11.874cm" svg:y="24.133cm">
          <text:p/>
        </draw:rect>
        <draw:frame draw:style-name="gr5" draw:layer="layout" svg:width="1.031cm" svg:height="0.963cm" svg:x="11.943cm" svg:y="24.633cm">
          <draw:text-box>
            <text:p>/3</text:p>
          </draw:text-box>
        </draw:frame>
        <draw:frame draw:style-name="gr6" draw:text-style-name="P2" draw:layer="layout" svg:width="1.3cm" svg:height="0.7cm" svg:x="11.774cm" svg:y="23.533cm">
          <draw:text-box>
            <text:p><text:span text:style-name="T1">/1../8</text:span></text:p>
          </draw:text-box>
        </draw:frame>
        <draw:frame draw:style-name="gr73" draw:layer="layout" svg:width="7.601cm" svg:height="1.039cm" svg:x="3.114cm" svg:y="21.086cm">
          <draw:text-box>
            <text:p><text:span text:style-name="T2">#define SEMC_CLK_FROM_PLL3_PFD1</text:span><text:span text:style-name="T2"><text:line-break/></text:span><text:span text:style-name="T2">#define SEMC_CLK_ROOT_DIVIDE <text:s/>3 // 1..8</text:span></text:p>
          </draw:text-box>
        </draw:frame>
        <draw:frame draw:style-name="gr74" draw:text-style-name="P2" draw:layer="layout" svg:width="3.846cm" svg:height="1.046cm" svg:x="9.84cm" svg:y="26.814cm">
          <draw:text-box>
            <text:p text:style-name="P1"><text:span text:style-name="T3">CCM_CBCDR</text:span><text:span text:style-name="T1"><text:line-break/></text:span><text:span text:style-name="T1">[SEMC_PODF = 0x2]</text:span></text:p>
          </draw:text-box>
        </draw:frame>
        <draw:line draw:style-name="gr14" draw:text-style-name="P1" draw:layer="layout" svg:x1="11.414cm" svg:y1="26.686cm" svg:x2="12.414cm" svg:y2="25.986cm">
          <text:p/>
        </draw:line>
        <draw:rect draw:style-name="gr35" draw:text-style-name="P7" draw:layer="layout" svg:width="1.5cm" svg:height="1.9cm" svg:x="15.514cm" svg:y="23.886cm">
          <text:p text:style-name="P1"><text:span text:style-name="T8">SEMC</text:span></text:p>
        </draw:rect>
        <draw:custom-shape draw:style-name="gr11" draw:text-style-name="P1" draw:layer="layout" svg:width="3.2cm" svg:height="0.7cm" draw:transform="rotate (1.5707963267946) translate (6.914cm 25.9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" draw:layer="layout" svg:x1="9.214cm" svg:y1="26.186cm" svg:x2="7.6cm" svg:y2="26.2cm">
          <text:p/>
        </draw:line>
        <draw:line draw:style-name="gr12" draw:text-style-name="P1" draw:layer="layout" svg:x1="9.214cm" svg:y1="24.386cm" svg:x2="7.614cm" svg:y2="24.386cm">
          <text:p/>
        </draw:line>
        <draw:frame draw:style-name="gr75" draw:text-style-name="P2" draw:layer="layout" svg:width="4.392cm" svg:height="1.046cm" svg:x="8.814cm" svg:y="22.186cm">
          <draw:text-box>
            <text:p text:style-name="P1"><text:span text:style-name="T3">CCM_CBCDR</text:span><text:span text:style-name="T1"><text:line-break/></text:span><text:span text:style-name="T1">[SEMC_CLK_SEL = 0x1]</text:span></text:p>
          </draw:text-box>
        </draw:frame>
        <draw:line draw:style-name="gr14" draw:text-style-name="P1" draw:layer="layout" svg:x1="9.514cm" svg:y1="23.986cm" svg:x2="10.314cm" svg:y2="23.286cm">
          <text:p/>
        </draw:line>
        <draw:custom-shape draw:style-name="gr11" draw:text-style-name="P1" draw:layer="layout" svg:width="3.2cm" svg:height="0.7cm" draw:transform="rotate (1.5707963267946) translate (9.214cm 26.7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6.9cm" svg:y1="25.286cm" svg:x2="4.586cm" svg:y2="25.3cm">
          <text:p/>
        </draw:line>
        <draw:line draw:style-name="gr9" draw:text-style-name="P1" draw:layer="layout" svg:x1="6.9cm" svg:y1="23.7cm" svg:x2="5.5cm" svg:y2="23.7cm">
          <text:p/>
        </draw:line>
        <draw:line draw:style-name="gr9" draw:text-style-name="P1" draw:layer="layout" svg:x1="9.9cm" svg:y1="25.1cm" svg:x2="9.2cm" svg:y2="24.4cm">
          <text:p/>
        </draw:line>
        <draw:frame draw:style-name="gr76" draw:text-style-name="P2" draw:layer="layout" svg:width="5.209cm" svg:height="1.046cm" svg:x="3.7cm" svg:y="26.8cm">
          <draw:text-box>
            <text:p text:style-name="P1"><text:span text:style-name="T3">CCM_CBCDR</text:span><text:span text:style-name="T1"><text:line-break/></text:span><text:span text:style-name="T1">[SEMC_ALT_CLK_SEL = 0x1]</text:span></text:p>
          </draw:text-box>
        </draw:frame>
        <draw:line draw:style-name="gr14" draw:text-style-name="P1" draw:layer="layout" svg:x1="6.3cm" svg:y1="26.8cm" svg:x2="7cm" svg:y2="25.7cm">
          <text:p/>
        </draw:line>
        <draw:line draw:style-name="gr9" draw:text-style-name="P1" draw:layer="layout" svg:x1="7.6cm" svg:y1="24.4cm" svg:x2="6.9cm" svg:y2="25.3cm">
          <text:p/>
        </draw:line>
        <draw:frame draw:style-name="gr25" draw:layer="layout" svg:width="6.5cm" svg:height="1.675cm" draw:transform="rotate (1.5707963267946) translate (14.6cm 19.1cm)">
          <draw:text-box>
            <text:p>SEMC_CLK_ROOT</text:p>
          </draw:text-box>
        </draw:frame>
        <draw:rect draw:style-name="gr1" draw:text-style-name="P1" draw:layer="layout" svg:width="14.3cm" svg:height="7.4cm" svg:x="23cm" svg:y="2.9cm">
          <text:p/>
        </draw:rect>
        <draw:line draw:style-name="gr2" draw:text-style-name="P1" draw:layer="layout" svg:x1="29.514cm" svg:y1="6.986cm" svg:x2="34.514cm" svg:y2="6.986cm">
          <text:p/>
        </draw:line>
        <draw:frame draw:style-name="gr72" draw:layer="layout" svg:width="4.5cm" svg:height="1.275cm" draw:transform="rotate (1.5707963267946) translate (23.425cm 9.1cm)">
          <draw:text-box>
            <text:p>PLL2</text:p>
          </draw:text-box>
        </draw:frame>
        <draw:rect draw:style-name="gr4" draw:text-style-name="P1" draw:layer="layout" svg:width="1cm" svg:height="2cm" svg:x="31.874cm" svg:y="6.033cm">
          <text:p/>
        </draw:rect>
        <draw:frame draw:style-name="gr5" draw:layer="layout" svg:width="1.031cm" svg:height="0.963cm" svg:x="31.943cm" svg:y="6.533cm">
          <draw:text-box>
            <text:p>/4</text:p>
          </draw:text-box>
        </draw:frame>
        <draw:frame draw:style-name="gr6" draw:text-style-name="P2" draw:layer="layout" svg:width="1.3cm" svg:height="0.7cm" svg:x="31.774cm" svg:y="5.433cm">
          <draw:text-box>
            <text:p><text:span text:style-name="T1">/1../8</text:span></text:p>
          </draw:text-box>
        </draw:frame>
        <draw:frame draw:style-name="gr77" draw:layer="layout" svg:width="7.783cm" svg:height="1.039cm" svg:x="23.114cm" svg:y="2.986cm">
          <draw:text-box>
            <text:p><text:span text:style-name="T2">#define LPSPI_CLK_FROM_PLL2</text:span><text:span text:style-name="T2"><text:line-break/></text:span><text:span text:style-name="T2">#define LPSPI_CLK_ROOT_DIVIDE <text:s/>4 // 1..8</text:span></text:p>
          </draw:text-box>
        </draw:frame>
        <draw:frame draw:style-name="gr74" draw:text-style-name="P2" draw:layer="layout" svg:width="3.846cm" svg:height="1.046cm" svg:x="29.84cm" svg:y="8.714cm">
          <draw:text-box>
            <text:p text:style-name="P1"><text:span text:style-name="T3">CCM_CBCMR</text:span><text:span text:style-name="T1"><text:line-break/></text:span><text:span text:style-name="T1">[LPSPI_PODF = 0x3]</text:span></text:p>
          </draw:text-box>
        </draw:frame>
        <draw:line draw:style-name="gr14" draw:text-style-name="P1" draw:layer="layout" svg:x1="31.414cm" svg:y1="8.586cm" svg:x2="32.414cm" svg:y2="7.886cm">
          <text:p/>
        </draw:line>
        <draw:frame draw:style-name="gr25" draw:layer="layout" svg:width="6.5cm" svg:height="1.675cm" draw:transform="rotate (1.5707963267946) translate (34.314cm 10.186cm)">
          <draw:text-box>
            <text:p>LPSPI_CLK_ROOT</text:p>
          </draw:text-box>
        </draw:frame>
        <draw:rect draw:style-name="gr35" draw:text-style-name="P7" draw:layer="layout" svg:width="1.5cm" svg:height="1.9cm" svg:x="35.514cm" svg:y="5.786cm">
          <text:p text:style-name="P1"><text:span text:style-name="T8">LPSPI</text:span></text:p>
        </draw:rect>
        <draw:line draw:style-name="gr12" draw:text-style-name="P1" draw:layer="layout" svg:x1="29.214cm" svg:y1="8.086cm" svg:x2="24.314cm" svg:y2="8.086cm">
          <text:p/>
        </draw:line>
        <draw:line draw:style-name="gr9" draw:text-style-name="P1" draw:layer="layout" svg:x1="29.214cm" svg:y1="5.886cm" svg:x2="25.2cm" svg:y2="5.9cm">
          <text:p/>
        </draw:line>
        <draw:frame draw:style-name="gr75" draw:text-style-name="P2" draw:layer="layout" svg:width="4.392cm" svg:height="1.046cm" svg:x="28.814cm" svg:y="4.086cm">
          <draw:text-box>
            <text:p text:style-name="P1"><text:span text:style-name="T3">CCM_CBCMR</text:span><text:span text:style-name="T1"><text:line-break/></text:span><text:span text:style-name="T1">[LPSPI_CLK_SEL = 0x2]</text:span></text:p>
          </draw:text-box>
        </draw:frame>
        <draw:line draw:style-name="gr14" draw:text-style-name="P1" draw:layer="layout" svg:x1="29.514cm" svg:y1="5.886cm" svg:x2="30.314cm" svg:y2="5.186cm">
          <text:p/>
        </draw:line>
        <draw:custom-shape draw:style-name="gr11" draw:text-style-name="P1" draw:layer="layout" svg:width="3.2cm" svg:height="0.7cm" draw:transform="rotate (1.5707963267946) translate (29.214cm 8.6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9.914cm" svg:y1="6.986cm" svg:x2="29.214cm" svg:y2="8.086cm">
          <text:p/>
        </draw:line>
        <draw:line draw:style-name="gr9" draw:text-style-name="P1" draw:layer="layout" svg:x1="29.223cm" svg:y1="6.731cm" svg:x2="25.209cm" svg:y2="6.745cm">
          <text:p/>
        </draw:line>
        <draw:line draw:style-name="gr9" draw:text-style-name="P1" draw:layer="layout" svg:x1="29.214cm" svg:y1="7.386cm" svg:x2="25.2cm" svg:y2="7.4cm">
          <text:p/>
        </draw:line>
        <draw:frame draw:style-name="gr68" draw:text-style-name="P8" draw:layer="layout" svg:width="2.7cm" svg:height="0.9cm" svg:x="24.538cm" svg:y="7.485cm">
          <draw:text-box>
            <text:p><text:span text:style-name="T5">528MHz</text:span></text:p>
          </draw:text-box>
        </draw:frame>
        <draw:rect draw:style-name="gr1" draw:text-style-name="P1" draw:layer="layout" svg:width="14.3cm" svg:height="7.4cm" svg:x="23cm" svg:y="11cm">
          <text:p/>
        </draw:rect>
        <draw:line draw:style-name="gr2" draw:text-style-name="P1" draw:layer="layout" svg:x1="29.514cm" svg:y1="15.086cm" svg:x2="34.514cm" svg:y2="15.086cm">
          <text:p/>
        </draw:line>
        <draw:frame draw:style-name="gr72" draw:layer="layout" svg:width="4.5cm" svg:height="1.275cm" draw:transform="rotate (1.5707963267946) translate (23.425cm 16.4cm)">
          <draw:text-box>
            <text:p>PLL3 PD0</text:p>
          </draw:text-box>
        </draw:frame>
        <draw:rect draw:style-name="gr4" draw:text-style-name="P1" draw:layer="layout" svg:width="1cm" svg:height="2cm" svg:x="31.874cm" svg:y="14.133cm">
          <text:p/>
        </draw:rect>
        <draw:frame draw:style-name="gr5" draw:layer="layout" svg:width="1.031cm" svg:height="0.963cm" svg:x="31.943cm" svg:y="14.633cm">
          <draw:text-box>
            <text:p>/4</text:p>
          </draw:text-box>
        </draw:frame>
        <draw:frame draw:style-name="gr6" draw:text-style-name="P2" draw:layer="layout" svg:width="1.3cm" svg:height="0.7cm" svg:x="31.774cm" svg:y="13.533cm">
          <draw:text-box>
            <text:p><text:span text:style-name="T1">/1../8</text:span></text:p>
          </draw:text-box>
        </draw:frame>
        <draw:frame draw:style-name="gr77" draw:layer="layout" svg:width="7.783cm" svg:height="1.039cm" svg:x="23.114cm" svg:y="11.086cm">
          <draw:text-box>
            <text:p><text:span text:style-name="T2">#define LPSPI_CLK_FROM_PLL3_PDF0</text:span><text:span text:style-name="T2"><text:line-break/></text:span><text:span text:style-name="T2">#define LPSPI_CLK_ROOT_DIVIDE <text:s/>4 // 1..8</text:span></text:p>
          </draw:text-box>
        </draw:frame>
        <draw:frame draw:style-name="gr74" draw:text-style-name="P2" draw:layer="layout" svg:width="3.846cm" svg:height="1.046cm" svg:x="29.84cm" svg:y="16.814cm">
          <draw:text-box>
            <text:p text:style-name="P1"><text:span text:style-name="T3">CCM_CBCMR</text:span><text:span text:style-name="T1"><text:line-break/></text:span><text:span text:style-name="T1">[LPSPI_PODF = 0x3]</text:span></text:p>
          </draw:text-box>
        </draw:frame>
        <draw:line draw:style-name="gr14" draw:text-style-name="P1" draw:layer="layout" svg:x1="31.414cm" svg:y1="16.686cm" svg:x2="32.414cm" svg:y2="15.986cm">
          <text:p/>
        </draw:line>
        <draw:frame draw:style-name="gr25" draw:layer="layout" svg:width="6.5cm" svg:height="1.675cm" draw:transform="rotate (1.5707963267946) translate (34.314cm 18.286cm)">
          <draw:text-box>
            <text:p>LPSPI_CLK_ROOT</text:p>
          </draw:text-box>
        </draw:frame>
        <draw:rect draw:style-name="gr35" draw:text-style-name="P7" draw:layer="layout" svg:width="1.5cm" svg:height="1.9cm" svg:x="35.514cm" svg:y="13.886cm">
          <text:p text:style-name="P1"><text:span text:style-name="T8">LPSPI</text:span></text:p>
        </draw:rect>
        <draw:line draw:style-name="gr78" draw:text-style-name="P1" draw:layer="layout" svg:x1="29.214cm" svg:y1="16.186cm" svg:x2="25.2cm" svg:y2="16.2cm">
          <text:p/>
        </draw:line>
        <draw:line draw:style-name="gr9" draw:text-style-name="P1" draw:layer="layout" svg:x1="29.214cm" svg:y1="13.986cm" svg:x2="25.2cm" svg:y2="14cm">
          <text:p/>
        </draw:line>
        <draw:frame draw:style-name="gr75" draw:text-style-name="P2" draw:layer="layout" svg:width="4.392cm" svg:height="1.046cm" svg:x="28.814cm" svg:y="12.186cm">
          <draw:text-box>
            <text:p text:style-name="P1"><text:span text:style-name="T3">CCM_CBCMR</text:span><text:span text:style-name="T1"><text:line-break/></text:span><text:span text:style-name="T1">[LPSPI_CLK_SEL = 0x1]</text:span></text:p>
          </draw:text-box>
        </draw:frame>
        <draw:line draw:style-name="gr14" draw:text-style-name="P1" draw:layer="layout" svg:x1="29.514cm" svg:y1="13.986cm" svg:x2="30.314cm" svg:y2="13.286cm">
          <text:p/>
        </draw:line>
        <draw:custom-shape draw:style-name="gr11" draw:text-style-name="P1" draw:layer="layout" svg:width="3.2cm" svg:height="0.7cm" draw:transform="rotate (1.5707963267946) translate (29.214cm 16.7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9.914cm" svg:y1="15.086cm" svg:x2="29.2cm" svg:y2="15.5cm">
          <text:p/>
        </draw:line>
        <draw:line draw:style-name="gr9" draw:text-style-name="P1" draw:layer="layout" svg:x1="29.223cm" svg:y1="14.831cm" svg:x2="25.209cm" svg:y2="14.845cm">
          <text:p/>
        </draw:line>
        <draw:line draw:style-name="gr79" draw:text-style-name="P1" draw:layer="layout" svg:x1="29.214cm" svg:y1="15.486cm" svg:x2="24.5cm" svg:y2="15.5cm">
          <text:p/>
        </draw:line>
        <draw:frame draw:style-name="gr80" draw:text-style-name="P8" draw:layer="layout" svg:width="3.3cm" svg:height="0.8cm" svg:x="24.411cm" svg:y="14.874cm">
          <draw:text-box>
            <text:p><text:span text:style-name="T5">246..720MHz</text:span></text:p>
          </draw:text-box>
        </draw:frame>
        <draw:rect draw:style-name="gr1" draw:text-style-name="P1" draw:layer="layout" svg:width="14.3cm" svg:height="7.4cm" svg:x="23cm" svg:y="27.3cm">
          <text:p/>
        </draw:rect>
        <draw:line draw:style-name="gr2" draw:text-style-name="P1" draw:layer="layout" svg:x1="29.514cm" svg:y1="31.386cm" svg:x2="34.514cm" svg:y2="31.386cm">
          <text:p/>
        </draw:line>
        <draw:frame draw:style-name="gr72" draw:layer="layout" svg:width="4.5cm" svg:height="1.275cm" draw:transform="rotate (1.5707963267946) translate (23.399cm 32.176cm)">
          <draw:text-box>
            <text:p>PLL2 PD2</text:p>
          </draw:text-box>
        </draw:frame>
        <draw:rect draw:style-name="gr4" draw:text-style-name="P1" draw:layer="layout" svg:width="1cm" svg:height="2cm" svg:x="31.874cm" svg:y="30.433cm">
          <text:p/>
        </draw:rect>
        <draw:frame draw:style-name="gr5" draw:layer="layout" svg:width="1.031cm" svg:height="0.963cm" svg:x="31.943cm" svg:y="30.933cm">
          <draw:text-box>
            <text:p>/4</text:p>
          </draw:text-box>
        </draw:frame>
        <draw:frame draw:style-name="gr6" draw:text-style-name="P2" draw:layer="layout" svg:width="1.3cm" svg:height="0.7cm" svg:x="31.774cm" svg:y="29.833cm">
          <draw:text-box>
            <text:p><text:span text:style-name="T1">/1../8</text:span></text:p>
          </draw:text-box>
        </draw:frame>
        <draw:frame draw:style-name="gr77" draw:layer="layout" svg:width="7.783cm" svg:height="1.039cm" svg:x="23.114cm" svg:y="27.386cm">
          <draw:text-box>
            <text:p><text:span text:style-name="T2">#define LPSPI_CLK_FROM_PLL2_PDF2</text:span><text:span text:style-name="T2"><text:line-break/></text:span><text:span text:style-name="T2">#define LPSPI_CLK_ROOT_DIVIDE <text:s/>4 // 1..8</text:span></text:p>
          </draw:text-box>
        </draw:frame>
        <draw:frame draw:style-name="gr74" draw:text-style-name="P2" draw:layer="layout" svg:width="3.846cm" svg:height="1.046cm" svg:x="29.84cm" svg:y="33.114cm">
          <draw:text-box>
            <text:p text:style-name="P1"><text:span text:style-name="T3">CCM_CBCMR</text:span><text:span text:style-name="T1"><text:line-break/></text:span><text:span text:style-name="T1">[LPSPI_PODF = 0x3]</text:span></text:p>
          </draw:text-box>
        </draw:frame>
        <draw:line draw:style-name="gr14" draw:text-style-name="P1" draw:layer="layout" svg:x1="31.414cm" svg:y1="32.986cm" svg:x2="32.414cm" svg:y2="32.286cm">
          <text:p/>
        </draw:line>
        <draw:frame draw:style-name="gr25" draw:layer="layout" svg:width="6.5cm" svg:height="1.675cm" draw:transform="rotate (1.5707963267946) translate (34.314cm 34.586cm)">
          <draw:text-box>
            <text:p>LPSPI_CLK_ROOT</text:p>
          </draw:text-box>
        </draw:frame>
        <draw:rect draw:style-name="gr35" draw:text-style-name="P7" draw:layer="layout" svg:width="1.5cm" svg:height="1.9cm" svg:x="35.514cm" svg:y="30.186cm">
          <text:p text:style-name="P1"><text:span text:style-name="T8">LPSPI</text:span></text:p>
        </draw:rect>
        <draw:line draw:style-name="gr78" draw:text-style-name="P1" draw:layer="layout" svg:x1="29.214cm" svg:y1="32.486cm" svg:x2="25.2cm" svg:y2="32.5cm">
          <text:p/>
        </draw:line>
        <draw:line draw:style-name="gr9" draw:text-style-name="P1" draw:layer="layout" svg:x1="29.214cm" svg:y1="30.986cm" svg:x2="25.2cm" svg:y2="31cm">
          <text:p/>
        </draw:line>
        <draw:frame draw:style-name="gr75" draw:text-style-name="P2" draw:layer="layout" svg:width="4.392cm" svg:height="1.046cm" svg:x="28.814cm" svg:y="28.486cm">
          <draw:text-box>
            <text:p text:style-name="P1"><text:span text:style-name="T3">CCM_CBCMR</text:span><text:span text:style-name="T1"><text:line-break/></text:span><text:span text:style-name="T1">[LPSPI_CLK_SEL = 0x3]</text:span></text:p>
          </draw:text-box>
        </draw:frame>
        <draw:line draw:style-name="gr14" draw:text-style-name="P1" draw:layer="layout" svg:x1="29.514cm" svg:y1="30.286cm" svg:x2="30.314cm" svg:y2="29.586cm">
          <text:p/>
        </draw:line>
        <draw:custom-shape draw:style-name="gr11" draw:text-style-name="P1" draw:layer="layout" svg:width="3.2cm" svg:height="0.7cm" draw:transform="rotate (1.5707963267946) translate (29.214cm 33.0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9.914cm" svg:y1="31.386cm" svg:x2="29.2cm" svg:y2="30.2cm">
          <text:p/>
        </draw:line>
        <draw:line draw:style-name="gr9" draw:text-style-name="P1" draw:layer="layout" svg:x1="29.2cm" svg:y1="31.786cm" svg:x2="25.186cm" svg:y2="31.8cm">
          <text:p/>
        </draw:line>
        <draw:line draw:style-name="gr79" draw:text-style-name="P1" draw:layer="layout" svg:x1="29.24cm" svg:y1="30.233cm" svg:x2="24.526cm" svg:y2="30.247cm">
          <text:p/>
        </draw:line>
        <draw:frame draw:style-name="gr80" draw:text-style-name="P8" draw:layer="layout" svg:width="3.3cm" svg:height="0.8cm" svg:x="24.437cm" svg:y="29.621cm">
          <draw:text-box>
            <text:p><text:span text:style-name="T5">271..792MHz</text:span></text:p>
          </draw:text-box>
        </draw:frame>
        <draw:rect draw:style-name="gr1" draw:text-style-name="P1" draw:layer="layout" svg:width="14.3cm" svg:height="7.4cm" svg:x="23cm" svg:y="19.3cm">
          <text:p/>
        </draw:rect>
        <draw:line draw:style-name="gr2" draw:text-style-name="P1" draw:layer="layout" svg:x1="29.514cm" svg:y1="23.386cm" svg:x2="34.514cm" svg:y2="23.386cm">
          <text:p/>
        </draw:line>
        <draw:frame draw:style-name="gr72" draw:layer="layout" svg:width="4.5cm" svg:height="1.275cm" draw:transform="rotate (1.5707963267946) translate (23.425cm 24.7cm)">
          <draw:text-box>
            <text:p>PLL3 PD1</text:p>
          </draw:text-box>
        </draw:frame>
        <draw:rect draw:style-name="gr4" draw:text-style-name="P1" draw:layer="layout" svg:width="1cm" svg:height="2cm" svg:x="31.874cm" svg:y="22.433cm">
          <text:p/>
        </draw:rect>
        <draw:frame draw:style-name="gr5" draw:layer="layout" svg:width="1.031cm" svg:height="0.963cm" svg:x="31.943cm" svg:y="22.933cm">
          <draw:text-box>
            <text:p>/4</text:p>
          </draw:text-box>
        </draw:frame>
        <draw:frame draw:style-name="gr6" draw:text-style-name="P2" draw:layer="layout" svg:width="1.3cm" svg:height="0.7cm" svg:x="31.774cm" svg:y="21.833cm">
          <draw:text-box>
            <text:p><text:span text:style-name="T1">/1../8</text:span></text:p>
          </draw:text-box>
        </draw:frame>
        <draw:frame draw:style-name="gr77" draw:layer="layout" svg:width="7.783cm" svg:height="1.039cm" svg:x="23.114cm" svg:y="19.386cm">
          <draw:text-box>
            <text:p><text:span text:style-name="T2">#define LPSPI_CLK_FROM_PLL3_PDF1</text:span><text:span text:style-name="T2"><text:line-break/></text:span><text:span text:style-name="T2">#define LPSPI_CLK_ROOT_DIVIDE <text:s/>4 // 1..8</text:span></text:p>
          </draw:text-box>
        </draw:frame>
        <draw:frame draw:style-name="gr74" draw:text-style-name="P2" draw:layer="layout" svg:width="3.846cm" svg:height="1.046cm" svg:x="29.84cm" svg:y="25.114cm">
          <draw:text-box>
            <text:p text:style-name="P1"><text:span text:style-name="T3">CCM_CBCMR</text:span><text:span text:style-name="T1"><text:line-break/></text:span><text:span text:style-name="T1">[LPSPI_PODF = 0x3]</text:span></text:p>
          </draw:text-box>
        </draw:frame>
        <draw:line draw:style-name="gr14" draw:text-style-name="P1" draw:layer="layout" svg:x1="31.414cm" svg:y1="24.986cm" svg:x2="32.414cm" svg:y2="24.286cm">
          <text:p/>
        </draw:line>
        <draw:frame draw:style-name="gr25" draw:layer="layout" svg:width="6.5cm" svg:height="1.675cm" draw:transform="rotate (1.5707963267946) translate (34.314cm 26.586cm)">
          <draw:text-box>
            <text:p>LPSPI_CLK_ROOT</text:p>
          </draw:text-box>
        </draw:frame>
        <draw:rect draw:style-name="gr35" draw:text-style-name="P7" draw:layer="layout" svg:width="1.5cm" svg:height="1.9cm" svg:x="35.514cm" svg:y="22.186cm">
          <text:p text:style-name="P1"><text:span text:style-name="T8">LPSPI</text:span></text:p>
        </draw:rect>
        <draw:line draw:style-name="gr78" draw:text-style-name="P1" draw:layer="layout" svg:x1="29.214cm" svg:y1="24.486cm" svg:x2="25.2cm" svg:y2="24.5cm">
          <text:p/>
        </draw:line>
        <draw:line draw:style-name="gr9" draw:text-style-name="P1" draw:layer="layout" svg:x1="29.214cm" svg:y1="22.286cm" svg:x2="25.2cm" svg:y2="22.3cm">
          <text:p/>
        </draw:line>
        <draw:frame draw:style-name="gr75" draw:text-style-name="P2" draw:layer="layout" svg:width="4.392cm" svg:height="1.046cm" svg:x="28.814cm" svg:y="20.486cm">
          <draw:text-box>
            <text:p text:style-name="P1"><text:span text:style-name="T3">CCM_CBCMR</text:span><text:span text:style-name="T1"><text:line-break/></text:span><text:span text:style-name="T1">[LPSPI_CLK_SEL = 0x0]</text:span></text:p>
          </draw:text-box>
        </draw:frame>
        <draw:line draw:style-name="gr14" draw:text-style-name="P1" draw:layer="layout" svg:x1="29.514cm" svg:y1="22.286cm" svg:x2="30.314cm" svg:y2="21.586cm">
          <text:p/>
        </draw:line>
        <draw:custom-shape draw:style-name="gr11" draw:text-style-name="P1" draw:layer="layout" svg:width="3.2cm" svg:height="0.7cm" draw:transform="rotate (1.5707963267946) translate (29.214cm 25.0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9.914cm" svg:y1="23.386cm" svg:x2="29.2cm" svg:y2="22.9cm">
          <text:p/>
        </draw:line>
        <draw:line draw:style-name="gr9" draw:text-style-name="P1" draw:layer="layout" svg:x1="29.214cm" svg:y1="23.786cm" svg:x2="25.2cm" svg:y2="23.8cm">
          <text:p/>
        </draw:line>
        <draw:line draw:style-name="gr79" draw:text-style-name="P1" draw:layer="layout" svg:x1="29.214cm" svg:y1="22.886cm" svg:x2="24.5cm" svg:y2="22.9cm">
          <text:p/>
        </draw:line>
        <draw:frame draw:style-name="gr80" draw:text-style-name="P8" draw:layer="layout" svg:width="3.3cm" svg:height="0.8cm" svg:x="24.411cm" svg:y="22.274cm">
          <draw:text-box>
            <text:p><text:span text:style-name="T5">246..720MHz</text:span></text:p>
          </draw:text-box>
        </draw:frame>
      </draw:page>
      <draw:page draw:name="page6" draw:style-name="dp1" draw:master-page-name="Default">
        <draw:rect draw:style-name="gr1" draw:text-style-name="P1" draw:layer="layout" svg:width="14.3cm" svg:height="16cm" svg:x="0.893cm" svg:y="0.9cm">
          <text:p/>
        </draw:rect>
        <draw:rect draw:style-name="gr4" draw:text-style-name="P1" draw:layer="layout" svg:width="1.6cm" svg:height="12.8cm" svg:x="9.1cm" svg:y="2.192cm">
          <text:p/>
        </draw:rect>
        <draw:frame draw:style-name="gr81" draw:text-style-name="P14" draw:layer="layout" svg:width="5.5cm" svg:height="1.361cm" svg:x="7.3cm" svg:y="1.031cm">
          <draw:text-box>
            <text:p><text:span text:style-name="T11">8MByte QSPI Flash</text:span></text:p>
          </draw:text-box>
        </draw:frame>
        <draw:rect draw:style-name="gr4" draw:text-style-name="P1" draw:layer="layout" svg:width="1.6cm" svg:height="0.5cm" svg:x="9.1cm" svg:y="14.492cm">
          <text:p/>
        </draw:rect>
        <draw:frame draw:style-name="gr6" draw:text-style-name="P15" draw:layer="layout" svg:width="2.6cm" svg:height="0.7cm" svg:x="6.3cm" svg:y="14.792cm">
          <draw:text-box>
            <text:p><text:span text:style-name="T12">0x60000000</text:span></text:p>
          </draw:text-box>
        </draw:frame>
        <draw:frame draw:style-name="gr6" draw:text-style-name="P2" draw:layer="layout" svg:width="2.6cm" svg:height="0.7cm" svg:x="9.289cm" svg:y="14.492cm">
          <draw:text-box>
            <text:p><text:span text:style-name="T1">32k</text:span></text:p>
          </draw:text-box>
        </draw:frame>
        <draw:frame draw:style-name="gr20" draw:text-style-name="P2" draw:layer="layout" svg:width="4.6cm" svg:height="1.029cm" svg:x="10.7cm" svg:y="14.392cm">
          <draw:text-box>
            <text:p><text:span text:style-name="T13">uT</text:span><text:span text:style-name="T14">asker “BM” Loader</text:span></text:p>
          </draw:text-box>
        </draw:frame>
        <draw:rect draw:style-name="gr4" draw:text-style-name="P1" draw:layer="layout" svg:width="1.6cm" svg:height="0.8cm" svg:x="9.1cm" svg:y="13.692cm">
          <text:p/>
        </draw:rect>
        <draw:frame draw:style-name="gr6" draw:text-style-name="P2" draw:layer="layout" svg:width="2.6cm" svg:height="0.7cm" svg:x="9.268cm" svg:y="13.809cm">
          <draw:text-box>
            <text:p><text:span text:style-name="T1">64k</text:span></text:p>
          </draw:text-box>
        </draw:frame>
        <draw:frame draw:style-name="gr20" draw:text-style-name="P2" draw:layer="layout" svg:width="4.6cm" svg:height="1.029cm" svg:x="10.7cm" svg:y="13.792cm">
          <draw:text-box>
            <text:p><text:span text:style-name="T13">uT</text:span><text:span text:style-name="T14">asker Serial Loader</text:span></text:p>
          </draw:text-box>
        </draw:frame>
        <draw:rect draw:style-name="gr4" draw:text-style-name="P1" draw:layer="layout" svg:width="1.6cm" svg:height="3.1cm" svg:x="9.1cm" svg:y="10.592cm">
          <text:p/>
        </draw:rect>
        <draw:frame draw:style-name="gr6" draw:text-style-name="P2" draw:layer="layout" svg:width="2.6cm" svg:height="0.7cm" svg:x="9.336cm" svg:y="11.798cm">
          <draw:text-box>
            <text:p><text:span text:style-name="T1">256k</text:span></text:p>
          </draw:text-box>
        </draw:frame>
        <draw:frame draw:style-name="gr61" draw:text-style-name="P2" draw:layer="layout" svg:width="4.6cm" svg:height="1.418cm" svg:x="10.893cm" svg:y="8.5cm">
          <draw:text-box>
            <text:p><text:span text:style-name="T14">Upload Image Area</text:span><text:span text:style-name="T14"><text:line-break/></text:span><text:span text:style-name="T14">- Application or</text:span><text:span text:style-name="T14"><text:line-break/></text:span><text:span text:style-name="T14">- Serial Loader</text:span></text:p>
          </draw:text-box>
        </draw:frame>
        <draw:rect draw:style-name="gr4" draw:text-style-name="P1" draw:layer="layout" svg:width="1.6cm" svg:height="3.1cm" svg:x="9.1cm" svg:y="7.492cm">
          <text:p/>
        </draw:rect>
        <draw:frame draw:style-name="gr6" draw:text-style-name="P2" draw:layer="layout" svg:width="2.6cm" svg:height="0.7cm" svg:x="9.336cm" svg:y="8.698cm">
          <draw:text-box>
            <text:p><text:span text:style-name="T1">256k</text:span></text:p>
          </draw:text-box>
        </draw:frame>
        <draw:frame draw:style-name="gr61" draw:text-style-name="P2" draw:layer="layout" svg:width="4.6cm" svg:height="1.418cm" svg:x="10.993cm" svg:y="11.582cm">
          <draw:text-box>
            <text:p><text:span text:style-name="T14">Application (supporting</text:span><text:span text:style-name="T14"><text:line-break/></text:span><text:span text:style-name="T14">OTA updates) and executed in RAM</text:span></text:p>
          </draw:text-box>
        </draw:frame>
        <draw:frame draw:style-name="gr6" draw:text-style-name="P15" draw:layer="layout" svg:width="2.6cm" svg:height="0.7cm" svg:x="6.324cm" svg:y="14.128cm">
          <draw:text-box>
            <text:p><text:span text:style-name="T12">0x60008000</text:span></text:p>
          </draw:text-box>
        </draw:frame>
        <draw:frame draw:style-name="gr6" draw:text-style-name="P15" draw:layer="layout" svg:width="2.6cm" svg:height="0.7cm" svg:x="6.327cm" svg:y="13.245cm">
          <draw:text-box>
            <text:p><text:span text:style-name="T12">0x60018000</text:span></text:p>
          </draw:text-box>
        </draw:frame>
        <draw:frame draw:style-name="gr6" draw:text-style-name="P15" draw:layer="layout" svg:width="2.6cm" svg:height="0.7cm" svg:x="6.4cm" svg:y="10.292cm">
          <draw:text-box>
            <text:p><text:span text:style-name="T12">0x60058000</text:span></text:p>
          </draw:text-box>
        </draw:frame>
        <draw:frame draw:style-name="gr6" draw:text-style-name="P15" draw:layer="layout" svg:width="2.6cm" svg:height="0.7cm" svg:x="6.5cm" svg:y="7.092cm">
          <draw:text-box>
            <text:p><text:span text:style-name="T12">0x60098000</text:span></text:p>
          </draw:text-box>
        </draw:frame>
        <draw:rect draw:style-name="gr4" draw:text-style-name="P1" draw:layer="layout" svg:width="1.6cm" svg:height="0.8cm" svg:x="9.1cm" svg:y="2.192cm">
          <text:p/>
        </draw:rect>
        <draw:frame draw:style-name="gr6" draw:text-style-name="P2" draw:layer="layout" svg:width="2.6cm" svg:height="0.7cm" svg:x="9.268cm" svg:y="2.309cm">
          <draw:text-box>
            <text:p><text:span text:style-name="T1">64k</text:span></text:p>
          </draw:text-box>
        </draw:frame>
        <draw:frame draw:style-name="gr61" draw:text-style-name="P2" draw:layer="layout" svg:width="5.4cm" svg:height="1.418cm" svg:x="10.889cm" svg:y="2.163cm">
          <draw:text-box>
            <text:p><text:span text:style-name="T13">uParameterSystem</text:span><text:span text:style-name="T13"><text:line-break/></text:span><text:span text:style-name="T13">2 x 32k fail-safe</text:span></text:p>
            <text:p><text:span text:style-name="T13">swap block</text:span></text:p>
          </draw:text-box>
        </draw:frame>
        <draw:frame draw:style-name="gr6" draw:text-style-name="P15" draw:layer="layout" svg:width="2.6cm" svg:height="0.7cm" svg:x="6.7cm" svg:y="1.992cm">
          <draw:text-box>
            <text:p><text:span text:style-name="T12">0x607fffff</text:span></text:p>
          </draw:text-box>
        </draw:frame>
        <draw:frame draw:style-name="gr6" draw:text-style-name="P15" draw:layer="layout" svg:width="2.6cm" svg:height="0.7cm" svg:x="6.7cm" svg:y="2.592cm">
          <draw:text-box>
            <text:p><text:span text:style-name="T12">0x607f0000</text:span></text:p>
          </draw:text-box>
        </draw:frame>
        <draw:frame draw:style-name="gr6" draw:text-style-name="P2" draw:layer="layout" svg:width="2.6cm" svg:height="0.7cm" svg:x="9.3cm" svg:y="4.892cm">
          <draw:text-box>
            <text:p><text:span text:style-name="T1">7.52M</text:span></text:p>
          </draw:text-box>
        </draw:frame>
        <draw:frame draw:style-name="gr61" draw:text-style-name="P2" draw:layer="layout" svg:width="5.4cm" svg:height="1.418cm" svg:x="10.9cm" svg:y="4.874cm">
          <draw:text-box>
            <text:p><text:span text:style-name="T13">uFileSystem</text:span></text:p>
          </draw:text-box>
        </draw:frame>
        <draw:frame draw:style-name="gr20" draw:text-style-name="P2" draw:layer="layout" svg:width="1.3cm" svg:height="1.029cm" svg:x="5.393cm" svg:y="15.2cm">
          <draw:text-box>
            <text:p><text:span text:style-name="T15">ITC</text:span></text:p>
          </draw:text-box>
        </draw:frame>
        <draw:frame draw:style-name="gr6" draw:text-style-name="P15" draw:layer="layout" svg:width="2.6cm" svg:height="0.7cm" svg:x="1.293cm" svg:y="15.9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1.493cm" svg:y="13.1cm">
          <draw:text-box>
            <text:p><text:span text:style-name="T12">0x0002ffff</text:span></text:p>
          </draw:text-box>
        </draw:frame>
        <draw:frame draw:style-name="gr20" draw:text-style-name="P2" draw:layer="layout" svg:width="1.3cm" svg:height="1.029cm" svg:x="5.393cm" svg:y="10.2cm">
          <draw:text-box>
            <text:p><text:span text:style-name="T15">DTC</text:span></text:p>
          </draw:text-box>
        </draw:frame>
        <draw:frame draw:style-name="gr6" draw:text-style-name="P15" draw:layer="layout" svg:width="2.6cm" svg:height="0.7cm" svg:x="1.393cm" svg:y="10.7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1.393cm" svg:y="9.7cm">
          <draw:text-box>
            <text:p><text:span text:style-name="T12">0x2000ffff</text:span></text:p>
          </draw:text-box>
        </draw:frame>
        <draw:frame draw:style-name="gr20" draw:text-style-name="P2" draw:layer="layout" svg:width="1.3cm" svg:height="1.029cm" svg:x="5.357cm" svg:y="4.892cm">
          <draw:text-box>
            <text:p><text:span text:style-name="T15">OCR</text:span></text:p>
          </draw:text-box>
        </draw:frame>
        <draw:frame draw:style-name="gr6" draw:text-style-name="P15" draw:layer="layout" svg:width="2.6cm" svg:height="0.7cm" svg:x="1.471cm" svg:y="5.678cm">
          <draw:text-box>
            <text:p><text:span text:style-name="T12">0x20200000</text:span></text:p>
          </draw:text-box>
        </draw:frame>
        <draw:rect draw:style-name="gr82" draw:text-style-name="P1" draw:layer="layout" svg:width="1.6cm" svg:height="4.6cm" svg:x="3.657cm" svg:y="1.392cm">
          <text:p/>
        </draw:rect>
        <draw:frame draw:style-name="gr6" draw:text-style-name="P15" draw:layer="layout" svg:width="2.6cm" svg:height="0.7cm" svg:x="1.571cm" svg:y="1.278cm">
          <draw:text-box>
            <text:p><text:span text:style-name="T12">0x2023ffff</text:span></text:p>
          </draw:text-box>
        </draw:frame>
        <draw:rect draw:style-name="gr82" draw:text-style-name="P1" draw:layer="layout" svg:width="1.6cm" svg:height="4.6cm" svg:x="3.693cm" svg:y="6.5cm">
          <text:p/>
        </draw:rect>
        <draw:rect draw:style-name="gr83" draw:text-style-name="P1" draw:layer="layout" svg:width="1.6cm" svg:height="1.1cm" svg:x="3.693cm" svg:y="10cm">
          <text:p/>
        </draw:rect>
        <draw:frame draw:style-name="gr6" draw:text-style-name="P2" draw:layer="layout" svg:width="1.1cm" svg:height="0.7cm" svg:x="3.993cm" svg:y="10.2cm">
          <draw:text-box>
            <text:p><text:span text:style-name="T1">64k</text:span></text:p>
          </draw:text-box>
        </draw:frame>
        <draw:frame draw:style-name="gr6" draw:text-style-name="P15" draw:layer="layout" svg:width="2.6cm" svg:height="0.7cm" svg:x="1.493cm" svg:y="6.4cm">
          <draw:text-box>
            <text:p><text:span text:style-name="T12">0x2003ffff</text:span></text:p>
          </draw:text-box>
        </draw:frame>
        <draw:rect draw:style-name="gr82" draw:text-style-name="P1" draw:layer="layout" svg:width="1.6cm" svg:height="4.6cm" svg:x="3.693cm" svg:y="11.678cm">
          <text:p/>
        </draw:rect>
        <draw:rect draw:style-name="gr83" draw:text-style-name="P1" draw:layer="layout" svg:width="1.6cm" svg:height="3.078cm" svg:x="3.693cm" svg:y="13.2cm">
          <text:p/>
        </draw:rect>
        <draw:frame draw:style-name="gr20" draw:text-style-name="P2" draw:layer="layout" svg:width="1.5cm" svg:height="1.029cm" svg:x="3.893cm" svg:y="14.571cm">
          <draw:text-box>
            <text:p><text:span text:style-name="T1">190k</text:span></text:p>
          </draw:text-box>
        </draw:frame>
        <draw:frame draw:style-name="gr6" draw:text-style-name="P15" draw:layer="layout" svg:width="2.6cm" svg:height="0.7cm" svg:x="1.393cm" svg:y="11.6cm">
          <draw:text-box>
            <text:p><text:span text:style-name="T12">0x0003ffff</text:span></text:p>
          </draw:text-box>
        </draw:frame>
        <draw:custom-shape draw:style-name="gr84" draw:text-style-name="P1" draw:layer="layout" svg:width="1.7cm" svg:height="1.5cm" draw:transform="rotate (-2.38289802774859) translate (8.059cm 12.2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4.3cm" svg:height="20.102cm" svg:x="15.5cm" svg:y="0.998cm">
          <text:p/>
        </draw:rect>
        <draw:frame draw:style-name="gr6" draw:text-style-name="P15" draw:layer="layout" svg:width="2.6cm" svg:height="0.7cm" svg:x="16.089cm" svg:y="20.022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16.089cm" svg:y="19.022cm">
          <draw:text-box>
            <text:p><text:span text:style-name="T12">0x0000ffff</text:span></text:p>
          </draw:text-box>
        </draw:frame>
        <draw:frame draw:style-name="gr6" draw:text-style-name="P15" draw:layer="layout" svg:width="2.6cm" svg:height="0.7cm" svg:x="16.223cm" svg:y="15.022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16.189cm" svg:y="13.822cm">
          <draw:text-box>
            <text:p><text:span text:style-name="T12">0x2000ffff</text:span></text:p>
          </draw:text-box>
        </draw:frame>
        <draw:frame draw:style-name="gr6" draw:text-style-name="P15" draw:layer="layout" svg:width="2.6cm" svg:height="0.7cm" svg:x="16.267cm" svg:y="9.8cm">
          <draw:text-box>
            <text:p><text:span text:style-name="T12">0x20200000</text:span></text:p>
          </draw:text-box>
        </draw:frame>
        <draw:frame draw:style-name="gr6" draw:text-style-name="P15" draw:layer="layout" svg:width="2.6cm" svg:height="0.7cm" svg:x="16.267cm" svg:y="7.6cm">
          <draw:text-box>
            <text:p><text:span text:style-name="T12">0x2021ffff</text:span></text:p>
          </draw:text-box>
        </draw:frame>
        <draw:rect draw:style-name="gr85" draw:text-style-name="P1" draw:layer="layout" svg:width="1.6cm" svg:height="4.6cm" svg:x="18.489cm" svg:y="5.5cm">
          <text:p/>
        </draw:rect>
        <draw:frame draw:style-name="gr6" draw:text-style-name="P15" draw:layer="layout" svg:width="2.6cm" svg:height="0.7cm" svg:x="16.367cm" svg:y="5.4cm">
          <draw:text-box>
            <text:p><text:span text:style-name="T12">0x2023ffff</text:span></text:p>
          </draw:text-box>
        </draw:frame>
        <draw:frame draw:style-name="gr6" draw:text-style-name="P15" draw:layer="layout" svg:width="2.6cm" svg:height="0.7cm" svg:x="16.289cm" svg:y="10.522cm">
          <draw:text-box>
            <text:p><text:span text:style-name="T12">0x2003ffff</text:span></text:p>
          </draw:text-box>
        </draw:frame>
        <draw:frame draw:style-name="gr6" draw:text-style-name="P15" draw:layer="layout" svg:width="2.6cm" svg:height="0.7cm" svg:x="16.189cm" svg:y="15.722cm">
          <draw:text-box>
            <text:p><text:span text:style-name="T12">0x0003ffff</text:span></text:p>
          </draw:text-box>
        </draw:frame>
        <draw:rect draw:style-name="gr85" draw:text-style-name="P1" draw:layer="layout" svg:width="1cm" svg:height="1.5cm" svg:x="21.367cm" svg:y="1.9cm">
          <text:p/>
        </draw:rect>
        <draw:rect draw:style-name="gr85" draw:text-style-name="P1" draw:layer="layout" svg:width="1cm" svg:height="1.5cm" svg:x="22.367cm" svg:y="1.9cm">
          <text:p/>
        </draw:rect>
        <draw:rect draw:style-name="gr85" draw:text-style-name="P1" draw:layer="layout" svg:width="1cm" svg:height="1.5cm" svg:x="23.367cm" svg:y="1.9cm">
          <text:p/>
        </draw:rect>
        <draw:rect draw:style-name="gr85" draw:text-style-name="P1" draw:layer="layout" svg:width="1cm" svg:height="1.5cm" svg:x="24.367cm" svg:y="1.9cm">
          <text:p/>
        </draw:rect>
        <draw:rect draw:style-name="gr85" draw:text-style-name="P1" draw:layer="layout" svg:width="1cm" svg:height="1.5cm" svg:x="25.367cm" svg:y="1.9cm">
          <text:p/>
        </draw:rect>
        <draw:rect draw:style-name="gr85" draw:text-style-name="P1" draw:layer="layout" svg:width="1cm" svg:height="1.5cm" svg:x="26.367cm" svg:y="1.9cm">
          <text:p/>
        </draw:rect>
        <draw:rect draw:style-name="gr85" draw:text-style-name="P1" draw:layer="layout" svg:width="1cm" svg:height="1.5cm" svg:x="27.367cm" svg:y="1.9cm">
          <text:p/>
        </draw:rect>
        <draw:rect draw:style-name="gr85" draw:text-style-name="P1" draw:layer="layout" svg:width="1cm" svg:height="1.5cm" svg:x="28.367cm" svg:y="1.9cm">
          <text:p/>
        </draw:rect>
        <draw:frame draw:style-name="gr86" draw:layer="layout" svg:width="3.461cm" svg:height="0.963cm" svg:x="23.706cm" svg:y="0.9cm">
          <draw:text-box>
            <text:p>32k Banks</text:p>
          </draw:text-box>
        </draw:frame>
        <draw:frame draw:style-name="gr87" draw:text-style-name="P16" draw:layer="layout" svg:width="8.122cm" svg:height="1.161cm" svg:x="21.267cm" svg:y="2.139cm">
          <draw:text-box>
            <text:p><text:span text:style-name="T16">0 1 2 3 4 5 6 7</text:span></text:p>
          </draw:text-box>
        </draw:frame>
        <draw:rect draw:style-name="gr85" draw:text-style-name="P1" draw:layer="layout" svg:width="1cm" svg:height="1.5cm" svg:x="21.367cm" svg:y="3.4cm">
          <text:p/>
        </draw:rect>
        <draw:rect draw:style-name="gr85" draw:text-style-name="P1" draw:layer="layout" svg:width="1cm" svg:height="1.5cm" svg:x="22.367cm" svg:y="3.4cm">
          <text:p/>
        </draw:rect>
        <draw:rect draw:style-name="gr85" draw:text-style-name="P1" draw:layer="layout" svg:width="1cm" svg:height="1.5cm" svg:x="23.367cm" svg:y="3.4cm">
          <text:p/>
        </draw:rect>
        <draw:rect draw:style-name="gr85" draw:text-style-name="P1" draw:layer="layout" svg:width="1cm" svg:height="1.5cm" svg:x="24.367cm" svg:y="3.4cm">
          <text:p/>
        </draw:rect>
        <draw:rect draw:style-name="gr85" draw:text-style-name="P1" draw:layer="layout" svg:width="1cm" svg:height="1.5cm" svg:x="25.367cm" svg:y="3.4cm">
          <text:p/>
        </draw:rect>
        <draw:rect draw:style-name="gr85" draw:text-style-name="P1" draw:layer="layout" svg:width="1cm" svg:height="1.5cm" svg:x="26.367cm" svg:y="3.4cm">
          <text:p/>
        </draw:rect>
        <draw:rect draw:style-name="gr85" draw:text-style-name="P1" draw:layer="layout" svg:width="1cm" svg:height="1.5cm" svg:x="27.367cm" svg:y="3.4cm">
          <text:p/>
        </draw:rect>
        <draw:rect draw:style-name="gr85" draw:text-style-name="P1" draw:layer="layout" svg:width="1cm" svg:height="1.5cm" svg:x="28.367cm" svg:y="3.4cm">
          <text:p/>
        </draw:rect>
        <draw:frame draw:style-name="gr87" draw:text-style-name="P16" draw:layer="layout" svg:width="8.122cm" svg:height="1.161cm" svg:x="21.267cm" svg:y="3.639cm">
          <draw:text-box>
            <text:p><text:span text:style-name="T16">O O D D I I O O</text:span></text:p>
          </draw:text-box>
        </draw:frame>
        <draw:rect draw:style-name="gr88" draw:text-style-name="P17" draw:layer="layout" svg:width="1.6cm" svg:height="0.6cm" svg:x="18.489cm" svg:y="9.5cm">
          <text:p text:style-name="P1"><text:span text:style-name="T11">0</text:span></text:p>
        </draw:rect>
        <draw:rect draw:style-name="gr89" draw:text-style-name="P17" draw:layer="layout" svg:width="1.6cm" svg:height="0.6cm" svg:x="18.489cm" svg:y="8.9cm">
          <text:p text:style-name="P1"><text:span text:style-name="T11">1</text:span></text:p>
        </draw:rect>
        <draw:rect draw:style-name="gr89" draw:text-style-name="P17" draw:layer="layout" svg:width="1.6cm" svg:height="0.6cm" svg:x="18.489cm" svg:y="8.3cm">
          <text:p text:style-name="P1"><text:span text:style-name="T11">6</text:span></text:p>
        </draw:rect>
        <draw:rect draw:style-name="gr90" draw:text-style-name="P17" draw:layer="layout" svg:width="1.6cm" svg:height="0.6cm" svg:x="18.489cm" svg:y="7.7cm">
          <text:p text:style-name="P1"><text:span text:style-name="T11">7</text:span></text:p>
        </draw:rect>
        <draw:rect draw:style-name="gr85" draw:text-style-name="P1" draw:layer="layout" svg:width="1.6cm" svg:height="4.6cm" svg:x="18.489cm" svg:y="10.7cm">
          <text:p/>
        </draw:rect>
        <draw:rect draw:style-name="gr89" draw:text-style-name="P17" draw:layer="layout" svg:width="1.6cm" svg:height="0.6cm" svg:x="18.489cm" svg:y="14.7cm">
          <text:p text:style-name="P1"><text:span text:style-name="T11">2</text:span></text:p>
        </draw:rect>
        <draw:rect draw:style-name="gr89" draw:text-style-name="P17" draw:layer="layout" svg:width="1.6cm" svg:height="0.6cm" svg:x="18.489cm" svg:y="14.1cm">
          <text:p text:style-name="P1"><text:span text:style-name="T11">3</text:span></text:p>
        </draw:rect>
        <draw:rect draw:style-name="gr85" draw:text-style-name="P1" draw:layer="layout" svg:width="1.6cm" svg:height="4.6cm" svg:x="18.489cm" svg:y="15.8cm">
          <text:p/>
        </draw:rect>
        <draw:rect draw:style-name="gr89" draw:text-style-name="P17" draw:layer="layout" svg:width="1.6cm" svg:height="0.6cm" svg:x="18.489cm" svg:y="19.8cm">
          <text:p text:style-name="P1"><text:span text:style-name="T11">4</text:span></text:p>
        </draw:rect>
        <draw:rect draw:style-name="gr89" draw:text-style-name="P17" draw:layer="layout" svg:width="1.6cm" svg:height="0.6cm" svg:x="18.489cm" svg:y="19.2cm">
          <text:p text:style-name="P1"><text:span text:style-name="T11">5</text:span></text:p>
        </draw:rect>
        <draw:frame draw:style-name="gr20" draw:text-style-name="P2" draw:layer="layout" svg:width="1.3cm" svg:height="1.029cm" svg:x="16.689cm" svg:y="19.3cm">
          <draw:text-box>
            <text:p><text:span text:style-name="T15">ITC</text:span><text:span text:style-name="T15"><text:line-break/></text:span><text:span text:style-name="T15">64k</text:span></text:p>
          </draw:text-box>
        </draw:frame>
        <draw:frame draw:style-name="gr20" draw:text-style-name="P2" draw:layer="layout" svg:width="1.3cm" svg:height="1.029cm" svg:x="16.589cm" svg:y="14.1cm">
          <draw:text-box>
            <text:p><text:span text:style-name="T15">DTC</text:span><text:span text:style-name="T15"><text:line-break/></text:span><text:span text:style-name="T15">64k</text:span></text:p>
          </draw:text-box>
        </draw:frame>
        <draw:frame draw:style-name="gr20" draw:text-style-name="P2" draw:layer="layout" svg:width="1.3cm" svg:height="1.029cm" svg:x="16.689cm" svg:y="8.471cm">
          <draw:text-box>
            <text:p><text:span text:style-name="T15">OCR</text:span><text:span text:style-name="T15"><text:line-break/></text:span><text:span text:style-name="T15">128k</text:span></text:p>
          </draw:text-box>
        </draw:frame>
        <draw:line draw:style-name="gr9" draw:text-style-name="P1" draw:layer="layout" svg:x1="21.889cm" svg:y1="4.9cm" svg:x2="20.089cm" svg:y2="9.8cm">
          <text:p/>
        </draw:line>
        <draw:line draw:style-name="gr9" draw:text-style-name="P1" draw:layer="layout" svg:x1="22.889cm" svg:y1="4.9cm" svg:x2="20.089cm" svg:y2="9.3cm">
          <text:p/>
        </draw:line>
        <draw:line draw:style-name="gr9" draw:text-style-name="P1" draw:layer="layout" svg:x1="23.989cm" svg:y1="4.9cm" svg:x2="20.089cm" svg:y2="15.2cm">
          <text:p/>
        </draw:line>
        <draw:line draw:style-name="gr9" draw:text-style-name="P1" draw:layer="layout" svg:x1="24.989cm" svg:y1="4.9cm" svg:x2="20.089cm" svg:y2="14.4cm">
          <text:p/>
        </draw:line>
        <draw:line draw:style-name="gr9" draw:text-style-name="P1" draw:layer="layout" svg:x1="25.789cm" svg:y1="4.9cm" svg:x2="20.089cm" svg:y2="20.2cm">
          <text:p/>
        </draw:line>
        <draw:line draw:style-name="gr9" draw:text-style-name="P1" draw:layer="layout" svg:x1="26.889cm" svg:y1="4.9cm" svg:x2="20.089cm" svg:y2="19.5cm">
          <text:p/>
        </draw:line>
        <draw:line draw:style-name="gr9" draw:text-style-name="P1" draw:layer="layout" svg:x1="27.889cm" svg:y1="4.9cm" svg:x2="20.189cm" svg:y2="8.6cm">
          <text:p/>
        </draw:line>
        <draw:line draw:style-name="gr9" draw:text-style-name="P1" draw:layer="layout" svg:x1="28.889cm" svg:y1="4.9cm" svg:x2="20.089cm" svg:y2="7.9cm">
          <text:p/>
        </draw:line>
        <draw:rect draw:style-name="gr1" draw:text-style-name="P1" draw:layer="layout" svg:width="14.3cm" svg:height="20.102cm" svg:x="30.2cm" svg:y="0.998cm">
          <text:p/>
        </draw:rect>
        <draw:frame draw:style-name="gr6" draw:text-style-name="P15" draw:layer="layout" svg:width="2.6cm" svg:height="0.7cm" svg:x="30.789cm" svg:y="20.022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30.9cm" svg:y="17.2cm">
          <draw:text-box>
            <text:p><text:span text:style-name="T12">0x00027fff</text:span></text:p>
          </draw:text-box>
        </draw:frame>
        <draw:frame draw:style-name="gr6" draw:text-style-name="P15" draw:layer="layout" svg:width="2.6cm" svg:height="0.7cm" svg:x="30.923cm" svg:y="15.022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30.877cm" svg:y="13.218cm">
          <draw:text-box>
            <text:p><text:span text:style-name="T12">0x20017fff</text:span></text:p>
          </draw:text-box>
        </draw:frame>
        <draw:frame draw:style-name="gr6" draw:text-style-name="P15" draw:layer="layout" svg:width="2.6cm" svg:height="0.7cm" svg:x="30.967cm" svg:y="9.8cm">
          <draw:text-box>
            <text:p><text:span text:style-name="T12">0x20200000</text:span></text:p>
          </draw:text-box>
        </draw:frame>
        <draw:rect draw:style-name="gr85" draw:text-style-name="P1" draw:layer="layout" svg:width="1.6cm" svg:height="4.6cm" svg:x="33.189cm" svg:y="5.5cm">
          <text:p/>
        </draw:rect>
        <draw:frame draw:style-name="gr6" draw:text-style-name="P15" draw:layer="layout" svg:width="2.6cm" svg:height="0.7cm" svg:x="31.067cm" svg:y="5.4cm">
          <draw:text-box>
            <text:p><text:span text:style-name="T12">0x2023ffff</text:span></text:p>
          </draw:text-box>
        </draw:frame>
        <draw:frame draw:style-name="gr6" draw:text-style-name="P15" draw:layer="layout" svg:width="2.6cm" svg:height="0.7cm" svg:x="30.989cm" svg:y="10.522cm">
          <draw:text-box>
            <text:p><text:span text:style-name="T12">0x2003ffff</text:span></text:p>
          </draw:text-box>
        </draw:frame>
        <draw:frame draw:style-name="gr6" draw:text-style-name="P15" draw:layer="layout" svg:width="2.6cm" svg:height="0.7cm" svg:x="30.889cm" svg:y="15.722cm">
          <draw:text-box>
            <text:p><text:span text:style-name="T12">0x0003ffff</text:span></text:p>
          </draw:text-box>
        </draw:frame>
        <draw:rect draw:style-name="gr85" draw:text-style-name="P1" draw:layer="layout" svg:width="1cm" svg:height="1.5cm" svg:x="36.067cm" svg:y="1.9cm">
          <text:p/>
        </draw:rect>
        <draw:rect draw:style-name="gr85" draw:text-style-name="P1" draw:layer="layout" svg:width="1cm" svg:height="1.5cm" svg:x="37.067cm" svg:y="1.9cm">
          <text:p/>
        </draw:rect>
        <draw:rect draw:style-name="gr85" draw:text-style-name="P1" draw:layer="layout" svg:width="1cm" svg:height="1.5cm" svg:x="38.067cm" svg:y="1.9cm">
          <text:p/>
        </draw:rect>
        <draw:rect draw:style-name="gr85" draw:text-style-name="P1" draw:layer="layout" svg:width="1cm" svg:height="1.5cm" svg:x="39.067cm" svg:y="1.9cm">
          <text:p/>
        </draw:rect>
        <draw:rect draw:style-name="gr85" draw:text-style-name="P1" draw:layer="layout" svg:width="1cm" svg:height="1.5cm" svg:x="40.067cm" svg:y="1.9cm">
          <text:p/>
        </draw:rect>
        <draw:rect draw:style-name="gr85" draw:text-style-name="P1" draw:layer="layout" svg:width="1cm" svg:height="1.5cm" svg:x="41.067cm" svg:y="1.9cm">
          <text:p/>
        </draw:rect>
        <draw:rect draw:style-name="gr85" draw:text-style-name="P1" draw:layer="layout" svg:width="1cm" svg:height="1.5cm" svg:x="42.067cm" svg:y="1.9cm">
          <text:p/>
        </draw:rect>
        <draw:rect draw:style-name="gr85" draw:text-style-name="P1" draw:layer="layout" svg:width="1cm" svg:height="1.5cm" svg:x="43.067cm" svg:y="1.9cm">
          <text:p/>
        </draw:rect>
        <draw:frame draw:style-name="gr86" draw:layer="layout" svg:width="3.461cm" svg:height="0.963cm" svg:x="38.406cm" svg:y="0.9cm">
          <draw:text-box>
            <text:p>32k Banks</text:p>
          </draw:text-box>
        </draw:frame>
        <draw:frame draw:style-name="gr87" draw:text-style-name="P16" draw:layer="layout" svg:width="8.122cm" svg:height="1.161cm" svg:x="35.967cm" svg:y="2.139cm">
          <draw:text-box>
            <text:p><text:span text:style-name="T16">0 1 2 3 4 5 6 7</text:span></text:p>
          </draw:text-box>
        </draw:frame>
        <draw:rect draw:style-name="gr85" draw:text-style-name="P1" draw:layer="layout" svg:width="1cm" svg:height="1.5cm" svg:x="36.067cm" svg:y="3.4cm">
          <text:p/>
        </draw:rect>
        <draw:rect draw:style-name="gr85" draw:text-style-name="P1" draw:layer="layout" svg:width="1cm" svg:height="1.5cm" svg:x="37.067cm" svg:y="3.4cm">
          <text:p/>
        </draw:rect>
        <draw:rect draw:style-name="gr85" draw:text-style-name="P1" draw:layer="layout" svg:width="1cm" svg:height="1.5cm" svg:x="38.067cm" svg:y="3.4cm">
          <text:p/>
        </draw:rect>
        <draw:rect draw:style-name="gr85" draw:text-style-name="P1" draw:layer="layout" svg:width="1cm" svg:height="1.5cm" svg:x="39.067cm" svg:y="3.4cm">
          <text:p/>
        </draw:rect>
        <draw:rect draw:style-name="gr85" draw:text-style-name="P1" draw:layer="layout" svg:width="1cm" svg:height="1.5cm" svg:x="40.067cm" svg:y="3.4cm">
          <text:p/>
        </draw:rect>
        <draw:rect draw:style-name="gr85" draw:text-style-name="P1" draw:layer="layout" svg:width="1cm" svg:height="1.5cm" svg:x="41.067cm" svg:y="3.4cm">
          <text:p/>
        </draw:rect>
        <draw:rect draw:style-name="gr85" draw:text-style-name="P1" draw:layer="layout" svg:width="1cm" svg:height="1.5cm" svg:x="42.067cm" svg:y="3.4cm">
          <text:p/>
        </draw:rect>
        <draw:rect draw:style-name="gr85" draw:text-style-name="P1" draw:layer="layout" svg:width="1cm" svg:height="1.5cm" svg:x="43.067cm" svg:y="3.4cm">
          <text:p/>
        </draw:rect>
        <draw:frame draw:style-name="gr87" draw:text-style-name="P16" draw:layer="layout" svg:width="8.122cm" svg:height="1.161cm" svg:x="35.967cm" svg:y="3.639cm">
          <draw:text-box>
            <text:p><text:span text:style-name="T16">I I I I I D D D</text:span></text:p>
          </draw:text-box>
        </draw:frame>
        <draw:rect draw:style-name="gr85" draw:text-style-name="P1" draw:layer="layout" svg:width="1.6cm" svg:height="4.6cm" svg:x="33.189cm" svg:y="10.7cm">
          <text:p/>
        </draw:rect>
        <draw:rect draw:style-name="gr89" draw:text-style-name="P17" draw:layer="layout" svg:width="1.6cm" svg:height="0.6cm" svg:x="33.189cm" svg:y="14.7cm">
          <text:p text:style-name="P1"><text:span text:style-name="T11">5</text:span></text:p>
        </draw:rect>
        <draw:rect draw:style-name="gr89" draw:text-style-name="P17" draw:layer="layout" svg:width="1.6cm" svg:height="0.6cm" svg:x="33.189cm" svg:y="14.1cm">
          <text:p text:style-name="P1"><text:span text:style-name="T11">6</text:span></text:p>
        </draw:rect>
        <draw:rect draw:style-name="gr85" draw:text-style-name="P1" draw:layer="layout" svg:width="1.6cm" svg:height="4.6cm" svg:x="33.189cm" svg:y="15.8cm">
          <text:p/>
        </draw:rect>
        <draw:rect draw:style-name="gr91" draw:text-style-name="P17" draw:layer="layout" svg:width="1.6cm" svg:height="0.6cm" svg:x="33.189cm" svg:y="19.8cm">
          <text:p text:style-name="P1"><text:span text:style-name="T11">0</text:span></text:p>
        </draw:rect>
        <draw:rect draw:style-name="gr89" draw:text-style-name="P17" draw:layer="layout" svg:width="1.6cm" svg:height="0.6cm" svg:x="33.189cm" svg:y="19.2cm">
          <text:p text:style-name="P1"><text:span text:style-name="T11">1</text:span></text:p>
        </draw:rect>
        <draw:frame draw:style-name="gr20" draw:text-style-name="P2" draw:layer="layout" svg:width="1.3cm" svg:height="1.029cm" svg:x="31.4cm" svg:y="18.371cm">
          <draw:text-box>
            <text:p><text:span text:style-name="T15">ITC</text:span></text:p>
            <text:p><text:span text:style-name="T15">160k</text:span></text:p>
          </draw:text-box>
        </draw:frame>
        <draw:frame draw:style-name="gr20" draw:text-style-name="P2" draw:layer="layout" svg:width="1.3cm" svg:height="1.029cm" svg:x="31.3cm" svg:y="13.9cm">
          <draw:text-box>
            <text:p><text:span text:style-name="T15">DTC</text:span><text:span text:style-name="T15"><text:line-break/></text:span><text:span text:style-name="T15">96k</text:span></text:p>
          </draw:text-box>
        </draw:frame>
        <draw:frame draw:style-name="gr20" draw:text-style-name="P2" draw:layer="layout" svg:width="1.3cm" svg:height="1.029cm" svg:x="31.389cm" svg:y="8.471cm">
          <draw:text-box>
            <text:p><text:span text:style-name="T15">OCR</text:span><text:span text:style-name="T15"><text:line-break/></text:span><text:span text:style-name="T15">0k</text:span></text:p>
          </draw:text-box>
        </draw:frame>
        <draw:line draw:style-name="gr9" draw:text-style-name="P1" draw:layer="layout" svg:x1="36.589cm" svg:y1="4.9cm" svg:x2="34.8cm" svg:y2="20.2cm">
          <text:p/>
        </draw:line>
        <draw:line draw:style-name="gr9" draw:text-style-name="P1" draw:layer="layout" svg:x1="37.589cm" svg:y1="4.9cm" svg:x2="34.8cm" svg:y2="19.6cm">
          <text:p/>
        </draw:line>
        <draw:line draw:style-name="gr9" draw:text-style-name="P1" draw:layer="layout" svg:x1="38.6cm" svg:y1="4.9cm" svg:x2="34.8cm" svg:y2="18.9cm">
          <text:p/>
        </draw:line>
        <draw:line draw:style-name="gr9" draw:text-style-name="P1" draw:layer="layout" svg:x1="39.6cm" svg:y1="4.9cm" svg:x2="34.8cm" svg:y2="18.3cm">
          <text:p/>
        </draw:line>
        <draw:line draw:style-name="gr9" draw:text-style-name="P1" draw:layer="layout" svg:x1="40.489cm" svg:y1="4.9cm" svg:x2="34.9cm" svg:y2="17.7cm">
          <text:p/>
        </draw:line>
        <draw:line draw:style-name="gr9" draw:text-style-name="P1" draw:layer="layout" svg:x1="41.589cm" svg:y1="4.9cm" svg:x2="34.8cm" svg:y2="15cm">
          <text:p/>
        </draw:line>
        <draw:line draw:style-name="gr9" draw:text-style-name="P1" draw:layer="layout" svg:x1="42.589cm" svg:y1="4.9cm" svg:x2="34.8cm" svg:y2="14.5cm">
          <text:p/>
        </draw:line>
        <draw:line draw:style-name="gr9" draw:text-style-name="P1" draw:layer="layout" svg:x1="43.589cm" svg:y1="4.9cm" svg:x2="34.8cm" svg:y2="13.9cm">
          <text:p/>
        </draw:line>
        <draw:rect draw:style-name="gr89" draw:text-style-name="P17" draw:layer="layout" svg:width="1.6cm" svg:height="0.6cm" svg:x="33.2cm" svg:y="18.6cm">
          <text:p text:style-name="P1"><text:span text:style-name="T11">2</text:span></text:p>
        </draw:rect>
        <draw:rect draw:style-name="gr89" draw:text-style-name="P17" draw:layer="layout" svg:width="1.6cm" svg:height="0.6cm" svg:x="33.2cm" svg:y="18cm">
          <text:p text:style-name="P1"><text:span text:style-name="T11">3</text:span></text:p>
        </draw:rect>
        <draw:rect draw:style-name="gr89" draw:text-style-name="P17" draw:layer="layout" svg:width="1.6cm" svg:height="0.6cm" svg:x="33.2cm" svg:y="17.4cm">
          <text:p text:style-name="P1"><text:span text:style-name="T11">4</text:span></text:p>
        </draw:rect>
        <draw:rect draw:style-name="gr90" draw:text-style-name="P17" draw:layer="layout" svg:width="1.6cm" svg:height="0.6cm" svg:x="33.2cm" svg:y="13.5cm">
          <text:p text:style-name="P1"><text:span text:style-name="T11">7</text:span></text:p>
        </draw:rect>
        <draw:rect draw:style-name="gr1" draw:text-style-name="P1" draw:layer="layout" svg:width="14.3cm" svg:height="20.102cm" svg:x="1cm" svg:y="20.898cm">
          <text:p/>
        </draw:rect>
        <draw:frame draw:style-name="gr6" draw:text-style-name="P15" draw:layer="layout" svg:width="2.6cm" svg:height="0.7cm" svg:x="1.589cm" svg:y="39.922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1.589cm" svg:y="38.922cm">
          <draw:text-box>
            <text:p><text:span text:style-name="T12">0x0000ffff</text:span></text:p>
          </draw:text-box>
        </draw:frame>
        <draw:frame draw:style-name="gr6" draw:text-style-name="P15" draw:layer="layout" svg:width="2.6cm" svg:height="0.7cm" svg:x="1.723cm" svg:y="34.922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1.689cm" svg:y="33.722cm">
          <draw:text-box>
            <text:p><text:span text:style-name="T12">0x2000ffff</text:span></text:p>
          </draw:text-box>
        </draw:frame>
        <draw:frame draw:style-name="gr6" draw:text-style-name="P15" draw:layer="layout" svg:width="2.6cm" svg:height="0.7cm" svg:x="1.767cm" svg:y="29.7cm">
          <draw:text-box>
            <text:p><text:span text:style-name="T12">0x20200000</text:span></text:p>
          </draw:text-box>
        </draw:frame>
        <draw:frame draw:style-name="gr6" draw:text-style-name="P15" draw:layer="layout" svg:width="2.6cm" svg:height="0.7cm" svg:x="1.767cm" svg:y="27.5cm">
          <draw:text-box>
            <text:p><text:span text:style-name="T12">0x2021ffff</text:span></text:p>
          </draw:text-box>
        </draw:frame>
        <draw:rect draw:style-name="gr85" draw:text-style-name="P1" draw:layer="layout" svg:width="1.6cm" svg:height="4.6cm" svg:x="3.989cm" svg:y="25.4cm">
          <text:p/>
        </draw:rect>
        <draw:frame draw:style-name="gr6" draw:text-style-name="P15" draw:layer="layout" svg:width="2.6cm" svg:height="0.7cm" svg:x="1.867cm" svg:y="25.3cm">
          <draw:text-box>
            <text:p><text:span text:style-name="T12">0x2023ffff</text:span></text:p>
          </draw:text-box>
        </draw:frame>
        <draw:frame draw:style-name="gr6" draw:text-style-name="P15" draw:layer="layout" svg:width="2.6cm" svg:height="0.7cm" svg:x="1.789cm" svg:y="30.422cm">
          <draw:text-box>
            <text:p><text:span text:style-name="T12">0x2003ffff</text:span></text:p>
          </draw:text-box>
        </draw:frame>
        <draw:frame draw:style-name="gr6" draw:text-style-name="P15" draw:layer="layout" svg:width="2.6cm" svg:height="0.7cm" svg:x="1.689cm" svg:y="35.622cm">
          <draw:text-box>
            <text:p><text:span text:style-name="T12">0x0003ffff</text:span></text:p>
          </draw:text-box>
        </draw:frame>
        <draw:rect draw:style-name="gr85" draw:text-style-name="P1" draw:layer="layout" svg:width="1cm" svg:height="1.5cm" svg:x="6.867cm" svg:y="21.8cm">
          <text:p/>
        </draw:rect>
        <draw:rect draw:style-name="gr85" draw:text-style-name="P1" draw:layer="layout" svg:width="1cm" svg:height="1.5cm" svg:x="7.867cm" svg:y="21.8cm">
          <text:p/>
        </draw:rect>
        <draw:rect draw:style-name="gr85" draw:text-style-name="P1" draw:layer="layout" svg:width="1cm" svg:height="1.5cm" svg:x="8.867cm" svg:y="21.8cm">
          <text:p/>
        </draw:rect>
        <draw:rect draw:style-name="gr85" draw:text-style-name="P1" draw:layer="layout" svg:width="1cm" svg:height="1.5cm" svg:x="9.867cm" svg:y="21.8cm">
          <text:p/>
        </draw:rect>
        <draw:frame draw:style-name="gr86" draw:layer="layout" svg:width="3.461cm" svg:height="0.963cm" svg:x="7.028cm" svg:y="21cm">
          <draw:text-box>
            <text:p>32k Banks</text:p>
          </draw:text-box>
        </draw:frame>
        <draw:frame draw:style-name="gr87" draw:text-style-name="P16" draw:layer="layout" svg:width="8.122cm" svg:height="1.161cm" svg:x="6.767cm" svg:y="22.039cm">
          <draw:text-box>
            <text:p><text:span text:style-name="T16">0 1 2 3</text:span></text:p>
          </draw:text-box>
        </draw:frame>
        <draw:rect draw:style-name="gr85" draw:text-style-name="P1" draw:layer="layout" svg:width="1cm" svg:height="1.5cm" svg:x="6.867cm" svg:y="23.3cm">
          <text:p/>
        </draw:rect>
        <draw:rect draw:style-name="gr85" draw:text-style-name="P1" draw:layer="layout" svg:width="1cm" svg:height="1.5cm" svg:x="7.867cm" svg:y="23.3cm">
          <text:p/>
        </draw:rect>
        <draw:rect draw:style-name="gr85" draw:text-style-name="P1" draw:layer="layout" svg:width="1cm" svg:height="1.5cm" svg:x="8.867cm" svg:y="23.3cm">
          <text:p/>
        </draw:rect>
        <draw:rect draw:style-name="gr85" draw:text-style-name="P1" draw:layer="layout" svg:width="1cm" svg:height="1.5cm" svg:x="9.867cm" svg:y="23.3cm">
          <text:p/>
        </draw:rect>
        <draw:frame draw:style-name="gr87" draw:text-style-name="P16" draw:layer="layout" svg:width="8.122cm" svg:height="1.161cm" svg:x="6.767cm" svg:y="23.539cm">
          <draw:text-box>
            <text:p><text:span text:style-name="T16">O O D I</text:span></text:p>
          </draw:text-box>
        </draw:frame>
        <draw:rect draw:style-name="gr88" draw:text-style-name="P17" draw:layer="layout" svg:width="1.6cm" svg:height="0.6cm" svg:x="3.989cm" svg:y="29.4cm">
          <text:p text:style-name="P1"><text:span text:style-name="T11">0</text:span></text:p>
        </draw:rect>
        <draw:rect draw:style-name="gr89" draw:text-style-name="P17" draw:layer="layout" svg:width="1.6cm" svg:height="0.6cm" svg:x="3.989cm" svg:y="28.8cm">
          <text:p text:style-name="P1"><text:span text:style-name="T11">1</text:span></text:p>
        </draw:rect>
        <draw:rect draw:style-name="gr85" draw:text-style-name="P1" draw:layer="layout" svg:width="1.6cm" svg:height="4.6cm" svg:x="3.989cm" svg:y="30.6cm">
          <text:p/>
        </draw:rect>
        <draw:rect draw:style-name="gr89" draw:text-style-name="P17" draw:layer="layout" svg:width="1.6cm" svg:height="0.6cm" svg:x="3.989cm" svg:y="34.6cm">
          <text:p text:style-name="P1"><text:span text:style-name="T11">2</text:span></text:p>
        </draw:rect>
        <draw:rect draw:style-name="gr85" draw:text-style-name="P1" draw:layer="layout" svg:width="1.6cm" svg:height="4.6cm" svg:x="3.989cm" svg:y="35.7cm">
          <text:p/>
        </draw:rect>
        <draw:rect draw:style-name="gr92" draw:text-style-name="P17" draw:layer="layout" svg:width="1.6cm" svg:height="0.6cm" svg:x="3.989cm" svg:y="39.7cm">
          <text:p text:style-name="P1"><text:span text:style-name="T11">3</text:span></text:p>
        </draw:rect>
        <draw:frame draw:style-name="gr20" draw:text-style-name="P2" draw:layer="layout" svg:width="1.3cm" svg:height="1.029cm" svg:x="2.189cm" svg:y="39.2cm">
          <draw:text-box>
            <text:p><text:span text:style-name="T15">ITC</text:span><text:span text:style-name="T15"><text:line-break/></text:span><text:span text:style-name="T15">32k</text:span></text:p>
          </draw:text-box>
        </draw:frame>
        <draw:frame draw:style-name="gr20" draw:text-style-name="P2" draw:layer="layout" svg:width="1.3cm" svg:height="1.029cm" svg:x="2.089cm" svg:y="34cm">
          <draw:text-box>
            <text:p><text:span text:style-name="T15">DTC</text:span><text:span text:style-name="T15"><text:line-break/></text:span><text:span text:style-name="T15">32k</text:span></text:p>
          </draw:text-box>
        </draw:frame>
        <draw:frame draw:style-name="gr20" draw:text-style-name="P2" draw:layer="layout" svg:width="1.3cm" svg:height="1.029cm" svg:x="2.189cm" svg:y="28.371cm">
          <draw:text-box>
            <text:p><text:span text:style-name="T15">OCR</text:span><text:span text:style-name="T15"><text:line-break/></text:span><text:span text:style-name="T15">64k</text:span></text:p>
          </draw:text-box>
        </draw:frame>
        <draw:line draw:style-name="gr9" draw:text-style-name="P1" draw:layer="layout" svg:x1="7.389cm" svg:y1="24.8cm" svg:x2="5.589cm" svg:y2="29.7cm">
          <text:p/>
        </draw:line>
        <draw:line draw:style-name="gr9" draw:text-style-name="P1" draw:layer="layout" svg:x1="8.389cm" svg:y1="24.8cm" svg:x2="5.589cm" svg:y2="29.2cm">
          <text:p/>
        </draw:line>
        <draw:line draw:style-name="gr9" draw:text-style-name="P1" draw:layer="layout" svg:x1="9.489cm" svg:y1="24.8cm" svg:x2="5.589cm" svg:y2="35.1cm">
          <text:p/>
        </draw:line>
        <draw:line draw:style-name="gr9" draw:text-style-name="P1" draw:layer="layout" svg:x1="10.489cm" svg:y1="24.8cm" svg:x2="5.689cm" svg:y2="40.3cm">
          <text:p/>
        </draw:line>
        <draw:rect draw:style-name="gr1" draw:text-style-name="P1" draw:layer="layout" svg:width="14.3cm" svg:height="20.102cm" svg:x="15.5cm" svg:y="21.398cm">
          <text:p/>
        </draw:rect>
        <draw:frame draw:style-name="gr6" draw:text-style-name="P15" draw:layer="layout" svg:width="2.6cm" svg:height="0.7cm" svg:x="16.089cm" svg:y="40.422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16.2cm" svg:y="37.6cm">
          <draw:text-box>
            <text:p><text:span text:style-name="T12">0x00027fff</text:span></text:p>
          </draw:text-box>
        </draw:frame>
        <draw:frame draw:style-name="gr6" draw:text-style-name="P15" draw:layer="layout" svg:width="2.6cm" svg:height="0.7cm" svg:x="16.223cm" svg:y="35.422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16.177cm" svg:y="33.618cm">
          <draw:text-box>
            <text:p><text:span text:style-name="T12">0x20017fff</text:span></text:p>
          </draw:text-box>
        </draw:frame>
        <draw:frame draw:style-name="gr6" draw:text-style-name="P15" draw:layer="layout" svg:width="2.6cm" svg:height="0.7cm" svg:x="16.267cm" svg:y="30.2cm">
          <draw:text-box>
            <text:p><text:span text:style-name="T12">0x20200000</text:span></text:p>
          </draw:text-box>
        </draw:frame>
        <draw:rect draw:style-name="gr85" draw:text-style-name="P1" draw:layer="layout" svg:width="1.6cm" svg:height="4.6cm" svg:x="18.489cm" svg:y="25.9cm">
          <text:p/>
        </draw:rect>
        <draw:frame draw:style-name="gr6" draw:text-style-name="P15" draw:layer="layout" svg:width="2.6cm" svg:height="0.7cm" svg:x="16.367cm" svg:y="25.8cm">
          <draw:text-box>
            <text:p><text:span text:style-name="T12">0x2023ffff</text:span></text:p>
          </draw:text-box>
        </draw:frame>
        <draw:frame draw:style-name="gr6" draw:text-style-name="P15" draw:layer="layout" svg:width="2.6cm" svg:height="0.7cm" svg:x="16.289cm" svg:y="30.922cm">
          <draw:text-box>
            <text:p><text:span text:style-name="T12">0x2003ffff</text:span></text:p>
          </draw:text-box>
        </draw:frame>
        <draw:frame draw:style-name="gr6" draw:text-style-name="P15" draw:layer="layout" svg:width="2.6cm" svg:height="0.7cm" svg:x="16.189cm" svg:y="36.122cm">
          <draw:text-box>
            <text:p><text:span text:style-name="T12">0x0003ffff</text:span></text:p>
          </draw:text-box>
        </draw:frame>
        <draw:rect draw:style-name="gr85" draw:text-style-name="P1" draw:layer="layout" svg:width="1cm" svg:height="1.5cm" svg:x="21.367cm" svg:y="22.3cm">
          <text:p/>
        </draw:rect>
        <draw:rect draw:style-name="gr85" draw:text-style-name="P1" draw:layer="layout" svg:width="1cm" svg:height="1.5cm" svg:x="22.367cm" svg:y="22.3cm">
          <text:p/>
        </draw:rect>
        <draw:rect draw:style-name="gr85" draw:text-style-name="P1" draw:layer="layout" svg:width="1cm" svg:height="1.5cm" svg:x="23.367cm" svg:y="22.3cm">
          <text:p/>
        </draw:rect>
        <draw:rect draw:style-name="gr85" draw:text-style-name="P1" draw:layer="layout" svg:width="1cm" svg:height="1.5cm" svg:x="24.367cm" svg:y="22.3cm">
          <text:p/>
        </draw:rect>
        <draw:frame draw:style-name="gr86" draw:layer="layout" svg:width="3.461cm" svg:height="0.963cm" svg:x="21.7cm" svg:y="21.437cm">
          <draw:text-box>
            <text:p>32k Banks</text:p>
          </draw:text-box>
        </draw:frame>
        <draw:frame draw:style-name="gr87" draw:text-style-name="P16" draw:layer="layout" svg:width="8.122cm" svg:height="1.161cm" svg:x="21.267cm" svg:y="22.539cm">
          <draw:text-box>
            <text:p><text:span text:style-name="T16">0 1 2 3</text:span></text:p>
          </draw:text-box>
        </draw:frame>
        <draw:rect draw:style-name="gr85" draw:text-style-name="P1" draw:layer="layout" svg:width="1cm" svg:height="1.5cm" svg:x="21.367cm" svg:y="23.8cm">
          <text:p/>
        </draw:rect>
        <draw:rect draw:style-name="gr85" draw:text-style-name="P1" draw:layer="layout" svg:width="1cm" svg:height="1.5cm" svg:x="22.367cm" svg:y="23.8cm">
          <text:p/>
        </draw:rect>
        <draw:rect draw:style-name="gr85" draw:text-style-name="P1" draw:layer="layout" svg:width="1cm" svg:height="1.5cm" svg:x="23.367cm" svg:y="23.8cm">
          <text:p/>
        </draw:rect>
        <draw:rect draw:style-name="gr85" draw:text-style-name="P1" draw:layer="layout" svg:width="1cm" svg:height="1.5cm" svg:x="24.367cm" svg:y="23.8cm">
          <text:p/>
        </draw:rect>
        <draw:frame draw:style-name="gr87" draw:text-style-name="P16" draw:layer="layout" svg:width="8.122cm" svg:height="1.161cm" svg:x="21.267cm" svg:y="24.039cm">
          <draw:text-box>
            <text:p><text:span text:style-name="T16">I I I D</text:span></text:p>
          </draw:text-box>
        </draw:frame>
        <draw:rect draw:style-name="gr85" draw:text-style-name="P1" draw:layer="layout" svg:width="1.6cm" svg:height="4.6cm" svg:x="18.489cm" svg:y="31.1cm">
          <text:p/>
        </draw:rect>
        <draw:rect draw:style-name="gr92" draw:text-style-name="P17" draw:layer="layout" svg:width="1.6cm" svg:height="0.6cm" svg:x="18.489cm" svg:y="35.1cm">
          <text:p text:style-name="P1"><text:span text:style-name="T11">3</text:span></text:p>
        </draw:rect>
        <draw:rect draw:style-name="gr85" draw:text-style-name="P1" draw:layer="layout" svg:width="1.6cm" svg:height="4.6cm" svg:x="18.489cm" svg:y="36.2cm">
          <text:p/>
        </draw:rect>
        <draw:rect draw:style-name="gr91" draw:text-style-name="P17" draw:layer="layout" svg:width="1.6cm" svg:height="0.6cm" svg:x="18.489cm" svg:y="40.2cm">
          <text:p text:style-name="P1"><text:span text:style-name="T11">0</text:span></text:p>
        </draw:rect>
        <draw:rect draw:style-name="gr89" draw:text-style-name="P17" draw:layer="layout" svg:width="1.6cm" svg:height="0.6cm" svg:x="18.489cm" svg:y="39.6cm">
          <text:p text:style-name="P1"><text:span text:style-name="T11">1</text:span></text:p>
        </draw:rect>
        <draw:frame draw:style-name="gr20" draw:text-style-name="P2" draw:layer="layout" svg:width="1.3cm" svg:height="1.029cm" svg:x="16.7cm" svg:y="38.771cm">
          <draw:text-box>
            <text:p><text:span text:style-name="T15">ITC</text:span></text:p>
            <text:p><text:span text:style-name="T15">96k</text:span></text:p>
          </draw:text-box>
        </draw:frame>
        <draw:frame draw:style-name="gr20" draw:text-style-name="P2" draw:layer="layout" svg:width="1.3cm" svg:height="1.029cm" svg:x="16.6cm" svg:y="34.3cm">
          <draw:text-box>
            <text:p><text:span text:style-name="T15">DTC</text:span><text:span text:style-name="T15"><text:line-break/></text:span><text:span text:style-name="T15">32k</text:span></text:p>
          </draw:text-box>
        </draw:frame>
        <draw:frame draw:style-name="gr20" draw:text-style-name="P2" draw:layer="layout" svg:width="1.3cm" svg:height="1.029cm" svg:x="16.689cm" svg:y="28.871cm">
          <draw:text-box>
            <text:p><text:span text:style-name="T15">OCR</text:span><text:span text:style-name="T15"><text:line-break/></text:span><text:span text:style-name="T15">0k</text:span></text:p>
          </draw:text-box>
        </draw:frame>
        <draw:line draw:style-name="gr9" draw:text-style-name="P1" draw:layer="layout" svg:x1="21.889cm" svg:y1="25.3cm" svg:x2="20.1cm" svg:y2="40.6cm">
          <text:p/>
        </draw:line>
        <draw:line draw:style-name="gr9" draw:text-style-name="P1" draw:layer="layout" svg:x1="22.889cm" svg:y1="25.3cm" svg:x2="20.1cm" svg:y2="40cm">
          <text:p/>
        </draw:line>
        <draw:line draw:style-name="gr9" draw:text-style-name="P1" draw:layer="layout" svg:x1="23.9cm" svg:y1="25.3cm" svg:x2="20.1cm" svg:y2="39.3cm">
          <text:p/>
        </draw:line>
        <draw:line draw:style-name="gr9" draw:text-style-name="P1" draw:layer="layout" svg:x1="24.9cm" svg:y1="25.3cm" svg:x2="20.1cm" svg:y2="35.7cm">
          <text:p/>
        </draw:line>
        <draw:rect draw:style-name="gr89" draw:text-style-name="P17" draw:layer="layout" svg:width="1.6cm" svg:height="0.6cm" svg:x="18.5cm" svg:y="39cm">
          <text:p text:style-name="P1"><text:span text:style-name="T11">2</text:span></text:p>
        </draw:rect>
        <draw:frame draw:style-name="gr93" draw:layer="layout" svg:width="6.5cm" svg:height="2.8cm" svg:x="45.6cm" svg:y="2cm">
          <draw:text-box>
            <text:p>1021</text:p>
          </draw:text-box>
        </draw:frame>
        <draw:frame draw:style-name="gr94" draw:layer="layout" svg:width="4.1cm" svg:height="1.4cm" svg:x="1cm" svg:y="19.4cm">
          <draw:text-box>
            <text:p>1011</text:p>
          </draw:text-box>
        </draw:frame>
        <draw:rect draw:style-name="gr1" draw:text-style-name="P1" draw:layer="layout" svg:width="14.3cm" svg:height="20.102cm" svg:x="30.8cm" svg:y="21.698cm">
          <text:p/>
        </draw:rect>
        <draw:frame draw:style-name="gr6" draw:text-style-name="P15" draw:layer="layout" svg:width="2.6cm" svg:height="0.7cm" svg:x="31.389cm" svg:y="40.722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31.5cm" svg:y="38.5cm">
          <draw:text-box>
            <text:p><text:span text:style-name="T12">0x0001ffff</text:span></text:p>
          </draw:text-box>
        </draw:frame>
        <draw:frame draw:style-name="gr6" draw:text-style-name="P15" draw:layer="layout" svg:width="2.6cm" svg:height="0.7cm" svg:x="31.523cm" svg:y="35.722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31.6cm" svg:y="33.4cm">
          <draw:text-box>
            <text:p><text:span text:style-name="T12">0x2001ffff</text:span></text:p>
          </draw:text-box>
        </draw:frame>
        <draw:frame draw:style-name="gr6" draw:text-style-name="P15" draw:layer="layout" svg:width="2.6cm" svg:height="0.7cm" svg:x="31.567cm" svg:y="30.5cm">
          <draw:text-box>
            <text:p><text:span text:style-name="T12">0x20200000</text:span></text:p>
          </draw:text-box>
        </draw:frame>
        <draw:rect draw:style-name="gr85" draw:text-style-name="P1" draw:layer="layout" svg:width="1.6cm" svg:height="4.6cm" svg:x="33.789cm" svg:y="26.2cm">
          <text:p/>
        </draw:rect>
        <draw:frame draw:style-name="gr6" draw:text-style-name="P15" draw:layer="layout" svg:width="2.6cm" svg:height="0.7cm" svg:x="31.667cm" svg:y="26.1cm">
          <draw:text-box>
            <text:p><text:span text:style-name="T12">0x2023ffff</text:span></text:p>
          </draw:text-box>
        </draw:frame>
        <draw:rect draw:style-name="gr85" draw:text-style-name="P1" draw:layer="layout" svg:width="0.513cm" svg:height="1.5cm" svg:x="36.478cm" svg:y="22.1cm">
          <text:p/>
        </draw:rect>
        <draw:rect draw:style-name="gr85" draw:text-style-name="P1" draw:layer="layout" svg:width="0.513cm" svg:height="1.5cm" svg:x="36.991cm" svg:y="22.1cm">
          <text:p/>
        </draw:rect>
        <draw:rect draw:style-name="gr85" draw:text-style-name="P1" draw:layer="layout" svg:width="0.513cm" svg:height="1.5cm" svg:x="37.504cm" svg:y="22.1cm">
          <text:p/>
        </draw:rect>
        <draw:rect draw:style-name="gr85" draw:text-style-name="P1" draw:layer="layout" svg:width="0.514cm" svg:height="1.5cm" svg:x="38.017cm" svg:y="22.1cm">
          <text:p/>
        </draw:rect>
        <draw:rect draw:style-name="gr85" draw:text-style-name="P1" draw:layer="layout" svg:width="0.512cm" svg:height="1.5cm" svg:x="38.531cm" svg:y="22.1cm">
          <text:p/>
        </draw:rect>
        <draw:rect draw:style-name="gr85" draw:text-style-name="P1" draw:layer="layout" svg:width="0.514cm" svg:height="1.5cm" svg:x="39.043cm" svg:y="22.1cm">
          <text:p/>
        </draw:rect>
        <draw:rect draw:style-name="gr85" draw:text-style-name="P1" draw:layer="layout" svg:width="0.513cm" svg:height="1.5cm" svg:x="39.557cm" svg:y="22.1cm">
          <text:p/>
        </draw:rect>
        <draw:rect draw:style-name="gr85" draw:text-style-name="P1" draw:layer="layout" svg:width="0.513cm" svg:height="1.5cm" svg:x="40.07cm" svg:y="22.1cm">
          <text:p/>
        </draw:rect>
        <draw:frame draw:style-name="gr86" draw:layer="layout" svg:width="3.461cm" svg:height="0.963cm" svg:x="32.3cm" svg:y="23.037cm">
          <draw:text-box>
            <text:p>32k Banks</text:p>
          </draw:text-box>
        </draw:frame>
        <draw:rect draw:style-name="gr85" draw:text-style-name="P1" draw:layer="layout" svg:width="0.513cm" svg:height="1.5cm" svg:x="36.478cm" svg:y="23.6cm">
          <text:p/>
        </draw:rect>
        <draw:rect draw:style-name="gr85" draw:text-style-name="P1" draw:layer="layout" svg:width="0.513cm" svg:height="1.5cm" svg:x="36.991cm" svg:y="23.6cm">
          <text:p/>
        </draw:rect>
        <draw:rect draw:style-name="gr85" draw:text-style-name="P1" draw:layer="layout" svg:width="0.513cm" svg:height="1.5cm" svg:x="37.504cm" svg:y="23.6cm">
          <text:p/>
        </draw:rect>
        <draw:rect draw:style-name="gr85" draw:text-style-name="P1" draw:layer="layout" svg:width="0.514cm" svg:height="1.5cm" svg:x="38.017cm" svg:y="23.6cm">
          <text:p/>
        </draw:rect>
        <draw:rect draw:style-name="gr85" draw:text-style-name="P1" draw:layer="layout" svg:width="0.512cm" svg:height="1.5cm" svg:x="38.531cm" svg:y="23.6cm">
          <text:p/>
        </draw:rect>
        <draw:rect draw:style-name="gr85" draw:text-style-name="P1" draw:layer="layout" svg:width="0.514cm" svg:height="1.5cm" svg:x="39.043cm" svg:y="23.6cm">
          <text:p/>
        </draw:rect>
        <draw:rect draw:style-name="gr85" draw:text-style-name="P1" draw:layer="layout" svg:width="0.513cm" svg:height="1.5cm" svg:x="39.557cm" svg:y="23.6cm">
          <text:p/>
        </draw:rect>
        <draw:rect draw:style-name="gr85" draw:text-style-name="P1" draw:layer="layout" svg:width="0.513cm" svg:height="1.5cm" svg:x="40.07cm" svg:y="23.6cm">
          <text:p/>
        </draw:rect>
        <draw:rect draw:style-name="gr88" draw:text-style-name="P17" draw:layer="layout" svg:width="1.6cm" svg:height="0.6cm" svg:x="33.789cm" svg:y="30.2cm">
          <text:p text:style-name="P1"><text:span text:style-name="T11">0</text:span></text:p>
        </draw:rect>
        <draw:rect draw:style-name="gr89" draw:text-style-name="P17" draw:layer="layout" svg:width="1.6cm" svg:height="0.6cm" svg:x="33.789cm" svg:y="29.6cm">
          <text:p text:style-name="P1"><text:span text:style-name="T11">1</text:span></text:p>
        </draw:rect>
        <draw:rect draw:style-name="gr89" draw:text-style-name="P17" draw:layer="layout" svg:width="1.6cm" svg:height="0.6cm" svg:x="33.789cm" svg:y="29cm">
          <text:p text:style-name="P1"><text:span text:style-name="T11">2</text:span></text:p>
        </draw:rect>
        <draw:rect draw:style-name="gr95" draw:text-style-name="P17" draw:layer="layout" svg:width="1.6cm" svg:height="0.6cm" svg:x="33.789cm" svg:y="28.4cm">
          <text:p text:style-name="P1"><text:span text:style-name="T11">3</text:span></text:p>
        </draw:rect>
        <draw:rect draw:style-name="gr85" draw:text-style-name="P1" draw:layer="layout" svg:width="1.6cm" svg:height="4.6cm" svg:x="33.789cm" svg:y="31.4cm">
          <text:p/>
        </draw:rect>
        <draw:rect draw:style-name="gr89" draw:text-style-name="P17" draw:layer="layout" svg:width="1.6cm" svg:height="0.6cm" svg:x="33.789cm" svg:y="35.4cm">
          <text:p text:style-name="P1"><text:span text:style-name="T11">4</text:span></text:p>
        </draw:rect>
        <draw:rect draw:style-name="gr89" draw:text-style-name="P17" draw:layer="layout" svg:width="1.6cm" svg:height="0.6cm" svg:x="33.789cm" svg:y="34.8cm">
          <text:p text:style-name="P1"><text:span text:style-name="T11">5</text:span></text:p>
        </draw:rect>
        <draw:rect draw:style-name="gr85" draw:text-style-name="P1" draw:layer="layout" svg:width="1.6cm" svg:height="4.6cm" svg:x="33.789cm" svg:y="36.5cm">
          <text:p/>
        </draw:rect>
        <draw:rect draw:style-name="gr89" draw:text-style-name="P17" draw:layer="layout" svg:width="1.6cm" svg:height="0.6cm" svg:x="33.789cm" svg:y="40.5cm">
          <text:p text:style-name="P1"><text:span text:style-name="T11">6</text:span></text:p>
        </draw:rect>
        <draw:rect draw:style-name="gr89" draw:text-style-name="P17" draw:layer="layout" svg:width="1.6cm" svg:height="0.6cm" svg:x="33.789cm" svg:y="39.9cm">
          <text:p text:style-name="P1"><text:span text:style-name="T11">7</text:span></text:p>
        </draw:rect>
        <draw:frame draw:style-name="gr20" draw:text-style-name="P2" draw:layer="layout" svg:width="1.3cm" svg:height="1.029cm" svg:x="32.1cm" svg:y="39.471cm">
          <draw:text-box>
            <text:p><text:span text:style-name="T15">ITC</text:span><text:span text:style-name="T15"><text:line-break/></text:span><text:span text:style-name="T15">128k</text:span></text:p>
          </draw:text-box>
        </draw:frame>
        <draw:frame draw:style-name="gr20" draw:text-style-name="P2" draw:layer="layout" svg:width="1.3cm" svg:height="1.029cm" svg:x="31.9cm" svg:y="34.3cm">
          <draw:text-box>
            <text:p><text:span text:style-name="T15">DTC</text:span><text:span text:style-name="T15"><text:line-break/></text:span><text:span text:style-name="T15">128k</text:span></text:p>
          </draw:text-box>
        </draw:frame>
        <draw:frame draw:style-name="gr20" draw:text-style-name="P2" draw:layer="layout" svg:width="1.3cm" svg:height="1.029cm" svg:x="31.989cm" svg:y="29.171cm">
          <draw:text-box>
            <text:p><text:span text:style-name="T15">OCR</text:span><text:span text:style-name="T15"><text:line-break/></text:span><text:span text:style-name="T15">256k</text:span></text:p>
          </draw:text-box>
        </draw:frame>
        <draw:line draw:style-name="gr9" draw:text-style-name="P1" draw:layer="layout" svg:x1="36.7cm" svg:y1="25.1cm" svg:x2="35.389cm" svg:y2="30.5cm">
          <text:p/>
        </draw:line>
        <draw:line draw:style-name="gr9" draw:text-style-name="P1" draw:layer="layout" svg:x1="37.2cm" svg:y1="25.1cm" svg:x2="35.389cm" svg:y2="30cm">
          <text:p/>
        </draw:line>
        <draw:line draw:style-name="gr9" draw:text-style-name="P1" draw:layer="layout" svg:x1="38.8cm" svg:y1="25.1cm" svg:x2="35.389cm" svg:y2="35.9cm">
          <text:p/>
        </draw:line>
        <draw:line draw:style-name="gr9" draw:text-style-name="P1" draw:layer="layout" svg:x1="39.4cm" svg:y1="25.1cm" svg:x2="35.389cm" svg:y2="35.1cm">
          <text:p/>
        </draw:line>
        <draw:line draw:style-name="gr9" draw:text-style-name="P1" draw:layer="layout" svg:x1="39.8cm" svg:y1="25.1cm" svg:x2="35.389cm" svg:y2="40.9cm">
          <text:p/>
        </draw:line>
        <draw:line draw:style-name="gr9" draw:text-style-name="P1" draw:layer="layout" svg:x1="40.4cm" svg:y1="25.1cm" svg:x2="35.389cm" svg:y2="40.2cm">
          <text:p/>
        </draw:line>
        <draw:line draw:style-name="gr9" draw:text-style-name="P1" draw:layer="layout" svg:x1="42.9cm" svg:y1="25.1cm" svg:x2="35.4cm" svg:y2="28.2cm">
          <text:p/>
        </draw:line>
        <draw:line draw:style-name="gr9" draw:text-style-name="P1" draw:layer="layout" svg:x1="43.4cm" svg:y1="25.1cm" svg:x2="35.4cm" svg:y2="27.5cm">
          <text:p/>
        </draw:line>
        <draw:rect draw:style-name="gr1" draw:text-style-name="P1" draw:layer="layout" svg:width="14.3cm" svg:height="20.102cm" svg:x="45.5cm" svg:y="21.698cm">
          <text:p/>
        </draw:rect>
        <draw:rect draw:style-name="gr85" draw:text-style-name="P1" draw:layer="layout" svg:width="1.6cm" svg:height="3.4cm" svg:x="48.072cm" svg:y="24.524cm">
          <text:p/>
        </draw:rect>
        <draw:frame draw:style-name="gr6" draw:text-style-name="P15" draw:layer="layout" svg:width="2.6cm" svg:height="0.7cm" svg:x="45.75cm" svg:y="24.424cm">
          <draw:text-box>
            <text:p><text:span text:style-name="T12">0x2023ffff</text:span></text:p>
          </draw:text-box>
        </draw:frame>
        <draw:frame draw:style-name="gr86" draw:layer="layout" svg:width="3.461cm" svg:height="0.963cm" svg:x="46.911cm" svg:y="23.361cm">
          <draw:text-box>
            <text:p>32k Banks</text:p>
          </draw:text-box>
        </draw:frame>
        <draw:frame draw:style-name="gr20" draw:text-style-name="P2" draw:layer="layout" svg:width="1.3cm" svg:height="1.029cm" svg:x="46.172cm" svg:y="25.695cm">
          <draw:text-box>
            <text:p><text:span text:style-name="T15">OCR</text:span><text:span text:style-name="T15"><text:line-break/></text:span><text:span text:style-name="T15">0k</text:span></text:p>
          </draw:text-box>
        </draw:frame>
        <draw:frame draw:style-name="gr96" draw:layer="layout" svg:width="1.907cm" svg:height="2.4cm" svg:x="47.9cm" svg:y="20.8cm">
          <draw:text-box>
            <text:p>1052</text:p>
          </draw:text-box>
        </draw:frame>
        <draw:rect draw:style-name="gr85" draw:text-style-name="P1" draw:layer="layout" svg:width="0.513cm" svg:height="1.5cm" svg:x="40.595cm" svg:y="22.1cm">
          <text:p/>
        </draw:rect>
        <draw:rect draw:style-name="gr85" draw:text-style-name="P1" draw:layer="layout" svg:width="0.513cm" svg:height="1.5cm" svg:x="41.108cm" svg:y="22.1cm">
          <text:p/>
        </draw:rect>
        <draw:rect draw:style-name="gr85" draw:text-style-name="P1" draw:layer="layout" svg:width="0.514cm" svg:height="1.5cm" svg:x="41.621cm" svg:y="22.1cm">
          <text:p/>
        </draw:rect>
        <draw:rect draw:style-name="gr85" draw:text-style-name="P1" draw:layer="layout" svg:width="0.512cm" svg:height="1.5cm" svg:x="42.135cm" svg:y="22.1cm">
          <text:p/>
        </draw:rect>
        <draw:rect draw:style-name="gr85" draw:text-style-name="P1" draw:layer="layout" svg:width="0.514cm" svg:height="1.5cm" svg:x="42.647cm" svg:y="22.1cm">
          <text:p/>
        </draw:rect>
        <draw:rect draw:style-name="gr85" draw:text-style-name="P1" draw:layer="layout" svg:width="0.513cm" svg:height="1.5cm" svg:x="43.161cm" svg:y="22.1cm">
          <text:p/>
        </draw:rect>
        <draw:rect draw:style-name="gr85" draw:text-style-name="P1" draw:layer="layout" svg:width="0.513cm" svg:height="1.5cm" svg:x="43.674cm" svg:y="22.1cm">
          <text:p/>
        </draw:rect>
        <draw:rect draw:style-name="gr85" draw:text-style-name="P1" draw:layer="layout" svg:width="0.513cm" svg:height="1.5cm" svg:x="44.187cm" svg:y="22.1cm">
          <text:p/>
        </draw:rect>
        <draw:rect draw:style-name="gr85" draw:text-style-name="P1" draw:layer="layout" svg:width="0.513cm" svg:height="1.5cm" svg:x="40.595cm" svg:y="23.6cm">
          <text:p/>
        </draw:rect>
        <draw:rect draw:style-name="gr85" draw:text-style-name="P1" draw:layer="layout" svg:width="0.513cm" svg:height="1.5cm" svg:x="41.108cm" svg:y="23.6cm">
          <text:p/>
        </draw:rect>
        <draw:rect draw:style-name="gr85" draw:text-style-name="P1" draw:layer="layout" svg:width="0.514cm" svg:height="1.5cm" svg:x="41.621cm" svg:y="23.6cm">
          <text:p/>
        </draw:rect>
        <draw:rect draw:style-name="gr85" draw:text-style-name="P1" draw:layer="layout" svg:width="0.512cm" svg:height="1.5cm" svg:x="42.135cm" svg:y="23.6cm">
          <text:p/>
        </draw:rect>
        <draw:rect draw:style-name="gr85" draw:text-style-name="P1" draw:layer="layout" svg:width="0.514cm" svg:height="1.5cm" svg:x="42.647cm" svg:y="23.6cm">
          <text:p/>
        </draw:rect>
        <draw:rect draw:style-name="gr85" draw:text-style-name="P1" draw:layer="layout" svg:width="0.513cm" svg:height="1.5cm" svg:x="43.161cm" svg:y="23.6cm">
          <text:p/>
        </draw:rect>
        <draw:rect draw:style-name="gr85" draw:text-style-name="P1" draw:layer="layout" svg:width="0.513cm" svg:height="1.5cm" svg:x="43.674cm" svg:y="23.6cm">
          <text:p/>
        </draw:rect>
        <draw:rect draw:style-name="gr85" draw:text-style-name="P1" draw:layer="layout" svg:width="0.513cm" svg:height="1.5cm" svg:x="44.187cm" svg:y="23.6cm">
          <text:p/>
        </draw:rect>
        <draw:frame draw:style-name="gr97" draw:text-style-name="P16" draw:layer="layout" svg:width="8.63cm" svg:height="2.071cm" svg:x="36.3cm" svg:y="21.9cm">
          <draw:text-box>
            <text:p><text:span text:style-name="T16">0123456789111111</text:span><text:span text:style-name="T16"><text:line-break/></text:span><text:span text:style-name="T16"> <text:s text:c="9"/>012345</text:span></text:p>
          </draw:text-box>
        </draw:frame>
        <draw:frame draw:style-name="gr98" draw:text-style-name="P16" draw:layer="layout" svg:width="8.63cm" svg:height="1.161cm" svg:x="36.3cm" svg:y="23.839cm">
          <draw:text-box>
            <text:p><text:span text:style-name="T16">OOOODDIIIIDDOOOO</text:span></text:p>
          </draw:text-box>
        </draw:frame>
        <draw:rect draw:style-name="gr89" draw:text-style-name="P17" draw:layer="layout" svg:width="1.6cm" svg:height="0.6cm" svg:x="33.8cm" svg:y="27.8cm">
          <text:p text:style-name="P1"><text:span text:style-name="T11">12</text:span></text:p>
        </draw:rect>
        <draw:rect draw:style-name="gr89" draw:text-style-name="P17" draw:layer="layout" svg:width="1.6cm" svg:height="0.6cm" svg:x="33.8cm" svg:y="27.2cm">
          <text:p text:style-name="P1"><text:span text:style-name="T11">13</text:span></text:p>
        </draw:rect>
        <draw:rect draw:style-name="gr89" draw:text-style-name="P17" draw:layer="layout" svg:width="1.6cm" svg:height="0.6cm" svg:x="33.8cm" svg:y="26.6cm">
          <text:p text:style-name="P1"><text:span text:style-name="T11">14</text:span></text:p>
        </draw:rect>
        <draw:rect draw:style-name="gr92" draw:text-style-name="P17" draw:layer="layout" svg:width="1.6cm" svg:height="0.6cm" svg:x="33.8cm" svg:y="26cm">
          <text:p text:style-name="P1"><text:span text:style-name="T11">15</text:span></text:p>
        </draw:rect>
        <draw:line draw:style-name="gr9" draw:text-style-name="P1" draw:layer="layout" svg:x1="37.8cm" svg:y1="25.1cm" svg:x2="35.4cm" svg:y2="29.4cm">
          <text:p/>
        </draw:line>
        <draw:line draw:style-name="gr9" draw:text-style-name="P1" draw:layer="layout" svg:x1="38.3cm" svg:y1="25.1cm" svg:x2="35.4cm" svg:y2="28.8cm">
          <text:p/>
        </draw:line>
        <draw:line draw:style-name="gr9" draw:text-style-name="P1" draw:layer="layout" svg:x1="35.4cm" svg:y1="26.9cm" svg:x2="43.9cm" svg:y2="25.1cm">
          <text:p/>
        </draw:line>
        <draw:line draw:style-name="gr9" draw:text-style-name="P1" draw:layer="layout" svg:x1="35.4cm" svg:y1="26.3cm" svg:x2="44.5cm" svg:y2="25.1cm">
          <text:p/>
        </draw:line>
        <draw:rect draw:style-name="gr89" draw:text-style-name="P17" draw:layer="layout" svg:width="1.6cm" svg:height="0.6cm" svg:x="33.8cm" svg:y="34.2cm">
          <text:p text:style-name="P1"><text:span text:style-name="T11">10</text:span></text:p>
        </draw:rect>
        <draw:rect draw:style-name="gr89" draw:text-style-name="P17" draw:layer="layout" svg:width="1.6cm" svg:height="0.6cm" svg:x="33.8cm" svg:y="33.6cm">
          <text:p text:style-name="P1"><text:span text:style-name="T11">11</text:span></text:p>
        </draw:rect>
        <draw:rect draw:style-name="gr89" draw:text-style-name="P17" draw:layer="layout" svg:width="1.6cm" svg:height="0.6cm" svg:x="33.8cm" svg:y="39.3cm">
          <text:p text:style-name="P1"><text:span text:style-name="T11">8</text:span></text:p>
        </draw:rect>
        <draw:rect draw:style-name="gr89" draw:text-style-name="P17" draw:layer="layout" svg:width="1.6cm" svg:height="0.6cm" svg:x="33.8cm" svg:y="38.7cm">
          <text:p text:style-name="P1"><text:span text:style-name="T11">9</text:span></text:p>
        </draw:rect>
        <draw:line draw:style-name="gr9" draw:text-style-name="P1" draw:layer="layout" svg:x1="41.9cm" svg:y1="25.1cm" svg:x2="35.4cm" svg:y2="34.6cm">
          <text:p/>
        </draw:line>
        <draw:line draw:style-name="gr9" draw:text-style-name="P1" draw:layer="layout" svg:x1="42.4cm" svg:y1="25.1cm" svg:x2="35.4cm" svg:y2="34cm">
          <text:p/>
        </draw:line>
        <draw:line draw:style-name="gr9" draw:text-style-name="P1" draw:layer="layout" svg:x1="40.9cm" svg:y1="25.1cm" svg:x2="35.4cm" svg:y2="39.6cm">
          <text:p/>
        </draw:line>
        <draw:line draw:style-name="gr9" draw:text-style-name="P1" draw:layer="layout" svg:x1="41.4cm" svg:y1="25.1cm" svg:x2="35.4cm" svg:y2="39.1cm">
          <text:p/>
        </draw:line>
        <draw:rect draw:style-name="gr85" draw:text-style-name="P1" draw:layer="layout" svg:width="0.513cm" svg:height="1.5cm" svg:x="51.1cm" svg:y="22.2cm">
          <text:p/>
        </draw:rect>
        <draw:rect draw:style-name="gr85" draw:text-style-name="P1" draw:layer="layout" svg:width="0.513cm" svg:height="1.5cm" svg:x="51.613cm" svg:y="22.2cm">
          <text:p/>
        </draw:rect>
        <draw:rect draw:style-name="gr85" draw:text-style-name="P1" draw:layer="layout" svg:width="0.513cm" svg:height="1.5cm" svg:x="52.126cm" svg:y="22.2cm">
          <text:p/>
        </draw:rect>
        <draw:rect draw:style-name="gr85" draw:text-style-name="P1" draw:layer="layout" svg:width="0.514cm" svg:height="1.5cm" svg:x="52.639cm" svg:y="22.2cm">
          <text:p/>
        </draw:rect>
        <draw:rect draw:style-name="gr85" draw:text-style-name="P1" draw:layer="layout" svg:width="0.512cm" svg:height="1.5cm" svg:x="53.153cm" svg:y="22.2cm">
          <text:p/>
        </draw:rect>
        <draw:rect draw:style-name="gr85" draw:text-style-name="P1" draw:layer="layout" svg:width="0.514cm" svg:height="1.5cm" svg:x="53.665cm" svg:y="22.2cm">
          <text:p/>
        </draw:rect>
        <draw:rect draw:style-name="gr85" draw:text-style-name="P1" draw:layer="layout" svg:width="0.513cm" svg:height="1.5cm" svg:x="54.179cm" svg:y="22.2cm">
          <text:p/>
        </draw:rect>
        <draw:rect draw:style-name="gr85" draw:text-style-name="P1" draw:layer="layout" svg:width="0.513cm" svg:height="1.5cm" svg:x="54.692cm" svg:y="22.2cm">
          <text:p/>
        </draw:rect>
        <draw:rect draw:style-name="gr85" draw:text-style-name="P1" draw:layer="layout" svg:width="0.513cm" svg:height="1.5cm" svg:x="51.1cm" svg:y="23.7cm">
          <text:p/>
        </draw:rect>
        <draw:rect draw:style-name="gr85" draw:text-style-name="P1" draw:layer="layout" svg:width="0.513cm" svg:height="1.5cm" svg:x="51.613cm" svg:y="23.7cm">
          <text:p/>
        </draw:rect>
        <draw:rect draw:style-name="gr85" draw:text-style-name="P1" draw:layer="layout" svg:width="0.513cm" svg:height="1.5cm" svg:x="52.126cm" svg:y="23.7cm">
          <text:p/>
        </draw:rect>
        <draw:rect draw:style-name="gr85" draw:text-style-name="P1" draw:layer="layout" svg:width="0.514cm" svg:height="1.5cm" svg:x="52.639cm" svg:y="23.7cm">
          <text:p/>
        </draw:rect>
        <draw:rect draw:style-name="gr85" draw:text-style-name="P1" draw:layer="layout" svg:width="0.512cm" svg:height="1.5cm" svg:x="53.153cm" svg:y="23.7cm">
          <text:p/>
        </draw:rect>
        <draw:rect draw:style-name="gr85" draw:text-style-name="P1" draw:layer="layout" svg:width="0.514cm" svg:height="1.5cm" svg:x="53.665cm" svg:y="23.7cm">
          <text:p/>
        </draw:rect>
        <draw:rect draw:style-name="gr85" draw:text-style-name="P1" draw:layer="layout" svg:width="0.513cm" svg:height="1.5cm" svg:x="54.179cm" svg:y="23.7cm">
          <text:p/>
        </draw:rect>
        <draw:rect draw:style-name="gr85" draw:text-style-name="P1" draw:layer="layout" svg:width="0.513cm" svg:height="1.5cm" svg:x="54.692cm" svg:y="23.7cm">
          <text:p/>
        </draw:rect>
        <draw:rect draw:style-name="gr85" draw:text-style-name="P1" draw:layer="layout" svg:width="0.513cm" svg:height="1.5cm" svg:x="55.217cm" svg:y="22.2cm">
          <text:p/>
        </draw:rect>
        <draw:rect draw:style-name="gr85" draw:text-style-name="P1" draw:layer="layout" svg:width="0.513cm" svg:height="1.5cm" svg:x="55.73cm" svg:y="22.2cm">
          <text:p/>
        </draw:rect>
        <draw:rect draw:style-name="gr85" draw:text-style-name="P1" draw:layer="layout" svg:width="0.514cm" svg:height="1.5cm" svg:x="56.243cm" svg:y="22.2cm">
          <text:p/>
        </draw:rect>
        <draw:rect draw:style-name="gr85" draw:text-style-name="P1" draw:layer="layout" svg:width="0.512cm" svg:height="1.5cm" svg:x="56.757cm" svg:y="22.2cm">
          <text:p/>
        </draw:rect>
        <draw:rect draw:style-name="gr85" draw:text-style-name="P1" draw:layer="layout" svg:width="0.514cm" svg:height="1.5cm" svg:x="57.269cm" svg:y="22.2cm">
          <text:p/>
        </draw:rect>
        <draw:rect draw:style-name="gr85" draw:text-style-name="P1" draw:layer="layout" svg:width="0.513cm" svg:height="1.5cm" svg:x="57.783cm" svg:y="22.2cm">
          <text:p/>
        </draw:rect>
        <draw:rect draw:style-name="gr85" draw:text-style-name="P1" draw:layer="layout" svg:width="0.513cm" svg:height="1.5cm" svg:x="58.296cm" svg:y="22.2cm">
          <text:p/>
        </draw:rect>
        <draw:rect draw:style-name="gr85" draw:text-style-name="P1" draw:layer="layout" svg:width="0.513cm" svg:height="1.5cm" svg:x="58.809cm" svg:y="22.2cm">
          <text:p/>
        </draw:rect>
        <draw:rect draw:style-name="gr85" draw:text-style-name="P1" draw:layer="layout" svg:width="0.513cm" svg:height="1.5cm" svg:x="55.217cm" svg:y="23.7cm">
          <text:p/>
        </draw:rect>
        <draw:rect draw:style-name="gr85" draw:text-style-name="P1" draw:layer="layout" svg:width="0.513cm" svg:height="1.5cm" svg:x="55.73cm" svg:y="23.7cm">
          <text:p/>
        </draw:rect>
        <draw:rect draw:style-name="gr85" draw:text-style-name="P1" draw:layer="layout" svg:width="0.514cm" svg:height="1.5cm" svg:x="56.243cm" svg:y="23.7cm">
          <text:p/>
        </draw:rect>
        <draw:rect draw:style-name="gr85" draw:text-style-name="P1" draw:layer="layout" svg:width="0.512cm" svg:height="1.5cm" svg:x="56.757cm" svg:y="23.7cm">
          <text:p/>
        </draw:rect>
        <draw:rect draw:style-name="gr85" draw:text-style-name="P1" draw:layer="layout" svg:width="0.514cm" svg:height="1.5cm" svg:x="57.269cm" svg:y="23.7cm">
          <text:p/>
        </draw:rect>
        <draw:rect draw:style-name="gr85" draw:text-style-name="P1" draw:layer="layout" svg:width="0.513cm" svg:height="1.5cm" svg:x="57.783cm" svg:y="23.7cm">
          <text:p/>
        </draw:rect>
        <draw:rect draw:style-name="gr85" draw:text-style-name="P1" draw:layer="layout" svg:width="0.513cm" svg:height="1.5cm" svg:x="58.296cm" svg:y="23.7cm">
          <text:p/>
        </draw:rect>
        <draw:rect draw:style-name="gr85" draw:text-style-name="P1" draw:layer="layout" svg:width="0.513cm" svg:height="1.5cm" svg:x="58.809cm" svg:y="23.7cm">
          <text:p/>
        </draw:rect>
        <draw:frame draw:style-name="gr98" draw:text-style-name="P16" draw:layer="layout" svg:width="8.63cm" svg:height="1.161cm" svg:x="50.9cm" svg:y="23.939cm">
          <draw:text-box>
            <text:p><text:span text:style-name="T16">IIIIIIIIIIIDDDDD</text:span></text:p>
          </draw:text-box>
        </draw:frame>
        <draw:line draw:style-name="gr9" draw:text-style-name="P1" draw:layer="layout" svg:x1="49.7cm" svg:y1="41cm" svg:x2="51.3cm" svg:y2="25.2cm">
          <text:p/>
        </draw:line>
        <draw:line draw:style-name="gr9" draw:text-style-name="P1" draw:layer="layout" svg:x1="51.9cm" svg:y1="25.2cm" svg:x2="49.7cm" svg:y2="40.3cm">
          <text:p/>
        </draw:line>
        <draw:line draw:style-name="gr9" draw:text-style-name="P1" draw:layer="layout" svg:x1="52.4cm" svg:y1="25.2cm" svg:x2="49.7cm" svg:y2="39.6cm">
          <text:p/>
        </draw:line>
        <draw:line draw:style-name="gr9" draw:text-style-name="P1" draw:layer="layout" svg:x1="52.9cm" svg:y1="25.2cm" svg:x2="49.7cm" svg:y2="39.1cm">
          <text:p/>
        </draw:line>
        <draw:line draw:style-name="gr9" draw:text-style-name="P1" draw:layer="layout" svg:x1="53.4cm" svg:y1="25.2cm" svg:x2="49.7cm" svg:y2="38.5cm">
          <text:p/>
        </draw:line>
        <draw:line draw:style-name="gr9" draw:text-style-name="P1" draw:layer="layout" svg:x1="54cm" svg:y1="25.2cm" svg:x2="49.7cm" svg:y2="37.9cm">
          <text:p/>
        </draw:line>
        <draw:line draw:style-name="gr9" draw:text-style-name="P1" draw:layer="layout" svg:x1="54.5cm" svg:y1="25.2cm" svg:x2="49.7cm" svg:y2="37.2cm">
          <text:p/>
        </draw:line>
        <draw:line draw:style-name="gr9" draw:text-style-name="P1" draw:layer="layout" svg:x1="55cm" svg:y1="25.2cm" svg:x2="49.7cm" svg:y2="36.6cm">
          <text:p/>
        </draw:line>
        <draw:line draw:style-name="gr9" draw:text-style-name="P1" draw:layer="layout" svg:x1="55.5cm" svg:y1="25.2cm" svg:x2="49.7cm" svg:y2="36.1cm">
          <text:p/>
        </draw:line>
        <draw:line draw:style-name="gr9" draw:text-style-name="P1" draw:layer="layout" svg:x1="56.1cm" svg:y1="25.2cm" svg:x2="49.7cm" svg:y2="35.5cm">
          <text:p/>
        </draw:line>
        <draw:line draw:style-name="gr9" draw:text-style-name="P1" draw:layer="layout" svg:x1="56.5cm" svg:y1="25.2cm" svg:x2="49.7cm" svg:y2="34.9cm">
          <text:p/>
        </draw:line>
        <draw:line draw:style-name="gr9" draw:text-style-name="P1" draw:layer="layout" svg:x1="57.1cm" svg:y1="25.2cm" svg:x2="49.7cm" svg:y2="32.9cm">
          <text:p/>
        </draw:line>
        <draw:line draw:style-name="gr9" draw:text-style-name="P1" draw:layer="layout" svg:x1="57.6cm" svg:y1="25.2cm" svg:x2="49.7cm" svg:y2="32.3cm">
          <text:p/>
        </draw:line>
        <draw:line draw:style-name="gr9" draw:text-style-name="P1" draw:layer="layout" svg:x1="58.1cm" svg:y1="25.2cm" svg:x2="49.6cm" svg:y2="31.7cm">
          <text:p/>
        </draw:line>
        <draw:line draw:style-name="gr9" draw:text-style-name="P1" draw:layer="layout" svg:x1="58.6cm" svg:y1="25.2cm" svg:x2="49.7cm" svg:y2="31.1cm">
          <text:p/>
        </draw:line>
        <draw:frame draw:style-name="gr6" draw:text-style-name="P15" draw:layer="layout" svg:width="2.6cm" svg:height="0.7cm" svg:x="45.661cm" svg:y="40.746cm">
          <draw:text-box>
            <text:p><text:span text:style-name="T12">0x00000000</text:span></text:p>
          </draw:text-box>
        </draw:frame>
        <draw:frame draw:style-name="gr6" draw:text-style-name="P15" draw:layer="layout" svg:width="2.6cm" svg:height="0.7cm" svg:x="45.795cm" svg:y="32.824cm">
          <draw:text-box>
            <text:p><text:span text:style-name="T12">0x20000000</text:span></text:p>
          </draw:text-box>
        </draw:frame>
        <draw:frame draw:style-name="gr6" draw:text-style-name="P15" draw:layer="layout" svg:width="2.6cm" svg:height="0.7cm" svg:x="45.772cm" svg:y="29.924cm">
          <draw:text-box>
            <text:p><text:span text:style-name="T12">0x20027fff</text:span></text:p>
          </draw:text-box>
        </draw:frame>
        <draw:frame draw:style-name="gr6" draw:text-style-name="P15" draw:layer="layout" svg:width="2.6cm" svg:height="0.7cm" svg:x="45.772cm" svg:y="27.624cm">
          <draw:text-box>
            <text:p><text:span text:style-name="T12">0x20200000</text:span></text:p>
          </draw:text-box>
        </draw:frame>
        <draw:frame draw:style-name="gr6" draw:text-style-name="P15" draw:layer="layout" svg:width="2.6cm" svg:height="0.7cm" svg:x="45.672cm" svg:y="34.224cm">
          <draw:text-box>
            <text:p><text:span text:style-name="T12">0x00057fff</text:span></text:p>
          </draw:text-box>
        </draw:frame>
        <draw:rect draw:style-name="gr85" draw:text-style-name="P1" draw:layer="layout" svg:width="1.6cm" svg:height="4.6cm" svg:x="48.061cm" svg:y="28.502cm">
          <text:p/>
        </draw:rect>
        <draw:rect draw:style-name="gr89" draw:text-style-name="P17" draw:layer="layout" svg:width="1.6cm" svg:height="0.6cm" svg:x="48.061cm" svg:y="32.502cm">
          <text:p text:style-name="P1"><text:span text:style-name="T11">11</text:span></text:p>
        </draw:rect>
        <draw:rect draw:style-name="gr89" draw:text-style-name="P17" draw:layer="layout" svg:width="1.6cm" svg:height="0.6cm" svg:x="48.061cm" svg:y="31.902cm">
          <text:p text:style-name="P1"><text:span text:style-name="T11">12</text:span></text:p>
        </draw:rect>
        <draw:rect draw:style-name="gr85" draw:text-style-name="P1" draw:layer="layout" svg:width="1.6cm" svg:height="4.6cm" svg:x="48.061cm" svg:y="36.524cm">
          <text:p/>
        </draw:rect>
        <draw:rect draw:style-name="gr91" draw:text-style-name="P17" draw:layer="layout" svg:width="1.6cm" svg:height="0.6cm" svg:x="48.061cm" svg:y="40.524cm">
          <text:p text:style-name="P1"><text:span text:style-name="T11">0</text:span></text:p>
        </draw:rect>
        <draw:rect draw:style-name="gr89" draw:text-style-name="P17" draw:layer="layout" svg:width="1.6cm" svg:height="0.6cm" svg:x="48.061cm" svg:y="39.924cm">
          <text:p text:style-name="P1"><text:span text:style-name="T11">1</text:span></text:p>
        </draw:rect>
        <draw:frame draw:style-name="gr20" draw:text-style-name="P2" draw:layer="layout" svg:width="1.3cm" svg:height="1.029cm" svg:x="46.372cm" svg:y="37.224cm">
          <draw:text-box>
            <text:p><text:span text:style-name="T15">ITC</text:span></text:p>
            <text:p><text:span text:style-name="T15">352k</text:span></text:p>
          </draw:text-box>
        </draw:frame>
        <draw:frame draw:style-name="gr20" draw:text-style-name="P2" draw:layer="layout" svg:width="1.3cm" svg:height="1.029cm" svg:x="46.172cm" svg:y="31.702cm">
          <draw:text-box>
            <text:p><text:span text:style-name="T15">DTC</text:span><text:span text:style-name="T15"><text:line-break/></text:span><text:span text:style-name="T15">160k</text:span></text:p>
          </draw:text-box>
        </draw:frame>
        <draw:rect draw:style-name="gr89" draw:text-style-name="P17" draw:layer="layout" svg:width="1.6cm" svg:height="0.6cm" svg:x="48.072cm" svg:y="39.324cm">
          <text:p text:style-name="P1"><text:span text:style-name="T11">2</text:span></text:p>
        </draw:rect>
        <draw:rect draw:style-name="gr89" draw:text-style-name="P17" draw:layer="layout" svg:width="1.6cm" svg:height="0.6cm" svg:x="48.072cm" svg:y="38.724cm">
          <text:p text:style-name="P1"><text:span text:style-name="T11">3</text:span></text:p>
        </draw:rect>
        <draw:rect draw:style-name="gr89" draw:text-style-name="P17" draw:layer="layout" svg:width="1.6cm" svg:height="0.6cm" svg:x="48.072cm" svg:y="38.124cm">
          <text:p text:style-name="P1"><text:span text:style-name="T11">4</text:span></text:p>
        </draw:rect>
        <draw:rect draw:style-name="gr92" draw:text-style-name="P17" draw:layer="layout" svg:width="1.6cm" svg:height="0.6cm" svg:x="48.072cm" svg:y="30.202cm">
          <text:p text:style-name="P1"><text:span text:style-name="T11">15</text:span></text:p>
        </draw:rect>
        <draw:rect draw:style-name="gr89" draw:text-style-name="P17" draw:layer="layout" svg:width="1.6cm" svg:height="0.6cm" svg:x="48.072cm" svg:y="37.524cm">
          <text:p text:style-name="P1"><text:span text:style-name="T11">5</text:span></text:p>
        </draw:rect>
        <draw:rect draw:style-name="gr89" draw:text-style-name="P17" draw:layer="layout" svg:width="1.6cm" svg:height="0.6cm" svg:x="48.072cm" svg:y="36.924cm">
          <text:p text:style-name="P1"><text:span text:style-name="T11">6</text:span></text:p>
        </draw:rect>
        <draw:rect draw:style-name="gr89" draw:text-style-name="P17" draw:layer="layout" svg:width="1.6cm" svg:height="0.6cm" svg:x="48.072cm" svg:y="36.324cm">
          <text:p text:style-name="P1"><text:span text:style-name="T11">7</text:span></text:p>
        </draw:rect>
        <draw:rect draw:style-name="gr89" draw:text-style-name="P17" draw:layer="layout" svg:width="1.6cm" svg:height="0.6cm" svg:x="48.072cm" svg:y="35.724cm">
          <text:p text:style-name="P1"><text:span text:style-name="T11">8</text:span></text:p>
        </draw:rect>
        <draw:rect draw:style-name="gr89" draw:text-style-name="P17" draw:layer="layout" svg:width="1.6cm" svg:height="0.6cm" svg:x="48.072cm" svg:y="35.124cm">
          <text:p text:style-name="P1"><text:span text:style-name="T11">9</text:span></text:p>
        </draw:rect>
        <draw:rect draw:style-name="gr89" draw:text-style-name="P17" draw:layer="layout" svg:width="1.6cm" svg:height="0.6cm" svg:x="48.072cm" svg:y="34.524cm">
          <text:p text:style-name="P1"><text:span text:style-name="T11">10</text:span></text:p>
        </draw:rect>
        <draw:rect draw:style-name="gr89" draw:text-style-name="P17" draw:layer="layout" svg:width="1.6cm" svg:height="0.6cm" svg:x="48.072cm" svg:y="31.324cm">
          <text:p text:style-name="P1"><text:span text:style-name="T11">13</text:span></text:p>
        </draw:rect>
        <draw:rect draw:style-name="gr89" draw:text-style-name="P17" draw:layer="layout" svg:width="1.6cm" svg:height="0.6cm" svg:x="48.072cm" svg:y="30.724cm">
          <text:p text:style-name="P1"><text:span text:style-name="T11">14</text:span></text:p>
        </draw:rect>
        <draw:rect draw:style-name="gr85" draw:text-style-name="P1" draw:layer="layout" svg:width="1.6cm" svg:height="0.9cm" svg:x="48.072cm" svg:y="33.624cm">
          <text:p/>
        </draw:rect>
        <draw:line draw:style-name="gr9" draw:text-style-name="P1" draw:layer="layout" svg:x1="59.1cm" svg:y1="25.2cm" svg:x2="49.7cm" svg:y2="30.5cm">
          <text:p/>
        </draw:line>
      </draw:page>
      <draw:page draw:name="page7" draw:style-name="dp1" draw:master-page-name="Default">
        <draw:rect draw:style-name="gr99" draw:text-style-name="P1" draw:layer="layout" svg:width="43.5cm" svg:height="26.9cm" svg:x="2.2cm" svg:y="12.9cm">
          <text:p/>
        </draw:rect>
        <draw:line draw:style-name="gr9" draw:text-style-name="P1" draw:layer="layout" svg:x1="12.4cm" svg:y1="22.8cm" svg:x2="24.3cm" svg:y2="22.8cm">
          <text:p/>
        </draw:line>
        <draw:rect draw:style-name="gr99" draw:text-style-name="P1" draw:layer="layout" svg:width="31.7cm" svg:height="10.3cm" svg:x="2.2cm" svg:y="1.6cm">
          <text:p/>
        </draw:rect>
        <draw:rect draw:style-name="gr1" draw:text-style-name="P1" draw:layer="layout" svg:width="7.2cm" svg:height="7.4cm" svg:x="11.9cm" svg:y="2.9cm">
          <text:p/>
        </draw:rect>
        <draw:line draw:style-name="gr100" draw:text-style-name="P1" draw:layer="layout" svg:x1="5.9cm" svg:y1="3.9cm" svg:x2="11.9cm" svg:y2="3.9cm">
          <text:p/>
        </draw:line>
        <draw:line draw:style-name="gr100" draw:text-style-name="P1" draw:layer="layout" svg:x1="5.927cm" svg:y1="4.899cm" svg:x2="11.927cm" svg:y2="4.899cm">
          <text:p/>
        </draw:line>
        <draw:line draw:style-name="gr100" draw:text-style-name="P1" draw:layer="layout" svg:x1="5.873cm" svg:y1="5.901cm" svg:x2="11.873cm" svg:y2="5.901cm">
          <text:p/>
        </draw:line>
        <draw:line draw:style-name="gr100" draw:text-style-name="P1" draw:layer="layout" svg:x1="5.9cm" svg:y1="6.9cm" svg:x2="11.9cm" svg:y2="6.9cm">
          <text:p/>
        </draw:line>
        <draw:line draw:style-name="gr100" draw:text-style-name="P1" draw:layer="layout" svg:x1="5.9cm" svg:y1="7.9cm" svg:x2="11.9cm" svg:y2="7.9cm">
          <text:p/>
        </draw:line>
        <draw:line draw:style-name="gr100" draw:text-style-name="P1" draw:layer="layout" svg:x1="8.9cm" svg:y1="8.9cm" svg:x2="11.927cm" svg:y2="8.899cm">
          <text:p/>
        </draw:line>
        <draw:line draw:style-name="gr100" draw:text-style-name="P1" draw:layer="layout" svg:x1="19.127cm" svg:y1="3.9cm" svg:x2="25.127cm" svg:y2="3.9cm">
          <text:p/>
        </draw:line>
        <draw:line draw:style-name="gr100" draw:text-style-name="P1" draw:layer="layout" svg:x1="19.154cm" svg:y1="4.899cm" svg:x2="25.154cm" svg:y2="4.899cm">
          <text:p/>
        </draw:line>
        <draw:line draw:style-name="gr101" draw:text-style-name="P1" draw:layer="layout" svg:x1="19.1cm" svg:y1="5.901cm" svg:x2="25.1cm" svg:y2="5.901cm">
          <text:p/>
        </draw:line>
        <draw:line draw:style-name="gr100" draw:text-style-name="P1" draw:layer="layout" svg:x1="19.127cm" svg:y1="6.9cm" svg:x2="25.127cm" svg:y2="6.9cm">
          <text:p/>
        </draw:line>
        <draw:line draw:style-name="gr100" draw:text-style-name="P1" draw:layer="layout" svg:x1="19.127cm" svg:y1="7.9cm" svg:x2="25.127cm" svg:y2="7.9cm">
          <text:p/>
        </draw:line>
        <draw:frame draw:style-name="gr102" draw:layer="layout" svg:width="3.211cm" svg:height="0.963cm" draw:transform="rotate (1.5707963267946) translate (12.2cm 6.9cm)">
          <draw:text-box>
            <text:p>XBAR_IN</text:p>
          </draw:text-box>
        </draw:frame>
        <draw:frame draw:style-name="gr103" draw:layer="layout" svg:width="2.225cm" svg:height="1.675cm" draw:transform="rotate (1.5707963267946) translate (17.3cm 5.4cm)">
          <draw:text-box>
            <text:p>XBAR<text:line-break/>_OUT</text:p>
          </draw:text-box>
        </draw:frame>
        <draw:rect draw:style-name="gr4" draw:text-style-name="P1" draw:layer="layout" svg:width="6.8cm" svg:height="4.4cm" svg:x="25.1cm" svg:y="2.9cm">
          <text:p/>
        </draw:rect>
        <draw:frame draw:style-name="gr104" draw:layer="layout" svg:width="4.566cm" svg:height="1.675cm" svg:x="26.6cm" svg:y="3.9cm">
          <draw:text-box>
            <text:p>Interrupt/DMA<text:line-break/>Trigger control</text:p>
          </draw:text-box>
        </draw:frame>
        <draw:frame draw:style-name="gr105" draw:text-style-name="P18" draw:layer="layout" svg:width="0.9cm" svg:height="4.027cm" svg:x="25.3cm" svg:y="3.4cm">
          <draw:text-box>
            <text:p><text:span text:style-name="T17">0123</text:span></text:p>
          </draw:text-box>
        </draw:frame>
        <draw:frame draw:style-name="gr29" draw:text-style-name="P19" draw:layer="layout" svg:width="6.9cm" svg:height="1cm" svg:x="2.7cm" svg:y="7.2cm">
          <draw:text-box>
            <text:p text:style-name="P13"><text:span text:style-name="T18">IOMUX_XBAR_INOUT04</text:span></text:p>
          </draw:text-box>
        </draw:frame>
        <draw:frame draw:style-name="gr29" draw:text-style-name="P19" draw:layer="layout" svg:width="6.9cm" svg:height="1cm" svg:x="2.7cm" svg:y="8.2cm">
          <draw:text-box>
            <text:p text:style-name="P13"><text:span text:style-name="T18">IOMUX_XBAR_INOUT05</text:span></text:p>
          </draw:text-box>
        </draw:frame>
        <draw:custom-shape draw:style-name="gr106" draw:text-style-name="P1" draw:layer="layout" svg:width="0.4cm" svg:height="0.4cm" svg:x="8.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draw:layer="layout" svg:width="0.4cm" svg:height="0.4cm" svg:x="7.64cm" svg:y="9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draw:layer="layout" svg:width="0.4cm" svg:height="0.4cm" svg:x="8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" draw:layer="layout" svg:x1="9.9cm" svg:y1="10.9cm" svg:x2="9.2cm" svg:y2="9.9cm">
          <text:p/>
        </draw:line>
        <draw:line draw:style-name="gr9" draw:text-style-name="P1" draw:layer="layout" svg:x1="9.9cm" svg:y1="10.9cm" svg:x2="21.8cm" svg:y2="10.9cm">
          <text:p/>
        </draw:line>
        <draw:line draw:style-name="gr9" draw:text-style-name="P1" draw:layer="layout" svg:x1="21.8cm" svg:y1="8.9cm" svg:x2="21.801cm" svg:y2="10.913cm">
          <text:p/>
        </draw:line>
        <draw:line draw:style-name="gr9" draw:text-style-name="P1" draw:layer="layout" svg:x1="21.8cm" svg:y1="8.9cm" svg:x2="19.1cm" svg:y2="8.9cm">
          <text:p/>
        </draw:line>
        <draw:line draw:style-name="gr100" draw:text-style-name="P1" draw:layer="layout" svg:x1="7.6cm" svg:y1="9.2cm" svg:x2="5.9cm" svg:y2="9.2cm">
          <text:p/>
        </draw:line>
        <draw:line draw:style-name="gr26" draw:text-style-name="P1" draw:layer="layout" svg:x1="7.9cm" svg:y1="9.2cm" svg:x2="9.1cm" svg:y2="9.5cm">
          <text:p/>
        </draw:line>
        <draw:line draw:style-name="gr9" draw:text-style-name="P1" draw:layer="layout" svg:x1="11.9cm" svg:y1="7.9cm" svg:x2="19.1cm" svg:y2="8.9cm">
          <text:p/>
        </draw:line>
        <draw:line draw:style-name="gr9" draw:text-style-name="P1" draw:layer="layout" svg:x1="11.9cm" svg:y1="7.9cm" svg:x2="19.1cm" svg:y2="5.9cm">
          <text:p/>
        </draw:line>
        <draw:frame draw:style-name="gr107" draw:layer="layout" svg:width="3.5cm" svg:height="1.5cm" svg:x="13.8cm" svg:y="3.7cm">
          <draw:text-box>
            <text:p>XBARA1</text:p>
          </draw:text-box>
        </draw:frame>
        <draw:rect draw:style-name="gr1" draw:text-style-name="P1" draw:layer="layout" svg:width="7.2cm" svg:height="13.2cm" svg:x="14.4cm" svg:y="14.8cm">
          <text:p/>
        </draw:rect>
        <draw:line draw:style-name="gr100" draw:text-style-name="P1" draw:layer="layout" svg:x1="8.4cm" svg:y1="15.8cm" svg:x2="14.4cm" svg:y2="15.8cm">
          <text:p/>
        </draw:line>
        <draw:line draw:style-name="gr100" draw:text-style-name="P1" draw:layer="layout" svg:x1="8.427cm" svg:y1="16.799cm" svg:x2="14.427cm" svg:y2="16.799cm">
          <text:p/>
        </draw:line>
        <draw:line draw:style-name="gr100" draw:text-style-name="P1" draw:layer="layout" svg:x1="8.373cm" svg:y1="17.801cm" svg:x2="14.373cm" svg:y2="17.801cm">
          <text:p/>
        </draw:line>
        <draw:line draw:style-name="gr100" draw:text-style-name="P1" draw:layer="layout" svg:x1="8.4cm" svg:y1="18.8cm" svg:x2="14.4cm" svg:y2="18.8cm">
          <text:p/>
        </draw:line>
        <draw:line draw:style-name="gr100" draw:text-style-name="P1" draw:layer="layout" svg:x1="8.4cm" svg:y1="19.8cm" svg:x2="14.4cm" svg:y2="19.8cm">
          <text:p/>
        </draw:line>
        <draw:line draw:style-name="gr100" draw:text-style-name="P1" draw:layer="layout" svg:x1="11.4cm" svg:y1="20.8cm" svg:x2="14.427cm" svg:y2="20.799cm">
          <text:p/>
        </draw:line>
        <draw:line draw:style-name="gr100" draw:text-style-name="P1" draw:layer="layout" svg:x1="21.627cm" svg:y1="15.8cm" svg:x2="27.627cm" svg:y2="15.8cm">
          <text:p/>
        </draw:line>
        <draw:line draw:style-name="gr100" draw:text-style-name="P1" draw:layer="layout" svg:x1="21.654cm" svg:y1="16.799cm" svg:x2="27.654cm" svg:y2="16.799cm">
          <text:p/>
        </draw:line>
        <draw:line draw:style-name="gr101" draw:text-style-name="P1" draw:layer="layout" svg:x1="21.6cm" svg:y1="17.801cm" svg:x2="27.6cm" svg:y2="17.801cm">
          <text:p/>
        </draw:line>
        <draw:line draw:style-name="gr100" draw:text-style-name="P1" draw:layer="layout" svg:x1="21.627cm" svg:y1="18.8cm" svg:x2="27.627cm" svg:y2="18.8cm">
          <text:p/>
        </draw:line>
        <draw:line draw:style-name="gr100" draw:text-style-name="P1" draw:layer="layout" svg:x1="21.627cm" svg:y1="19.8cm" svg:x2="27.627cm" svg:y2="19.8cm">
          <text:p/>
        </draw:line>
        <draw:frame draw:style-name="gr102" draw:layer="layout" svg:width="3.211cm" svg:height="0.963cm" draw:transform="rotate (1.5707963267946) translate (14.7cm 18.8cm)">
          <draw:text-box>
            <text:p>XBAR_IN</text:p>
          </draw:text-box>
        </draw:frame>
        <draw:frame draw:style-name="gr103" draw:layer="layout" svg:width="2.225cm" svg:height="1.675cm" draw:transform="rotate (1.5707963267946) translate (19.8cm 17.3cm)">
          <draw:text-box>
            <text:p>XBAR<text:line-break/>_OUT</text:p>
          </draw:text-box>
        </draw:frame>
        <draw:rect draw:style-name="gr4" draw:text-style-name="P1" draw:layer="layout" svg:width="6.8cm" svg:height="4.4cm" svg:x="27.6cm" svg:y="14.8cm">
          <text:p/>
        </draw:rect>
        <draw:frame draw:style-name="gr104" draw:layer="layout" svg:width="4.566cm" svg:height="1.675cm" svg:x="29.1cm" svg:y="15.8cm">
          <draw:text-box>
            <text:p>Interrupt/DMA<text:line-break/>Trigger control</text:p>
          </draw:text-box>
        </draw:frame>
        <draw:frame draw:style-name="gr105" draw:text-style-name="P18" draw:layer="layout" svg:width="0.9cm" svg:height="4.027cm" svg:x="27.8cm" svg:y="15.3cm">
          <draw:text-box>
            <text:p><text:span text:style-name="T17">0123</text:span></text:p>
          </draw:text-box>
        </draw:frame>
        <draw:frame draw:style-name="gr29" draw:text-style-name="P19" draw:layer="layout" svg:width="6.9cm" svg:height="1cm" svg:x="5.2cm" svg:y="19.1cm">
          <draw:text-box>
            <text:p text:style-name="P13"><text:span text:style-name="T18">IOMUX_XBAR_INOUT04</text:span></text:p>
          </draw:text-box>
        </draw:frame>
        <draw:frame draw:style-name="gr29" draw:text-style-name="P19" draw:layer="layout" svg:width="6.9cm" svg:height="1cm" svg:x="5.2cm" svg:y="20.1cm">
          <draw:text-box>
            <text:p text:style-name="P13"><text:span text:style-name="T18">IOMUX_XBAR_INOUT05</text:span></text:p>
          </draw:text-box>
        </draw:frame>
        <draw:custom-shape draw:style-name="gr106" draw:text-style-name="P1" draw:layer="layout" svg:width="0.4cm" svg:height="0.4cm" svg:x="11.3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draw:layer="layout" svg:width="0.4cm" svg:height="0.4cm" svg:x="10.14cm" svg:y="2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draw:layer="layout" svg:width="0.4cm" svg:height="0.4cm" svg:x="11.3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" draw:layer="layout" svg:x1="12.4cm" svg:y1="22.8cm" svg:x2="11.7cm" svg:y2="21.8cm">
          <text:p/>
        </draw:line>
        <draw:line draw:style-name="gr9" draw:text-style-name="P1" draw:layer="layout" svg:x1="24.3cm" svg:y1="20.8cm" svg:x2="24.301cm" svg:y2="22.813cm">
          <text:p/>
        </draw:line>
        <draw:line draw:style-name="gr9" draw:text-style-name="P1" draw:layer="layout" svg:x1="24.3cm" svg:y1="20.8cm" svg:x2="21.6cm" svg:y2="20.8cm">
          <text:p/>
        </draw:line>
        <draw:line draw:style-name="gr100" draw:text-style-name="P1" draw:layer="layout" svg:x1="10.1cm" svg:y1="21.1cm" svg:x2="8.4cm" svg:y2="21.1cm">
          <text:p/>
        </draw:line>
        <draw:line draw:style-name="gr26" draw:text-style-name="P1" draw:layer="layout" svg:x1="10.4cm" svg:y1="21.1cm" svg:x2="11.6cm" svg:y2="21.4cm">
          <text:p/>
        </draw:line>
        <draw:line draw:style-name="gr9" draw:text-style-name="P1" draw:layer="layout" svg:x1="14.4cm" svg:y1="19.8cm" svg:x2="21.6cm" svg:y2="17.8cm">
          <text:p/>
        </draw:line>
        <draw:frame draw:style-name="gr107" draw:layer="layout" svg:width="3.5cm" svg:height="1.5cm" svg:x="16.3cm" svg:y="15.6cm">
          <draw:text-box>
            <text:p>XBARA1</text:p>
          </draw:text-box>
        </draw:frame>
        <draw:rect draw:style-name="gr1" draw:text-style-name="P1" draw:layer="layout" svg:width="7.2cm" svg:height="7.8cm" svg:x="14.4cm" svg:y="30.5cm">
          <text:p/>
        </draw:rect>
        <draw:frame draw:style-name="gr107" draw:layer="layout" svg:width="3.5cm" svg:height="1.5cm" svg:x="16.336cm" svg:y="31.107cm">
          <draw:text-box>
            <text:p>XBARB2</text:p>
          </draw:text-box>
        </draw:frame>
        <draw:line draw:style-name="gr100" draw:text-style-name="P1" draw:layer="layout" svg:x1="8.427cm" svg:y1="31.4cm" svg:x2="14.427cm" svg:y2="31.4cm">
          <text:p/>
        </draw:line>
        <draw:line draw:style-name="gr100" draw:text-style-name="P1" draw:layer="layout" svg:x1="8.454cm" svg:y1="32.399cm" svg:x2="14.454cm" svg:y2="32.399cm">
          <text:p/>
        </draw:line>
        <draw:line draw:style-name="gr100" draw:text-style-name="P1" draw:layer="layout" svg:x1="8.4cm" svg:y1="33.401cm" svg:x2="14.4cm" svg:y2="33.401cm">
          <text:p/>
        </draw:line>
        <draw:line draw:style-name="gr100" draw:text-style-name="P1" draw:layer="layout" svg:x1="8.427cm" svg:y1="34.4cm" svg:x2="14.427cm" svg:y2="34.4cm">
          <text:p/>
        </draw:line>
        <draw:frame draw:style-name="gr102" draw:layer="layout" svg:width="3.211cm" svg:height="0.963cm" draw:transform="rotate (1.5707963267946) translate (14.727cm 34.4cm)">
          <draw:text-box>
            <text:p>XBAR_IN</text:p>
          </draw:text-box>
        </draw:frame>
        <draw:line draw:style-name="gr100" draw:text-style-name="P1" draw:layer="layout" svg:x1="21.573cm" svg:y1="31.6cm" svg:x2="27.573cm" svg:y2="31.6cm">
          <text:p/>
        </draw:line>
        <draw:line draw:style-name="gr100" draw:text-style-name="P1" draw:layer="layout" svg:x1="21.6cm" svg:y1="32.599cm" svg:x2="27.6cm" svg:y2="32.599cm">
          <text:p/>
        </draw:line>
        <draw:line draw:style-name="gr101" draw:text-style-name="P1" draw:layer="layout" svg:x1="21.546cm" svg:y1="33.601cm" svg:x2="27.546cm" svg:y2="33.601cm">
          <text:p/>
        </draw:line>
        <draw:line draw:style-name="gr100" draw:text-style-name="P1" draw:layer="layout" svg:x1="21.573cm" svg:y1="34.6cm" svg:x2="27.573cm" svg:y2="34.6cm">
          <text:p/>
        </draw:line>
        <draw:frame draw:style-name="gr103" draw:layer="layout" svg:width="2.225cm" svg:height="1.675cm" draw:transform="rotate (1.5707963267946) translate (19.746cm 33.1cm)">
          <draw:text-box>
            <text:p>XBAR<text:line-break/>_OUT</text:p>
          </draw:text-box>
        </draw:frame>
        <draw:line draw:style-name="gr100" draw:text-style-name="P1" draw:layer="layout" svg:x1="8.427cm" svg:y1="35.6cm" svg:x2="14.427cm" svg:y2="35.6cm">
          <text:p/>
        </draw:line>
        <draw:line draw:style-name="gr100" draw:text-style-name="P1" draw:layer="layout" svg:x1="8.454cm" svg:y1="36.599cm" svg:x2="14.454cm" svg:y2="36.599cm">
          <text:p/>
        </draw:line>
        <draw:frame draw:style-name="gr29" draw:text-style-name="P19" draw:layer="layout" svg:width="6.9cm" svg:height="1cm" svg:x="6.9cm" svg:y="35cm">
          <draw:text-box>
            <text:p text:style-name="P13"><text:span text:style-name="T18">PIT_TRIGGER0</text:span></text:p>
          </draw:text-box>
        </draw:frame>
        <draw:rect draw:style-name="gr108" draw:text-style-name="P1" draw:layer="layout" svg:width="6.4cm" svg:height="8.2cm" svg:x="27.6cm" svg:y="30.7cm">
          <text:p/>
        </draw:rect>
        <draw:frame draw:style-name="gr107" draw:layer="layout" svg:width="3.5cm" svg:height="1.5cm" svg:x="30.4cm" svg:y="37.6cm">
          <draw:text-box>
            <text:p>AOI1</text:p>
          </draw:text-box>
        </draw:frame>
        <draw:line draw:style-name="gr100" draw:text-style-name="P1" draw:layer="layout" svg:x1="21.573cm" svg:y1="34.636cm" svg:x2="27.573cm" svg:y2="34.636cm">
          <text:p/>
        </draw:line>
        <draw:line draw:style-name="gr9" draw:text-style-name="P1" draw:layer="layout" svg:x1="14.4cm" svg:y1="35.6cm" svg:x2="21.6cm" svg:y2="33.6cm">
          <text:p/>
        </draw:line>
        <draw:frame draw:style-name="gr109" draw:text-style-name="P18" draw:layer="layout" svg:width="4cm" svg:height="5.2cm" svg:x="27.8cm" svg:y="31.2cm">
          <draw:text-box>
            <text:p><text:span text:style-name="T17">CH0-A</text:span></text:p>
            <text:p><text:span text:style-name="T17">CH0-B</text:span></text:p>
            <text:p><text:span text:style-name="T17">CH0-C</text:span></text:p>
            <text:p><text:span text:style-name="T17">CH0-D</text:span></text:p>
          </draw:text-box>
        </draw:frame>
        <draw:line draw:style-name="gr9" draw:text-style-name="P1" draw:layer="layout" svg:x1="34cm" svg:y1="33.4cm" svg:x2="36.1cm" svg:y2="33.4cm">
          <text:p/>
        </draw:line>
        <draw:line draw:style-name="gr9" draw:text-style-name="P1" draw:layer="layout" svg:x1="36.1cm" svg:y1="33.4cm" svg:x2="36.1cm" svg:y2="29.4cm">
          <text:p/>
        </draw:line>
        <draw:line draw:style-name="gr9" draw:text-style-name="P1" draw:layer="layout" svg:x1="36.1cm" svg:y1="29.4cm" svg:x2="10.9cm" svg:y2="29.4cm">
          <text:p/>
        </draw:line>
        <draw:line draw:style-name="gr9" draw:text-style-name="P1" draw:layer="layout" svg:x1="10.9cm" svg:y1="29.4cm" svg:x2="10.9cm" svg:y2="25.7cm">
          <text:p/>
        </draw:line>
        <draw:line draw:style-name="gr100" draw:text-style-name="P1" draw:layer="layout" svg:x1="10.9cm" svg:y1="25.7cm" svg:x2="14.4cm" svg:y2="25.7cm">
          <text:p/>
        </draw:line>
        <draw:frame draw:style-name="gr29" draw:text-style-name="P19" draw:layer="layout" svg:width="6.9cm" svg:height="1cm" svg:x="8.1cm" svg:y="25cm">
          <draw:text-box>
            <text:p text:style-name="P13"><text:span text:style-name="T18">AOI1_IN00</text:span></text:p>
          </draw:text-box>
        </draw:frame>
        <draw:line draw:style-name="gr9" draw:text-style-name="P1" draw:layer="layout" svg:x1="14.4cm" svg:y1="25.7cm" svg:x2="21.6cm" svg:y2="20.8cm">
          <text:p/>
        </draw:line>
        <draw:line draw:style-name="gr9" draw:text-style-name="P1" draw:layer="layout" svg:x1="14.4cm" svg:y1="36.6cm" svg:x2="21.6cm" svg:y2="34.6cm">
          <text:p/>
        </draw:line>
        <draw:frame draw:style-name="gr29" draw:text-style-name="P19" draw:layer="layout" svg:width="6.9cm" svg:height="1cm" svg:x="6.8cm" svg:y="36cm">
          <draw:text-box>
            <text:p text:style-name="P13"><text:span text:style-name="T18">ACMP1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Butcher</meta:initial-creator>
    <meta:creation-date>2019-11-08T01:43:00.13</meta:creation-date>
    <meta:generator>OpenOffice/4.1.7$Win32 OpenOffice.org_project/417m1$Build-9800</meta:generator>
    <dc:date>2020-10-25T19:27:56.66</dc:date>
    <dc:creator>Mark Butcher</dc:creator>
    <meta:editing-duration>P29DT20H37M31S</meta:editing-duration>
    <meta:editing-cycles>112</meta:editing-cycles>
    <meta:document-statistic meta:object-count="1745"/>
  </office:meta>
</office:document-meta>
</file>